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1.1181in"/>
    </style:style>
    <style:style style:name="co16" style:family="table-column">
      <style:table-column-properties fo:break-before="auto" style:column-width="1.3008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46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2.2673in"/>
    </style:style>
    <style:style style:name="co22" style:family="table-column">
      <style:table-column-properties fo:break-before="auto" style:column-width="1.4362in"/>
    </style:style>
    <style:style style:name="co23" style:family="table-column">
      <style:table-column-properties fo:break-before="auto" style:column-width="1.6417in"/>
    </style:style>
    <style:style style:name="co24" style:family="table-column">
      <style:table-column-properties fo:break-before="auto" style:column-width="1.6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0]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200]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[300]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[400]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[500]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ull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[600]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[700]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ull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[800]</text:p>
          </table:table-cell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ull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ll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[900]</text:p>
          </table:table-cell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22" calcext:value-type="float">
            <text:p>4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[1000]</text:p>
          </table:table-cell>
          <table:table-cell office:value-type="float" office:value="221" calcext:value-type="float">
            <text:p>221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ull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[1100]</text:p>
          </table:table-cell>
          <table:table-cell office:value-type="float" office:value="232" calcext:value-type="float">
            <text:p>23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71" calcext:value-type="float">
            <text:p>371</text:p>
          </table:table-cell>
          <table:table-cell office:value-type="float" office:value="323" calcext:value-type="float">
            <text:p>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48" calcext:value-type="float">
            <text:p>4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ull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[1200]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09" calcext:value-type="float">
            <text:p>70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[1300]</text:p>
          </table:table-cell>
          <table:table-cell office:value-type="float" office:value="282" calcext:value-type="float">
            <text:p>282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433" calcext:value-type="float">
            <text:p>433</text:p>
          </table:table-cell>
          <table:table-cell office:value-type="float" office:value="411" calcext:value-type="float">
            <text:p>411</text:p>
          </table:table-cell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[1400]</text:p>
          </table:table-cell>
          <table:table-cell office:value-type="float" office:value="290" calcext:value-type="float">
            <text:p>290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float" office:value="420" calcext:value-type="float">
            <text:p>420</text:p>
          </table:table-cell>
          <table:table-cell office:value-type="float" office:value="436" calcext:value-type="float">
            <text:p>436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[1500]</text:p>
          </table:table-cell>
          <table:table-cell office:value-type="float" office:value="290" calcext:value-type="float">
            <text:p>290</text:p>
          </table:table-cell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ull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038" calcext:value-type="float">
            <text:p>103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ull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[1600]</text:p>
          </table:table-cell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ull</text:p>
          </table:table-cell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[1700]</text:p>
          </table:table-cell>
          <table:table-cell office:value-type="float" office:value="319" calcext:value-type="float">
            <text:p>31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513" calcext:value-type="float">
            <text:p>513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23" calcext:value-type="float">
            <text:p>9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[1800]</text:p>
          </table:table-cell>
          <table:table-cell office:value-type="float" office:value="320" calcext:value-type="float">
            <text:p>320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563" calcext:value-type="float">
            <text:p>563</text:p>
          </table:table-cell>
          <table:table-cell office:value-type="float" office:value="548" calcext:value-type="float">
            <text:p>548</text:p>
          </table:table-cell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666" calcext:value-type="float">
            <text:p>666</text:p>
          </table:table-cell>
          <table:table-cell office:value-type="float" office:value="674" calcext:value-type="float">
            <text:p>67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089" calcext:value-type="float">
            <text:p>108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ull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[1900]</text:p>
          </table:table-cell>
          <table:table-cell office:value-type="float" office:value="345" calcext:value-type="float">
            <text:p>34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283" calcext:value-type="float">
            <text:p>283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ull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234" calcext:value-type="float">
            <text:p>123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ull</text:p>
          </table:table-cell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[2000]</text:p>
          </table:table-cell>
          <table:table-cell office:value-type="float" office:value="354" calcext:value-type="float">
            <text:p>354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643" calcext:value-type="float">
            <text:p>643</text:p>
          </table:table-cell>
          <table:table-cell office:value-type="float" office:value="628" calcext:value-type="float">
            <text:p>628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office:value-type="float" office:value="804" calcext:value-type="float">
            <text:p>8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854" calcext:value-type="float">
            <text:p>585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[2100]</text:p>
          </table:table-cell>
          <table:table-cell office:value-type="float" office:value="365" calcext:value-type="float">
            <text:p>365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71" calcext:value-type="float">
            <text:p>871</text:p>
          </table:table-cell>
          <table:table-cell office:value-type="float" office:value="869" calcext:value-type="float">
            <text:p>8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930" calcext:value-type="float">
            <text:p>293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[2200]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float" office:value="722" calcext:value-type="float">
            <text:p>722</text:p>
          </table:table-cell>
          <table:table-cell office:value-type="float" office:value="715" calcext:value-type="float">
            <text:p>715</text:p>
          </table:table-cell>
          <table:table-cell office:value-type="float" office:value="320" calcext:value-type="float">
            <text:p>32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ll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2246" calcext:value-type="float">
            <text:p>224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[2300]</text:p>
          </table:table-cell>
          <table:table-cell office:value-type="float" office:value="396" calcext:value-type="float">
            <text:p>396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746" calcext:value-type="float">
            <text:p>746</text:p>
          </table:table-cell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ull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737" calcext:value-type="float">
            <text:p>173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[2400]</text:p>
          </table:table-cell>
          <table:table-cell office:value-type="float" office:value="402" calcext:value-type="float">
            <text:p>402</text:p>
          </table:table-cell>
          <table:table-cell office:value-type="float" office:value="325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office:value-type="float" office:value="320" calcext:value-type="float">
            <text:p>32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06" calcext:value-type="float">
            <text:p>1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ull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636" calcext:value-type="float">
            <text:p>163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[2500]</text:p>
          </table:table-cell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float" office:value="815" calcext:value-type="float">
            <text:p>815</text:p>
          </table:table-cell>
          <table:table-cell office:value-type="float" office:value="843" calcext:value-type="float">
            <text:p>843</text:p>
          </table:table-cell>
          <table:table-cell office:value-type="float" office:value="327" calcext:value-type="float">
            <text:p>32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195" calcext:value-type="float">
            <text:p>1195</text:p>
          </table:table-cell>
          <table:table-cell office:value-type="float" office:value="1226" calcext:value-type="float">
            <text:p>12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ull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5715" calcext:value-type="float">
            <text:p>571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[2600]</text:p>
          </table:table-cell>
          <table:table-cell office:value-type="float" office:value="424" calcext:value-type="float">
            <text:p>42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float" office:value="879" calcext:value-type="float">
            <text:p>879</text:p>
          </table:table-cell>
          <table:table-cell office:value-type="float" office:value="858" calcext:value-type="float">
            <text:p>858</text:p>
          </table:table-cell>
          <table:table-cell office:value-type="float" office:value="333" calcext:value-type="float">
            <text:p>333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7018" calcext:value-type="float">
            <text:p>70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string" calcext:value-type="string">
            <text:p>[2700]</text:p>
          </table:table-cell>
          <table:table-cell office:value-type="float" office:value="433" calcext:value-type="float">
            <text:p>433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1342" calcext:value-type="float">
            <text:p>1342</text:p>
          </table:table-cell>
          <table:table-cell office:value-type="float" office:value="909" calcext:value-type="float">
            <text:p>909</text:p>
          </table:table-cell>
          <table:table-cell office:value-type="float" office:value="348" calcext:value-type="float">
            <text:p>348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396" calcext:value-type="float">
            <text:p>1396</text:p>
          </table:table-cell>
          <table:table-cell office:value-type="float" office:value="1407" calcext:value-type="float">
            <text:p>140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ull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3790" calcext:value-type="float">
            <text:p>379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[2800]</text:p>
          </table:table-cell>
          <table:table-cell office:value-type="float" office:value="433" calcext:value-type="float">
            <text:p>433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office:value-type="float" office:value="1003" calcext:value-type="float">
            <text:p>1003</text:p>
          </table:table-cell>
          <table:table-cell office:value-type="float" office:value="975" calcext:value-type="float">
            <text:p>975</text:p>
          </table:table-cell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2193" calcext:value-type="float">
            <text:p>2193</text:p>
          </table:table-cell>
          <table:table-cell office:value-type="float" office:value="1468" calcext:value-type="float">
            <text:p>146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17548" calcext:value-type="float">
            <text:p>175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[2900]</text:p>
          </table:table-cell>
          <table:table-cell office:value-type="float" office:value="450" calcext:value-type="float">
            <text:p>450</text:p>
          </table:table-cell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office:value-type="float" office:value="1013" calcext:value-type="float">
            <text:p>1013</text:p>
          </table:table-cell>
          <table:table-cell office:value-type="float" office:value="363" calcext:value-type="float">
            <text:p>363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1532" calcext:value-type="float">
            <text:p>1532</text:p>
          </table:table-cell>
          <table:table-cell office:value-type="float" office:value="1576" calcext:value-type="float">
            <text:p>157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ull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3784" calcext:value-type="float">
            <text:p>378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[3000]</text:p>
          </table:table-cell>
          <table:table-cell office:value-type="float" office:value="460" calcext:value-type="float">
            <text:p>460</text:p>
          </table:table-cell>
          <table:table-cell office:value-type="float" office:value="373" calcext:value-type="float">
            <text:p>373</text:p>
          </table:table-cell>
          <table:table-cell office:value-type="float" office:value="37" calcext:value-type="float">
            <text:p>37</text:p>
          </table:table-cell>
          <table:table-cell office:value-type="float" office:value="1057" calcext:value-type="float">
            <text:p>1057</text:p>
          </table:table-cell>
          <table:table-cell office:value-type="float" office:value="1087" calcext:value-type="float">
            <text:p>1087</text:p>
          </table:table-cell>
          <table:table-cell office:value-type="float" office:value="376" calcext:value-type="float">
            <text:p>376</text:p>
          </table:table-cell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  <table:table-cell office:value-type="float" office:value="1725" calcext:value-type="float">
            <text:p>1725</text:p>
          </table:table-cell>
          <table:table-cell office:value-type="float" office:value="2891" calcext:value-type="float">
            <text:p>289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5485" calcext:value-type="float">
            <text:p>548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ull</text:p>
          </table:table-cell>
          <table:table-cell office:value-type="float" office:value="389" calcext:value-type="float">
            <text:p>389</text:p>
          </table:table-cell>
          <table:table-cell office:value-type="float" office:value="204" calcext:value-type="float">
            <text:p>204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[3100]</text:p>
          </table:table-cell>
          <table:table-cell office:value-type="float" office:value="473" calcext:value-type="float">
            <text:p>473</text:p>
          </table:table-cell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float" office:value="1123" calcext:value-type="float">
            <text:p>1123</text:p>
          </table:table-cell>
          <table:table-cell office:value-type="float" office:value="1197" calcext:value-type="float">
            <text:p>1197</text:p>
          </table:table-cell>
          <table:table-cell office:value-type="float" office:value="373" calcext:value-type="float">
            <text:p>373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817" calcext:value-type="float">
            <text:p>1817</text:p>
          </table:table-cell>
          <table:table-cell office:value-type="float" office:value="1718" calcext:value-type="float">
            <text:p>17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2365" calcext:value-type="float">
            <text:p>236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float" office:value="231" calcext:value-type="float">
            <text:p>231</text:p>
          </table:table-cell>
          <table:table-cell office:value-type="float" office:value="121" calcext:value-type="float">
            <text:p>121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1">
          <table:table-cell office:value-type="string" calcext:value-type="string">
            <text:p>[3200]</text:p>
          </table:table-cell>
          <table:table-cell office:value-type="float" office:value="479" calcext:value-type="float">
            <text:p>479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1213" calcext:value-type="float">
            <text:p>1213</text:p>
          </table:table-cell>
          <table:table-cell office:value-type="float" office:value="1147" calcext:value-type="float">
            <text:p>1147</text:p>
          </table:table-cell>
          <table:table-cell office:value-type="float" office:value="386" calcext:value-type="float">
            <text:p>386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882" calcext:value-type="float">
            <text:p>1882</text:p>
          </table:table-cell>
          <table:table-cell office:value-type="float" office:value="1861" calcext:value-type="float">
            <text:p>186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2529" calcext:value-type="float">
            <text:p>252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[3300]</text:p>
          </table:table-cell>
          <table:table-cell office:value-type="float" office:value="499" calcext:value-type="float">
            <text:p>499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204" calcext:value-type="float">
            <text:p>1204</text:p>
          </table:table-cell>
          <table:table-cell office:value-type="float" office:value="1174" calcext:value-type="float">
            <text:p>1174</text:p>
          </table:table-cell>
          <table:table-cell office:value-type="float" office:value="407" calcext:value-type="float">
            <text:p>40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030" calcext:value-type="float">
            <text:p>2030</text:p>
          </table:table-cell>
          <table:table-cell office:value-type="float" office:value="2142" calcext:value-type="float">
            <text:p>214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4735" calcext:value-type="float">
            <text:p>473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ull</text:p>
          </table:table-cell>
          <table:table-cell office:value-type="float" office:value="416" calcext:value-type="float">
            <text:p>416</text:p>
          </table:table-cell>
          <table:table-cell office:value-type="float" office:value="221" calcext:value-type="float">
            <text:p>221</text:p>
          </table:table-cell>
          <table:table-cell office:value-type="float" office:value="19887" calcext:value-type="float">
            <text:p>19887</text:p>
          </table:table-cell>
        </table:table-row>
        <table:table-row table:style-name="ro1">
          <table:table-cell office:value-type="string" calcext:value-type="string">
            <text:p>[3400]</text:p>
          </table:table-cell>
          <table:table-cell office:value-type="float" office:value="538" calcext:value-type="float">
            <text:p>538</text:p>
          </table:table-cell>
          <table:table-cell office:value-type="float" office:value="407" calcext:value-type="float">
            <text:p>407</text:p>
          </table:table-cell>
          <table:table-cell office:value-type="float" office:value="39" calcext:value-type="float">
            <text:p>39</text:p>
          </table:table-cell>
          <table:table-cell office:value-type="float" office:value="1239" calcext:value-type="float">
            <text:p>1239</text:p>
          </table:table-cell>
          <table:table-cell office:value-type="float" office:value="1247" calcext:value-type="float">
            <text:p>1247</text:p>
          </table:table-cell>
          <table:table-cell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2139" calcext:value-type="float">
            <text:p>2139</text:p>
          </table:table-cell>
          <table:table-cell office:value-type="float" office:value="2056" calcext:value-type="float">
            <text:p>205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ull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float" office:value="244" calcext:value-type="float">
            <text:p>244</text:p>
          </table:table-cell>
          <table:table-cell office:value-type="float" office:value="136" calcext:value-type="float">
            <text:p>136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[3500]</text:p>
          </table:table-cell>
          <table:table-cell office:value-type="float" office:value="541" calcext:value-type="float">
            <text:p>541</text:p>
          </table:table-cell>
          <table:table-cell office:value-type="float" office:value="407" calcext:value-type="float">
            <text:p>407</text:p>
          </table:table-cell>
          <table:table-cell office:value-type="float" office:value="39" calcext:value-type="float">
            <text:p>39</text:p>
          </table:table-cell>
          <table:table-cell office:value-type="float" office:value="1286" calcext:value-type="float">
            <text:p>1286</text:p>
          </table:table-cell>
          <table:table-cell office:value-type="float" office:value="1342" calcext:value-type="float">
            <text:p>1342</text:p>
          </table:table-cell>
          <table:table-cell office:value-type="float" office:value="416" calcext:value-type="float">
            <text:p>41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2257" calcext:value-type="float">
            <text:p>2257</text:p>
          </table:table-cell>
          <table:table-cell office:value-type="float" office:value="2347" calcext:value-type="float">
            <text:p>234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ull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5603" calcext:value-type="float">
            <text:p>560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[3600]</text:p>
          </table:table-cell>
          <table:table-cell office:value-type="float" office:value="892" calcext:value-type="float">
            <text:p>892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2225" calcext:value-type="float">
            <text:p>2225</text:p>
          </table:table-cell>
          <table:table-cell office:value-type="float" office:value="2229" calcext:value-type="float">
            <text:p>2229</text:p>
          </table:table-cell>
          <table:table-cell office:value-type="float" office:value="715" calcext:value-type="float">
            <text:p>715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3909" calcext:value-type="float">
            <text:p>3909</text:p>
          </table:table-cell>
          <table:table-cell office:value-type="float" office:value="3943" calcext:value-type="float">
            <text:p>394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ull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10771" calcext:value-type="float">
            <text:p>1077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[3700]</text:p>
          </table:table-cell>
          <table:table-cell office:value-type="float" office:value="559" calcext:value-type="float">
            <text:p>559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office:value-type="float" office:value="1377" calcext:value-type="float">
            <text:p>1377</text:p>
          </table:table-cell>
          <table:table-cell office:value-type="float" office:value="1418" calcext:value-type="float">
            <text:p>1418</text:p>
          </table:table-cell>
          <table:table-cell office:value-type="float" office:value="435" calcext:value-type="float">
            <text:p>435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2594" calcext:value-type="float">
            <text:p>2594</text:p>
          </table:table-cell>
          <table:table-cell office:value-type="float" office:value="2512" calcext:value-type="float">
            <text:p>25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ull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7241" calcext:value-type="float">
            <text:p>1724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20493" calcext:value-type="float">
            <text:p>20493</text:p>
          </table:table-cell>
        </table:table-row>
        <table:table-row table:style-name="ro1">
          <table:table-cell office:value-type="string" calcext:value-type="string">
            <text:p>[3800]</text:p>
          </table:table-cell>
          <table:table-cell office:value-type="float" office:value="563" calcext:value-type="float">
            <text:p>563</text:p>
          </table:table-cell>
          <table:table-cell office:value-type="float" office:value="430" calcext:value-type="float">
            <text:p>430</text:p>
          </table:table-cell>
          <table:table-cell office:value-type="float" office:value="40" calcext:value-type="float">
            <text:p>40</text:p>
          </table:table-cell>
          <table:table-cell office:value-type="float" office:value="1422" calcext:value-type="float">
            <text:p>1422</text:p>
          </table:table-cell>
          <table:table-cell office:value-type="float" office:value="1449" calcext:value-type="float">
            <text:p>1449</text:p>
          </table:table-cell>
          <table:table-cell office:value-type="float" office:value="442" calcext:value-type="float">
            <text:p>442</text:p>
          </table:table-cell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2659" calcext:value-type="float">
            <text:p>2659</text:p>
          </table:table-cell>
          <table:table-cell office:value-type="float" office:value="4340" calcext:value-type="float">
            <text:p>434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float" office:value="51264" calcext:value-type="float">
            <text:p>5126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float" office:value="158" calcext:value-type="float">
            <text:p>158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[3900]</text:p>
          </table:table-cell>
          <table:table-cell office:value-type="float" office:value="571" calcext:value-type="float">
            <text:p>571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office:value-type="float" office:value="1484" calcext:value-type="float">
            <text:p>1484</text:p>
          </table:table-cell>
          <table:table-cell office:value-type="float" office:value="451" calcext:value-type="float">
            <text:p>451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804" calcext:value-type="float">
            <text:p>2804</text:p>
          </table:table-cell>
          <table:table-cell office:value-type="float" office:value="2926" calcext:value-type="float">
            <text:p>29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ull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6724" calcext:value-type="float">
            <text:p>672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46073" calcext:value-type="float">
            <text:p>46073</text:p>
          </table:table-cell>
        </table:table-row>
        <table:table-row table:style-name="ro1">
          <table:table-cell office:value-type="string" calcext:value-type="string">
            <text:p>[4000]</text:p>
          </table:table-cell>
          <table:table-cell office:value-type="float" office:value="977" calcext:value-type="float">
            <text:p>977</text:p>
          </table:table-cell>
          <table:table-cell office:value-type="float" office:value="733" calcext:value-type="float">
            <text:p>733</text:p>
          </table:table-cell>
          <table:table-cell office:value-type="float" office:value="70" calcext:value-type="float">
            <text:p>70</text:p>
          </table:table-cell>
          <table:table-cell office:value-type="float" office:value="2587" calcext:value-type="float">
            <text:p>2587</text:p>
          </table:table-cell>
          <table:table-cell office:value-type="float" office:value="2647" calcext:value-type="float">
            <text:p>2647</text:p>
          </table:table-cell>
          <table:table-cell office:value-type="float" office:value="765" calcext:value-type="float">
            <text:p>765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3069" calcext:value-type="float">
            <text:p>3069</text:p>
          </table:table-cell>
          <table:table-cell office:value-type="float" office:value="2912" calcext:value-type="float">
            <text:p>29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ull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996" calcext:value-type="float">
            <text:p>69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[4100]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1639" calcext:value-type="float">
            <text:p>1639</text:p>
          </table:table-cell>
          <table:table-cell office:value-type="float" office:value="1600" calcext:value-type="float">
            <text:p>1600</text:p>
          </table:table-cell>
          <table:table-cell office:value-type="float" office:value="456" calcext:value-type="float">
            <text:p>456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54" calcext:value-type="float">
            <text:p>3154</text:p>
          </table:table-cell>
          <table:table-cell office:value-type="float" office:value="3776" calcext:value-type="float">
            <text:p>3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ull</text:p>
          </table:table-cell>
          <table:table-cell office:value-type="float" office:value="244" calcext:value-type="float">
            <text:p>244</text:p>
          </table:table-cell>
          <table:table-cell office:value-type="float" office:value="184" calcext:value-type="float">
            <text:p>184</text:p>
          </table:table-cell>
          <table:table-cell office:value-type="float" office:value="7217" calcext:value-type="float">
            <text:p>721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ull</text:p>
          </table:table-cell>
          <table:table-cell office:value-type="float" office:value="454" calcext:value-type="float">
            <text:p>454</text:p>
          </table:table-cell>
          <table:table-cell office:value-type="float" office:value="267" calcext:value-type="float">
            <text:p>267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string" calcext:value-type="string">
            <text:p>[4200]</text:p>
          </table:table-cell>
          <table:table-cell office:value-type="float" office:value="981" calcext:value-type="float">
            <text:p>981</text:p>
          </table:table-cell>
          <table:table-cell office:value-type="float" office:value="519" calcext:value-type="float">
            <text:p>519</text:p>
          </table:table-cell>
          <table:table-cell office:value-type="float" office:value="69" calcext:value-type="float">
            <text:p>69</text:p>
          </table:table-cell>
          <table:table-cell office:value-type="float" office:value="2759" calcext:value-type="float">
            <text:p>2759</text:p>
          </table:table-cell>
          <table:table-cell office:value-type="float" office:value="1617" calcext:value-type="float">
            <text:p>1617</text:p>
          </table:table-cell>
          <table:table-cell office:value-type="float" office:value="464" calcext:value-type="float">
            <text:p>464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3572" calcext:value-type="float">
            <text:p>3572</text:p>
          </table:table-cell>
          <table:table-cell office:value-type="float" office:value="3372" calcext:value-type="float">
            <text:p>337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ull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30558" calcext:value-type="float">
            <text:p>305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66" calcext:value-type="float">
            <text:p>166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string" calcext:value-type="string">
            <text:p>[4300]</text:p>
          </table:table-cell>
          <table:table-cell office:value-type="float" office:value="601" calcext:value-type="float">
            <text:p>601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1685" calcext:value-type="float">
            <text:p>1685</text:p>
          </table:table-cell>
          <table:table-cell office:value-type="float" office:value="1667" calcext:value-type="float">
            <text:p>1667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3472" calcext:value-type="float">
            <text:p>3472</text:p>
          </table:table-cell>
          <table:table-cell office:value-type="float" office:value="3611" calcext:value-type="float">
            <text:p>36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8376" calcext:value-type="float">
            <text:p>83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[4400]</text:p>
          </table:table-cell>
          <table:table-cell office:value-type="float" office:value="877" calcext:value-type="float">
            <text:p>877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1729" calcext:value-type="float">
            <text:p>1729</text:p>
          </table:table-cell>
          <table:table-cell office:value-type="float" office:value="1793" calcext:value-type="float">
            <text:p>1793</text:p>
          </table:table-cell>
          <table:table-cell office:value-type="float" office:value="514" calcext:value-type="float">
            <text:p>514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3666" calcext:value-type="float">
            <text:p>3666</text:p>
          </table:table-cell>
          <table:table-cell office:value-type="float" office:value="3882" calcext:value-type="float">
            <text:p>388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ull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57469" calcext:value-type="float">
            <text:p>5746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166" calcext:value-type="float">
            <text:p>166</text:p>
          </table:table-cell>
          <table:table-cell office:value-type="float" office:value="56279" calcext:value-type="float">
            <text:p>56279</text:p>
          </table:table-cell>
        </table:table-row>
        <table:table-row table:style-name="ro1">
          <table:table-cell office:value-type="string" calcext:value-type="string">
            <text:p>[4500]</text:p>
          </table:table-cell>
          <table:table-cell office:value-type="float" office:value="617" calcext:value-type="float">
            <text:p>617</text:p>
          </table:table-cell>
          <table:table-cell office:value-type="float" office:value="781" calcext:value-type="float">
            <text:p>781</text:p>
          </table:table-cell>
          <table:table-cell office:value-type="float" office:value="39" calcext:value-type="float">
            <text:p>39</text:p>
          </table:table-cell>
          <table:table-cell office:value-type="float" office:value="2521" calcext:value-type="float">
            <text:p>2521</text:p>
          </table:table-cell>
          <table:table-cell office:value-type="float" office:value="2984" calcext:value-type="float">
            <text:p>2984</text:p>
          </table:table-cell>
          <table:table-cell office:value-type="float" office:value="853" calcext:value-type="float">
            <text:p>853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6519" calcext:value-type="float">
            <text:p>6519</text:p>
          </table:table-cell>
          <table:table-cell office:value-type="float" office:value="6680" calcext:value-type="float">
            <text:p>66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ull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57015" calcext:value-type="float">
            <text:p>570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168" calcext:value-type="float">
            <text:p>16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[4600]</text:p>
          </table:table-cell>
          <table:table-cell office:value-type="float" office:value="1053" calcext:value-type="float">
            <text:p>1053</text:p>
          </table:table-cell>
          <table:table-cell office:value-type="float" office:value="788" calcext:value-type="float">
            <text:p>788</text:p>
          </table:table-cell>
          <table:table-cell office:value-type="float" office:value="74" calcext:value-type="float">
            <text:p>74</text:p>
          </table:table-cell>
          <table:table-cell office:value-type="float" office:value="2977" calcext:value-type="float">
            <text:p>2977</text:p>
          </table:table-cell>
          <table:table-cell office:value-type="float" office:value="3088" calcext:value-type="float">
            <text:p>3088</text:p>
          </table:table-cell>
          <table:table-cell office:value-type="float" office:value="865" calcext:value-type="float">
            <text:p>865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6546" calcext:value-type="float">
            <text:p>6546</text:p>
          </table:table-cell>
          <table:table-cell office:value-type="float" office:value="4248" calcext:value-type="float">
            <text:p>424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8187" calcext:value-type="float">
            <text:p>818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office:value-type="float" office:value="59158" calcext:value-type="float">
            <text:p>59158</text:p>
          </table:table-cell>
        </table:table-row>
        <table:table-row table:style-name="ro1">
          <table:table-cell office:value-type="string" calcext:value-type="string">
            <text:p>[4700]</text:p>
          </table:table-cell>
          <table:table-cell office:value-type="float" office:value="631" calcext:value-type="float">
            <text:p>631</text:p>
          </table:table-cell>
          <table:table-cell office:value-type="float" office:value="806" calcext:value-type="float">
            <text:p>806</text:p>
          </table:table-cell>
          <table:table-cell office:value-type="float" office:value="40" calcext:value-type="float">
            <text:p>40</text:p>
          </table:table-cell>
          <table:table-cell office:value-type="float" office:value="1892" calcext:value-type="float">
            <text:p>1892</text:p>
          </table:table-cell>
          <table:table-cell office:value-type="float" office:value="3348" calcext:value-type="float">
            <text:p>3348</text:p>
          </table:table-cell>
          <table:table-cell office:value-type="float" office:value="863" calcext:value-type="float">
            <text:p>863</text:p>
          </table:table-cell>
          <table:table-cell office:value-type="float" office:value="264" calcext:value-type="float">
            <text:p>264</text:p>
          </table:table-cell>
          <table:table-cell office:value-type="float" office:value="35" calcext:value-type="float">
            <text:p>35</text:p>
          </table:table-cell>
          <table:table-cell office:value-type="float" office:value="7151" calcext:value-type="float">
            <text:p>7151</text:p>
          </table:table-cell>
          <table:table-cell office:value-type="float" office:value="7174" calcext:value-type="float">
            <text:p>71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98" calcext:value-type="float">
            <text:p>198</text:p>
          </table:table-cell>
          <table:table-cell office:value-type="float" office:value="5463" calcext:value-type="float">
            <text:p>5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[4800]</text:p>
          </table:table-cell>
          <table:table-cell office:value-type="float" office:value="626" calcext:value-type="float">
            <text:p>626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2026" calcext:value-type="float">
            <text:p>2026</text:p>
          </table:table-cell>
          <table:table-cell office:value-type="float" office:value="1904" calcext:value-type="float">
            <text:p>1904</text:p>
          </table:table-cell>
          <table:table-cell office:value-type="float" office:value="536" calcext:value-type="float">
            <text:p>536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4401" calcext:value-type="float">
            <text:p>4401</text:p>
          </table:table-cell>
          <table:table-cell office:value-type="float" office:value="4285" calcext:value-type="float">
            <text:p>428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7326" calcext:value-type="float">
            <text:p>732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178" calcext:value-type="float">
            <text:p>178</text:p>
          </table:table-cell>
          <table:table-cell office:value-type="float" office:value="50866" calcext:value-type="float">
            <text:p>50866</text:p>
          </table:table-cell>
        </table:table-row>
        <table:table-row table:style-name="ro1">
          <table:table-cell office:value-type="string" calcext:value-type="string">
            <text:p>[4900]</text:p>
          </table:table-cell>
          <table:table-cell office:value-type="float" office:value="642" calcext:value-type="float">
            <text:p>642</text:p>
          </table:table-cell>
          <table:table-cell office:value-type="float" office:value="497" calcext:value-type="float">
            <text:p>497</text:p>
          </table:table-cell>
          <table:table-cell office:value-type="float" office:value="40" calcext:value-type="float">
            <text:p>40</text:p>
          </table:table-cell>
          <table:table-cell office:value-type="float" office:value="2101" calcext:value-type="float">
            <text:p>2101</text:p>
          </table:table-cell>
          <table:table-cell office:value-type="float" office:value="2166" calcext:value-type="float">
            <text:p>2166</text:p>
          </table:table-cell>
          <table:table-cell office:value-type="float" office:value="549" calcext:value-type="float">
            <text:p>549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4336" calcext:value-type="float">
            <text:p>4336</text:p>
          </table:table-cell>
          <table:table-cell office:value-type="float" office:value="4467" calcext:value-type="float">
            <text:p>446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7159" calcext:value-type="float">
            <text:p>715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178" calcext:value-type="float">
            <text:p>178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[4000]</text:p>
          </table:table-cell>
          <table:table-cell office:value-type="float" office:value="946" calcext:value-type="float">
            <text:p>946</text:p>
          </table:table-cell>
          <table:table-cell office:value-type="float" office:value="748" calcext:value-type="float">
            <text:p>748</text:p>
          </table:table-cell>
          <table:table-cell office:value-type="float" office:value="67" calcext:value-type="float">
            <text:p>67</text:p>
          </table:table-cell>
          <table:table-cell office:value-type="float" office:value="2602" calcext:value-type="float">
            <text:p>2602</text:p>
          </table:table-cell>
          <table:table-cell office:value-type="float" office:value="2575" calcext:value-type="float">
            <text:p>2575</text:p>
          </table:table-cell>
          <table:table-cell office:value-type="float" office:value="762" calcext:value-type="float">
            <text:p>762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5043" calcext:value-type="float">
            <text:p>5043</text:p>
          </table:table-cell>
          <table:table-cell office:value-type="float" office:value="4982" calcext:value-type="float">
            <text:p>498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ull</text:p>
          </table:table-cell>
          <table:table-cell office:value-type="float" office:value="248" calcext:value-type="float">
            <text:p>248</text:p>
          </table:table-cell>
          <table:table-cell office:value-type="float" office:value="178" calcext:value-type="float">
            <text:p>178</text:p>
          </table:table-cell>
          <table:table-cell office:value-type="float" office:value="47309" calcext:value-type="float">
            <text:p>4730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ull</text:p>
          </table:table-cell>
          <table:table-cell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string" calcext:value-type="string">
            <text:p>[5100]</text:p>
          </table:table-cell>
          <table:table-cell office:value-type="float" office:value="670" calcext:value-type="float">
            <text:p>670</text:p>
          </table:table-cell>
          <table:table-cell office:value-type="float" office:value="844" calcext:value-type="float">
            <text:p>844</text:p>
          </table:table-cell>
          <table:table-cell office:value-type="float" office:value="40" calcext:value-type="float">
            <text:p>40</text:p>
          </table:table-cell>
          <table:table-cell office:value-type="float" office:value="2261" calcext:value-type="float">
            <text:p>2261</text:p>
          </table:table-cell>
          <table:table-cell office:value-type="float" office:value="3763" calcext:value-type="float">
            <text:p>3763</text:p>
          </table:table-cell>
          <table:table-cell office:value-type="float" office:value="932" calcext:value-type="float">
            <text:p>932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office:value-type="float" office:value="8253" calcext:value-type="float">
            <text:p>8253</text:p>
          </table:table-cell>
          <table:table-cell office:value-type="float" office:value="7594" calcext:value-type="float">
            <text:p>759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ull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2144" calcext:value-type="float">
            <text:p>1214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ull</text:p>
          </table:table-cell>
          <table:table-cell office:value-type="float" office:value="293" calcext:value-type="float">
            <text:p>293</text:p>
          </table:table-cell>
          <table:table-cell office:value-type="float" office:value="191" calcext:value-type="float">
            <text:p>191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[5200]</text:p>
          </table:table-cell>
          <table:table-cell office:value-type="float" office:value="675" calcext:value-type="float">
            <text:p>675</text:p>
          </table:table-cell>
          <table:table-cell office:value-type="float" office:value="515" calcext:value-type="float">
            <text:p>515</text:p>
          </table:table-cell>
          <table:table-cell office:value-type="float" office:value="41" calcext:value-type="float">
            <text:p>41</text:p>
          </table:table-cell>
          <table:table-cell office:value-type="float" office:value="2277" calcext:value-type="float">
            <text:p>2277</text:p>
          </table:table-cell>
          <table:table-cell office:value-type="float" office:value="2295" calcext:value-type="float">
            <text:p>2295</text:p>
          </table:table-cell>
          <table:table-cell office:value-type="float" office:value="608" calcext:value-type="float">
            <text:p>608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5457" calcext:value-type="float">
            <text:p>5457</text:p>
          </table:table-cell>
          <table:table-cell office:value-type="float" office:value="5194" calcext:value-type="float">
            <text:p>519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95478" calcext:value-type="float">
            <text:p>954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ull</text:p>
          </table:table-cell>
          <table:table-cell office:value-type="float" office:value="298" calcext:value-type="float">
            <text:p>298</text:p>
          </table:table-cell>
          <table:table-cell office:value-type="float" office:value="190" calcext:value-type="float">
            <text:p>190</text:p>
          </table:table-cell>
          <table:table-cell office:value-type="float" office:value="87885" calcext:value-type="float">
            <text:p>87885</text:p>
          </table:table-cell>
        </table:table-row>
        <table:table-row table:style-name="ro1">
          <table:table-cell office:value-type="string" calcext:value-type="string">
            <text:p>[5300]</text:p>
          </table:table-cell>
          <table:table-cell office:value-type="float" office:value="683" calcext:value-type="float">
            <text:p>683</text:p>
          </table:table-cell>
          <table:table-cell office:value-type="float" office:value="525" calcext:value-type="float">
            <text:p>525</text:p>
          </table:table-cell>
          <table:table-cell office:value-type="float" office:value="43" calcext:value-type="float">
            <text:p>43</text:p>
          </table:table-cell>
          <table:table-cell office:value-type="float" office:value="2421" calcext:value-type="float">
            <text:p>2421</text:p>
          </table:table-cell>
          <table:table-cell office:value-type="float" office:value="2319" calcext:value-type="float">
            <text:p>2319</text:p>
          </table:table-cell>
          <table:table-cell office:value-type="float" office:value="602" calcext:value-type="float">
            <text:p>602</text:p>
          </table:table-cell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office:value-type="float" office:value="5336" calcext:value-type="float">
            <text:p>5336</text:p>
          </table:table-cell>
          <table:table-cell office:value-type="float" office:value="5232" calcext:value-type="float">
            <text:p>52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60492" calcext:value-type="float">
            <text:p>6049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13625" calcext:value-type="float">
            <text:p>13625</text:p>
          </table:table-cell>
        </table:table-row>
        <table:table-row table:style-name="ro1">
          <table:table-cell office:value-type="string" calcext:value-type="string">
            <text:p>[5400]</text:p>
          </table:table-cell>
          <table:table-cell office:value-type="float" office:value="1122" calcext:value-type="float">
            <text:p>1122</text:p>
          </table:table-cell>
          <table:table-cell office:value-type="float" office:value="875" calcext:value-type="float">
            <text:p>875</text:p>
          </table:table-cell>
          <table:table-cell office:value-type="float" office:value="69" calcext:value-type="float">
            <text:p>69</text:p>
          </table:table-cell>
          <table:table-cell office:value-type="float" office:value="3997" calcext:value-type="float">
            <text:p>3997</text:p>
          </table:table-cell>
          <table:table-cell office:value-type="float" office:value="4041" calcext:value-type="float">
            <text:p>4041</text:p>
          </table:table-cell>
          <table:table-cell office:value-type="float" office:value="986" calcext:value-type="float">
            <text:p>986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9129" calcext:value-type="float">
            <text:p>9129</text:p>
          </table:table-cell>
          <table:table-cell office:value-type="float" office:value="5885" calcext:value-type="float">
            <text:p>588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73335" calcext:value-type="float">
            <text:p>733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ull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string" calcext:value-type="string">
            <text:p>[5500]</text:p>
          </table:table-cell>
          <table:table-cell office:value-type="float" office:value="1184" calcext:value-type="float">
            <text:p>1184</text:p>
          </table:table-cell>
          <table:table-cell office:value-type="float" office:value="878" calcext:value-type="float">
            <text:p>878</text:p>
          </table:table-cell>
          <table:table-cell office:value-type="float" office:value="70" calcext:value-type="float">
            <text:p>70</text:p>
          </table:table-cell>
          <table:table-cell office:value-type="float" office:value="4424" calcext:value-type="float">
            <text:p>4424</text:p>
          </table:table-cell>
          <table:table-cell office:value-type="float" office:value="4138" calcext:value-type="float">
            <text:p>4138</text:p>
          </table:table-cell>
          <table:table-cell office:value-type="float" office:value="1003" calcext:value-type="float">
            <text:p>1003</text:p>
          </table:table-cell>
          <table:table-cell office:value-type="float" office:value="339" calcext:value-type="float">
            <text:p>339</text:p>
          </table:table-cell>
          <table:table-cell office:value-type="float" office:value="36" calcext:value-type="float">
            <text:p>36</text:p>
          </table:table-cell>
          <table:table-cell office:value-type="float" office:value="9791" calcext:value-type="float">
            <text:p>9791</text:p>
          </table:table-cell>
          <table:table-cell office:value-type="float" office:value="6182" calcext:value-type="float">
            <text:p>618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ll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4330" calcext:value-type="float">
            <text:p>1433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222" calcext:value-type="float">
            <text:p>222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string" calcext:value-type="string">
            <text:p>[5600]</text:p>
          </table:table-cell>
          <table:table-cell office:value-type="float" office:value="749" calcext:value-type="float">
            <text:p>749</text:p>
          </table:table-cell>
          <table:table-cell office:value-type="float" office:value="561" calcext:value-type="float">
            <text:p>561</text:p>
          </table:table-cell>
          <table:table-cell office:value-type="float" office:value="40" calcext:value-type="float">
            <text:p>40</text:p>
          </table:table-cell>
          <table:table-cell office:value-type="float" office:value="2651" calcext:value-type="float">
            <text:p>2651</text:p>
          </table:table-cell>
          <table:table-cell office:value-type="float" office:value="2550" calcext:value-type="float">
            <text:p>2550</text:p>
          </table:table-cell>
          <table:table-cell office:value-type="float" office:value="617" calcext:value-type="float">
            <text:p>617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6073" calcext:value-type="float">
            <text:p>6073</text:p>
          </table:table-cell>
          <table:table-cell office:value-type="float" office:value="9639" calcext:value-type="float">
            <text:p>963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28" calcext:value-type="float">
            <text:p>228</text:p>
          </table:table-cell>
          <table:table-cell office:value-type="float" office:value="25780" calcext:value-type="float">
            <text:p>2578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string" calcext:value-type="string">
            <text:p>[5700]</text:p>
          </table:table-cell>
          <table:table-cell office:value-type="float" office:value="735" calcext:value-type="float">
            <text:p>735</text:p>
          </table:table-cell>
          <table:table-cell office:value-type="float" office:value="572" calcext:value-type="float">
            <text:p>572</text:p>
          </table:table-cell>
          <table:table-cell office:value-type="float" office:value="41" calcext:value-type="float">
            <text:p>41</text:p>
          </table:table-cell>
          <table:table-cell office:value-type="float" office:value="2782" calcext:value-type="float">
            <text:p>2782</text:p>
          </table:table-cell>
          <table:table-cell office:value-type="float" office:value="2565" calcext:value-type="float">
            <text:p>2565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6036" calcext:value-type="float">
            <text:p>6036</text:p>
          </table:table-cell>
          <table:table-cell office:value-type="float" office:value="6139" calcext:value-type="float">
            <text:p>613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6663" calcext:value-type="float">
            <text:p>1666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null</text:p>
          </table:table-cell>
          <table:table-cell office:value-type="float" office:value="541" calcext:value-type="float">
            <text:p>541</text:p>
          </table:table-cell>
          <table:table-cell office:value-type="float" office:value="384" calcext:value-type="float">
            <text:p>384</text:p>
          </table:table-cell>
          <table:table-cell office:value-type="float" office:value="21992" calcext:value-type="float">
            <text:p>21992</text:p>
          </table:table-cell>
        </table:table-row>
        <table:table-row table:style-name="ro1">
          <table:table-cell office:value-type="string" calcext:value-type="string">
            <text:p>[5800]</text:p>
          </table:table-cell>
          <table:table-cell office:value-type="float" office:value="748" calcext:value-type="float">
            <text:p>748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2709" calcext:value-type="float">
            <text:p>2709</text:p>
          </table:table-cell>
          <table:table-cell office:value-type="float" office:value="2614" calcext:value-type="float">
            <text:p>2614</text:p>
          </table:table-cell>
          <table:table-cell office:value-type="float" office:value="630" calcext:value-type="float">
            <text:p>63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6807" calcext:value-type="float">
            <text:p>6807</text:p>
          </table:table-cell>
          <table:table-cell office:value-type="float" office:value="6165" calcext:value-type="float">
            <text:p>616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6508" calcext:value-type="float">
            <text:p>165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237" calcext:value-type="float">
            <text:p>237</text:p>
          </table:table-cell>
          <table:table-cell office:value-type="float" office:value="17539" calcext:value-type="float">
            <text:p>17539</text:p>
          </table:table-cell>
        </table:table-row>
        <table:table-row table:style-name="ro1">
          <table:table-cell office:value-type="string" calcext:value-type="string">
            <text:p>[5900]</text:p>
          </table:table-cell>
          <table:table-cell office:value-type="float" office:value="1221" calcext:value-type="float">
            <text:p>1221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4787" calcext:value-type="float">
            <text:p>4787</text:p>
          </table:table-cell>
          <table:table-cell office:value-type="float" office:value="4688" calcext:value-type="float">
            <text:p>4688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6918" calcext:value-type="float">
            <text:p>6918</text:p>
          </table:table-cell>
          <table:table-cell office:value-type="float" office:value="6580" calcext:value-type="float">
            <text:p>65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ull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9252" calcext:value-type="float">
            <text:p>925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47" calcext:value-type="float">
            <text:p>247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string" calcext:value-type="string">
            <text:p>[6000]</text:p>
          </table:table-cell>
          <table:table-cell office:value-type="float" office:value="773" calcext:value-type="float">
            <text:p>773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388" calcext:value-type="float">
            <text:p>3388</text:p>
          </table:table-cell>
          <table:table-cell office:value-type="float" office:value="4853" calcext:value-type="float">
            <text:p>4853</text:p>
          </table:table-cell>
          <table:table-cell office:value-type="float" office:value="1109" calcext:value-type="float">
            <text:p>1109</text:p>
          </table:table-cell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float" office:value="11988" calcext:value-type="float">
            <text:p>11988</text:p>
          </table:table-cell>
          <table:table-cell office:value-type="float" office:value="11802" calcext:value-type="float">
            <text:p>1180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93856" calcext:value-type="float">
            <text:p>93856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null</text:p>
          </table:table-cell>
          <table:table-cell office:value-type="float" office:value="548" calcext:value-type="float">
            <text:p>548</text:p>
          </table:table-cell>
          <table:table-cell office:value-type="float" office:value="402" calcext:value-type="float">
            <text:p>402</text:p>
          </table:table-cell>
          <table:table-cell office:value-type="float" office:value="26064" calcext:value-type="float">
            <text:p>26064</text:p>
          </table:table-cell>
        </table:table-row>
        <table:table-row table:style-name="ro1">
          <table:table-cell office:value-type="string" calcext:value-type="string">
            <text:p>[1,1]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00,1]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ll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[200,1]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[300,1]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ull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[400,1]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ull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  <table:table-cell office:value-type="float" office:value="203" calcext:value-type="float">
            <text:p>20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[500,1]</text:p>
          </table:table-cell>
          <table:table-cell office:value-type="float" office:value="205" calcext:value-type="float">
            <text:p>20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16" calcext:value-type="float">
            <text:p>316</text:p>
          </table:table-cell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ull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office:value-type="float" office:value="269" calcext:value-type="float">
            <text:p>26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307" calcext:value-type="float">
            <text:p>30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[600,1]</text:p>
          </table:table-cell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413" calcext:value-type="float">
            <text:p>413</text:p>
          </table:table-cell>
          <table:table-cell office:value-type="float" office:value="551" calcext:value-type="float">
            <text:p>551</text:p>
          </table:table-cell>
          <table:table-cell office:value-type="float" office:value="340" calcext:value-type="float">
            <text:p>34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736" calcext:value-type="float">
            <text:p>736</text:p>
          </table:table-cell>
          <table:table-cell office:value-type="float" office:value="800" calcext:value-type="float">
            <text:p>80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ull</text:p>
          </table:table-cell>
          <table:table-cell office:value-type="float" office:value="451" calcext:value-type="float">
            <text:p>451</text:p>
          </table:table-cell>
          <table:table-cell office:value-type="float" office:value="373" calcext:value-type="float">
            <text:p>373</text:p>
          </table:table-cell>
          <table:table-cell office:value-type="float" office:value="723" calcext:value-type="float">
            <text:p>72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ll</text:p>
          </table:table-cell>
          <table:table-cell office:value-type="float" office:value="537" calcext:value-type="float">
            <text:p>537</text:p>
          </table:table-cell>
          <table:table-cell office:value-type="float" office:value="495" calcext:value-type="float">
            <text:p>495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[700,1]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372" calcext:value-type="float">
            <text:p>3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[800,1]</text:p>
          </table:table-cell>
          <table:table-cell office:value-type="float" office:value="257" calcext:value-type="float">
            <text:p>257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617" calcext:value-type="float">
            <text:p>617</text:p>
          </table:table-cell>
          <table:table-cell office:value-type="float" office:value="624" calcext:value-type="float">
            <text:p>62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273" calcext:value-type="float">
            <text:p>273</text:p>
          </table:table-cell>
          <table:table-cell office:value-type="float" office:value="512" calcext:value-type="float">
            <text:p>51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ull</text:p>
          </table:table-cell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[900,1]</text:p>
          </table:table-cell>
          <table:table-cell office:value-type="float" office:value="280" calcext:value-type="float">
            <text:p>280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761" calcext:value-type="float">
            <text:p>761</text:p>
          </table:table-cell>
          <table:table-cell office:value-type="float" office:value="753" calcext:value-type="float">
            <text:p>75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null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1100" calcext:value-type="float">
            <text:p>110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null</text:p>
          </table:table-cell>
          <table:table-cell office:value-type="float" office:value="704" calcext:value-type="float">
            <text:p>704</text:p>
          </table:table-cell>
          <table:table-cell office:value-type="float" office:value="623" calcext:value-type="float">
            <text:p>623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[1000,1]</text:p>
          </table:table-cell>
          <table:table-cell office:value-type="float" office:value="527" calcext:value-type="float">
            <text:p>527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902" calcext:value-type="float">
            <text:p>902</text:p>
          </table:table-cell>
          <table:table-cell office:value-type="float" office:value="914" calcext:value-type="float">
            <text:p>91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1805" calcext:value-type="float">
            <text:p>1805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ull</text:p>
          </table:table-cell>
          <table:table-cell office:value-type="float" office:value="669" calcext:value-type="float">
            <text:p>669</text:p>
          </table:table-cell>
          <table:table-cell office:value-type="float" office:value="557" calcext:value-type="float">
            <text:p>557</text:p>
          </table:table-cell>
          <table:table-cell office:value-type="float" office:value="692" calcext:value-type="float">
            <text:p>692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null</text:p>
          </table:table-cell>
          <table:table-cell office:value-type="float" office:value="481" calcext:value-type="float">
            <text:p>481</text:p>
          </table:table-cell>
          <table:table-cell office:value-type="float" office:value="505" calcext:value-type="float">
            <text:p>50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[1100,1]</text:p>
          </table:table-cell>
          <table:table-cell office:value-type="float" office:value="323" calcext:value-type="float">
            <text:p>323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581" calcext:value-type="float">
            <text:p>581</text:p>
          </table:table-cell>
          <table:table-cell office:value-type="float" office:value="592" calcext:value-type="float">
            <text:p>592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249" calcext:value-type="float">
            <text:p>1249</text:p>
          </table:table-cell>
          <table:table-cell office:value-type="float" office:value="1104" calcext:value-type="float">
            <text:p>110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2408" calcext:value-type="float">
            <text:p>240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null</text:p>
          </table:table-cell>
          <table:table-cell office:value-type="float" office:value="505" calcext:value-type="float">
            <text:p>505</text:p>
          </table:table-cell>
          <table:table-cell office:value-type="float" office:value="419" calcext:value-type="float">
            <text:p>41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[1200,1]</text:p>
          </table:table-cell>
          <table:table-cell office:value-type="float" office:value="344" calcext:value-type="float">
            <text:p>344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668" calcext:value-type="float">
            <text:p>668</text:p>
          </table:table-cell>
          <table:table-cell office:value-type="float" office:value="678" calcext:value-type="float">
            <text:p>678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281" calcext:value-type="float">
            <text:p>1281</text:p>
          </table:table-cell>
          <table:table-cell office:value-type="float" office:value="1390" calcext:value-type="float">
            <text:p>139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ull</text:p>
          </table:table-cell>
          <table:table-cell office:value-type="float" office:value="458" calcext:value-type="float">
            <text:p>458</text:p>
          </table:table-cell>
          <table:table-cell office:value-type="float" office:value="397" calcext:value-type="float">
            <text:p>397</text:p>
          </table:table-cell>
          <table:table-cell office:value-type="float" office:value="719" calcext:value-type="float">
            <text:p>71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null</text:p>
          </table:table-cell>
          <table:table-cell office:value-type="float" office:value="529" calcext:value-type="float">
            <text:p>529</text:p>
          </table:table-cell>
          <table:table-cell office:value-type="float" office:value="455" calcext:value-type="float">
            <text:p>4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[1300,1]</text:p>
          </table:table-cell>
          <table:table-cell office:value-type="float" office:value="619" calcext:value-type="float">
            <text:p>619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1301" calcext:value-type="float">
            <text:p>1301</text:p>
          </table:table-cell>
          <table:table-cell office:value-type="float" office:value="1258" calcext:value-type="float">
            <text:p>1258</text:p>
          </table:table-cell>
          <table:table-cell office:value-type="float" office:value="545" calcext:value-type="float">
            <text:p>545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361" calcext:value-type="float">
            <text:p>2361</text:p>
          </table:table-cell>
          <table:table-cell office:value-type="float" office:value="2401" calcext:value-type="float">
            <text:p>2401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null</text:p>
          </table:table-cell>
          <table:table-cell office:value-type="float" office:value="821" calcext:value-type="float">
            <text:p>821</text:p>
          </table:table-cell>
          <table:table-cell office:value-type="float" office:value="704" calcext:value-type="float">
            <text:p>704</text:p>
          </table:table-cell>
          <table:table-cell office:value-type="float" office:value="1260" calcext:value-type="float">
            <text:p>1260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null</text:p>
          </table:table-cell>
          <table:table-cell office:value-type="float" office:value="555" calcext:value-type="float">
            <text:p>555</text:p>
          </table:table-cell>
          <table:table-cell office:value-type="float" office:value="490" calcext:value-type="float">
            <text:p>49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[1400,1]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859" calcext:value-type="float">
            <text:p>859</text:p>
          </table:table-cell>
          <table:table-cell office:value-type="float" office:value="836" calcext:value-type="float">
            <text:p>836</text:p>
          </table:table-cell>
          <table:table-cell office:value-type="float" office:value="371" calcext:value-type="float">
            <text:p>371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539" calcext:value-type="float">
            <text:p>1539</text:p>
          </table:table-cell>
          <table:table-cell office:value-type="float" office:value="1534" calcext:value-type="float">
            <text:p>1534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null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office:value-type="float" office:value="956" calcext:value-type="float">
            <text:p>956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null</text:p>
          </table:table-cell>
          <table:table-cell office:value-type="float" office:value="588" calcext:value-type="float">
            <text:p>588</text:p>
          </table:table-cell>
          <table:table-cell office:value-type="float" office:value="530" calcext:value-type="float">
            <text:p>53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[1500,1]</text:p>
          </table:table-cell>
          <table:table-cell office:value-type="float" office:value="391" calcext:value-type="float">
            <text:p>391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930" calcext:value-type="float">
            <text:p>930</text:p>
          </table:table-cell>
          <table:table-cell office:value-type="float" office:value="947" calcext:value-type="float">
            <text:p>947</text:p>
          </table:table-cell>
          <table:table-cell office:value-type="float" office:value="373" calcext:value-type="float">
            <text:p>373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1749" calcext:value-type="float">
            <text:p>1749</text:p>
          </table:table-cell>
          <table:table-cell office:value-type="float" office:value="2979" calcext:value-type="float">
            <text:p>2979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null</text:p>
          </table:table-cell>
          <table:table-cell office:value-type="float" office:value="941" calcext:value-type="float">
            <text:p>941</text:p>
          </table:table-cell>
          <table:table-cell office:value-type="float" office:value="866" calcext:value-type="float">
            <text:p>866</text:p>
          </table:table-cell>
          <table:table-cell office:value-type="float" office:value="1933" calcext:value-type="float">
            <text:p>1933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null</text:p>
          </table:table-cell>
          <table:table-cell office:value-type="float" office:value="1090" calcext:value-type="float">
            <text:p>1090</text:p>
          </table:table-cell>
          <table:table-cell office:value-type="float" office:value="931" calcext:value-type="float">
            <text:p>93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[1600,1]</text:p>
          </table:table-cell>
          <table:table-cell office:value-type="float" office:value="409" calcext:value-type="float">
            <text:p>409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1020" calcext:value-type="float">
            <text:p>1020</text:p>
          </table:table-cell>
          <table:table-cell office:value-type="float" office:value="1004" calcext:value-type="float">
            <text:p>1004</text:p>
          </table:table-cell>
          <table:table-cell office:value-type="float" office:value="376" calcext:value-type="float">
            <text:p>37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132" calcext:value-type="float">
            <text:p>2132</text:p>
          </table:table-cell>
          <table:table-cell office:value-type="float" office:value="1970" calcext:value-type="float">
            <text:p>1970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null</text:p>
          </table:table-cell>
          <table:table-cell office:value-type="float" office:value="597" calcext:value-type="float">
            <text:p>597</text:p>
          </table:table-cell>
          <table:table-cell office:value-type="float" office:value="533" calcext:value-type="float">
            <text:p>533</text:p>
          </table:table-cell>
          <table:table-cell office:value-type="float" office:value="1540" calcext:value-type="float">
            <text:p>1540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null</text:p>
          </table:table-cell>
          <table:table-cell office:value-type="float" office:value="638" calcext:value-type="float">
            <text:p>638</text:p>
          </table:table-cell>
          <table:table-cell office:value-type="float" office:value="549" calcext:value-type="float">
            <text:p>54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[1700,1]</text:p>
          </table:table-cell>
          <table:table-cell office:value-type="float" office:value="414" calcext:value-type="float">
            <text:p>414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087" calcext:value-type="float">
            <text:p>1087</text:p>
          </table:table-cell>
          <table:table-cell office:value-type="float" office:value="396" calcext:value-type="float">
            <text:p>396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89" calcext:value-type="float">
            <text:p>2289</text:p>
          </table:table-cell>
          <table:table-cell office:value-type="float" office:value="2451" calcext:value-type="float">
            <text:p>2451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null</text:p>
          </table:table-cell>
          <table:table-cell office:value-type="float" office:value="628" calcext:value-type="float">
            <text:p>628</text:p>
          </table:table-cell>
          <table:table-cell office:value-type="float" office:value="549" calcext:value-type="float">
            <text:p>549</text:p>
          </table:table-cell>
          <table:table-cell office:value-type="float" office:value="13423" calcext:value-type="float">
            <text:p>13423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null</text:p>
          </table:table-cell>
          <table:table-cell office:value-type="float" office:value="1149" calcext:value-type="float">
            <text:p>1149</text:p>
          </table:table-cell>
          <table:table-cell office:value-type="float" office:value="1017" calcext:value-type="float">
            <text:p>101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[1800,1]</text:p>
          </table:table-cell>
          <table:table-cell office:value-type="float" office:value="415" calcext:value-type="float">
            <text:p>415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1192" calcext:value-type="float">
            <text:p>1192</text:p>
          </table:table-cell>
          <table:table-cell office:value-type="float" office:value="1166" calcext:value-type="float">
            <text:p>1166</text:p>
          </table:table-cell>
          <table:table-cell office:value-type="float" office:value="436" calcext:value-type="float">
            <text:p>436</text:p>
          </table:table-cell>
          <table:table-cell office:value-type="float" office:value="239" calcext:value-type="float">
            <text:p>239</text:p>
          </table:table-cell>
          <table:table-cell office:value-type="float" office:value="228" calcext:value-type="float">
            <text:p>228</text:p>
          </table:table-cell>
          <table:table-cell office:value-type="float" office:value="2478" calcext:value-type="float">
            <text:p>2478</text:p>
          </table:table-cell>
          <table:table-cell office:value-type="float" office:value="2823" calcext:value-type="float">
            <text:p>2823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null</text:p>
          </table:table-cell>
          <table:table-cell office:value-type="float" office:value="657" calcext:value-type="float">
            <text:p>657</text:p>
          </table:table-cell>
          <table:table-cell office:value-type="float" office:value="567" calcext:value-type="float">
            <text:p>567</text:p>
          </table:table-cell>
          <table:table-cell office:value-type="float" office:value="10296" calcext:value-type="float">
            <text:p>10296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float" office:value="708" calcext:value-type="float">
            <text:p>708</text:p>
          </table:table-cell>
          <table:table-cell office:value-type="float" office:value="632" calcext:value-type="float">
            <text:p>63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[1900,1]</text:p>
          </table:table-cell>
          <table:table-cell office:value-type="float" office:value="711" calcext:value-type="float">
            <text:p>711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2202" calcext:value-type="float">
            <text:p>2202</text:p>
          </table:table-cell>
          <table:table-cell office:value-type="float" office:value="2188" calcext:value-type="float">
            <text:p>2188</text:p>
          </table:table-cell>
          <table:table-cell office:value-type="float" office:value="738" calcext:value-type="float">
            <text:p>738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946" calcext:value-type="float">
            <text:p>4946</text:p>
          </table:table-cell>
          <table:table-cell office:value-type="float" office:value="5135" calcext:value-type="float">
            <text:p>5135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null</text:p>
          </table:table-cell>
          <table:table-cell office:value-type="float" office:value="1148" calcext:value-type="float">
            <text:p>1148</text:p>
          </table:table-cell>
          <table:table-cell office:value-type="float" office:value="1000" calcext:value-type="float">
            <text:p>1000</text:p>
          </table:table-cell>
          <table:table-cell office:value-type="float" office:value="1480" calcext:value-type="float">
            <text:p>1480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null</text:p>
          </table:table-cell>
          <table:table-cell office:value-type="float" office:value="732" calcext:value-type="float">
            <text:p>732</text:p>
          </table:table-cell>
          <table:table-cell office:value-type="float" office:value="656" calcext:value-type="float">
            <text:p>65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[2000,1]</text:p>
          </table:table-cell>
          <table:table-cell office:value-type="float" office:value="478" calcext:value-type="float">
            <text:p>478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2554" calcext:value-type="float">
            <text:p>2554</text:p>
          </table:table-cell>
          <table:table-cell office:value-type="float" office:value="2548" calcext:value-type="float">
            <text:p>2548</text:p>
          </table:table-cell>
          <table:table-cell office:value-type="float" office:value="452" calcext:value-type="float">
            <text:p>452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3639" calcext:value-type="float">
            <text:p>3639</text:p>
          </table:table-cell>
          <table:table-cell office:value-type="float" office:value="3314" calcext:value-type="float">
            <text:p>3314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null</text:p>
          </table:table-cell>
          <table:table-cell office:value-type="float" office:value="766" calcext:value-type="float">
            <text:p>766</text:p>
          </table:table-cell>
          <table:table-cell office:value-type="float" office:value="613" calcext:value-type="float">
            <text:p>613</text:p>
          </table:table-cell>
          <table:table-cell office:value-type="float" office:value="1730" calcext:value-type="float">
            <text:p>173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null</text:p>
          </table:table-cell>
          <table:table-cell office:value-type="float" office:value="764" calcext:value-type="float">
            <text:p>764</text:p>
          </table:table-cell>
          <table:table-cell office:value-type="float" office:value="693" calcext:value-type="float">
            <text:p>693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[2100,1]</text:p>
          </table:table-cell>
          <table:table-cell office:value-type="float" office:value="487" calcext:value-type="float">
            <text:p>487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2781" calcext:value-type="float">
            <text:p>2781</text:p>
          </table:table-cell>
          <table:table-cell office:value-type="float" office:value="2762" calcext:value-type="float">
            <text:p>2762</text:p>
          </table:table-cell>
          <table:table-cell office:value-type="float" office:value="464" calcext:value-type="float">
            <text:p>464</text:p>
          </table:table-cell>
          <table:table-cell office:value-type="float" office:value="411" calcext:value-type="float">
            <text:p>411</text:p>
          </table:table-cell>
          <table:table-cell office:value-type="float" office:value="250" calcext:value-type="float">
            <text:p>250</text:p>
          </table:table-cell>
          <table:table-cell office:value-type="float" office:value="4568" calcext:value-type="float">
            <text:p>4568</text:p>
          </table:table-cell>
          <table:table-cell office:value-type="float" office:value="6420" calcext:value-type="float">
            <text:p>6420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null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3166" calcext:value-type="float">
            <text:p>3166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null</text:p>
          </table:table-cell>
          <table:table-cell office:value-type="float" office:value="798" calcext:value-type="float">
            <text:p>798</text:p>
          </table:table-cell>
          <table:table-cell office:value-type="float" office:value="723" calcext:value-type="float">
            <text:p>723</text:p>
          </table:table-cell>
          <table:table-cell office:value-type="float" office:value="15429" calcext:value-type="float">
            <text:p>15429</text:p>
          </table:table-cell>
        </table:table-row>
        <table:table-row table:style-name="ro1">
          <table:table-cell office:value-type="string" calcext:value-type="string">
            <text:p>[2200,1]</text:p>
          </table:table-cell>
          <table:table-cell office:value-type="float" office:value="499" calcext:value-type="float">
            <text:p>499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034" calcext:value-type="float">
            <text:p>3034</text:p>
          </table:table-cell>
          <table:table-cell office:value-type="float" office:value="3104" calcext:value-type="float">
            <text:p>3104</text:p>
          </table:table-cell>
          <table:table-cell office:value-type="float" office:value="571" calcext:value-type="float">
            <text:p>571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  <table:table-cell office:value-type="float" office:value="3555" calcext:value-type="float">
            <text:p>3555</text:p>
          </table:table-cell>
          <table:table-cell office:value-type="float" office:value="3727" calcext:value-type="float">
            <text:p>3727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null</text:p>
          </table:table-cell>
          <table:table-cell office:value-type="float" office:value="785" calcext:value-type="float">
            <text:p>785</text:p>
          </table:table-cell>
          <table:table-cell office:value-type="float" office:value="709" calcext:value-type="float">
            <text:p>709</text:p>
          </table:table-cell>
          <table:table-cell office:value-type="float" office:value="4672" calcext:value-type="float">
            <text:p>467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ull</text:p>
          </table:table-cell>
          <table:table-cell office:value-type="float" office:value="1383" calcext:value-type="float">
            <text:p>1383</text:p>
          </table:table-cell>
          <table:table-cell office:value-type="float" office:value="1340" calcext:value-type="float">
            <text:p>13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[2300,1]</text:p>
          </table:table-cell>
          <table:table-cell office:value-type="float" office:value="839" calcext:value-type="float">
            <text:p>839</text:p>
          </table:table-cell>
          <table:table-cell office:value-type="float" office:value="378" calcext:value-type="float">
            <text:p>378</text:p>
          </table:table-cell>
          <table:table-cell office:value-type="float" office:value="630" calcext:value-type="float">
            <text:p>630</text:p>
          </table:table-cell>
          <table:table-cell office:value-type="float" office:value="3333" calcext:value-type="float">
            <text:p>3333</text:p>
          </table:table-cell>
          <table:table-cell office:value-type="float" office:value="3578" calcext:value-type="float">
            <text:p>3578</text:p>
          </table:table-cell>
          <table:table-cell office:value-type="float" office:value="566" calcext:value-type="float">
            <text:p>566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940" calcext:value-type="float">
            <text:p>3940</text:p>
          </table:table-cell>
          <table:table-cell office:value-type="float" office:value="3922" calcext:value-type="float">
            <text:p>3922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null</text:p>
          </table:table-cell>
          <table:table-cell office:value-type="float" office:value="813" calcext:value-type="float">
            <text:p>813</text:p>
          </table:table-cell>
          <table:table-cell office:value-type="float" office:value="733" calcext:value-type="float">
            <text:p>733</text:p>
          </table:table-cell>
          <table:table-cell office:value-type="float" office:value="2266" calcext:value-type="float">
            <text:p>2266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null</text:p>
          </table:table-cell>
          <table:table-cell office:value-type="float" office:value="947" calcext:value-type="float">
            <text:p>947</text:p>
          </table:table-cell>
          <table:table-cell office:value-type="float" office:value="912" calcext:value-type="float">
            <text:p>912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[2400,1]</text:p>
          </table:table-cell>
          <table:table-cell office:value-type="float" office:value="846" calcext:value-type="float">
            <text:p>846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047" calcext:value-type="float">
            <text:p>6047</text:p>
          </table:table-cell>
          <table:table-cell office:value-type="float" office:value="6434" calcext:value-type="float">
            <text:p>6434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444" calcext:value-type="float">
            <text:p>444</text:p>
          </table:table-cell>
          <table:table-cell office:value-type="float" office:value="5631" calcext:value-type="float">
            <text:p>5631</text:p>
          </table:table-cell>
          <table:table-cell office:value-type="float" office:value="4248" calcext:value-type="float">
            <text:p>424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null</text:p>
          </table:table-cell>
          <table:table-cell office:value-type="float" office:value="841" calcext:value-type="float">
            <text:p>841</text:p>
          </table:table-cell>
          <table:table-cell office:value-type="float" office:value="754" calcext:value-type="float">
            <text:p>754</text:p>
          </table:table-cell>
          <table:table-cell office:value-type="float" office:value="3731" calcext:value-type="float">
            <text:p>3731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null</text:p>
          </table:table-cell>
          <table:table-cell office:value-type="float" office:value="956" calcext:value-type="float">
            <text:p>956</text:p>
          </table:table-cell>
          <table:table-cell office:value-type="float" office:value="922" calcext:value-type="float">
            <text:p>92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[2500,1]</text:p>
          </table:table-cell>
          <table:table-cell office:value-type="float" office:value="526" calcext:value-type="float">
            <text:p>526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737" calcext:value-type="float">
            <text:p>3737</text:p>
          </table:table-cell>
          <table:table-cell office:value-type="float" office:value="3751" calcext:value-type="float">
            <text:p>3751</text:p>
          </table:table-cell>
          <table:table-cell office:value-type="float" office:value="559" calcext:value-type="float">
            <text:p>559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4624" calcext:value-type="float">
            <text:p>4624</text:p>
          </table:table-cell>
          <table:table-cell office:value-type="float" office:value="7161" calcext:value-type="float">
            <text:p>7161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null</text:p>
          </table:table-cell>
          <table:table-cell office:value-type="float" office:value="1477" calcext:value-type="float">
            <text:p>1477</text:p>
          </table:table-cell>
          <table:table-cell office:value-type="float" office:value="1340" calcext:value-type="float">
            <text:p>1340</text:p>
          </table:table-cell>
          <table:table-cell office:value-type="float" office:value="3791" calcext:value-type="float">
            <text:p>3791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null</text:p>
          </table:table-cell>
          <table:table-cell office:value-type="float" office:value="1184" calcext:value-type="float">
            <text:p>1184</text:p>
          </table:table-cell>
          <table:table-cell office:value-type="float" office:value="948" calcext:value-type="float">
            <text:p>948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[2600,1]</text:p>
          </table:table-cell>
          <table:table-cell office:value-type="float" office:value="541" calcext:value-type="float">
            <text:p>541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26" calcext:value-type="float">
            <text:p>4026</text:p>
          </table:table-cell>
          <table:table-cell office:value-type="float" office:value="4111" calcext:value-type="float">
            <text:p>4111</text:p>
          </table:table-cell>
          <table:table-cell office:value-type="float" office:value="564" calcext:value-type="float">
            <text:p>564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5481" calcext:value-type="float">
            <text:p>5481</text:p>
          </table:table-cell>
          <table:table-cell office:value-type="float" office:value="5906" calcext:value-type="float">
            <text:p>5906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ull</text:p>
          </table:table-cell>
          <table:table-cell office:value-type="float" office:value="890" calcext:value-type="float">
            <text:p>890</text:p>
          </table:table-cell>
          <table:table-cell office:value-type="float" office:value="808" calcext:value-type="float">
            <text:p>808</text:p>
          </table:table-cell>
          <table:table-cell office:value-type="float" office:value="3872" calcext:value-type="float">
            <text:p>3872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null</text:p>
          </table:table-cell>
          <table:table-cell office:value-type="float" office:value="952" calcext:value-type="float">
            <text:p>952</text:p>
          </table:table-cell>
          <table:table-cell office:value-type="float" office:value="1502" calcext:value-type="float">
            <text:p>1502</text:p>
          </table:table-cell>
          <table:table-cell office:value-type="float" office:value="23874" calcext:value-type="float">
            <text:p>23874</text:p>
          </table:table-cell>
        </table:table-row>
        <table:table-row table:style-name="ro1">
          <table:table-cell office:value-type="string" calcext:value-type="string">
            <text:p>[2700,1]</text:p>
          </table:table-cell>
          <table:table-cell office:value-type="float" office:value="554" calcext:value-type="float">
            <text:p>554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322" calcext:value-type="float">
            <text:p>4322</text:p>
          </table:table-cell>
          <table:table-cell office:value-type="float" office:value="4382" calcext:value-type="float">
            <text:p>4382</text:p>
          </table:table-cell>
          <table:table-cell office:value-type="float" office:value="561" calcext:value-type="float">
            <text:p>56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5532" calcext:value-type="float">
            <text:p>5532</text:p>
          </table:table-cell>
          <table:table-cell office:value-type="float" office:value="5771" calcext:value-type="float">
            <text:p>5771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null</text:p>
          </table:table-cell>
          <table:table-cell office:value-type="float" office:value="933" calcext:value-type="float">
            <text:p>933</text:p>
          </table:table-cell>
          <table:table-cell office:value-type="float" office:value="922" calcext:value-type="float">
            <text:p>922</text:p>
          </table:table-cell>
          <table:table-cell office:value-type="float" office:value="3193" calcext:value-type="float">
            <text:p>3193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null</text:p>
          </table:table-cell>
          <table:table-cell office:value-type="float" office:value="967" calcext:value-type="float">
            <text:p>967</text:p>
          </table:table-cell>
          <table:table-cell office:value-type="float" office:value="972" calcext:value-type="float">
            <text:p>972</text:p>
          </table:table-cell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string" calcext:value-type="string">
            <text:p>[2800,1]</text:p>
          </table:table-cell>
          <table:table-cell office:value-type="float" office:value="560" calcext:value-type="float">
            <text:p>560</text:p>
          </table:table-cell>
          <table:table-cell office:value-type="float" office:value="741" calcext:value-type="float">
            <text:p>741</text:p>
          </table:table-cell>
          <table:table-cell office:value-type="float" office:value="444" calcext:value-type="float">
            <text:p>444</text:p>
          </table:table-cell>
          <table:table-cell office:value-type="float" office:value="4881" calcext:value-type="float">
            <text:p>4881</text:p>
          </table:table-cell>
          <table:table-cell office:value-type="float" office:value="8089" calcext:value-type="float">
            <text:p>8089</text:p>
          </table:table-cell>
          <table:table-cell office:value-type="float" office:value="1005" calcext:value-type="float">
            <text:p>1005</text:p>
          </table:table-cell>
          <table:table-cell office:value-type="float" office:value="472" calcext:value-type="float">
            <text:p>472</text:p>
          </table:table-cell>
          <table:table-cell office:value-type="float" office:value="550" calcext:value-type="float">
            <text:p>550</text:p>
          </table:table-cell>
          <table:table-cell office:value-type="float" office:value="9874" calcext:value-type="float">
            <text:p>9874</text:p>
          </table:table-cell>
          <table:table-cell office:value-type="float" office:value="9675" calcext:value-type="float">
            <text:p>9675</text:p>
          </table:table-cell>
          <table:table-cell office:value-type="float" office:value="23602" calcext:value-type="float">
            <text:p>23602</text:p>
          </table:table-cell>
          <table:table-cell office:value-type="string" calcext:value-type="string">
            <text:p>null</text:p>
          </table:table-cell>
          <table:table-cell office:value-type="float" office:value="958" calcext:value-type="float">
            <text:p>958</text:p>
          </table:table-cell>
          <table:table-cell office:value-type="float" office:value="850" calcext:value-type="float">
            <text:p>850</text:p>
          </table:table-cell>
          <table:table-cell office:value-type="float" office:value="7089" calcext:value-type="float">
            <text:p>7089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null</text:p>
          </table:table-cell>
          <table:table-cell office:value-type="float" office:value="1010" calcext:value-type="float">
            <text:p>1010</text:p>
          </table:table-cell>
          <table:table-cell office:value-type="float" office:value="1119" calcext:value-type="float">
            <text:p>1119</text:p>
          </table:table-cell>
          <table:table-cell office:value-type="float" office:value="29150" calcext:value-type="float">
            <text:p>29150</text:p>
          </table:table-cell>
        </table:table-row>
        <table:table-row table:style-name="ro1">
          <table:table-cell office:value-type="string" calcext:value-type="string">
            <text:p>[2900,1]</text:p>
          </table:table-cell>
          <table:table-cell office:value-type="float" office:value="574" calcext:value-type="float">
            <text:p>57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 office:value-type="float" office:value="5274" calcext:value-type="float">
            <text:p>5274</text:p>
          </table:table-cell>
          <table:table-cell office:value-type="float" office:value="5031" calcext:value-type="float">
            <text:p>5031</text:p>
          </table:table-cell>
          <table:table-cell office:value-type="float" office:value="687" calcext:value-type="float">
            <text:p>687</text:p>
          </table:table-cell>
          <table:table-cell office:value-type="float" office:value="533" calcext:value-type="float">
            <text:p>533</text:p>
          </table:table-cell>
          <table:table-cell office:value-type="float" office:value="321" calcext:value-type="float">
            <text:p>321</text:p>
          </table:table-cell>
          <table:table-cell office:value-type="float" office:value="9260" calcext:value-type="float">
            <text:p>9260</text:p>
          </table:table-cell>
          <table:table-cell office:value-type="float" office:value="10621" calcext:value-type="float">
            <text:p>10621</text:p>
          </table:table-cell>
          <table:table-cell office:value-type="float" office:value="8675" calcext:value-type="float">
            <text:p>8675</text:p>
          </table:table-cell>
          <table:table-cell office:value-type="string" calcext:value-type="string">
            <text:p>null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3221" calcext:value-type="float">
            <text:p>3221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null</text:p>
          </table:table-cell>
          <table:table-cell office:value-type="float" office:value="1083" calcext:value-type="float">
            <text:p>1083</text:p>
          </table:table-cell>
          <table:table-cell office:value-type="float" office:value="1405" calcext:value-type="float">
            <text:p>1405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[3000,1]</text:p>
          </table:table-cell>
          <table:table-cell office:value-type="float" office:value="627" calcext:value-type="float">
            <text:p>627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5299" calcext:value-type="float">
            <text:p>5299</text:p>
          </table:table-cell>
          <table:table-cell office:value-type="float" office:value="5265" calcext:value-type="float">
            <text:p>5265</text:p>
          </table:table-cell>
          <table:table-cell office:value-type="float" office:value="689" calcext:value-type="float">
            <text:p>689</text:p>
          </table:table-cell>
          <table:table-cell office:value-type="float" office:value="557" calcext:value-type="float">
            <text:p>557</text:p>
          </table:table-cell>
          <table:table-cell office:value-type="float" office:value="328" calcext:value-type="float">
            <text:p>328</text:p>
          </table:table-cell>
          <table:table-cell office:value-type="float" office:value="9742" calcext:value-type="float">
            <text:p>9742</text:p>
          </table:table-cell>
          <table:table-cell office:value-type="float" office:value="11694" calcext:value-type="float">
            <text:p>11694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null</text:p>
          </table:table-cell>
          <table:table-cell office:value-type="float" office:value="1766" calcext:value-type="float">
            <text:p>1766</text:p>
          </table:table-cell>
          <table:table-cell office:value-type="float" office:value="899" calcext:value-type="float">
            <text:p>899</text:p>
          </table:table-cell>
          <table:table-cell office:value-type="float" office:value="3693" calcext:value-type="float">
            <text:p>3693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null</text:p>
          </table:table-cell>
          <table:table-cell office:value-type="float" office:value="1093" calcext:value-type="float">
            <text:p>1093</text:p>
          </table:table-cell>
          <table:table-cell office:value-type="float" office:value="1085" calcext:value-type="float">
            <text:p>1085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string" calcext:value-type="string">
            <text:p>[3100,1]</text:p>
          </table:table-cell>
          <table:table-cell office:value-type="float" office:value="627" calcext:value-type="float">
            <text:p>62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5568" calcext:value-type="float">
            <text:p>5568</text:p>
          </table:table-cell>
          <table:table-cell office:value-type="float" office:value="5651" calcext:value-type="float">
            <text:p>5651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330" calcext:value-type="float">
            <text:p>330</text:p>
          </table:table-cell>
          <table:table-cell office:value-type="float" office:value="9579" calcext:value-type="float">
            <text:p>9579</text:p>
          </table:table-cell>
          <table:table-cell office:value-type="float" office:value="12278" calcext:value-type="float">
            <text:p>12278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null</text:p>
          </table:table-cell>
          <table:table-cell office:value-type="float" office:value="1460" calcext:value-type="float">
            <text:p>1460</text:p>
          </table:table-cell>
          <table:table-cell office:value-type="float" office:value="977" calcext:value-type="float">
            <text:p>977</text:p>
          </table:table-cell>
          <table:table-cell office:value-type="float" office:value="4646" calcext:value-type="float">
            <text:p>4646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null</text:p>
          </table:table-cell>
          <table:table-cell office:value-type="float" office:value="1146" calcext:value-type="float">
            <text:p>1146</text:p>
          </table:table-cell>
          <table:table-cell office:value-type="float" office:value="1129" calcext:value-type="float">
            <text:p>1129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string" calcext:value-type="string">
            <text:p>[3200,1]</text:p>
          </table:table-cell>
          <table:table-cell office:value-type="float" office:value="640" calcext:value-type="float">
            <text:p>640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6081" calcext:value-type="float">
            <text:p>6081</text:p>
          </table:table-cell>
          <table:table-cell office:value-type="float" office:value="6018" calcext:value-type="float">
            <text:p>6018</text:p>
          </table:table-cell>
          <table:table-cell office:value-type="float" office:value="679" calcext:value-type="float">
            <text:p>679</text:p>
          </table:table-cell>
          <table:table-cell office:value-type="float" office:value="564" calcext:value-type="float">
            <text:p>564</text:p>
          </table:table-cell>
          <table:table-cell office:value-type="float" office:value="338" calcext:value-type="float">
            <text:p>338</text:p>
          </table:table-cell>
          <table:table-cell office:value-type="float" office:value="11757" calcext:value-type="float">
            <text:p>11757</text:p>
          </table:table-cell>
          <table:table-cell office:value-type="float" office:value="13663" calcext:value-type="float">
            <text:p>13663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null</text:p>
          </table:table-cell>
          <table:table-cell office:value-type="float" office:value="1870" calcext:value-type="float">
            <text:p>1870</text:p>
          </table:table-cell>
          <table:table-cell office:value-type="float" office:value="965" calcext:value-type="float">
            <text:p>965</text:p>
          </table:table-cell>
          <table:table-cell office:value-type="float" office:value="12639" calcext:value-type="float">
            <text:p>12639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null</text:p>
          </table:table-cell>
          <table:table-cell office:value-type="float" office:value="1104" calcext:value-type="float">
            <text:p>1104</text:p>
          </table:table-cell>
          <table:table-cell office:value-type="float" office:value="1148" calcext:value-type="float">
            <text:p>1148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string" calcext:value-type="string">
            <text:p>[3300,1]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10643" calcext:value-type="float">
            <text:p>10643</text:p>
          </table:table-cell>
          <table:table-cell office:value-type="float" office:value="6302" calcext:value-type="float">
            <text:p>6302</text:p>
          </table:table-cell>
          <table:table-cell office:value-type="float" office:value="695" calcext:value-type="float">
            <text:p>695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9787" calcext:value-type="float">
            <text:p>9787</text:p>
          </table:table-cell>
          <table:table-cell office:value-type="float" office:value="10035" calcext:value-type="float">
            <text:p>10035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null</text:p>
          </table:table-cell>
          <table:table-cell office:value-type="float" office:value="1127" calcext:value-type="float">
            <text:p>1127</text:p>
          </table:table-cell>
          <table:table-cell office:value-type="float" office:value="988" calcext:value-type="float">
            <text:p>988</text:p>
          </table:table-cell>
          <table:table-cell office:value-type="float" office:value="3969" calcext:value-type="float">
            <text:p>3969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null</text:p>
          </table:table-cell>
          <table:table-cell office:value-type="float" office:value="1926" calcext:value-type="float">
            <text:p>1926</text:p>
          </table:table-cell>
          <table:table-cell office:value-type="float" office:value="2089" calcext:value-type="float">
            <text:p>2089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[3400,1]</text:p>
          </table:table-cell>
          <table:table-cell office:value-type="float" office:value="656" calcext:value-type="float">
            <text:p>656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6966" calcext:value-type="float">
            <text:p>6966</text:p>
          </table:table-cell>
          <table:table-cell office:value-type="float" office:value="6915" calcext:value-type="float">
            <text:p>6915</text:p>
          </table:table-cell>
          <table:table-cell office:value-type="float" office:value="711" calcext:value-type="float">
            <text:p>711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10814" calcext:value-type="float">
            <text:p>10814</text:p>
          </table:table-cell>
          <table:table-cell office:value-type="float" office:value="15027" calcext:value-type="float">
            <text:p>15027</text:p>
          </table:table-cell>
          <table:table-cell office:value-type="float" office:value="11439" calcext:value-type="float">
            <text:p>11439</text:p>
          </table:table-cell>
          <table:table-cell office:value-type="string" calcext:value-type="string">
            <text:p>null</text:p>
          </table:table-cell>
          <table:table-cell office:value-type="float" office:value="1949" calcext:value-type="float">
            <text:p>1949</text:p>
          </table:table-cell>
          <table:table-cell office:value-type="float" office:value="1756" calcext:value-type="float">
            <text:p>1756</text:p>
          </table:table-cell>
          <table:table-cell office:value-type="float" office:value="23867" calcext:value-type="float">
            <text:p>23867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null</text:p>
          </table:table-cell>
          <table:table-cell office:value-type="float" office:value="1175" calcext:value-type="float">
            <text:p>1175</text:p>
          </table:table-cell>
          <table:table-cell office:value-type="float" office:value="1207" calcext:value-type="float">
            <text:p>120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[3500,1]</text:p>
          </table:table-cell>
          <table:table-cell office:value-type="float" office:value="670" calcext:value-type="float">
            <text:p>670</text:p>
          </table:table-cell>
          <table:table-cell office:value-type="float" office:value="832" calcext:value-type="float">
            <text:p>832</text:p>
          </table:table-cell>
          <table:table-cell office:value-type="float" office:value="507" calcext:value-type="float">
            <text:p>507</text:p>
          </table:table-cell>
          <table:table-cell office:value-type="float" office:value="10490" calcext:value-type="float">
            <text:p>10490</text:p>
          </table:table-cell>
          <table:table-cell office:value-type="float" office:value="12467" calcext:value-type="float">
            <text:p>12467</text:p>
          </table:table-cell>
          <table:table-cell office:value-type="float" office:value="1201" calcext:value-type="float">
            <text:p>1201</text:p>
          </table:table-cell>
          <table:table-cell office:value-type="float" office:value="360" calcext:value-type="float">
            <text:p>360</text:p>
          </table:table-cell>
          <table:table-cell office:value-type="float" office:value="596" calcext:value-type="float">
            <text:p>596</text:p>
          </table:table-cell>
          <table:table-cell office:value-type="float" office:value="10443" calcext:value-type="float">
            <text:p>10443</text:p>
          </table:table-cell>
          <table:table-cell office:value-type="float" office:value="11241" calcext:value-type="float">
            <text:p>11241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null</text:p>
          </table:table-cell>
          <table:table-cell office:value-type="float" office:value="1195" calcext:value-type="float">
            <text:p>1195</text:p>
          </table:table-cell>
          <table:table-cell office:value-type="float" office:value="1035" calcext:value-type="float">
            <text:p>1035</text:p>
          </table:table-cell>
          <table:table-cell office:value-type="float" office:value="21769" calcext:value-type="float">
            <text:p>21769</text:p>
          </table:table-cell>
          <table:table-cell office:value-type="float" office:value="23599" calcext:value-type="float">
            <text:p>23599</text:p>
          </table:table-cell>
          <table:table-cell office:value-type="string" calcext:value-type="string">
            <text:p>null</text:p>
          </table:table-cell>
          <table:table-cell office:value-type="float" office:value="1368" calcext:value-type="float">
            <text:p>1368</text:p>
          </table:table-cell>
          <table:table-cell office:value-type="float" office:value="1375" calcext:value-type="float">
            <text:p>1375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string" calcext:value-type="string">
            <text:p>[3600,1]</text:p>
          </table:table-cell>
          <table:table-cell office:value-type="float" office:value="685" calcext:value-type="float">
            <text:p>685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8230" calcext:value-type="float">
            <text:p>8230</text:p>
          </table:table-cell>
          <table:table-cell office:value-type="float" office:value="7642" calcext:value-type="float">
            <text:p>7642</text:p>
          </table:table-cell>
          <table:table-cell office:value-type="float" office:value="761" calcext:value-type="float">
            <text:p>761</text:p>
          </table:table-cell>
          <table:table-cell office:value-type="float" office:value="600" calcext:value-type="float">
            <text:p>600</text:p>
          </table:table-cell>
          <table:table-cell office:value-type="float" office:value="360" calcext:value-type="float">
            <text:p>360</text:p>
          </table:table-cell>
          <table:table-cell office:value-type="float" office:value="16208" calcext:value-type="float">
            <text:p>16208</text:p>
          </table:table-cell>
          <table:table-cell office:value-type="float" office:value="16041" calcext:value-type="float">
            <text:p>1604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null</text:p>
          </table:table-cell>
          <table:table-cell office:value-type="float" office:value="1209" calcext:value-type="float">
            <text:p>1209</text:p>
          </table:table-cell>
          <table:table-cell office:value-type="float" office:value="1105" calcext:value-type="float">
            <text:p>1105</text:p>
          </table:table-cell>
          <table:table-cell office:value-type="float" office:value="4676" calcext:value-type="float">
            <text:p>4676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null</text:p>
          </table:table-cell>
          <table:table-cell office:value-type="float" office:value="1195" calcext:value-type="float">
            <text:p>1195</text:p>
          </table:table-cell>
          <table:table-cell office:value-type="float" office:value="1205" calcext:value-type="float">
            <text:p>1205</text:p>
          </table:table-cell>
          <table:table-cell office:value-type="float" office:value="45743" calcext:value-type="float">
            <text:p>45743</text:p>
          </table:table-cell>
        </table:table-row>
        <table:table-row table:style-name="ro1">
          <table:table-cell office:value-type="string" calcext:value-type="string">
            <text:p>[3700,1]</text:p>
          </table:table-cell>
          <table:table-cell office:value-type="float" office:value="693" calcext:value-type="float">
            <text:p>693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8441" calcext:value-type="float">
            <text:p>8441</text:p>
          </table:table-cell>
          <table:table-cell office:value-type="float" office:value="8226" calcext:value-type="float">
            <text:p>8226</text:p>
          </table:table-cell>
          <table:table-cell office:value-type="float" office:value="764" calcext:value-type="float">
            <text:p>764</text:p>
          </table:table-cell>
          <table:table-cell office:value-type="float" office:value="619" calcext:value-type="float">
            <text:p>619</text:p>
          </table:table-cell>
          <table:table-cell office:value-type="float" office:value="386" calcext:value-type="float">
            <text:p>386</text:p>
          </table:table-cell>
          <table:table-cell office:value-type="float" office:value="17519" calcext:value-type="float">
            <text:p>17519</text:p>
          </table:table-cell>
          <table:table-cell office:value-type="float" office:value="18642" calcext:value-type="float">
            <text:p>18642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null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5080" calcext:value-type="float">
            <text:p>5080</text:p>
          </table:table-cell>
          <table:table-cell office:value-type="float" office:value="25803" calcext:value-type="float">
            <text:p>25803</text:p>
          </table:table-cell>
          <table:table-cell office:value-type="string" calcext:value-type="string">
            <text:p>null</text:p>
          </table:table-cell>
          <table:table-cell office:value-type="float" office:value="1229" calcext:value-type="float">
            <text:p>1229</text:p>
          </table:table-cell>
          <table:table-cell office:value-type="float" office:value="1253" calcext:value-type="float">
            <text:p>1253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 office:value-type="string" calcext:value-type="string">
            <text:p>[3800,1]</text:p>
          </table:table-cell>
          <table:table-cell office:value-type="float" office:value="1152" calcext:value-type="float">
            <text:p>1152</text:p>
          </table:table-cell>
          <table:table-cell office:value-type="float" office:value="869" calcext:value-type="float">
            <text:p>869</text:p>
          </table:table-cell>
          <table:table-cell office:value-type="float" office:value="879" calcext:value-type="float">
            <text:p>879</text:p>
          </table:table-cell>
          <table:table-cell office:value-type="float" office:value="14494" calcext:value-type="float">
            <text:p>14494</text:p>
          </table:table-cell>
          <table:table-cell office:value-type="float" office:value="8566" calcext:value-type="float">
            <text:p>8566</text:p>
          </table:table-cell>
          <table:table-cell office:value-type="float" office:value="751" calcext:value-type="float">
            <text:p>751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13505" calcext:value-type="float">
            <text:p>13505</text:p>
          </table:table-cell>
          <table:table-cell office:value-type="float" office:value="13357" calcext:value-type="float">
            <text:p>13357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null</text:p>
          </table:table-cell>
          <table:table-cell office:value-type="float" office:value="1267" calcext:value-type="float">
            <text:p>1267</text:p>
          </table:table-cell>
          <table:table-cell office:value-type="float" office:value="1145" calcext:value-type="float">
            <text:p>1145</text:p>
          </table:table-cell>
          <table:table-cell office:value-type="float" office:value="13462" calcext:value-type="float">
            <text:p>13462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null</text:p>
          </table:table-cell>
          <table:table-cell office:value-type="float" office:value="2126" calcext:value-type="float">
            <text:p>2126</text:p>
          </table:table-cell>
          <table:table-cell office:value-type="float" office:value="2174" calcext:value-type="float">
            <text:p>2174</text:p>
          </table:table-cell>
          <table:table-cell office:value-type="float" office:value="14366" calcext:value-type="float">
            <text:p>14366</text:p>
          </table:table-cell>
        </table:table-row>
        <table:table-row table:style-name="ro1">
          <table:table-cell office:value-type="string" calcext:value-type="string">
            <text:p>[3900,1]</text:p>
          </table:table-cell>
          <table:table-cell office:value-type="float" office:value="762" calcext:value-type="float">
            <text:p>762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9187" calcext:value-type="float">
            <text:p>9187</text:p>
          </table:table-cell>
          <table:table-cell office:value-type="float" office:value="9333" calcext:value-type="float">
            <text:p>9333</text:p>
          </table:table-cell>
          <table:table-cell office:value-type="float" office:value="791" calcext:value-type="float">
            <text:p>791</text:p>
          </table:table-cell>
          <table:table-cell office:value-type="float" office:value="389" calcext:value-type="float">
            <text:p>389</text:p>
          </table:table-cell>
          <table:table-cell office:value-type="float" office:value="380" calcext:value-type="float">
            <text:p>380</text:p>
          </table:table-cell>
          <table:table-cell office:value-type="float" office:value="14256" calcext:value-type="float">
            <text:p>14256</text:p>
          </table:table-cell>
          <table:table-cell office:value-type="float" office:value="17992" calcext:value-type="float">
            <text:p>17992</text:p>
          </table:table-cell>
          <table:table-cell office:value-type="float" office:value="9128" calcext:value-type="float">
            <text:p>9128</text:p>
          </table:table-cell>
          <table:table-cell office:value-type="string" calcext:value-type="string">
            <text:p>null</text:p>
          </table:table-cell>
          <table:table-cell office:value-type="float" office:value="2179" calcext:value-type="float">
            <text:p>2179</text:p>
          </table:table-cell>
          <table:table-cell office:value-type="float" office:value="1913" calcext:value-type="float">
            <text:p>1913</text:p>
          </table:table-cell>
          <table:table-cell office:value-type="float" office:value="12049" calcext:value-type="float">
            <text:p>12049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null</text:p>
          </table:table-cell>
          <table:table-cell office:value-type="float" office:value="1279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string" calcext:value-type="string">
            <text:p>[4000,1]</text:p>
          </table:table-cell>
          <table:table-cell office:value-type="float" office:value="1247" calcext:value-type="float">
            <text:p>1247</text:p>
          </table:table-cell>
          <table:table-cell office:value-type="float" office:value="578" calcext:value-type="float">
            <text:p>578</text:p>
          </table:table-cell>
          <table:table-cell office:value-type="float" office:value="944" calcext:value-type="float">
            <text:p>944</text:p>
          </table:table-cell>
          <table:table-cell office:value-type="float" office:value="14358" calcext:value-type="float">
            <text:p>14358</text:p>
          </table:table-cell>
          <table:table-cell office:value-type="float" office:value="9831" calcext:value-type="float">
            <text:p>9831</text:p>
          </table:table-cell>
          <table:table-cell office:value-type="float" office:value="817" calcext:value-type="float">
            <text:p>817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15406" calcext:value-type="float">
            <text:p>15406</text:p>
          </table:table-cell>
          <table:table-cell office:value-type="float" office:value="15192" calcext:value-type="float">
            <text:p>15192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null</text:p>
          </table:table-cell>
          <table:table-cell office:value-type="float" office:value="1329" calcext:value-type="float">
            <text:p>1329</text:p>
          </table:table-cell>
          <table:table-cell office:value-type="float" office:value="1217" calcext:value-type="float">
            <text:p>1217</text:p>
          </table:table-cell>
          <table:table-cell office:value-type="float" office:value="57372" calcext:value-type="float">
            <text:p>57372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null</text:p>
          </table:table-cell>
          <table:table-cell office:value-type="float" office:value="1295" calcext:value-type="float">
            <text:p>1295</text:p>
          </table:table-cell>
          <table:table-cell office:value-type="float" office:value="2399" calcext:value-type="float">
            <text:p>239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[4100,1]</text:p>
          </table:table-cell>
          <table:table-cell office:value-type="float" office:value="772" calcext:value-type="float">
            <text:p>77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10079" calcext:value-type="float">
            <text:p>10079</text:p>
          </table:table-cell>
          <table:table-cell office:value-type="float" office:value="14939" calcext:value-type="float">
            <text:p>14939</text:p>
          </table:table-cell>
          <table:table-cell office:value-type="float" office:value="1349" calcext:value-type="float">
            <text:p>1349</text:p>
          </table:table-cell>
          <table:table-cell office:value-type="float" office:value="390" calcext:value-type="float">
            <text:p>390</text:p>
          </table:table-cell>
          <table:table-cell office:value-type="float" office:value="642" calcext:value-type="float">
            <text:p>642</text:p>
          </table:table-cell>
          <table:table-cell office:value-type="float" office:value="23985" calcext:value-type="float">
            <text:p>23985</text:p>
          </table:table-cell>
          <table:table-cell office:value-type="float" office:value="16244" calcext:value-type="float">
            <text:p>16244</text:p>
          </table:table-cell>
          <table:table-cell office:value-type="float" office:value="7411" calcext:value-type="float">
            <text:p>7411</text:p>
          </table:table-cell>
          <table:table-cell office:value-type="string" calcext:value-type="string">
            <text:p>null</text:p>
          </table:table-cell>
          <table:table-cell office:value-type="float" office:value="1335" calcext:value-type="float">
            <text:p>1335</text:p>
          </table:table-cell>
          <table:table-cell office:value-type="float" office:value="1243" calcext:value-type="float">
            <text:p>1243</text:p>
          </table:table-cell>
          <table:table-cell office:value-type="float" office:value="6029" calcext:value-type="float">
            <text:p>6029</text:p>
          </table:table-cell>
          <table:table-cell office:value-type="float" office:value="47779" calcext:value-type="float">
            <text:p>47779</text:p>
          </table:table-cell>
          <table:table-cell office:value-type="string" calcext:value-type="string">
            <text:p>null</text:p>
          </table:table-cell>
          <table:table-cell office:value-type="float" office:value="1322" calcext:value-type="float">
            <text:p>1322</text:p>
          </table:table-cell>
          <table:table-cell office:value-type="float" office:value="1451" calcext:value-type="float">
            <text:p>1451</text:p>
          </table:table-cell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string" calcext:value-type="string">
            <text:p>[4200,1]</text:p>
          </table:table-cell>
          <table:table-cell office:value-type="float" office:value="1280" calcext:value-type="float">
            <text:p>1280</text:p>
          </table:table-cell>
          <table:table-cell office:value-type="float" office:value="588" calcext:value-type="float">
            <text:p>588</text:p>
          </table:table-cell>
          <table:table-cell office:value-type="float" office:value="970" calcext:value-type="float">
            <text:p>970</text:p>
          </table:table-cell>
          <table:table-cell office:value-type="float" office:value="11774" calcext:value-type="float">
            <text:p>11774</text:p>
          </table:table-cell>
          <table:table-cell office:value-type="float" office:value="11397" calcext:value-type="float">
            <text:p>11397</text:p>
          </table:table-cell>
          <table:table-cell office:value-type="float" office:value="821" calcext:value-type="float">
            <text:p>821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office:value-type="float" office:value="17290" calcext:value-type="float">
            <text:p>17290</text:p>
          </table:table-cell>
          <table:table-cell office:value-type="float" office:value="17346" calcext:value-type="float">
            <text:p>17346</text:p>
          </table:table-cell>
          <table:table-cell office:value-type="float" office:value="7620" calcext:value-type="float">
            <text:p>7620</text:p>
          </table:table-cell>
          <table:table-cell office:value-type="string" calcext:value-type="string">
            <text:p>null</text:p>
          </table:table-cell>
          <table:table-cell office:value-type="float" office:value="1367" calcext:value-type="float">
            <text:p>1367</text:p>
          </table:table-cell>
          <table:table-cell office:value-type="float" office:value="1948" calcext:value-type="float">
            <text:p>1948</text:p>
          </table:table-cell>
          <table:table-cell office:value-type="float" office:value="6248" calcext:value-type="float">
            <text:p>6248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null</text:p>
          </table:table-cell>
          <table:table-cell office:value-type="float" office:value="1351" calcext:value-type="float">
            <text:p>1351</text:p>
          </table:table-cell>
          <table:table-cell office:value-type="float" office:value="1694" calcext:value-type="float">
            <text:p>1694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[4300,1]</text:p>
          </table:table-cell>
          <table:table-cell office:value-type="float" office:value="776" calcext:value-type="float">
            <text:p>776</text:p>
          </table:table-cell>
          <table:table-cell office:value-type="float" office:value="592" calcext:value-type="float">
            <text:p>592</text:p>
          </table:table-cell>
          <table:table-cell office:value-type="float" office:value="589" calcext:value-type="float">
            <text:p>589</text:p>
          </table:table-cell>
          <table:table-cell office:value-type="float" office:value="11645" calcext:value-type="float">
            <text:p>11645</text:p>
          </table:table-cell>
          <table:table-cell office:value-type="float" office:value="11861" calcext:value-type="float">
            <text:p>11861</text:p>
          </table:table-cell>
          <table:table-cell office:value-type="float" office:value="834" calcext:value-type="float">
            <text:p>834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16701" calcext:value-type="float">
            <text:p>16701</text:p>
          </table:table-cell>
          <table:table-cell office:value-type="float" office:value="26473" calcext:value-type="float">
            <text:p>26473</text:p>
          </table:table-cell>
          <table:table-cell office:value-type="float" office:value="10603" calcext:value-type="float">
            <text:p>10603</text:p>
          </table:table-cell>
          <table:table-cell office:value-type="string" calcext:value-type="string">
            <text:p>null</text:p>
          </table:table-cell>
          <table:table-cell office:value-type="float" office:value="2383" calcext:value-type="float">
            <text:p>2383</text:p>
          </table:table-cell>
          <table:table-cell office:value-type="float" office:value="1328" calcext:value-type="float">
            <text:p>1328</text:p>
          </table:table-cell>
          <table:table-cell office:value-type="float" office:value="54193" calcext:value-type="float">
            <text:p>54193</text:p>
          </table:table-cell>
          <table:table-cell office:value-type="float" office:value="9718" calcext:value-type="float">
            <text:p>9718</text:p>
          </table:table-cell>
          <table:table-cell office:value-type="string" calcext:value-type="string">
            <text:p>null</text:p>
          </table:table-cell>
          <table:table-cell office:value-type="float" office:value="1475" calcext:value-type="float">
            <text:p>1475</text:p>
          </table:table-cell>
          <table:table-cell office:value-type="float" office:value="1770" calcext:value-type="float">
            <text:p>1770</text:p>
          </table:table-cell>
          <table:table-cell office:value-type="float" office:value="79478" calcext:value-type="float">
            <text:p>79478</text:p>
          </table:table-cell>
        </table:table-row>
        <table:table-row table:style-name="ro1">
          <table:table-cell office:value-type="string" calcext:value-type="string">
            <text:p>[4400,1]</text:p>
          </table:table-cell>
          <table:table-cell office:value-type="float" office:value="801" calcext:value-type="float">
            <text:p>801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12779" calcext:value-type="float">
            <text:p>12779</text:p>
          </table:table-cell>
          <table:table-cell office:value-type="float" office:value="13121" calcext:value-type="float">
            <text:p>13121</text:p>
          </table:table-cell>
          <table:table-cell office:value-type="float" office:value="793" calcext:value-type="float">
            <text:p>793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office:value-type="float" office:value="16690" calcext:value-type="float">
            <text:p>16690</text:p>
          </table:table-cell>
          <table:table-cell office:value-type="float" office:value="24799" calcext:value-type="float">
            <text:p>24799</text:p>
          </table:table-cell>
          <table:table-cell office:value-type="float" office:value="13582" calcext:value-type="float">
            <text:p>13582</text:p>
          </table:table-cell>
          <table:table-cell office:value-type="string" calcext:value-type="string">
            <text:p>null</text:p>
          </table:table-cell>
          <table:table-cell office:value-type="float" office:value="2458" calcext:value-type="float">
            <text:p>2458</text:p>
          </table:table-cell>
          <table:table-cell office:value-type="float" office:value="1827" calcext:value-type="float">
            <text:p>1827</text:p>
          </table:table-cell>
          <table:table-cell office:value-type="float" office:value="7522" calcext:value-type="float">
            <text:p>7522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null</text:p>
          </table:table-cell>
          <table:table-cell office:value-type="float" office:value="1516" calcext:value-type="float">
            <text:p>1516</text:p>
          </table:table-cell>
          <table:table-cell office:value-type="float" office:value="1534" calcext:value-type="float">
            <text:p>1534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[4500,1]</text:p>
          </table:table-cell>
          <table:table-cell office:value-type="float" office:value="800" calcext:value-type="float">
            <text:p>800</text:p>
          </table:table-cell>
          <table:table-cell office:value-type="float" office:value="603" calcext:value-type="float">
            <text:p>603</text:p>
          </table:table-cell>
          <table:table-cell office:value-type="float" office:value="608" calcext:value-type="float">
            <text:p>608</text:p>
          </table:table-cell>
          <table:table-cell office:value-type="float" office:value="13652" calcext:value-type="float">
            <text:p>13652</text:p>
          </table:table-cell>
          <table:table-cell office:value-type="float" office:value="13567" calcext:value-type="float">
            <text:p>13567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18438" calcext:value-type="float">
            <text:p>18438</text:p>
          </table:table-cell>
          <table:table-cell office:value-type="float" office:value="20191" calcext:value-type="float">
            <text:p>2019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null</text:p>
          </table:table-cell>
          <table:table-cell office:value-type="float" office:value="1494" calcext:value-type="float">
            <text:p>1494</text:p>
          </table:table-cell>
          <table:table-cell office:value-type="float" office:value="1365" calcext:value-type="float">
            <text:p>1365</text:p>
          </table:table-cell>
          <table:table-cell office:value-type="float" office:value="6780" calcext:value-type="float">
            <text:p>6780</text:p>
          </table:table-cell>
          <table:table-cell office:value-type="float" office:value="9118" calcext:value-type="float">
            <text:p>9118</text:p>
          </table:table-cell>
          <table:table-cell office:value-type="string" calcext:value-type="string">
            <text:p>null</text:p>
          </table:table-cell>
          <table:table-cell office:value-type="float" office:value="1545" calcext:value-type="float">
            <text:p>1545</text:p>
          </table:table-cell>
          <table:table-cell office:value-type="float" office:value="2553" calcext:value-type="float">
            <text:p>255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[4600,1]</text:p>
          </table:table-cell>
          <table:table-cell office:value-type="float" office:value="814" calcext:value-type="float">
            <text:p>814</text:p>
          </table:table-cell>
          <table:table-cell office:value-type="float" office:value="613" calcext:value-type="float">
            <text:p>613</text:p>
          </table:table-cell>
          <table:table-cell office:value-type="float" office:value="619" calcext:value-type="float">
            <text:p>619</text:p>
          </table:table-cell>
          <table:table-cell office:value-type="float" office:value="14631" calcext:value-type="float">
            <text:p>14631</text:p>
          </table:table-cell>
          <table:table-cell office:value-type="float" office:value="14916" calcext:value-type="float">
            <text:p>14916</text:p>
          </table:table-cell>
          <table:table-cell office:value-type="float" office:value="931" calcext:value-type="float">
            <text:p>931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20951" calcext:value-type="float">
            <text:p>20951</text:p>
          </table:table-cell>
          <table:table-cell office:value-type="float" office:value="21508" calcext:value-type="float">
            <text:p>21508</text:p>
          </table:table-cell>
          <table:table-cell office:value-type="float" office:value="11262" calcext:value-type="float">
            <text:p>11262</text:p>
          </table:table-cell>
          <table:table-cell office:value-type="string" calcext:value-type="string">
            <text:p>null</text:p>
          </table:table-cell>
          <table:table-cell office:value-type="float" office:value="1531" calcext:value-type="float">
            <text:p>1531</text:p>
          </table:table-cell>
          <table:table-cell office:value-type="float" office:value="1393" calcext:value-type="float">
            <text:p>1393</text:p>
          </table:table-cell>
          <table:table-cell office:value-type="float" office:value="10955" calcext:value-type="float">
            <text:p>10955</text:p>
          </table:table-cell>
          <table:table-cell office:value-type="float" office:value="30254" calcext:value-type="float">
            <text:p>30254</text:p>
          </table:table-cell>
          <table:table-cell office:value-type="string" calcext:value-type="string">
            <text:p>null</text:p>
          </table:table-cell>
          <table:table-cell office:value-type="float" office:value="1563" calcext:value-type="float">
            <text:p>1563</text:p>
          </table:table-cell>
          <table:table-cell office:value-type="float" office:value="2662" calcext:value-type="float">
            <text:p>2662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string" calcext:value-type="string">
            <text:p>[4700,1]</text:p>
          </table:table-cell>
          <table:table-cell office:value-type="float" office:value="814" calcext:value-type="float">
            <text:p>814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15432" calcext:value-type="float">
            <text:p>15432</text:p>
          </table:table-cell>
          <table:table-cell office:value-type="float" office:value="14711" calcext:value-type="float">
            <text:p>14711</text:p>
          </table:table-cell>
          <table:table-cell office:value-type="float" office:value="911" calcext:value-type="float">
            <text:p>911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21908" calcext:value-type="float">
            <text:p>21908</text:p>
          </table:table-cell>
          <table:table-cell office:value-type="float" office:value="22212" calcext:value-type="float">
            <text:p>22212</text:p>
          </table:table-cell>
          <table:table-cell office:value-type="float" office:value="84918" calcext:value-type="float">
            <text:p>84918</text:p>
          </table:table-cell>
          <table:table-cell office:value-type="string" calcext:value-type="string">
            <text:p>null</text:p>
          </table:table-cell>
          <table:table-cell office:value-type="float" office:value="1563" calcext:value-type="float">
            <text:p>1563</text:p>
          </table:table-cell>
          <table:table-cell office:value-type="float" office:value="1439" calcext:value-type="float">
            <text:p>1439</text:p>
          </table:table-cell>
          <table:table-cell office:value-type="float" office:value="7316" calcext:value-type="float">
            <text:p>7316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null</text:p>
          </table:table-cell>
          <table:table-cell office:value-type="float" office:value="1647" calcext:value-type="float">
            <text:p>1647</text:p>
          </table:table-cell>
          <table:table-cell office:value-type="float" office:value="1764" calcext:value-type="float">
            <text:p>1764</text:p>
          </table:table-cell>
          <table:table-cell office:value-type="float" office:value="15427" calcext:value-type="float">
            <text:p>15427</text:p>
          </table:table-cell>
        </table:table-row>
        <table:table-row table:style-name="ro1">
          <table:table-cell office:value-type="string" calcext:value-type="string">
            <text:p>[4800,1]</text:p>
          </table:table-cell>
          <table:table-cell office:value-type="float" office:value="1407" calcext:value-type="float">
            <text:p>1407</text:p>
          </table:table-cell>
          <table:table-cell office:value-type="float" office:value="618" calcext:value-type="float">
            <text:p>618</text:p>
          </table:table-cell>
          <table:table-cell office:value-type="float" office:value="1017" calcext:value-type="float">
            <text:p>1017</text:p>
          </table:table-cell>
          <table:table-cell office:value-type="float" office:value="24538" calcext:value-type="float">
            <text:p>24538</text:p>
          </table:table-cell>
          <table:table-cell office:value-type="float" office:value="16012" calcext:value-type="float">
            <text:p>16012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24291" calcext:value-type="float">
            <text:p>24291</text:p>
          </table:table-cell>
          <table:table-cell office:value-type="float" office:value="24751" calcext:value-type="float">
            <text:p>24751</text:p>
          </table:table-cell>
          <table:table-cell office:value-type="float" office:value="9289" calcext:value-type="float">
            <text:p>9289</text:p>
          </table:table-cell>
          <table:table-cell office:value-type="string" calcext:value-type="string">
            <text:p>null</text:p>
          </table:table-cell>
          <table:table-cell office:value-type="float" office:value="1574" calcext:value-type="float">
            <text:p>1574</text:p>
          </table:table-cell>
          <table:table-cell office:value-type="float" office:value="1454" calcext:value-type="float">
            <text:p>1454</text:p>
          </table:table-cell>
          <table:table-cell office:value-type="float" office:value="7964" calcext:value-type="float">
            <text:p>7964</text:p>
          </table:table-cell>
          <table:table-cell office:value-type="float" office:value="12135" calcext:value-type="float">
            <text:p>12135</text:p>
          </table:table-cell>
          <table:table-cell office:value-type="string" calcext:value-type="string">
            <text:p>null</text:p>
          </table:table-cell>
          <table:table-cell office:value-type="float" office:value="1652" calcext:value-type="float">
            <text:p>1652</text:p>
          </table:table-cell>
          <table:table-cell office:value-type="float" office:value="1748" calcext:value-type="float">
            <text:p>1748</text:p>
          </table:table-cell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string" calcext:value-type="string">
            <text:p>[4900,1]</text:p>
          </table:table-cell>
          <table:table-cell office:value-type="float" office:value="884" calcext:value-type="float">
            <text:p>884</text:p>
          </table:table-cell>
          <table:table-cell office:value-type="float" office:value="1034" calcext:value-type="float">
            <text:p>1034</text:p>
          </table:table-cell>
          <table:table-cell office:value-type="float" office:value="634" calcext:value-type="float">
            <text:p>634</text:p>
          </table:table-cell>
          <table:table-cell office:value-type="float" office:value="24463" calcext:value-type="float">
            <text:p>24463</text:p>
          </table:table-cell>
          <table:table-cell office:value-type="float" office:value="20861" calcext:value-type="float">
            <text:p>20861</text:p>
          </table:table-cell>
          <table:table-cell office:value-type="float" office:value="946" calcext:value-type="float">
            <text:p>946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25564" calcext:value-type="float">
            <text:p>25564</text:p>
          </table:table-cell>
          <table:table-cell office:value-type="float" office:value="25570" calcext:value-type="float">
            <text:p>25570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null</text:p>
          </table:table-cell>
          <table:table-cell office:value-type="float" office:value="1605" calcext:value-type="float">
            <text:p>1605</text:p>
          </table:table-cell>
          <table:table-cell office:value-type="float" office:value="1474" calcext:value-type="float">
            <text:p>1474</text:p>
          </table:table-cell>
          <table:table-cell office:value-type="float" office:value="15055" calcext:value-type="float">
            <text:p>15055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null</text:p>
          </table:table-cell>
          <table:table-cell office:value-type="float" office:value="2825" calcext:value-type="float">
            <text:p>2825</text:p>
          </table:table-cell>
          <table:table-cell office:value-type="float" office:value="1799" calcext:value-type="float">
            <text:p>1799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string" calcext:value-type="string">
            <text:p>[4000,1]</text:p>
          </table:table-cell>
          <table:table-cell office:value-type="float" office:value="1240" calcext:value-type="float">
            <text:p>1240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office:value-type="float" office:value="15752" calcext:value-type="float">
            <text:p>15752</text:p>
          </table:table-cell>
          <table:table-cell office:value-type="float" office:value="10525" calcext:value-type="float">
            <text:p>10525</text:p>
          </table:table-cell>
          <table:table-cell office:value-type="float" office:value="792" calcext:value-type="float">
            <text:p>792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15664" calcext:value-type="float">
            <text:p>15664</text:p>
          </table:table-cell>
          <table:table-cell office:value-type="float" office:value="15491" calcext:value-type="float">
            <text:p>15491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null</text:p>
          </table:table-cell>
          <table:table-cell office:value-type="float" office:value="1314" calcext:value-type="float">
            <text:p>1314</text:p>
          </table:table-cell>
          <table:table-cell office:value-type="float" office:value="1208" calcext:value-type="float">
            <text:p>1208</text:p>
          </table:table-cell>
          <table:table-cell office:value-type="float" office:value="14082" calcext:value-type="float">
            <text:p>14082</text:p>
          </table:table-cell>
          <table:table-cell office:value-type="float" office:value="15482" calcext:value-type="float">
            <text:p>15482</text:p>
          </table:table-cell>
          <table:table-cell office:value-type="string" calcext:value-type="string">
            <text:p>null</text:p>
          </table:table-cell>
          <table:table-cell office:value-type="float" office:value="2191" calcext:value-type="float">
            <text:p>2191</text:p>
          </table:table-cell>
          <table:table-cell office:value-type="float" office:value="2365" calcext:value-type="float">
            <text:p>2365</text:p>
          </table:table-cell>
          <table:table-cell office:value-type="float" office:value="29934" calcext:value-type="float">
            <text:p>29934</text:p>
          </table:table-cell>
        </table:table-row>
        <table:table-row table:style-name="ro1">
          <table:table-cell office:value-type="string" calcext:value-type="string">
            <text:p>[5100,1]</text:p>
          </table:table-cell>
          <table:table-cell office:value-type="float" office:value="903" calcext:value-type="float">
            <text:p>903</text:p>
          </table:table-cell>
          <table:table-cell office:value-type="float" office:value="1062" calcext:value-type="float">
            <text:p>1062</text:p>
          </table:table-cell>
          <table:table-cell office:value-type="float" office:value="654" calcext:value-type="float">
            <text:p>654</text:p>
          </table:table-cell>
          <table:table-cell office:value-type="float" office:value="25217" calcext:value-type="float">
            <text:p>25217</text:p>
          </table:table-cell>
          <table:table-cell office:value-type="float" office:value="20993" calcext:value-type="float">
            <text:p>20993</text:p>
          </table:table-cell>
          <table:table-cell office:value-type="float" office:value="988" calcext:value-type="float">
            <text:p>988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27896" calcext:value-type="float">
            <text:p>27896</text:p>
          </table:table-cell>
          <table:table-cell office:value-type="float" office:value="27701" calcext:value-type="float">
            <text:p>2770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null</text:p>
          </table:table-cell>
          <table:table-cell office:value-type="float" office:value="1732" calcext:value-type="float">
            <text:p>1732</text:p>
          </table:table-cell>
          <table:table-cell office:value-type="float" office:value="1739" calcext:value-type="float">
            <text:p>1739</text:p>
          </table:table-cell>
          <table:table-cell office:value-type="float" office:value="13817" calcext:value-type="float">
            <text:p>13817</text:p>
          </table:table-cell>
          <table:table-cell office:value-type="float" office:value="20575" calcext:value-type="float">
            <text:p>20575</text:p>
          </table:table-cell>
          <table:table-cell office:value-type="string" calcext:value-type="string">
            <text:p>null</text:p>
          </table:table-cell>
          <table:table-cell office:value-type="float" office:value="2971" calcext:value-type="float">
            <text:p>2971</text:p>
          </table:table-cell>
          <table:table-cell office:value-type="float" office:value="1857" calcext:value-type="float">
            <text:p>1857</text:p>
          </table:table-cell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string" calcext:value-type="string">
            <text:p>[5200,1]</text:p>
          </table:table-cell>
          <table:table-cell office:value-type="float" office:value="934" calcext:value-type="float">
            <text:p>934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19276" calcext:value-type="float">
            <text:p>19276</text:p>
          </table:table-cell>
          <table:table-cell office:value-type="float" office:value="19126" calcext:value-type="float">
            <text:p>19126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8899" calcext:value-type="float">
            <text:p>28899</text:p>
          </table:table-cell>
          <table:table-cell office:value-type="float" office:value="27789" calcext:value-type="float">
            <text:p>27789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null</text:p>
          </table:table-cell>
          <table:table-cell office:value-type="float" office:value="1675" calcext:value-type="float">
            <text:p>1675</text:p>
          </table:table-cell>
          <table:table-cell office:value-type="float" office:value="1608" calcext:value-type="float">
            <text:p>1608</text:p>
          </table:table-cell>
          <table:table-cell office:value-type="float" office:value="10820" calcext:value-type="float">
            <text:p>10820</text:p>
          </table:table-cell>
          <table:table-cell office:value-type="float" office:value="12038" calcext:value-type="float">
            <text:p>12038</text:p>
          </table:table-cell>
          <table:table-cell office:value-type="string" calcext:value-type="string">
            <text:p>null</text:p>
          </table:table-cell>
          <table:table-cell office:value-type="float" office:value="1775" calcext:value-type="float">
            <text:p>1775</text:p>
          </table:table-cell>
          <table:table-cell office:value-type="float" office:value="1905" calcext:value-type="float">
            <text:p>1905</text:p>
          </table:table-cell>
          <table:table-cell office:value-type="float" office:value="92777" calcext:value-type="float">
            <text:p>92777</text:p>
          </table:table-cell>
        </table:table-row>
        <table:table-row table:style-name="ro1">
          <table:table-cell office:value-type="string" calcext:value-type="string">
            <text:p>[5300,1]</text:p>
          </table:table-cell>
          <table:table-cell office:value-type="float" office:value="1153" calcext:value-type="float">
            <text:p>1153</text:p>
          </table:table-cell>
          <table:table-cell office:value-type="float" office:value="1139" calcext:value-type="float">
            <text:p>1139</text:p>
          </table:table-cell>
          <table:table-cell office:value-type="float" office:value="797" calcext:value-type="float">
            <text:p>797</text:p>
          </table:table-cell>
          <table:table-cell office:value-type="float" office:value="30155" calcext:value-type="float">
            <text:p>30155</text:p>
          </table:table-cell>
          <table:table-cell office:value-type="float" office:value="19569" calcext:value-type="float">
            <text:p>19569</text:p>
          </table:table-cell>
          <table:table-cell office:value-type="float" office:value="969" calcext:value-type="float">
            <text:p>969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office:value-type="float" office:value="28764" calcext:value-type="float">
            <text:p>28764</text:p>
          </table:table-cell>
          <table:table-cell office:value-type="float" office:value="39741" calcext:value-type="float">
            <text:p>39741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null</text:p>
          </table:table-cell>
          <table:table-cell office:value-type="float" office:value="1720" calcext:value-type="float">
            <text:p>1720</text:p>
          </table:table-cell>
          <table:table-cell office:value-type="float" office:value="1637" calcext:value-type="float">
            <text:p>1637</text:p>
          </table:table-cell>
          <table:table-cell office:value-type="float" office:value="9359" calcext:value-type="float">
            <text:p>9359</text:p>
          </table:table-cell>
          <table:table-cell office:value-type="float" office:value="42773" calcext:value-type="float">
            <text:p>42773</text:p>
          </table:table-cell>
          <table:table-cell office:value-type="string" calcext:value-type="string">
            <text:p>null</text:p>
          </table:table-cell>
          <table:table-cell office:value-type="float" office:value="1910" calcext:value-type="float">
            <text:p>1910</text:p>
          </table:table-cell>
          <table:table-cell office:value-type="float" office:value="2192" calcext:value-type="float">
            <text:p>2192</text:p>
          </table:table-cell>
          <table:table-cell office:value-type="float" office:value="16586" calcext:value-type="float">
            <text:p>16586</text:p>
          </table:table-cell>
        </table:table-row>
        <table:table-row table:style-name="ro1">
          <table:table-cell office:value-type="string" calcext:value-type="string">
            <text:p>[5400,1]</text:p>
          </table:table-cell>
          <table:table-cell office:value-type="float" office:value="926" calcext:value-type="float">
            <text:p>926</text:p>
          </table:table-cell>
          <table:table-cell office:value-type="float" office:value="1146" calcext:value-type="float">
            <text:p>1146</text:p>
          </table:table-cell>
          <table:table-cell office:value-type="float" office:value="697" calcext:value-type="float">
            <text:p>697</text:p>
          </table:table-cell>
          <table:table-cell office:value-type="float" office:value="29835" calcext:value-type="float">
            <text:p>29835</text:p>
          </table:table-cell>
          <table:table-cell office:value-type="float" office:value="20365" calcext:value-type="float">
            <text:p>20365</text:p>
          </table:table-cell>
          <table:table-cell office:value-type="float" office:value="1003" calcext:value-type="float">
            <text:p>1003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33628" calcext:value-type="float">
            <text:p>33628</text:p>
          </table:table-cell>
          <table:table-cell office:value-type="float" office:value="32270" calcext:value-type="float">
            <text:p>32270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null</text:p>
          </table:table-cell>
          <table:table-cell office:value-type="float" office:value="1799" calcext:value-type="float">
            <text:p>1799</text:p>
          </table:table-cell>
          <table:table-cell office:value-type="float" office:value="1650" calcext:value-type="float">
            <text:p>1650</text:p>
          </table:table-cell>
          <table:table-cell office:value-type="float" office:value="9816" calcext:value-type="float">
            <text:p>9816</text:p>
          </table:table-cell>
          <table:table-cell office:value-type="float" office:value="13324" calcext:value-type="float">
            <text:p>13324</text:p>
          </table:table-cell>
          <table:table-cell office:value-type="string" calcext:value-type="string">
            <text:p>null</text:p>
          </table:table-cell>
          <table:table-cell office:value-type="float" office:value="1885" calcext:value-type="float">
            <text:p>1885</text:p>
          </table:table-cell>
          <table:table-cell office:value-type="float" office:value="1951" calcext:value-type="float">
            <text:p>1951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string" calcext:value-type="string">
            <text:p>[5500,1]</text:p>
          </table:table-cell>
          <table:table-cell office:value-type="float" office:value="1514" calcext:value-type="float">
            <text:p>1514</text:p>
          </table:table-cell>
          <table:table-cell office:value-type="float" office:value="709" calcext:value-type="float">
            <text:p>709</text:p>
          </table:table-cell>
          <table:table-cell office:value-type="float" office:value="1150" calcext:value-type="float">
            <text:p>1150</text:p>
          </table:table-cell>
          <table:table-cell office:value-type="float" office:value="23141" calcext:value-type="float">
            <text:p>23141</text:p>
          </table:table-cell>
          <table:table-cell office:value-type="float" office:value="22898" calcext:value-type="float">
            <text:p>22898</text:p>
          </table:table-cell>
          <table:table-cell office:value-type="float" office:value="1028" calcext:value-type="float">
            <text:p>1028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33757" calcext:value-type="float">
            <text:p>33757</text:p>
          </table:table-cell>
          <table:table-cell office:value-type="float" office:value="33034" calcext:value-type="float">
            <text:p>33034</text:p>
          </table:table-cell>
          <table:table-cell office:value-type="float" office:value="16637" calcext:value-type="float">
            <text:p>16637</text:p>
          </table:table-cell>
          <table:table-cell office:value-type="string" calcext:value-type="string">
            <text:p>null</text:p>
          </table:table-cell>
          <table:table-cell office:value-type="float" office:value="1802" calcext:value-type="float">
            <text:p>1802</text:p>
          </table:table-cell>
          <table:table-cell office:value-type="float" office:value="1608" calcext:value-type="float">
            <text:p>1608</text:p>
          </table:table-cell>
          <table:table-cell office:value-type="float" office:value="27101" calcext:value-type="float">
            <text:p>27101</text:p>
          </table:table-cell>
          <table:table-cell office:value-type="float" office:value="11054" calcext:value-type="float">
            <text:p>11054</text:p>
          </table:table-cell>
          <table:table-cell office:value-type="string" calcext:value-type="string">
            <text:p>null</text:p>
          </table:table-cell>
          <table:table-cell office:value-type="float" office:value="1986" calcext:value-type="float">
            <text:p>1986</text:p>
          </table:table-cell>
          <table:table-cell office:value-type="float" office:value="2206" calcext:value-type="float">
            <text:p>2206</text:p>
          </table:table-cell>
          <table:table-cell office:value-type="float" office:value="108004" calcext:value-type="float">
            <text:p>108004</text:p>
          </table:table-cell>
        </table:table-row>
        <table:table-row table:style-name="ro1">
          <table:table-cell office:value-type="string" calcext:value-type="string">
            <text:p>[5600,1]</text:p>
          </table:table-cell>
          <table:table-cell office:value-type="float" office:value="946" calcext:value-type="float">
            <text:p>946</text:p>
          </table:table-cell>
          <table:table-cell office:value-type="float" office:value="728" calcext:value-type="float">
            <text:p>728</text:p>
          </table:table-cell>
          <table:table-cell office:value-type="float" office:value="716" calcext:value-type="float">
            <text:p>716</text:p>
          </table:table-cell>
          <table:table-cell office:value-type="float" office:value="21915" calcext:value-type="float">
            <text:p>21915</text:p>
          </table:table-cell>
          <table:table-cell office:value-type="float" office:value="23241" calcext:value-type="float">
            <text:p>23241</text:p>
          </table:table-cell>
          <table:table-cell office:value-type="float" office:value="1028" calcext:value-type="float">
            <text:p>1028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4974" calcext:value-type="float">
            <text:p>44974</text:p>
          </table:table-cell>
          <table:table-cell office:value-type="float" office:value="32264" calcext:value-type="float">
            <text:p>32264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null</text:p>
          </table:table-cell>
          <table:table-cell office:value-type="float" office:value="1858" calcext:value-type="float">
            <text:p>1858</text:p>
          </table:table-cell>
          <table:table-cell office:value-type="float" office:value="1669" calcext:value-type="float">
            <text:p>1669</text:p>
          </table:table-cell>
          <table:table-cell office:value-type="float" office:value="10903" calcext:value-type="float">
            <text:p>10903</text:p>
          </table:table-cell>
          <table:table-cell office:value-type="float" office:value="15581" calcext:value-type="float">
            <text:p>15581</text:p>
          </table:table-cell>
          <table:table-cell office:value-type="string" calcext:value-type="string">
            <text:p>null</text:p>
          </table:table-cell>
          <table:table-cell office:value-type="float" office:value="1898" calcext:value-type="float">
            <text:p>1898</text:p>
          </table:table-cell>
          <table:table-cell office:value-type="float" office:value="2009" calcext:value-type="float">
            <text:p>2009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[5700,1]</text:p>
          </table:table-cell>
          <table:table-cell office:value-type="float" office:value="1015" calcext:value-type="float">
            <text:p>1015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23127" calcext:value-type="float">
            <text:p>23127</text:p>
          </table:table-cell>
          <table:table-cell office:value-type="float" office:value="34176" calcext:value-type="float">
            <text:p>34176</text:p>
          </table:table-cell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32717" calcext:value-type="float">
            <text:p>32717</text:p>
          </table:table-cell>
          <table:table-cell office:value-type="float" office:value="34619" calcext:value-type="float">
            <text:p>34619</text:p>
          </table:table-cell>
          <table:table-cell office:value-type="float" office:value="86616" calcext:value-type="float">
            <text:p>86616</text:p>
          </table:table-cell>
          <table:table-cell office:value-type="string" calcext:value-type="string">
            <text:p>null</text:p>
          </table:table-cell>
          <table:table-cell office:value-type="float" office:value="1909" calcext:value-type="float">
            <text:p>1909</text:p>
          </table:table-cell>
          <table:table-cell office:value-type="float" office:value="2691" calcext:value-type="float">
            <text:p>2691</text:p>
          </table:table-cell>
          <table:table-cell office:value-type="float" office:value="112053" calcext:value-type="float">
            <text:p>112053</text:p>
          </table:table-cell>
          <table:table-cell office:value-type="float" office:value="13944" calcext:value-type="float">
            <text:p>13944</text:p>
          </table:table-cell>
          <table:table-cell office:value-type="string" calcext:value-type="string">
            <text:p>null</text:p>
          </table:table-cell>
          <table:table-cell office:value-type="float" office:value="1920" calcext:value-type="float">
            <text:p>1920</text:p>
          </table:table-cell>
          <table:table-cell office:value-type="float" office:value="2071" calcext:value-type="float">
            <text:p>2071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string" calcext:value-type="string">
            <text:p>[5800,1]</text:p>
          </table:table-cell>
          <table:table-cell office:value-type="float" office:value="1587" calcext:value-type="float">
            <text:p>1587</text:p>
          </table:table-cell>
          <table:table-cell office:value-type="float" office:value="726" calcext:value-type="float">
            <text:p>726</text:p>
          </table:table-cell>
          <table:table-cell office:value-type="float" office:value="1186" calcext:value-type="float">
            <text:p>1186</text:p>
          </table:table-cell>
          <table:table-cell office:value-type="float" office:value="35692" calcext:value-type="float">
            <text:p>35692</text:p>
          </table:table-cell>
          <table:table-cell office:value-type="float" office:value="25310" calcext:value-type="float">
            <text:p>25310</text:p>
          </table:table-cell>
          <table:table-cell office:value-type="float" office:value="1036" calcext:value-type="float">
            <text:p>1036</text:p>
          </table:table-cell>
          <table:table-cell office:value-type="float" office:value="487" calcext:value-type="float">
            <text:p>487</text:p>
          </table:table-cell>
          <table:table-cell office:value-type="float" office:value="472" calcext:value-type="float">
            <text:p>472</text:p>
          </table:table-cell>
          <table:table-cell office:value-type="float" office:value="37695" calcext:value-type="float">
            <text:p>37695</text:p>
          </table:table-cell>
          <table:table-cell office:value-type="float" office:value="37887" calcext:value-type="float">
            <text:p>37887</text:p>
          </table:table-cell>
          <table:table-cell office:value-type="float" office:value="13973" calcext:value-type="float">
            <text:p>13973</text:p>
          </table:table-cell>
          <table:table-cell office:value-type="string" calcext:value-type="string">
            <text:p>null</text:p>
          </table:table-cell>
          <table:table-cell office:value-type="float" office:value="2032" calcext:value-type="float">
            <text:p>2032</text:p>
          </table:table-cell>
          <table:table-cell office:value-type="float" office:value="1772" calcext:value-type="float">
            <text:p>1772</text:p>
          </table:table-cell>
          <table:table-cell office:value-type="float" office:value="16834" calcext:value-type="float">
            <text:p>16834</text:p>
          </table:table-cell>
          <table:table-cell office:value-type="float" office:value="17438" calcext:value-type="float">
            <text:p>17438</text:p>
          </table:table-cell>
          <table:table-cell office:value-type="string" calcext:value-type="string">
            <text:p>null</text:p>
          </table:table-cell>
          <table:table-cell office:value-type="float" office:value="1985" calcext:value-type="float">
            <text:p>1985</text:p>
          </table:table-cell>
          <table:table-cell office:value-type="float" office:value="2080" calcext:value-type="float">
            <text:p>2080</text:p>
          </table:table-cell>
          <table:table-cell office:value-type="float" office:value="23027" calcext:value-type="float">
            <text:p>23027</text:p>
          </table:table-cell>
        </table:table-row>
        <table:table-row table:style-name="ro1">
          <table:table-cell office:value-type="string" calcext:value-type="string">
            <text:p>[5900,1]</text:p>
          </table:table-cell>
          <table:table-cell office:value-type="float" office:value="1598" calcext:value-type="float">
            <text:p>1598</text:p>
          </table:table-cell>
          <table:table-cell office:value-type="float" office:value="728" calcext:value-type="float">
            <text:p>728</text:p>
          </table:table-cell>
          <table:table-cell office:value-type="float" office:value="1193" calcext:value-type="float">
            <text:p>1193</text:p>
          </table:table-cell>
          <table:table-cell office:value-type="float" office:value="32603" calcext:value-type="float">
            <text:p>32603</text:p>
          </table:table-cell>
          <table:table-cell office:value-type="float" office:value="24688" calcext:value-type="float">
            <text:p>24688</text:p>
          </table:table-cell>
          <table:table-cell office:value-type="float" office:value="1046" calcext:value-type="float">
            <text:p>1046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36585" calcext:value-type="float">
            <text:p>36585</text:p>
          </table:table-cell>
          <table:table-cell office:value-type="float" office:value="48531" calcext:value-type="float">
            <text:p>48531</text:p>
          </table:table-cell>
          <table:table-cell office:value-type="float" office:value="18455" calcext:value-type="float">
            <text:p>18455</text:p>
          </table:table-cell>
          <table:table-cell office:value-type="string" calcext:value-type="string">
            <text:p>null</text:p>
          </table:table-cell>
          <table:table-cell office:value-type="float" office:value="1993" calcext:value-type="float">
            <text:p>1993</text:p>
          </table:table-cell>
          <table:table-cell office:value-type="float" office:value="1998" calcext:value-type="float">
            <text:p>1998</text:p>
          </table:table-cell>
          <table:table-cell office:value-type="float" office:value="13823" calcext:value-type="float">
            <text:p>13823</text:p>
          </table:table-cell>
          <table:table-cell office:value-type="float" office:value="102743" calcext:value-type="float">
            <text:p>102743</text:p>
          </table:table-cell>
          <table:table-cell office:value-type="string" calcext:value-type="string">
            <text:p>null</text:p>
          </table:table-cell>
          <table:table-cell office:value-type="float" office:value="2013" calcext:value-type="float">
            <text:p>2013</text:p>
          </table:table-cell>
          <table:table-cell office:value-type="float" office:value="2162" calcext:value-type="float">
            <text:p>2162</text:p>
          </table:table-cell>
          <table:table-cell office:value-type="float" office:value="16083" calcext:value-type="float">
            <text:p>16083</text:p>
          </table:table-cell>
        </table:table-row>
        <table:table-row table:style-name="ro1">
          <table:table-cell office:value-type="string" calcext:value-type="string">
            <text:p>[6000,1]</text:p>
          </table:table-cell>
          <table:table-cell office:value-type="float" office:value="1613" calcext:value-type="float">
            <text:p>1613</text:p>
          </table:table-cell>
          <table:table-cell office:value-type="float" office:value="745" calcext:value-type="float">
            <text:p>745</text:p>
          </table:table-cell>
          <table:table-cell office:value-type="float" office:value="1210" calcext:value-type="float">
            <text:p>1210</text:p>
          </table:table-cell>
          <table:table-cell office:value-type="float" office:value="36158" calcext:value-type="float">
            <text:p>36158</text:p>
          </table:table-cell>
          <table:table-cell office:value-type="float" office:value="27601" calcext:value-type="float">
            <text:p>27601</text:p>
          </table:table-cell>
          <table:table-cell office:value-type="float" office:value="1062" calcext:value-type="float">
            <text:p>1062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39625" calcext:value-type="float">
            <text:p>39625</text:p>
          </table:table-cell>
          <table:table-cell office:value-type="float" office:value="38780" calcext:value-type="float">
            <text:p>38780</text:p>
          </table:table-cell>
          <table:table-cell office:value-type="float" office:value="15173" calcext:value-type="float">
            <text:p>15173</text:p>
          </table:table-cell>
          <table:table-cell office:value-type="string" calcext:value-type="string">
            <text:p>null</text:p>
          </table:table-cell>
          <table:table-cell office:value-type="float" office:value="1979" calcext:value-type="float">
            <text:p>1979</text:p>
          </table:table-cell>
          <table:table-cell office:value-type="float" office:value="1835" calcext:value-type="float">
            <text:p>1835</text:p>
          </table:table-cell>
          <table:table-cell office:value-type="float" office:value="20096" calcext:value-type="float">
            <text:p>20096</text:p>
          </table:table-cell>
          <table:table-cell office:value-type="float" office:value="100906" calcext:value-type="float">
            <text:p>100906</text:p>
          </table:table-cell>
          <table:table-cell office:value-type="string" calcext:value-type="string">
            <text:p>null</text:p>
          </table:table-cell>
          <table:table-cell office:value-type="float" office:value="2000" calcext:value-type="float">
            <text:p>2000</text:p>
          </table:table-cell>
          <table:table-cell office:value-type="float" office:value="2263" calcext:value-type="float">
            <text:p>2263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,2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2,2,2]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,2,2,2]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2,2,2,2,2]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2,2,2,2,2,2]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ull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2,2,2,2,2,2,2]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2,2,2,2,2,2,2,2]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ll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ull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[2,2,2,2,2,2,2,2,2]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ull</text:p>
          </table:table-cell>
          <table:table-cell office:value-type="float" office:value="396" calcext:value-type="float">
            <text:p>396</text:p>
          </table:table-cell>
          <table:table-cell office:value-type="float" office:value="313" calcext:value-type="float">
            <text:p>313</text:p>
          </table:table-cell>
          <table:table-cell office:value-type="float" office:value="367" calcext:value-type="float">
            <text:p>36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float" office:value="380" calcext:value-type="float">
            <text:p>38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[2,2,2,2,2,2,2,2,2,2]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ull</text:p>
          </table:table-cell>
          <table:table-cell office:value-type="float" office:value="682" calcext:value-type="float">
            <text:p>682</text:p>
          </table:table-cell>
          <table:table-cell office:value-type="float" office:value="492" calcext:value-type="float">
            <text:p>492</text:p>
          </table:table-cell>
          <table:table-cell office:value-type="float" office:value="363" calcext:value-type="float">
            <text:p>36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ull</text:p>
          </table:table-cell>
          <table:table-cell office:value-type="float" office:value="555" calcext:value-type="float">
            <text:p>555</text:p>
          </table:table-cell>
          <table:table-cell office:value-type="float" office:value="407" calcext:value-type="float">
            <text:p>4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1" calcext:value-type="float">
            <text:p>341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391" calcext:value-type="float">
            <text:p>391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null</text:p>
          </table:table-cell>
          <table:table-cell office:value-type="float" office:value="732" calcext:value-type="float">
            <text:p>732</text:p>
          </table:table-cell>
          <table:table-cell office:value-type="float" office:value="690" calcext:value-type="float">
            <text:p>690</text:p>
          </table:table-cell>
          <table:table-cell office:value-type="float" office:value="774" calcext:value-type="float">
            <text:p>77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ull</text:p>
          </table:table-cell>
          <table:table-cell office:value-type="float" office:value="791" calcext:value-type="float">
            <text:p>791</text:p>
          </table:table-cell>
          <table:table-cell office:value-type="float" office:value="702" calcext:value-type="float">
            <text:p>70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[2,2,2,2,2,2,2,2,2,2,2,2]</text:p>
          </table:table-cell>
          <table:table-cell office:value-type="float" office:value="490" calcext:value-type="float">
            <text:p>490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540" calcext:value-type="float">
            <text:p>540</text:p>
          </table:table-cell>
          <table:table-cell office:value-type="float" office:value="553" calcext:value-type="float">
            <text:p>553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null</text:p>
          </table:table-cell>
          <table:table-cell office:value-type="float" office:value="1306" calcext:value-type="float">
            <text:p>1306</text:p>
          </table:table-cell>
          <table:table-cell office:value-type="float" office:value="1286" calcext:value-type="float">
            <text:p>1286</text:p>
          </table:table-cell>
          <table:table-cell office:value-type="float" office:value="1356" calcext:value-type="float">
            <text:p>135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null</text:p>
          </table:table-cell>
          <table:table-cell office:value-type="float" office:value="1363" calcext:value-type="float">
            <text:p>1363</text:p>
          </table:table-cell>
          <table:table-cell office:value-type="float" office:value="1368" calcext:value-type="float">
            <text:p>13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[2,2,2,2,2,2,2,2,2,2,2,2,2]</text:p>
          </table:table-cell>
          <table:table-cell office:value-type="float" office:value="883" calcext:value-type="float">
            <text:p>883</text:p>
          </table:table-cell>
          <table:table-cell office:value-type="float" office:value="449" calcext:value-type="float">
            <text:p>449</text:p>
          </table:table-cell>
          <table:table-cell office:value-type="float" office:value="439" calcext:value-type="float">
            <text:p>439</text:p>
          </table:table-cell>
          <table:table-cell office:value-type="float" office:value="831" calcext:value-type="float">
            <text:p>831</text:p>
          </table:table-cell>
          <table:table-cell office:value-type="float" office:value="848" calcext:value-type="float">
            <text:p>848</text:p>
          </table:table-cell>
          <table:table-cell office:value-type="float" office:value="1426" calcext:value-type="float">
            <text:p>1426</text:p>
          </table:table-cell>
          <table:table-cell office:value-type="float" office:value="610" calcext:value-type="float">
            <text:p>61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null</text:p>
          </table:table-cell>
          <table:table-cell office:value-type="float" office:value="2513" calcext:value-type="float">
            <text:p>2513</text:p>
          </table:table-cell>
          <table:table-cell office:value-type="float" office:value="2469" calcext:value-type="float">
            <text:p>2469</text:p>
          </table:table-cell>
          <table:table-cell office:value-type="float" office:value="2575" calcext:value-type="float">
            <text:p>2575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null</text:p>
          </table:table-cell>
          <table:table-cell office:value-type="float" office:value="2583" calcext:value-type="float">
            <text:p>2583</text:p>
          </table:table-cell>
          <table:table-cell office:value-type="float" office:value="2736" calcext:value-type="float">
            <text:p>2736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[8192]</text:p>
          </table:table-cell>
          <table:table-cell office:value-type="float" office:value="937" calcext:value-type="float">
            <text:p>937</text:p>
          </table:table-cell>
          <table:table-cell office:value-type="float" office:value="685" calcext:value-type="float">
            <text:p>685</text:p>
          </table:table-cell>
          <table:table-cell office:value-type="float" office:value="48" calcext:value-type="float">
            <text:p>48</text:p>
          </table:table-cell>
          <table:table-cell office:value-type="float" office:value="5023" calcext:value-type="float">
            <text:p>5023</text:p>
          </table:table-cell>
          <table:table-cell office:value-type="float" office:value="6788" calcext:value-type="float">
            <text:p>6788</text:p>
          </table:table-cell>
          <table:table-cell office:value-type="float" office:value="1462" calcext:value-type="float">
            <text:p>146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25525" calcext:value-type="float">
            <text:p>25525</text:p>
          </table:table-cell>
          <table:table-cell office:value-type="float" office:value="17196" calcext:value-type="float">
            <text:p>1719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31400" calcext:value-type="float">
            <text:p>3140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ull</text:p>
          </table:table-cell>
          <table:table-cell office:value-type="float" office:value="388" calcext:value-type="float">
            <text:p>388</text:p>
          </table:table-cell>
          <table:table-cell office:value-type="float" office:value="318" calcext:value-type="float">
            <text:p>318</text:p>
          </table:table-cell>
          <table:table-cell office:value-type="float" office:value="33779" calcext:value-type="float">
            <text:p>33779</text:p>
          </table:table-cell>
        </table:table-row>
        <table:table-row table:style-name="ro1">
          <table:table-cell office:value-type="string" calcext:value-type="string">
            <text:p>[128,64]</text:p>
          </table:table-cell>
          <table:table-cell office:value-type="float" office:value="507" calcext:value-type="float">
            <text:p>507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851" calcext:value-type="float">
            <text:p>851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467" calcext:value-type="float">
            <text:p>467</text:p>
          </table:table-cell>
          <table:table-cell office:value-type="float" office:value="805" calcext:value-type="float">
            <text:p>8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ull</text:p>
          </table:table-cell>
          <table:table-cell office:value-type="float" office:value="627" calcext:value-type="float">
            <text:p>627</text:p>
          </table:table-cell>
          <table:table-cell office:value-type="float" office:value="398" calcext:value-type="float">
            <text:p>398</text:p>
          </table:table-cell>
          <table:table-cell office:value-type="float" office:value="1447" calcext:value-type="float">
            <text:p>144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null</text:p>
          </table:table-cell>
          <table:table-cell office:value-type="float" office:value="782" calcext:value-type="float">
            <text:p>782</text:p>
          </table:table-cell>
          <table:table-cell office:value-type="float" office:value="606" calcext:value-type="float">
            <text:p>60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[32,16,16]</text:p>
          </table:table-cell>
          <table:table-cell office:value-type="float" office:value="799" calcext:value-type="float">
            <text:p>799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868" calcext:value-type="float">
            <text:p>868</text:p>
          </table:table-cell>
          <table:table-cell office:value-type="float" office:value="556" calcext:value-type="float">
            <text:p>556</text:p>
          </table:table-cell>
          <table:table-cell office:value-type="float" office:value="871" calcext:value-type="float">
            <text:p>87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ull</text:p>
          </table:table-cell>
          <table:table-cell office:value-type="float" office:value="486" calcext:value-type="float">
            <text:p>486</text:p>
          </table:table-cell>
          <table:table-cell office:value-type="float" office:value="354" calcext:value-type="float">
            <text:p>354</text:p>
          </table:table-cell>
          <table:table-cell office:value-type="float" office:value="638" calcext:value-type="float">
            <text:p>6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ull</text:p>
          </table:table-cell>
          <table:table-cell office:value-type="float" office:value="623" calcext:value-type="float">
            <text:p>623</text:p>
          </table:table-cell>
          <table:table-cell office:value-type="float" office:value="475" calcext:value-type="float">
            <text:p>4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[16,8,8,8]</text:p>
          </table:table-cell>
          <table:table-cell office:value-type="float" office:value="519" calcext:value-type="float">
            <text:p>519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998" calcext:value-type="float">
            <text:p>998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null</text:p>
          </table:table-cell>
          <table:table-cell office:value-type="float" office:value="667" calcext:value-type="float">
            <text:p>667</text:p>
          </table:table-cell>
          <table:table-cell office:value-type="float" office:value="586" calcext:value-type="float">
            <text:p>586</text:p>
          </table:table-cell>
          <table:table-cell office:value-type="float" office:value="751" calcext:value-type="float">
            <text:p>75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null</text:p>
          </table:table-cell>
          <table:table-cell office:value-type="float" office:value="774" calcext:value-type="float">
            <text:p>774</text:p>
          </table:table-cell>
          <table:table-cell office:value-type="float" office:value="624" calcext:value-type="float">
            <text:p>6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[8,8,8,4,4]</text:p>
          </table:table-cell>
          <table:table-cell office:value-type="float" office:value="641" calcext:value-type="float">
            <text:p>641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1099" calcext:value-type="float">
            <text:p>1099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null</text:p>
          </table:table-cell>
          <table:table-cell office:value-type="float" office:value="1078" calcext:value-type="float">
            <text:p>1078</text:p>
          </table:table-cell>
          <table:table-cell office:value-type="float" office:value="936" calcext:value-type="float">
            <text:p>936</text:p>
          </table:table-cell>
          <table:table-cell office:value-type="float" office:value="1185" calcext:value-type="float">
            <text:p>1185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ull</text:p>
          </table:table-cell>
          <table:table-cell office:value-type="float" office:value="1164" calcext:value-type="float">
            <text:p>1164</text:p>
          </table:table-cell>
          <table:table-cell office:value-type="float" office:value="1073" calcext:value-type="float">
            <text:p>107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[8,4,4,4,4,4]</text:p>
          </table:table-cell>
          <table:table-cell office:value-type="float" office:value="615" calcext:value-type="float">
            <text:p>615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1083" calcext:value-type="float">
            <text:p>1083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509" calcext:value-type="float">
            <text:p>509</text:p>
          </table:table-cell>
          <table:table-cell office:value-type="float" office:value="520" calcext:value-type="float">
            <text:p>520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null</text:p>
          </table:table-cell>
          <table:table-cell office:value-type="float" office:value="1109" calcext:value-type="float">
            <text:p>1109</text:p>
          </table:table-cell>
          <table:table-cell office:value-type="float" office:value="961" calcext:value-type="float">
            <text:p>961</text:p>
          </table:table-cell>
          <table:table-cell office:value-type="float" office:value="1880" calcext:value-type="float">
            <text:p>1880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null</text:p>
          </table:table-cell>
          <table:table-cell office:value-type="float" office:value="1246" calcext:value-type="float">
            <text:p>1246</text:p>
          </table:table-cell>
          <table:table-cell office:value-type="float" office:value="1234" calcext:value-type="float">
            <text:p>123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[4,4,4,4,4,4,2]</text:p>
          </table:table-cell>
          <table:table-cell office:value-type="float" office:value="686" calcext:value-type="float">
            <text:p>686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725" calcext:value-type="float">
            <text:p>725</text:p>
          </table:table-cell>
          <table:table-cell office:value-type="float" office:value="737" calcext:value-type="float">
            <text:p>737</text:p>
          </table:table-cell>
          <table:table-cell office:value-type="float" office:value="1236" calcext:value-type="float">
            <text:p>1236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725" calcext:value-type="float">
            <text:p>725</text:p>
          </table:table-cell>
          <table:table-cell office:value-type="float" office:value="747" calcext:value-type="float">
            <text:p>747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null</text:p>
          </table:table-cell>
          <table:table-cell office:value-type="float" office:value="1814" calcext:value-type="float">
            <text:p>1814</text:p>
          </table:table-cell>
          <table:table-cell office:value-type="float" office:value="1661" calcext:value-type="float">
            <text:p>1661</text:p>
          </table:table-cell>
          <table:table-cell office:value-type="float" office:value="1925" calcext:value-type="float">
            <text:p>192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null</text:p>
          </table:table-cell>
          <table:table-cell office:value-type="float" office:value="1835" calcext:value-type="float">
            <text:p>1835</text:p>
          </table:table-cell>
          <table:table-cell office:value-type="float" office:value="1953" calcext:value-type="float">
            <text:p>1953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[4,4,4,4,4,2,2,2]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436" calcext:value-type="float">
            <text:p>436</text:p>
          </table:table-cell>
          <table:table-cell office:value-type="float" office:value="808" calcext:value-type="float">
            <text:p>808</text:p>
          </table:table-cell>
          <table:table-cell office:value-type="float" office:value="1244" calcext:value-type="float">
            <text:p>1244</text:p>
          </table:table-cell>
          <table:table-cell office:value-type="float" office:value="2305" calcext:value-type="float">
            <text:p>2305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1454" calcext:value-type="float">
            <text:p>1454</text:p>
          </table:table-cell>
          <table:table-cell office:value-type="float" office:value="1549" calcext:value-type="float">
            <text:p>1549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null</text:p>
          </table:table-cell>
          <table:table-cell office:value-type="float" office:value="4040" calcext:value-type="float">
            <text:p>4040</text:p>
          </table:table-cell>
          <table:table-cell office:value-type="float" office:value="2337" calcext:value-type="float">
            <text:p>2337</text:p>
          </table:table-cell>
          <table:table-cell office:value-type="float" office:value="2383" calcext:value-type="float">
            <text:p>2383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null</text:p>
          </table:table-cell>
          <table:table-cell office:value-type="float" office:value="2387" calcext:value-type="float">
            <text:p>2387</text:p>
          </table:table-cell>
          <table:table-cell office:value-type="float" office:value="2718" calcext:value-type="float">
            <text:p>2718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[4,4,4,4,2,2,2,2,2]</text:p>
          </table:table-cell>
          <table:table-cell office:value-type="float" office:value="834" calcext:value-type="float">
            <text:p>834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903" calcext:value-type="float">
            <text:p>903</text:p>
          </table:table-cell>
          <table:table-cell office:value-type="float" office:value="908" calcext:value-type="float">
            <text:p>908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null</text:p>
          </table:table-cell>
          <table:table-cell office:value-type="float" office:value="2467" calcext:value-type="float">
            <text:p>2467</text:p>
          </table:table-cell>
          <table:table-cell office:value-type="float" office:value="2375" calcext:value-type="float">
            <text:p>2375</text:p>
          </table:table-cell>
          <table:table-cell office:value-type="float" office:value="2709" calcext:value-type="float">
            <text:p>2709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null</text:p>
          </table:table-cell>
          <table:table-cell office:value-type="float" office:value="2432" calcext:value-type="float">
            <text:p>2432</text:p>
          </table:table-cell>
          <table:table-cell office:value-type="float" office:value="2494" calcext:value-type="float">
            <text:p>249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[4,4,4,2,2,2,2,2,2,2]</text:p>
          </table:table-cell>
          <table:table-cell office:value-type="float" office:value="830" calcext:value-type="float">
            <text:p>830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830" calcext:value-type="float">
            <text:p>830</text:p>
          </table:table-cell>
          <table:table-cell office:value-type="float" office:value="835" calcext:value-type="float">
            <text:p>835</text:p>
          </table:table-cell>
          <table:table-cell office:value-type="float" office:value="1381" calcext:value-type="float">
            <text:p>1381</text:p>
          </table:table-cell>
          <table:table-cell office:value-type="float" office:value="592" calcext:value-type="float">
            <text:p>592</text:p>
          </table:table-cell>
          <table:table-cell office:value-type="float" office:value="588" calcext:value-type="float">
            <text:p>588</text:p>
          </table:table-cell>
          <table:table-cell office:value-type="float" office:value="906" calcext:value-type="float">
            <text:p>906</text:p>
          </table:table-cell>
          <table:table-cell office:value-type="float" office:value="939" calcext:value-type="float">
            <text:p>93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ull</text:p>
          </table:table-cell>
          <table:table-cell office:value-type="float" office:value="2500" calcext:value-type="float">
            <text:p>2500</text:p>
          </table:table-cell>
          <table:table-cell office:value-type="float" office:value="2381" calcext:value-type="float">
            <text:p>2381</text:p>
          </table:table-cell>
          <table:table-cell office:value-type="float" office:value="4283" calcext:value-type="float">
            <text:p>428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null</text:p>
          </table:table-cell>
          <table:table-cell office:value-type="float" office:value="4376" calcext:value-type="float">
            <text:p>4376</text:p>
          </table:table-cell>
          <table:table-cell office:value-type="float" office:value="4536" calcext:value-type="float">
            <text:p>4536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[4,4,2,2,2,2,2,2,2,2,2]</text:p>
          </table:table-cell>
          <table:table-cell office:value-type="float" office:value="831" calcext:value-type="float">
            <text:p>831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1373" calcext:value-type="float">
            <text:p>1373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927" calcext:value-type="float">
            <text:p>927</text:p>
          </table:table-cell>
          <table:table-cell office:value-type="float" office:value="915" calcext:value-type="float">
            <text:p>915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null</text:p>
          </table:table-cell>
          <table:table-cell office:value-type="float" office:value="2473" calcext:value-type="float">
            <text:p>2473</text:p>
          </table:table-cell>
          <table:table-cell office:value-type="float" office:value="2328" calcext:value-type="float">
            <text:p>2328</text:p>
          </table:table-cell>
          <table:table-cell office:value-type="float" office:value="2943" calcext:value-type="float">
            <text:p>2943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ull</text:p>
          </table:table-cell>
          <table:table-cell office:value-type="float" office:value="2651" calcext:value-type="float">
            <text:p>2651</text:p>
          </table:table-cell>
          <table:table-cell office:value-type="float" office:value="2696" calcext:value-type="float">
            <text:p>269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[4,2,2,2,2,2,2,2,2,2,2,2]</text:p>
          </table:table-cell>
          <table:table-cell office:value-type="float" office:value="832" calcext:value-type="float">
            <text:p>832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1396" calcext:value-type="float">
            <text:p>1396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921" calcext:value-type="float">
            <text:p>921</text:p>
          </table:table-cell>
          <table:table-cell office:value-type="float" office:value="924" calcext:value-type="float">
            <text:p>92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ull</text:p>
          </table:table-cell>
          <table:table-cell office:value-type="float" office:value="2529" calcext:value-type="float">
            <text:p>2529</text:p>
          </table:table-cell>
          <table:table-cell office:value-type="float" office:value="2356" calcext:value-type="float">
            <text:p>2356</text:p>
          </table:table-cell>
          <table:table-cell office:value-type="float" office:value="2763" calcext:value-type="float">
            <text:p>2763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ull</text:p>
          </table:table-cell>
          <table:table-cell office:value-type="float" office:value="2574" calcext:value-type="float">
            <text:p>2574</text:p>
          </table:table-cell>
          <table:table-cell office:value-type="float" office:value="2900" calcext:value-type="float">
            <text:p>2900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[2,2,2,2,2,2,2,2,2,2,2,2,2]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839" calcext:value-type="float">
            <text:p>839</text:p>
          </table:table-cell>
          <table:table-cell office:value-type="float" office:value="843" calcext:value-type="float">
            <text:p>843</text:p>
          </table:table-cell>
          <table:table-cell office:value-type="float" office:value="1390" calcext:value-type="float">
            <text:p>1390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904" calcext:value-type="float">
            <text:p>904</text:p>
          </table:table-cell>
          <table:table-cell office:value-type="float" office:value="934" calcext:value-type="float">
            <text:p>934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null</text:p>
          </table:table-cell>
          <table:table-cell office:value-type="float" office:value="2522" calcext:value-type="float">
            <text:p>2522</text:p>
          </table:table-cell>
          <table:table-cell office:value-type="float" office:value="2502" calcext:value-type="float">
            <text:p>2502</text:p>
          </table:table-cell>
          <table:table-cell office:value-type="float" office:value="4299" calcext:value-type="float">
            <text:p>4299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null</text:p>
          </table:table-cell>
          <table:table-cell office:value-type="float" office:value="4410" calcext:value-type="float">
            <text:p>4410</text:p>
          </table:table-cell>
          <table:table-cell office:value-type="float" office:value="4807" calcext:value-type="float">
            <text:p>4807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2]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64]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28]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256]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12]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ull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[1024]</text:p>
          </table:table-cell>
          <table:table-cell office:value-type="float" office:value="217" calcext:value-type="float">
            <text:p>217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64" calcext:value-type="float">
            <text:p>3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ull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[2048]</text:p>
          </table:table-cell>
          <table:table-cell office:value-type="float" office:value="369" calcext:value-type="float">
            <text:p>369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office:value-type="float" office:value="295" calcext:value-type="float">
            <text:p>295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818" calcext:value-type="float">
            <text:p>818</text:p>
          </table:table-cell>
          <table:table-cell office:value-type="float" office:value="1416" calcext:value-type="float">
            <text:p>14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ull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  <table:table-cell office:value-type="float" office:value="1867" calcext:value-type="float">
            <text:p>186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ull</text:p>
          </table:table-cell>
          <table:table-cell office:value-type="float" office:value="340" calcext:value-type="float">
            <text:p>340</text:p>
          </table:table-cell>
          <table:table-cell office:value-type="float" office:value="148" calcext:value-type="float">
            <text:p>14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string" calcext:value-type="string">
            <text:p>[4096]</text:p>
          </table:table-cell>
          <table:table-cell office:value-type="float" office:value="960" calcext:value-type="float">
            <text:p>960</text:p>
          </table:table-cell>
          <table:table-cell office:value-type="float" office:value="573" calcext:value-type="float">
            <text:p>573</text:p>
          </table:table-cell>
          <table:table-cell office:value-type="float" office:value="69" calcext:value-type="float">
            <text:p>69</text:p>
          </table:table-cell>
          <table:table-cell office:value-type="float" office:value="2624" calcext:value-type="float">
            <text:p>2624</text:p>
          </table:table-cell>
          <table:table-cell office:value-type="float" office:value="1557" calcext:value-type="float">
            <text:p>1557</text:p>
          </table:table-cell>
          <table:table-cell office:value-type="float" office:value="458" calcext:value-type="float">
            <text:p>458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3258" calcext:value-type="float">
            <text:p>3258</text:p>
          </table:table-cell>
          <table:table-cell office:value-type="float" office:value="3261" calcext:value-type="float">
            <text:p>326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ull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4066" calcext:value-type="float">
            <text:p>406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56" calcext:value-type="float">
            <text:p>156</text:p>
          </table:table-cell>
          <table:table-cell office:value-type="float" office:value="48078" calcext:value-type="float">
            <text:p>48078</text:p>
          </table:table-cell>
        </table:table-row>
        <table:table-row table:style-name="ro1">
          <table:table-cell office:value-type="string" calcext:value-type="string">
            <text:p>[8192]</text:p>
          </table:table-cell>
          <table:table-cell office:value-type="float" office:value="933" calcext:value-type="float">
            <text:p>933</text:p>
          </table:table-cell>
          <table:table-cell office:value-type="float" office:value="683" calcext:value-type="float">
            <text:p>683</text:p>
          </table:table-cell>
          <table:table-cell office:value-type="float" office:value="45" calcext:value-type="float">
            <text:p>45</text:p>
          </table:table-cell>
          <table:table-cell office:value-type="float" office:value="4810" calcext:value-type="float">
            <text:p>4810</text:p>
          </table:table-cell>
          <table:table-cell office:value-type="float" office:value="4828" calcext:value-type="float">
            <text:p>4828</text:p>
          </table:table-cell>
          <table:table-cell office:value-type="float" office:value="873" calcext:value-type="float">
            <text:p>873</text:p>
          </table:table-cell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office:value-type="float" office:value="22875" calcext:value-type="float">
            <text:p>22875</text:p>
          </table:table-cell>
          <table:table-cell office:value-type="float" office:value="19388" calcext:value-type="float">
            <text:p>1938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ull</text:p>
          </table:table-cell>
          <table:table-cell office:value-type="float" office:value="211" calcext:value-type="float">
            <text:p>211</text:p>
          </table:table-cell>
          <table:table-cell office:value-type="float" office:value="195" calcext:value-type="float">
            <text:p>195</text:p>
          </table:table-cell>
          <table:table-cell office:value-type="float" office:value="26305" calcext:value-type="float">
            <text:p>2630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ull</text:p>
          </table:table-cell>
          <table:table-cell office:value-type="float" office:value="388" calcext:value-type="float">
            <text:p>388</text:p>
          </table:table-cell>
          <table:table-cell office:value-type="float" office:value="313" calcext:value-type="float">
            <text:p>313</text:p>
          </table:table-cell>
          <table:table-cell office:value-type="float" office:value="62602" calcext:value-type="float">
            <text:p>62602</text:p>
          </table:table-cell>
        </table:table-row>
        <table:table-row table:style-name="ro1">
          <table:table-cell office:value-type="string" calcext:value-type="string">
            <text:p>[7,6,5,4,3,2,1]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1851" calcext:value-type="float">
            <text:p>1851</text:p>
          </table:table-cell>
          <table:table-cell office:value-type="float" office:value="910" calcext:value-type="float">
            <text:p>910</text:p>
          </table:table-cell>
          <table:table-cell office:value-type="float" office:value="915" calcext:value-type="float">
            <text:p>915</text:p>
          </table:table-cell>
          <table:table-cell office:value-type="float" office:value="1302" calcext:value-type="float">
            <text:p>1302</text:p>
          </table:table-cell>
          <table:table-cell office:value-type="float" office:value="830" calcext:value-type="float">
            <text:p>830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null</text:p>
          </table:table-cell>
          <table:table-cell office:value-type="float" office:value="2458" calcext:value-type="float">
            <text:p>2458</text:p>
          </table:table-cell>
          <table:table-cell office:value-type="float" office:value="2422" calcext:value-type="float">
            <text:p>2422</text:p>
          </table:table-cell>
          <table:table-cell office:value-type="float" office:value="2523" calcext:value-type="float">
            <text:p>2523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null</text:p>
          </table:table-cell>
          <table:table-cell office:value-type="float" office:value="2425" calcext:value-type="float">
            <text:p>2425</text:p>
          </table:table-cell>
          <table:table-cell office:value-type="float" office:value="3022" calcext:value-type="float">
            <text:p>3022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[1,2,3,4,5,6,7]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687" calcext:value-type="float">
            <text:p>687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333" calcext:value-type="float">
            <text:p>333</text:p>
          </table:table-cell>
          <table:table-cell office:value-type="float" office:value="322" calcext:value-type="float">
            <text:p>32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ull</text:p>
          </table:table-cell>
          <table:table-cell office:value-type="float" office:value="485" calcext:value-type="float">
            <text:p>485</text:p>
          </table:table-cell>
          <table:table-cell office:value-type="float" office:value="389" calcext:value-type="float">
            <text:p>389</text:p>
          </table:table-cell>
          <table:table-cell office:value-type="float" office:value="916" calcext:value-type="float">
            <text:p>916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null</text:p>
          </table:table-cell>
          <table:table-cell office:value-type="float" office:value="598" calcext:value-type="float">
            <text:p>598</text:p>
          </table:table-cell>
          <table:table-cell office:value-type="float" office:value="447" calcext:value-type="float">
            <text:p>447</text:p>
          </table:table-cell>
          <table:table-cell office:value-type="float" office:value="644" calcext:value-type="float">
            <text:p>644</text:p>
          </table:table-cell>
        </table:table-row>
      </table:table>
      <table:table table:name="mass + 1" table:style-name="ta1">
        <table:shapes>
          <draw:frame draw:z-index="0" draw:style-name="gr1" draw:text-style-name="P1" svg:width="13.2756in" svg:height="5.5984in" svg:x="10.1264in" svg:y="0.0421in">
            <draw:object draw:notify-on-update-of-ranges="'mass + 1'.A1:'mass + 1'.A1 'mass + 1'.A2:'mass + 1'.A62 'mass + 1'.B1:'mass + 1'.B1 'mass + 1'.B2:'mass + 1'.B62 'mass + 1'.G1:'mass + 1'.G1 'mass + 1'.G2:'mass + 1'.G62 'mass + 1'.L1:'mass + 1'.L1 'mass + 1'.L2:'mass + 1'.L62 'mass + 1'.Q1:'mass + 1'.Q1 'mass + 1'.Q2:'mass + 1'.Q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,1]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00,1]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ll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[200,1]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[300,1]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ull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[400,1]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ull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  <table:table-cell office:value-type="float" office:value="203" calcext:value-type="float">
            <text:p>20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[500,1]</text:p>
          </table:table-cell>
          <table:table-cell office:value-type="float" office:value="205" calcext:value-type="float">
            <text:p>20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16" calcext:value-type="float">
            <text:p>316</text:p>
          </table:table-cell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ull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office:value-type="float" office:value="269" calcext:value-type="float">
            <text:p>26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307" calcext:value-type="float">
            <text:p>30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[600,1]</text:p>
          </table:table-cell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413" calcext:value-type="float">
            <text:p>413</text:p>
          </table:table-cell>
          <table:table-cell office:value-type="float" office:value="551" calcext:value-type="float">
            <text:p>551</text:p>
          </table:table-cell>
          <table:table-cell office:value-type="float" office:value="340" calcext:value-type="float">
            <text:p>34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736" calcext:value-type="float">
            <text:p>736</text:p>
          </table:table-cell>
          <table:table-cell office:value-type="float" office:value="800" calcext:value-type="float">
            <text:p>80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ull</text:p>
          </table:table-cell>
          <table:table-cell office:value-type="float" office:value="451" calcext:value-type="float">
            <text:p>451</text:p>
          </table:table-cell>
          <table:table-cell office:value-type="float" office:value="373" calcext:value-type="float">
            <text:p>373</text:p>
          </table:table-cell>
          <table:table-cell office:value-type="float" office:value="723" calcext:value-type="float">
            <text:p>72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ll</text:p>
          </table:table-cell>
          <table:table-cell office:value-type="float" office:value="537" calcext:value-type="float">
            <text:p>537</text:p>
          </table:table-cell>
          <table:table-cell office:value-type="float" office:value="495" calcext:value-type="float">
            <text:p>495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[700,1]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372" calcext:value-type="float">
            <text:p>3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[800,1]</text:p>
          </table:table-cell>
          <table:table-cell office:value-type="float" office:value="257" calcext:value-type="float">
            <text:p>257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617" calcext:value-type="float">
            <text:p>617</text:p>
          </table:table-cell>
          <table:table-cell office:value-type="float" office:value="624" calcext:value-type="float">
            <text:p>62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273" calcext:value-type="float">
            <text:p>273</text:p>
          </table:table-cell>
          <table:table-cell office:value-type="float" office:value="512" calcext:value-type="float">
            <text:p>51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ull</text:p>
          </table:table-cell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[900,1]</text:p>
          </table:table-cell>
          <table:table-cell office:value-type="float" office:value="280" calcext:value-type="float">
            <text:p>280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761" calcext:value-type="float">
            <text:p>761</text:p>
          </table:table-cell>
          <table:table-cell office:value-type="float" office:value="753" calcext:value-type="float">
            <text:p>75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null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1100" calcext:value-type="float">
            <text:p>110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null</text:p>
          </table:table-cell>
          <table:table-cell office:value-type="float" office:value="704" calcext:value-type="float">
            <text:p>704</text:p>
          </table:table-cell>
          <table:table-cell office:value-type="float" office:value="623" calcext:value-type="float">
            <text:p>623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[1000,1]</text:p>
          </table:table-cell>
          <table:table-cell office:value-type="float" office:value="527" calcext:value-type="float">
            <text:p>527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902" calcext:value-type="float">
            <text:p>902</text:p>
          </table:table-cell>
          <table:table-cell office:value-type="float" office:value="914" calcext:value-type="float">
            <text:p>91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1805" calcext:value-type="float">
            <text:p>1805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ull</text:p>
          </table:table-cell>
          <table:table-cell office:value-type="float" office:value="669" calcext:value-type="float">
            <text:p>669</text:p>
          </table:table-cell>
          <table:table-cell office:value-type="float" office:value="557" calcext:value-type="float">
            <text:p>557</text:p>
          </table:table-cell>
          <table:table-cell office:value-type="float" office:value="692" calcext:value-type="float">
            <text:p>692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null</text:p>
          </table:table-cell>
          <table:table-cell office:value-type="float" office:value="481" calcext:value-type="float">
            <text:p>481</text:p>
          </table:table-cell>
          <table:table-cell office:value-type="float" office:value="505" calcext:value-type="float">
            <text:p>50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[1100,1]</text:p>
          </table:table-cell>
          <table:table-cell office:value-type="float" office:value="323" calcext:value-type="float">
            <text:p>323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581" calcext:value-type="float">
            <text:p>581</text:p>
          </table:table-cell>
          <table:table-cell office:value-type="float" office:value="592" calcext:value-type="float">
            <text:p>592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249" calcext:value-type="float">
            <text:p>1249</text:p>
          </table:table-cell>
          <table:table-cell office:value-type="float" office:value="1104" calcext:value-type="float">
            <text:p>110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2408" calcext:value-type="float">
            <text:p>240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null</text:p>
          </table:table-cell>
          <table:table-cell office:value-type="float" office:value="505" calcext:value-type="float">
            <text:p>505</text:p>
          </table:table-cell>
          <table:table-cell office:value-type="float" office:value="419" calcext:value-type="float">
            <text:p>41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[1200,1]</text:p>
          </table:table-cell>
          <table:table-cell office:value-type="float" office:value="344" calcext:value-type="float">
            <text:p>344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668" calcext:value-type="float">
            <text:p>668</text:p>
          </table:table-cell>
          <table:table-cell office:value-type="float" office:value="678" calcext:value-type="float">
            <text:p>678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281" calcext:value-type="float">
            <text:p>1281</text:p>
          </table:table-cell>
          <table:table-cell office:value-type="float" office:value="1390" calcext:value-type="float">
            <text:p>139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ull</text:p>
          </table:table-cell>
          <table:table-cell office:value-type="float" office:value="458" calcext:value-type="float">
            <text:p>458</text:p>
          </table:table-cell>
          <table:table-cell office:value-type="float" office:value="397" calcext:value-type="float">
            <text:p>397</text:p>
          </table:table-cell>
          <table:table-cell office:value-type="float" office:value="719" calcext:value-type="float">
            <text:p>71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null</text:p>
          </table:table-cell>
          <table:table-cell office:value-type="float" office:value="529" calcext:value-type="float">
            <text:p>529</text:p>
          </table:table-cell>
          <table:table-cell office:value-type="float" office:value="455" calcext:value-type="float">
            <text:p>4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[1300,1]</text:p>
          </table:table-cell>
          <table:table-cell office:value-type="float" office:value="619" calcext:value-type="float">
            <text:p>619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1301" calcext:value-type="float">
            <text:p>1301</text:p>
          </table:table-cell>
          <table:table-cell office:value-type="float" office:value="1258" calcext:value-type="float">
            <text:p>1258</text:p>
          </table:table-cell>
          <table:table-cell office:value-type="float" office:value="545" calcext:value-type="float">
            <text:p>545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361" calcext:value-type="float">
            <text:p>2361</text:p>
          </table:table-cell>
          <table:table-cell office:value-type="float" office:value="2401" calcext:value-type="float">
            <text:p>2401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null</text:p>
          </table:table-cell>
          <table:table-cell office:value-type="float" office:value="821" calcext:value-type="float">
            <text:p>821</text:p>
          </table:table-cell>
          <table:table-cell office:value-type="float" office:value="704" calcext:value-type="float">
            <text:p>704</text:p>
          </table:table-cell>
          <table:table-cell office:value-type="float" office:value="1260" calcext:value-type="float">
            <text:p>1260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null</text:p>
          </table:table-cell>
          <table:table-cell office:value-type="float" office:value="555" calcext:value-type="float">
            <text:p>555</text:p>
          </table:table-cell>
          <table:table-cell office:value-type="float" office:value="490" calcext:value-type="float">
            <text:p>49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[1400,1]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859" calcext:value-type="float">
            <text:p>859</text:p>
          </table:table-cell>
          <table:table-cell office:value-type="float" office:value="836" calcext:value-type="float">
            <text:p>836</text:p>
          </table:table-cell>
          <table:table-cell office:value-type="float" office:value="371" calcext:value-type="float">
            <text:p>371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539" calcext:value-type="float">
            <text:p>1539</text:p>
          </table:table-cell>
          <table:table-cell office:value-type="float" office:value="1534" calcext:value-type="float">
            <text:p>1534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null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office:value-type="float" office:value="956" calcext:value-type="float">
            <text:p>956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null</text:p>
          </table:table-cell>
          <table:table-cell office:value-type="float" office:value="588" calcext:value-type="float">
            <text:p>588</text:p>
          </table:table-cell>
          <table:table-cell office:value-type="float" office:value="530" calcext:value-type="float">
            <text:p>53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[1500,1]</text:p>
          </table:table-cell>
          <table:table-cell office:value-type="float" office:value="391" calcext:value-type="float">
            <text:p>391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930" calcext:value-type="float">
            <text:p>930</text:p>
          </table:table-cell>
          <table:table-cell office:value-type="float" office:value="947" calcext:value-type="float">
            <text:p>947</text:p>
          </table:table-cell>
          <table:table-cell office:value-type="float" office:value="373" calcext:value-type="float">
            <text:p>373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1749" calcext:value-type="float">
            <text:p>1749</text:p>
          </table:table-cell>
          <table:table-cell office:value-type="float" office:value="2979" calcext:value-type="float">
            <text:p>2979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null</text:p>
          </table:table-cell>
          <table:table-cell office:value-type="float" office:value="941" calcext:value-type="float">
            <text:p>941</text:p>
          </table:table-cell>
          <table:table-cell office:value-type="float" office:value="866" calcext:value-type="float">
            <text:p>866</text:p>
          </table:table-cell>
          <table:table-cell office:value-type="float" office:value="1933" calcext:value-type="float">
            <text:p>1933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null</text:p>
          </table:table-cell>
          <table:table-cell office:value-type="float" office:value="1090" calcext:value-type="float">
            <text:p>1090</text:p>
          </table:table-cell>
          <table:table-cell office:value-type="float" office:value="931" calcext:value-type="float">
            <text:p>93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[1600,1]</text:p>
          </table:table-cell>
          <table:table-cell office:value-type="float" office:value="409" calcext:value-type="float">
            <text:p>409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1020" calcext:value-type="float">
            <text:p>1020</text:p>
          </table:table-cell>
          <table:table-cell office:value-type="float" office:value="1004" calcext:value-type="float">
            <text:p>1004</text:p>
          </table:table-cell>
          <table:table-cell office:value-type="float" office:value="376" calcext:value-type="float">
            <text:p>37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132" calcext:value-type="float">
            <text:p>2132</text:p>
          </table:table-cell>
          <table:table-cell office:value-type="float" office:value="1970" calcext:value-type="float">
            <text:p>1970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null</text:p>
          </table:table-cell>
          <table:table-cell office:value-type="float" office:value="597" calcext:value-type="float">
            <text:p>597</text:p>
          </table:table-cell>
          <table:table-cell office:value-type="float" office:value="533" calcext:value-type="float">
            <text:p>533</text:p>
          </table:table-cell>
          <table:table-cell office:value-type="float" office:value="1540" calcext:value-type="float">
            <text:p>1540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null</text:p>
          </table:table-cell>
          <table:table-cell office:value-type="float" office:value="638" calcext:value-type="float">
            <text:p>638</text:p>
          </table:table-cell>
          <table:table-cell office:value-type="float" office:value="549" calcext:value-type="float">
            <text:p>54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[1700,1]</text:p>
          </table:table-cell>
          <table:table-cell office:value-type="float" office:value="414" calcext:value-type="float">
            <text:p>414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087" calcext:value-type="float">
            <text:p>1087</text:p>
          </table:table-cell>
          <table:table-cell office:value-type="float" office:value="396" calcext:value-type="float">
            <text:p>396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89" calcext:value-type="float">
            <text:p>2289</text:p>
          </table:table-cell>
          <table:table-cell office:value-type="float" office:value="2451" calcext:value-type="float">
            <text:p>2451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null</text:p>
          </table:table-cell>
          <table:table-cell office:value-type="float" office:value="628" calcext:value-type="float">
            <text:p>628</text:p>
          </table:table-cell>
          <table:table-cell office:value-type="float" office:value="549" calcext:value-type="float">
            <text:p>549</text:p>
          </table:table-cell>
          <table:table-cell office:value-type="float" office:value="13423" calcext:value-type="float">
            <text:p>13423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null</text:p>
          </table:table-cell>
          <table:table-cell office:value-type="float" office:value="1149" calcext:value-type="float">
            <text:p>1149</text:p>
          </table:table-cell>
          <table:table-cell office:value-type="float" office:value="1017" calcext:value-type="float">
            <text:p>101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[1800,1]</text:p>
          </table:table-cell>
          <table:table-cell office:value-type="float" office:value="415" calcext:value-type="float">
            <text:p>415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1192" calcext:value-type="float">
            <text:p>1192</text:p>
          </table:table-cell>
          <table:table-cell office:value-type="float" office:value="1166" calcext:value-type="float">
            <text:p>1166</text:p>
          </table:table-cell>
          <table:table-cell office:value-type="float" office:value="436" calcext:value-type="float">
            <text:p>436</text:p>
          </table:table-cell>
          <table:table-cell office:value-type="float" office:value="239" calcext:value-type="float">
            <text:p>239</text:p>
          </table:table-cell>
          <table:table-cell office:value-type="float" office:value="228" calcext:value-type="float">
            <text:p>228</text:p>
          </table:table-cell>
          <table:table-cell office:value-type="float" office:value="2478" calcext:value-type="float">
            <text:p>2478</text:p>
          </table:table-cell>
          <table:table-cell office:value-type="float" office:value="2823" calcext:value-type="float">
            <text:p>2823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null</text:p>
          </table:table-cell>
          <table:table-cell office:value-type="float" office:value="657" calcext:value-type="float">
            <text:p>657</text:p>
          </table:table-cell>
          <table:table-cell office:value-type="float" office:value="567" calcext:value-type="float">
            <text:p>567</text:p>
          </table:table-cell>
          <table:table-cell office:value-type="float" office:value="10296" calcext:value-type="float">
            <text:p>10296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float" office:value="708" calcext:value-type="float">
            <text:p>708</text:p>
          </table:table-cell>
          <table:table-cell office:value-type="float" office:value="632" calcext:value-type="float">
            <text:p>63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[1900,1]</text:p>
          </table:table-cell>
          <table:table-cell office:value-type="float" office:value="711" calcext:value-type="float">
            <text:p>711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2202" calcext:value-type="float">
            <text:p>2202</text:p>
          </table:table-cell>
          <table:table-cell office:value-type="float" office:value="2188" calcext:value-type="float">
            <text:p>2188</text:p>
          </table:table-cell>
          <table:table-cell office:value-type="float" office:value="738" calcext:value-type="float">
            <text:p>738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946" calcext:value-type="float">
            <text:p>4946</text:p>
          </table:table-cell>
          <table:table-cell office:value-type="float" office:value="5135" calcext:value-type="float">
            <text:p>5135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null</text:p>
          </table:table-cell>
          <table:table-cell office:value-type="float" office:value="1148" calcext:value-type="float">
            <text:p>1148</text:p>
          </table:table-cell>
          <table:table-cell office:value-type="float" office:value="1000" calcext:value-type="float">
            <text:p>1000</text:p>
          </table:table-cell>
          <table:table-cell office:value-type="float" office:value="1480" calcext:value-type="float">
            <text:p>1480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null</text:p>
          </table:table-cell>
          <table:table-cell office:value-type="float" office:value="732" calcext:value-type="float">
            <text:p>732</text:p>
          </table:table-cell>
          <table:table-cell office:value-type="float" office:value="656" calcext:value-type="float">
            <text:p>65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[2000,1]</text:p>
          </table:table-cell>
          <table:table-cell office:value-type="float" office:value="478" calcext:value-type="float">
            <text:p>478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2554" calcext:value-type="float">
            <text:p>2554</text:p>
          </table:table-cell>
          <table:table-cell office:value-type="float" office:value="2548" calcext:value-type="float">
            <text:p>2548</text:p>
          </table:table-cell>
          <table:table-cell office:value-type="float" office:value="452" calcext:value-type="float">
            <text:p>452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3639" calcext:value-type="float">
            <text:p>3639</text:p>
          </table:table-cell>
          <table:table-cell office:value-type="float" office:value="3314" calcext:value-type="float">
            <text:p>3314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null</text:p>
          </table:table-cell>
          <table:table-cell office:value-type="float" office:value="766" calcext:value-type="float">
            <text:p>766</text:p>
          </table:table-cell>
          <table:table-cell office:value-type="float" office:value="613" calcext:value-type="float">
            <text:p>613</text:p>
          </table:table-cell>
          <table:table-cell office:value-type="float" office:value="1730" calcext:value-type="float">
            <text:p>173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null</text:p>
          </table:table-cell>
          <table:table-cell office:value-type="float" office:value="764" calcext:value-type="float">
            <text:p>764</text:p>
          </table:table-cell>
          <table:table-cell office:value-type="float" office:value="693" calcext:value-type="float">
            <text:p>693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[2100,1]</text:p>
          </table:table-cell>
          <table:table-cell office:value-type="float" office:value="487" calcext:value-type="float">
            <text:p>487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2781" calcext:value-type="float">
            <text:p>2781</text:p>
          </table:table-cell>
          <table:table-cell office:value-type="float" office:value="2762" calcext:value-type="float">
            <text:p>2762</text:p>
          </table:table-cell>
          <table:table-cell office:value-type="float" office:value="464" calcext:value-type="float">
            <text:p>464</text:p>
          </table:table-cell>
          <table:table-cell office:value-type="float" office:value="411" calcext:value-type="float">
            <text:p>411</text:p>
          </table:table-cell>
          <table:table-cell office:value-type="float" office:value="250" calcext:value-type="float">
            <text:p>250</text:p>
          </table:table-cell>
          <table:table-cell office:value-type="float" office:value="4568" calcext:value-type="float">
            <text:p>4568</text:p>
          </table:table-cell>
          <table:table-cell office:value-type="float" office:value="6420" calcext:value-type="float">
            <text:p>6420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null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3166" calcext:value-type="float">
            <text:p>3166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null</text:p>
          </table:table-cell>
          <table:table-cell office:value-type="float" office:value="798" calcext:value-type="float">
            <text:p>798</text:p>
          </table:table-cell>
          <table:table-cell office:value-type="float" office:value="723" calcext:value-type="float">
            <text:p>723</text:p>
          </table:table-cell>
          <table:table-cell office:value-type="float" office:value="15429" calcext:value-type="float">
            <text:p>15429</text:p>
          </table:table-cell>
        </table:table-row>
        <table:table-row table:style-name="ro1">
          <table:table-cell office:value-type="string" calcext:value-type="string">
            <text:p>[2200,1]</text:p>
          </table:table-cell>
          <table:table-cell office:value-type="float" office:value="499" calcext:value-type="float">
            <text:p>499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034" calcext:value-type="float">
            <text:p>3034</text:p>
          </table:table-cell>
          <table:table-cell office:value-type="float" office:value="3104" calcext:value-type="float">
            <text:p>3104</text:p>
          </table:table-cell>
          <table:table-cell office:value-type="float" office:value="571" calcext:value-type="float">
            <text:p>571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  <table:table-cell office:value-type="float" office:value="3555" calcext:value-type="float">
            <text:p>3555</text:p>
          </table:table-cell>
          <table:table-cell office:value-type="float" office:value="3727" calcext:value-type="float">
            <text:p>3727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null</text:p>
          </table:table-cell>
          <table:table-cell office:value-type="float" office:value="785" calcext:value-type="float">
            <text:p>785</text:p>
          </table:table-cell>
          <table:table-cell office:value-type="float" office:value="709" calcext:value-type="float">
            <text:p>709</text:p>
          </table:table-cell>
          <table:table-cell office:value-type="float" office:value="4672" calcext:value-type="float">
            <text:p>467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ull</text:p>
          </table:table-cell>
          <table:table-cell office:value-type="float" office:value="1383" calcext:value-type="float">
            <text:p>1383</text:p>
          </table:table-cell>
          <table:table-cell office:value-type="float" office:value="1340" calcext:value-type="float">
            <text:p>13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[2300,1]</text:p>
          </table:table-cell>
          <table:table-cell office:value-type="float" office:value="839" calcext:value-type="float">
            <text:p>839</text:p>
          </table:table-cell>
          <table:table-cell office:value-type="float" office:value="378" calcext:value-type="float">
            <text:p>378</text:p>
          </table:table-cell>
          <table:table-cell office:value-type="float" office:value="630" calcext:value-type="float">
            <text:p>630</text:p>
          </table:table-cell>
          <table:table-cell office:value-type="float" office:value="3333" calcext:value-type="float">
            <text:p>3333</text:p>
          </table:table-cell>
          <table:table-cell office:value-type="float" office:value="3578" calcext:value-type="float">
            <text:p>3578</text:p>
          </table:table-cell>
          <table:table-cell office:value-type="float" office:value="566" calcext:value-type="float">
            <text:p>566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940" calcext:value-type="float">
            <text:p>3940</text:p>
          </table:table-cell>
          <table:table-cell office:value-type="float" office:value="3922" calcext:value-type="float">
            <text:p>3922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null</text:p>
          </table:table-cell>
          <table:table-cell office:value-type="float" office:value="813" calcext:value-type="float">
            <text:p>813</text:p>
          </table:table-cell>
          <table:table-cell office:value-type="float" office:value="733" calcext:value-type="float">
            <text:p>733</text:p>
          </table:table-cell>
          <table:table-cell office:value-type="float" office:value="2266" calcext:value-type="float">
            <text:p>2266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null</text:p>
          </table:table-cell>
          <table:table-cell office:value-type="float" office:value="947" calcext:value-type="float">
            <text:p>947</text:p>
          </table:table-cell>
          <table:table-cell office:value-type="float" office:value="912" calcext:value-type="float">
            <text:p>912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[2400,1]</text:p>
          </table:table-cell>
          <table:table-cell office:value-type="float" office:value="846" calcext:value-type="float">
            <text:p>846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047" calcext:value-type="float">
            <text:p>6047</text:p>
          </table:table-cell>
          <table:table-cell office:value-type="float" office:value="6434" calcext:value-type="float">
            <text:p>6434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444" calcext:value-type="float">
            <text:p>444</text:p>
          </table:table-cell>
          <table:table-cell office:value-type="float" office:value="5631" calcext:value-type="float">
            <text:p>5631</text:p>
          </table:table-cell>
          <table:table-cell office:value-type="float" office:value="4248" calcext:value-type="float">
            <text:p>424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null</text:p>
          </table:table-cell>
          <table:table-cell office:value-type="float" office:value="841" calcext:value-type="float">
            <text:p>841</text:p>
          </table:table-cell>
          <table:table-cell office:value-type="float" office:value="754" calcext:value-type="float">
            <text:p>754</text:p>
          </table:table-cell>
          <table:table-cell office:value-type="float" office:value="3731" calcext:value-type="float">
            <text:p>3731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null</text:p>
          </table:table-cell>
          <table:table-cell office:value-type="float" office:value="956" calcext:value-type="float">
            <text:p>956</text:p>
          </table:table-cell>
          <table:table-cell office:value-type="float" office:value="922" calcext:value-type="float">
            <text:p>92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[2500,1]</text:p>
          </table:table-cell>
          <table:table-cell office:value-type="float" office:value="526" calcext:value-type="float">
            <text:p>526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737" calcext:value-type="float">
            <text:p>3737</text:p>
          </table:table-cell>
          <table:table-cell office:value-type="float" office:value="3751" calcext:value-type="float">
            <text:p>3751</text:p>
          </table:table-cell>
          <table:table-cell office:value-type="float" office:value="559" calcext:value-type="float">
            <text:p>559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4624" calcext:value-type="float">
            <text:p>4624</text:p>
          </table:table-cell>
          <table:table-cell office:value-type="float" office:value="7161" calcext:value-type="float">
            <text:p>7161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null</text:p>
          </table:table-cell>
          <table:table-cell office:value-type="float" office:value="1477" calcext:value-type="float">
            <text:p>1477</text:p>
          </table:table-cell>
          <table:table-cell office:value-type="float" office:value="1340" calcext:value-type="float">
            <text:p>1340</text:p>
          </table:table-cell>
          <table:table-cell office:value-type="float" office:value="3791" calcext:value-type="float">
            <text:p>3791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null</text:p>
          </table:table-cell>
          <table:table-cell office:value-type="float" office:value="1184" calcext:value-type="float">
            <text:p>1184</text:p>
          </table:table-cell>
          <table:table-cell office:value-type="float" office:value="948" calcext:value-type="float">
            <text:p>948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[2600,1]</text:p>
          </table:table-cell>
          <table:table-cell office:value-type="float" office:value="541" calcext:value-type="float">
            <text:p>541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026" calcext:value-type="float">
            <text:p>4026</text:p>
          </table:table-cell>
          <table:table-cell office:value-type="float" office:value="4111" calcext:value-type="float">
            <text:p>4111</text:p>
          </table:table-cell>
          <table:table-cell office:value-type="float" office:value="564" calcext:value-type="float">
            <text:p>564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5481" calcext:value-type="float">
            <text:p>5481</text:p>
          </table:table-cell>
          <table:table-cell office:value-type="float" office:value="5906" calcext:value-type="float">
            <text:p>5906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ull</text:p>
          </table:table-cell>
          <table:table-cell office:value-type="float" office:value="890" calcext:value-type="float">
            <text:p>890</text:p>
          </table:table-cell>
          <table:table-cell office:value-type="float" office:value="808" calcext:value-type="float">
            <text:p>808</text:p>
          </table:table-cell>
          <table:table-cell office:value-type="float" office:value="3872" calcext:value-type="float">
            <text:p>3872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null</text:p>
          </table:table-cell>
          <table:table-cell office:value-type="float" office:value="952" calcext:value-type="float">
            <text:p>952</text:p>
          </table:table-cell>
          <table:table-cell office:value-type="float" office:value="1502" calcext:value-type="float">
            <text:p>1502</text:p>
          </table:table-cell>
          <table:table-cell office:value-type="float" office:value="23874" calcext:value-type="float">
            <text:p>23874</text:p>
          </table:table-cell>
        </table:table-row>
        <table:table-row table:style-name="ro1">
          <table:table-cell office:value-type="string" calcext:value-type="string">
            <text:p>[2700,1]</text:p>
          </table:table-cell>
          <table:table-cell office:value-type="float" office:value="554" calcext:value-type="float">
            <text:p>554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322" calcext:value-type="float">
            <text:p>4322</text:p>
          </table:table-cell>
          <table:table-cell office:value-type="float" office:value="4382" calcext:value-type="float">
            <text:p>4382</text:p>
          </table:table-cell>
          <table:table-cell office:value-type="float" office:value="561" calcext:value-type="float">
            <text:p>56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5532" calcext:value-type="float">
            <text:p>5532</text:p>
          </table:table-cell>
          <table:table-cell office:value-type="float" office:value="5771" calcext:value-type="float">
            <text:p>5771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null</text:p>
          </table:table-cell>
          <table:table-cell office:value-type="float" office:value="933" calcext:value-type="float">
            <text:p>933</text:p>
          </table:table-cell>
          <table:table-cell office:value-type="float" office:value="922" calcext:value-type="float">
            <text:p>922</text:p>
          </table:table-cell>
          <table:table-cell office:value-type="float" office:value="3193" calcext:value-type="float">
            <text:p>3193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null</text:p>
          </table:table-cell>
          <table:table-cell office:value-type="float" office:value="967" calcext:value-type="float">
            <text:p>967</text:p>
          </table:table-cell>
          <table:table-cell office:value-type="float" office:value="972" calcext:value-type="float">
            <text:p>972</text:p>
          </table:table-cell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string" calcext:value-type="string">
            <text:p>[2800,1]</text:p>
          </table:table-cell>
          <table:table-cell office:value-type="float" office:value="560" calcext:value-type="float">
            <text:p>560</text:p>
          </table:table-cell>
          <table:table-cell office:value-type="float" office:value="741" calcext:value-type="float">
            <text:p>741</text:p>
          </table:table-cell>
          <table:table-cell office:value-type="float" office:value="444" calcext:value-type="float">
            <text:p>444</text:p>
          </table:table-cell>
          <table:table-cell office:value-type="float" office:value="4881" calcext:value-type="float">
            <text:p>4881</text:p>
          </table:table-cell>
          <table:table-cell office:value-type="float" office:value="8089" calcext:value-type="float">
            <text:p>8089</text:p>
          </table:table-cell>
          <table:table-cell office:value-type="float" office:value="1005" calcext:value-type="float">
            <text:p>1005</text:p>
          </table:table-cell>
          <table:table-cell office:value-type="float" office:value="472" calcext:value-type="float">
            <text:p>472</text:p>
          </table:table-cell>
          <table:table-cell office:value-type="float" office:value="550" calcext:value-type="float">
            <text:p>550</text:p>
          </table:table-cell>
          <table:table-cell office:value-type="float" office:value="9874" calcext:value-type="float">
            <text:p>9874</text:p>
          </table:table-cell>
          <table:table-cell office:value-type="float" office:value="9675" calcext:value-type="float">
            <text:p>9675</text:p>
          </table:table-cell>
          <table:table-cell office:value-type="float" office:value="23602" calcext:value-type="float">
            <text:p>23602</text:p>
          </table:table-cell>
          <table:table-cell office:value-type="string" calcext:value-type="string">
            <text:p>null</text:p>
          </table:table-cell>
          <table:table-cell office:value-type="float" office:value="958" calcext:value-type="float">
            <text:p>958</text:p>
          </table:table-cell>
          <table:table-cell office:value-type="float" office:value="850" calcext:value-type="float">
            <text:p>850</text:p>
          </table:table-cell>
          <table:table-cell office:value-type="float" office:value="7089" calcext:value-type="float">
            <text:p>7089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null</text:p>
          </table:table-cell>
          <table:table-cell office:value-type="float" office:value="1010" calcext:value-type="float">
            <text:p>1010</text:p>
          </table:table-cell>
          <table:table-cell office:value-type="float" office:value="1119" calcext:value-type="float">
            <text:p>1119</text:p>
          </table:table-cell>
          <table:table-cell office:value-type="float" office:value="29150" calcext:value-type="float">
            <text:p>29150</text:p>
          </table:table-cell>
        </table:table-row>
        <table:table-row table:style-name="ro1">
          <table:table-cell office:value-type="string" calcext:value-type="string">
            <text:p>[2900,1]</text:p>
          </table:table-cell>
          <table:table-cell office:value-type="float" office:value="574" calcext:value-type="float">
            <text:p>57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 office:value-type="float" office:value="5274" calcext:value-type="float">
            <text:p>5274</text:p>
          </table:table-cell>
          <table:table-cell office:value-type="float" office:value="5031" calcext:value-type="float">
            <text:p>5031</text:p>
          </table:table-cell>
          <table:table-cell office:value-type="float" office:value="687" calcext:value-type="float">
            <text:p>687</text:p>
          </table:table-cell>
          <table:table-cell office:value-type="float" office:value="533" calcext:value-type="float">
            <text:p>533</text:p>
          </table:table-cell>
          <table:table-cell office:value-type="float" office:value="321" calcext:value-type="float">
            <text:p>321</text:p>
          </table:table-cell>
          <table:table-cell office:value-type="float" office:value="9260" calcext:value-type="float">
            <text:p>9260</text:p>
          </table:table-cell>
          <table:table-cell office:value-type="float" office:value="10621" calcext:value-type="float">
            <text:p>10621</text:p>
          </table:table-cell>
          <table:table-cell office:value-type="float" office:value="8675" calcext:value-type="float">
            <text:p>8675</text:p>
          </table:table-cell>
          <table:table-cell office:value-type="string" calcext:value-type="string">
            <text:p>null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3221" calcext:value-type="float">
            <text:p>3221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null</text:p>
          </table:table-cell>
          <table:table-cell office:value-type="float" office:value="1083" calcext:value-type="float">
            <text:p>1083</text:p>
          </table:table-cell>
          <table:table-cell office:value-type="float" office:value="1405" calcext:value-type="float">
            <text:p>1405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[3000,1]</text:p>
          </table:table-cell>
          <table:table-cell office:value-type="float" office:value="627" calcext:value-type="float">
            <text:p>627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5299" calcext:value-type="float">
            <text:p>5299</text:p>
          </table:table-cell>
          <table:table-cell office:value-type="float" office:value="5265" calcext:value-type="float">
            <text:p>5265</text:p>
          </table:table-cell>
          <table:table-cell office:value-type="float" office:value="689" calcext:value-type="float">
            <text:p>689</text:p>
          </table:table-cell>
          <table:table-cell office:value-type="float" office:value="557" calcext:value-type="float">
            <text:p>557</text:p>
          </table:table-cell>
          <table:table-cell office:value-type="float" office:value="328" calcext:value-type="float">
            <text:p>328</text:p>
          </table:table-cell>
          <table:table-cell office:value-type="float" office:value="9742" calcext:value-type="float">
            <text:p>9742</text:p>
          </table:table-cell>
          <table:table-cell office:value-type="float" office:value="11694" calcext:value-type="float">
            <text:p>11694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null</text:p>
          </table:table-cell>
          <table:table-cell office:value-type="float" office:value="1766" calcext:value-type="float">
            <text:p>1766</text:p>
          </table:table-cell>
          <table:table-cell office:value-type="float" office:value="899" calcext:value-type="float">
            <text:p>899</text:p>
          </table:table-cell>
          <table:table-cell office:value-type="float" office:value="3693" calcext:value-type="float">
            <text:p>3693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null</text:p>
          </table:table-cell>
          <table:table-cell office:value-type="float" office:value="1093" calcext:value-type="float">
            <text:p>1093</text:p>
          </table:table-cell>
          <table:table-cell office:value-type="float" office:value="1085" calcext:value-type="float">
            <text:p>1085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string" calcext:value-type="string">
            <text:p>[3100,1]</text:p>
          </table:table-cell>
          <table:table-cell office:value-type="float" office:value="627" calcext:value-type="float">
            <text:p>627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5568" calcext:value-type="float">
            <text:p>5568</text:p>
          </table:table-cell>
          <table:table-cell office:value-type="float" office:value="5651" calcext:value-type="float">
            <text:p>5651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330" calcext:value-type="float">
            <text:p>330</text:p>
          </table:table-cell>
          <table:table-cell office:value-type="float" office:value="9579" calcext:value-type="float">
            <text:p>9579</text:p>
          </table:table-cell>
          <table:table-cell office:value-type="float" office:value="12278" calcext:value-type="float">
            <text:p>12278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null</text:p>
          </table:table-cell>
          <table:table-cell office:value-type="float" office:value="1460" calcext:value-type="float">
            <text:p>1460</text:p>
          </table:table-cell>
          <table:table-cell office:value-type="float" office:value="977" calcext:value-type="float">
            <text:p>977</text:p>
          </table:table-cell>
          <table:table-cell office:value-type="float" office:value="4646" calcext:value-type="float">
            <text:p>4646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null</text:p>
          </table:table-cell>
          <table:table-cell office:value-type="float" office:value="1146" calcext:value-type="float">
            <text:p>1146</text:p>
          </table:table-cell>
          <table:table-cell office:value-type="float" office:value="1129" calcext:value-type="float">
            <text:p>1129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string" calcext:value-type="string">
            <text:p>[3200,1]</text:p>
          </table:table-cell>
          <table:table-cell office:value-type="float" office:value="640" calcext:value-type="float">
            <text:p>640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6081" calcext:value-type="float">
            <text:p>6081</text:p>
          </table:table-cell>
          <table:table-cell office:value-type="float" office:value="6018" calcext:value-type="float">
            <text:p>6018</text:p>
          </table:table-cell>
          <table:table-cell office:value-type="float" office:value="679" calcext:value-type="float">
            <text:p>679</text:p>
          </table:table-cell>
          <table:table-cell office:value-type="float" office:value="564" calcext:value-type="float">
            <text:p>564</text:p>
          </table:table-cell>
          <table:table-cell office:value-type="float" office:value="338" calcext:value-type="float">
            <text:p>338</text:p>
          </table:table-cell>
          <table:table-cell office:value-type="float" office:value="11757" calcext:value-type="float">
            <text:p>11757</text:p>
          </table:table-cell>
          <table:table-cell office:value-type="float" office:value="13663" calcext:value-type="float">
            <text:p>13663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null</text:p>
          </table:table-cell>
          <table:table-cell office:value-type="float" office:value="1870" calcext:value-type="float">
            <text:p>1870</text:p>
          </table:table-cell>
          <table:table-cell office:value-type="float" office:value="965" calcext:value-type="float">
            <text:p>965</text:p>
          </table:table-cell>
          <table:table-cell office:value-type="float" office:value="12639" calcext:value-type="float">
            <text:p>12639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null</text:p>
          </table:table-cell>
          <table:table-cell office:value-type="float" office:value="1104" calcext:value-type="float">
            <text:p>1104</text:p>
          </table:table-cell>
          <table:table-cell office:value-type="float" office:value="1148" calcext:value-type="float">
            <text:p>1148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string" calcext:value-type="string">
            <text:p>[3300,1]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10643" calcext:value-type="float">
            <text:p>10643</text:p>
          </table:table-cell>
          <table:table-cell office:value-type="float" office:value="6302" calcext:value-type="float">
            <text:p>6302</text:p>
          </table:table-cell>
          <table:table-cell office:value-type="float" office:value="695" calcext:value-type="float">
            <text:p>695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9787" calcext:value-type="float">
            <text:p>9787</text:p>
          </table:table-cell>
          <table:table-cell office:value-type="float" office:value="10035" calcext:value-type="float">
            <text:p>10035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null</text:p>
          </table:table-cell>
          <table:table-cell office:value-type="float" office:value="1127" calcext:value-type="float">
            <text:p>1127</text:p>
          </table:table-cell>
          <table:table-cell office:value-type="float" office:value="988" calcext:value-type="float">
            <text:p>988</text:p>
          </table:table-cell>
          <table:table-cell office:value-type="float" office:value="3969" calcext:value-type="float">
            <text:p>3969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null</text:p>
          </table:table-cell>
          <table:table-cell office:value-type="float" office:value="1926" calcext:value-type="float">
            <text:p>1926</text:p>
          </table:table-cell>
          <table:table-cell office:value-type="float" office:value="2089" calcext:value-type="float">
            <text:p>2089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[3400,1]</text:p>
          </table:table-cell>
          <table:table-cell office:value-type="float" office:value="656" calcext:value-type="float">
            <text:p>656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6966" calcext:value-type="float">
            <text:p>6966</text:p>
          </table:table-cell>
          <table:table-cell office:value-type="float" office:value="6915" calcext:value-type="float">
            <text:p>6915</text:p>
          </table:table-cell>
          <table:table-cell office:value-type="float" office:value="711" calcext:value-type="float">
            <text:p>711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10814" calcext:value-type="float">
            <text:p>10814</text:p>
          </table:table-cell>
          <table:table-cell office:value-type="float" office:value="15027" calcext:value-type="float">
            <text:p>15027</text:p>
          </table:table-cell>
          <table:table-cell office:value-type="float" office:value="11439" calcext:value-type="float">
            <text:p>11439</text:p>
          </table:table-cell>
          <table:table-cell office:value-type="string" calcext:value-type="string">
            <text:p>null</text:p>
          </table:table-cell>
          <table:table-cell office:value-type="float" office:value="1949" calcext:value-type="float">
            <text:p>1949</text:p>
          </table:table-cell>
          <table:table-cell office:value-type="float" office:value="1756" calcext:value-type="float">
            <text:p>1756</text:p>
          </table:table-cell>
          <table:table-cell office:value-type="float" office:value="23867" calcext:value-type="float">
            <text:p>23867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null</text:p>
          </table:table-cell>
          <table:table-cell office:value-type="float" office:value="1175" calcext:value-type="float">
            <text:p>1175</text:p>
          </table:table-cell>
          <table:table-cell office:value-type="float" office:value="1207" calcext:value-type="float">
            <text:p>120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[3500,1]</text:p>
          </table:table-cell>
          <table:table-cell office:value-type="float" office:value="670" calcext:value-type="float">
            <text:p>670</text:p>
          </table:table-cell>
          <table:table-cell office:value-type="float" office:value="832" calcext:value-type="float">
            <text:p>832</text:p>
          </table:table-cell>
          <table:table-cell office:value-type="float" office:value="507" calcext:value-type="float">
            <text:p>507</text:p>
          </table:table-cell>
          <table:table-cell office:value-type="float" office:value="10490" calcext:value-type="float">
            <text:p>10490</text:p>
          </table:table-cell>
          <table:table-cell office:value-type="float" office:value="12467" calcext:value-type="float">
            <text:p>12467</text:p>
          </table:table-cell>
          <table:table-cell office:value-type="float" office:value="1201" calcext:value-type="float">
            <text:p>1201</text:p>
          </table:table-cell>
          <table:table-cell office:value-type="float" office:value="360" calcext:value-type="float">
            <text:p>360</text:p>
          </table:table-cell>
          <table:table-cell office:value-type="float" office:value="596" calcext:value-type="float">
            <text:p>596</text:p>
          </table:table-cell>
          <table:table-cell office:value-type="float" office:value="10443" calcext:value-type="float">
            <text:p>10443</text:p>
          </table:table-cell>
          <table:table-cell office:value-type="float" office:value="11241" calcext:value-type="float">
            <text:p>11241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null</text:p>
          </table:table-cell>
          <table:table-cell office:value-type="float" office:value="1195" calcext:value-type="float">
            <text:p>1195</text:p>
          </table:table-cell>
          <table:table-cell office:value-type="float" office:value="1035" calcext:value-type="float">
            <text:p>1035</text:p>
          </table:table-cell>
          <table:table-cell office:value-type="float" office:value="21769" calcext:value-type="float">
            <text:p>21769</text:p>
          </table:table-cell>
          <table:table-cell office:value-type="float" office:value="23599" calcext:value-type="float">
            <text:p>23599</text:p>
          </table:table-cell>
          <table:table-cell office:value-type="string" calcext:value-type="string">
            <text:p>null</text:p>
          </table:table-cell>
          <table:table-cell office:value-type="float" office:value="1368" calcext:value-type="float">
            <text:p>1368</text:p>
          </table:table-cell>
          <table:table-cell office:value-type="float" office:value="1375" calcext:value-type="float">
            <text:p>1375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string" calcext:value-type="string">
            <text:p>[3600,1]</text:p>
          </table:table-cell>
          <table:table-cell office:value-type="float" office:value="685" calcext:value-type="float">
            <text:p>685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8230" calcext:value-type="float">
            <text:p>8230</text:p>
          </table:table-cell>
          <table:table-cell office:value-type="float" office:value="7642" calcext:value-type="float">
            <text:p>7642</text:p>
          </table:table-cell>
          <table:table-cell office:value-type="float" office:value="761" calcext:value-type="float">
            <text:p>761</text:p>
          </table:table-cell>
          <table:table-cell office:value-type="float" office:value="600" calcext:value-type="float">
            <text:p>600</text:p>
          </table:table-cell>
          <table:table-cell office:value-type="float" office:value="360" calcext:value-type="float">
            <text:p>360</text:p>
          </table:table-cell>
          <table:table-cell office:value-type="float" office:value="16208" calcext:value-type="float">
            <text:p>16208</text:p>
          </table:table-cell>
          <table:table-cell office:value-type="float" office:value="16041" calcext:value-type="float">
            <text:p>1604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null</text:p>
          </table:table-cell>
          <table:table-cell office:value-type="float" office:value="1209" calcext:value-type="float">
            <text:p>1209</text:p>
          </table:table-cell>
          <table:table-cell office:value-type="float" office:value="1105" calcext:value-type="float">
            <text:p>1105</text:p>
          </table:table-cell>
          <table:table-cell office:value-type="float" office:value="4676" calcext:value-type="float">
            <text:p>4676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null</text:p>
          </table:table-cell>
          <table:table-cell office:value-type="float" office:value="1195" calcext:value-type="float">
            <text:p>1195</text:p>
          </table:table-cell>
          <table:table-cell office:value-type="float" office:value="1205" calcext:value-type="float">
            <text:p>1205</text:p>
          </table:table-cell>
          <table:table-cell office:value-type="float" office:value="45743" calcext:value-type="float">
            <text:p>45743</text:p>
          </table:table-cell>
        </table:table-row>
        <table:table-row table:style-name="ro1">
          <table:table-cell office:value-type="string" calcext:value-type="string">
            <text:p>[3700,1]</text:p>
          </table:table-cell>
          <table:table-cell office:value-type="float" office:value="693" calcext:value-type="float">
            <text:p>693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8441" calcext:value-type="float">
            <text:p>8441</text:p>
          </table:table-cell>
          <table:table-cell office:value-type="float" office:value="8226" calcext:value-type="float">
            <text:p>8226</text:p>
          </table:table-cell>
          <table:table-cell office:value-type="float" office:value="764" calcext:value-type="float">
            <text:p>764</text:p>
          </table:table-cell>
          <table:table-cell office:value-type="float" office:value="619" calcext:value-type="float">
            <text:p>619</text:p>
          </table:table-cell>
          <table:table-cell office:value-type="float" office:value="386" calcext:value-type="float">
            <text:p>386</text:p>
          </table:table-cell>
          <table:table-cell office:value-type="float" office:value="17519" calcext:value-type="float">
            <text:p>17519</text:p>
          </table:table-cell>
          <table:table-cell office:value-type="float" office:value="18642" calcext:value-type="float">
            <text:p>18642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null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5080" calcext:value-type="float">
            <text:p>5080</text:p>
          </table:table-cell>
          <table:table-cell office:value-type="float" office:value="25803" calcext:value-type="float">
            <text:p>25803</text:p>
          </table:table-cell>
          <table:table-cell office:value-type="string" calcext:value-type="string">
            <text:p>null</text:p>
          </table:table-cell>
          <table:table-cell office:value-type="float" office:value="1229" calcext:value-type="float">
            <text:p>1229</text:p>
          </table:table-cell>
          <table:table-cell office:value-type="float" office:value="1253" calcext:value-type="float">
            <text:p>1253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 office:value-type="string" calcext:value-type="string">
            <text:p>[3800,1]</text:p>
          </table:table-cell>
          <table:table-cell office:value-type="float" office:value="1152" calcext:value-type="float">
            <text:p>1152</text:p>
          </table:table-cell>
          <table:table-cell office:value-type="float" office:value="869" calcext:value-type="float">
            <text:p>869</text:p>
          </table:table-cell>
          <table:table-cell office:value-type="float" office:value="879" calcext:value-type="float">
            <text:p>879</text:p>
          </table:table-cell>
          <table:table-cell office:value-type="float" office:value="14494" calcext:value-type="float">
            <text:p>14494</text:p>
          </table:table-cell>
          <table:table-cell office:value-type="float" office:value="8566" calcext:value-type="float">
            <text:p>8566</text:p>
          </table:table-cell>
          <table:table-cell office:value-type="float" office:value="751" calcext:value-type="float">
            <text:p>751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13505" calcext:value-type="float">
            <text:p>13505</text:p>
          </table:table-cell>
          <table:table-cell office:value-type="float" office:value="13357" calcext:value-type="float">
            <text:p>13357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null</text:p>
          </table:table-cell>
          <table:table-cell office:value-type="float" office:value="1267" calcext:value-type="float">
            <text:p>1267</text:p>
          </table:table-cell>
          <table:table-cell office:value-type="float" office:value="1145" calcext:value-type="float">
            <text:p>1145</text:p>
          </table:table-cell>
          <table:table-cell office:value-type="float" office:value="13462" calcext:value-type="float">
            <text:p>13462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null</text:p>
          </table:table-cell>
          <table:table-cell office:value-type="float" office:value="2126" calcext:value-type="float">
            <text:p>2126</text:p>
          </table:table-cell>
          <table:table-cell office:value-type="float" office:value="2174" calcext:value-type="float">
            <text:p>2174</text:p>
          </table:table-cell>
          <table:table-cell office:value-type="float" office:value="14366" calcext:value-type="float">
            <text:p>14366</text:p>
          </table:table-cell>
        </table:table-row>
        <table:table-row table:style-name="ro1">
          <table:table-cell office:value-type="string" calcext:value-type="string">
            <text:p>[3900,1]</text:p>
          </table:table-cell>
          <table:table-cell office:value-type="float" office:value="762" calcext:value-type="float">
            <text:p>762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9187" calcext:value-type="float">
            <text:p>9187</text:p>
          </table:table-cell>
          <table:table-cell office:value-type="float" office:value="9333" calcext:value-type="float">
            <text:p>9333</text:p>
          </table:table-cell>
          <table:table-cell office:value-type="float" office:value="791" calcext:value-type="float">
            <text:p>791</text:p>
          </table:table-cell>
          <table:table-cell office:value-type="float" office:value="389" calcext:value-type="float">
            <text:p>389</text:p>
          </table:table-cell>
          <table:table-cell office:value-type="float" office:value="380" calcext:value-type="float">
            <text:p>380</text:p>
          </table:table-cell>
          <table:table-cell office:value-type="float" office:value="14256" calcext:value-type="float">
            <text:p>14256</text:p>
          </table:table-cell>
          <table:table-cell office:value-type="float" office:value="17992" calcext:value-type="float">
            <text:p>17992</text:p>
          </table:table-cell>
          <table:table-cell office:value-type="float" office:value="9128" calcext:value-type="float">
            <text:p>9128</text:p>
          </table:table-cell>
          <table:table-cell office:value-type="string" calcext:value-type="string">
            <text:p>null</text:p>
          </table:table-cell>
          <table:table-cell office:value-type="float" office:value="2179" calcext:value-type="float">
            <text:p>2179</text:p>
          </table:table-cell>
          <table:table-cell office:value-type="float" office:value="1913" calcext:value-type="float">
            <text:p>1913</text:p>
          </table:table-cell>
          <table:table-cell office:value-type="float" office:value="12049" calcext:value-type="float">
            <text:p>12049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null</text:p>
          </table:table-cell>
          <table:table-cell office:value-type="float" office:value="1279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string" calcext:value-type="string">
            <text:p>[4000,1]</text:p>
          </table:table-cell>
          <table:table-cell office:value-type="float" office:value="1247" calcext:value-type="float">
            <text:p>1247</text:p>
          </table:table-cell>
          <table:table-cell office:value-type="float" office:value="578" calcext:value-type="float">
            <text:p>578</text:p>
          </table:table-cell>
          <table:table-cell office:value-type="float" office:value="944" calcext:value-type="float">
            <text:p>944</text:p>
          </table:table-cell>
          <table:table-cell office:value-type="float" office:value="14358" calcext:value-type="float">
            <text:p>14358</text:p>
          </table:table-cell>
          <table:table-cell office:value-type="float" office:value="9831" calcext:value-type="float">
            <text:p>9831</text:p>
          </table:table-cell>
          <table:table-cell office:value-type="float" office:value="817" calcext:value-type="float">
            <text:p>817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15406" calcext:value-type="float">
            <text:p>15406</text:p>
          </table:table-cell>
          <table:table-cell office:value-type="float" office:value="15192" calcext:value-type="float">
            <text:p>15192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null</text:p>
          </table:table-cell>
          <table:table-cell office:value-type="float" office:value="1329" calcext:value-type="float">
            <text:p>1329</text:p>
          </table:table-cell>
          <table:table-cell office:value-type="float" office:value="1217" calcext:value-type="float">
            <text:p>1217</text:p>
          </table:table-cell>
          <table:table-cell office:value-type="float" office:value="57372" calcext:value-type="float">
            <text:p>57372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null</text:p>
          </table:table-cell>
          <table:table-cell office:value-type="float" office:value="1295" calcext:value-type="float">
            <text:p>1295</text:p>
          </table:table-cell>
          <table:table-cell office:value-type="float" office:value="2399" calcext:value-type="float">
            <text:p>239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[4100,1]</text:p>
          </table:table-cell>
          <table:table-cell office:value-type="float" office:value="772" calcext:value-type="float">
            <text:p>77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10079" calcext:value-type="float">
            <text:p>10079</text:p>
          </table:table-cell>
          <table:table-cell office:value-type="float" office:value="14939" calcext:value-type="float">
            <text:p>14939</text:p>
          </table:table-cell>
          <table:table-cell office:value-type="float" office:value="1349" calcext:value-type="float">
            <text:p>1349</text:p>
          </table:table-cell>
          <table:table-cell office:value-type="float" office:value="390" calcext:value-type="float">
            <text:p>390</text:p>
          </table:table-cell>
          <table:table-cell office:value-type="float" office:value="642" calcext:value-type="float">
            <text:p>642</text:p>
          </table:table-cell>
          <table:table-cell office:value-type="float" office:value="23985" calcext:value-type="float">
            <text:p>23985</text:p>
          </table:table-cell>
          <table:table-cell office:value-type="float" office:value="16244" calcext:value-type="float">
            <text:p>16244</text:p>
          </table:table-cell>
          <table:table-cell office:value-type="float" office:value="7411" calcext:value-type="float">
            <text:p>7411</text:p>
          </table:table-cell>
          <table:table-cell office:value-type="string" calcext:value-type="string">
            <text:p>null</text:p>
          </table:table-cell>
          <table:table-cell office:value-type="float" office:value="1335" calcext:value-type="float">
            <text:p>1335</text:p>
          </table:table-cell>
          <table:table-cell office:value-type="float" office:value="1243" calcext:value-type="float">
            <text:p>1243</text:p>
          </table:table-cell>
          <table:table-cell office:value-type="float" office:value="6029" calcext:value-type="float">
            <text:p>6029</text:p>
          </table:table-cell>
          <table:table-cell office:value-type="float" office:value="47779" calcext:value-type="float">
            <text:p>47779</text:p>
          </table:table-cell>
          <table:table-cell office:value-type="string" calcext:value-type="string">
            <text:p>null</text:p>
          </table:table-cell>
          <table:table-cell office:value-type="float" office:value="1322" calcext:value-type="float">
            <text:p>1322</text:p>
          </table:table-cell>
          <table:table-cell office:value-type="float" office:value="1451" calcext:value-type="float">
            <text:p>1451</text:p>
          </table:table-cell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string" calcext:value-type="string">
            <text:p>[4200,1]</text:p>
          </table:table-cell>
          <table:table-cell office:value-type="float" office:value="1280" calcext:value-type="float">
            <text:p>1280</text:p>
          </table:table-cell>
          <table:table-cell office:value-type="float" office:value="588" calcext:value-type="float">
            <text:p>588</text:p>
          </table:table-cell>
          <table:table-cell office:value-type="float" office:value="970" calcext:value-type="float">
            <text:p>970</text:p>
          </table:table-cell>
          <table:table-cell office:value-type="float" office:value="11774" calcext:value-type="float">
            <text:p>11774</text:p>
          </table:table-cell>
          <table:table-cell office:value-type="float" office:value="11397" calcext:value-type="float">
            <text:p>11397</text:p>
          </table:table-cell>
          <table:table-cell office:value-type="float" office:value="821" calcext:value-type="float">
            <text:p>821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office:value-type="float" office:value="17290" calcext:value-type="float">
            <text:p>17290</text:p>
          </table:table-cell>
          <table:table-cell office:value-type="float" office:value="17346" calcext:value-type="float">
            <text:p>17346</text:p>
          </table:table-cell>
          <table:table-cell office:value-type="float" office:value="7620" calcext:value-type="float">
            <text:p>7620</text:p>
          </table:table-cell>
          <table:table-cell office:value-type="string" calcext:value-type="string">
            <text:p>null</text:p>
          </table:table-cell>
          <table:table-cell office:value-type="float" office:value="1367" calcext:value-type="float">
            <text:p>1367</text:p>
          </table:table-cell>
          <table:table-cell office:value-type="float" office:value="1948" calcext:value-type="float">
            <text:p>1948</text:p>
          </table:table-cell>
          <table:table-cell office:value-type="float" office:value="6248" calcext:value-type="float">
            <text:p>6248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null</text:p>
          </table:table-cell>
          <table:table-cell office:value-type="float" office:value="1351" calcext:value-type="float">
            <text:p>1351</text:p>
          </table:table-cell>
          <table:table-cell office:value-type="float" office:value="1694" calcext:value-type="float">
            <text:p>1694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[4300,1]</text:p>
          </table:table-cell>
          <table:table-cell office:value-type="float" office:value="776" calcext:value-type="float">
            <text:p>776</text:p>
          </table:table-cell>
          <table:table-cell office:value-type="float" office:value="592" calcext:value-type="float">
            <text:p>592</text:p>
          </table:table-cell>
          <table:table-cell office:value-type="float" office:value="589" calcext:value-type="float">
            <text:p>589</text:p>
          </table:table-cell>
          <table:table-cell office:value-type="float" office:value="11645" calcext:value-type="float">
            <text:p>11645</text:p>
          </table:table-cell>
          <table:table-cell office:value-type="float" office:value="11861" calcext:value-type="float">
            <text:p>11861</text:p>
          </table:table-cell>
          <table:table-cell office:value-type="float" office:value="834" calcext:value-type="float">
            <text:p>834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16701" calcext:value-type="float">
            <text:p>16701</text:p>
          </table:table-cell>
          <table:table-cell office:value-type="float" office:value="26473" calcext:value-type="float">
            <text:p>26473</text:p>
          </table:table-cell>
          <table:table-cell office:value-type="float" office:value="10603" calcext:value-type="float">
            <text:p>10603</text:p>
          </table:table-cell>
          <table:table-cell office:value-type="string" calcext:value-type="string">
            <text:p>null</text:p>
          </table:table-cell>
          <table:table-cell office:value-type="float" office:value="2383" calcext:value-type="float">
            <text:p>2383</text:p>
          </table:table-cell>
          <table:table-cell office:value-type="float" office:value="1328" calcext:value-type="float">
            <text:p>1328</text:p>
          </table:table-cell>
          <table:table-cell office:value-type="float" office:value="54193" calcext:value-type="float">
            <text:p>54193</text:p>
          </table:table-cell>
          <table:table-cell office:value-type="float" office:value="9718" calcext:value-type="float">
            <text:p>9718</text:p>
          </table:table-cell>
          <table:table-cell office:value-type="string" calcext:value-type="string">
            <text:p>null</text:p>
          </table:table-cell>
          <table:table-cell office:value-type="float" office:value="1475" calcext:value-type="float">
            <text:p>1475</text:p>
          </table:table-cell>
          <table:table-cell office:value-type="float" office:value="1770" calcext:value-type="float">
            <text:p>1770</text:p>
          </table:table-cell>
          <table:table-cell office:value-type="float" office:value="79478" calcext:value-type="float">
            <text:p>79478</text:p>
          </table:table-cell>
        </table:table-row>
        <table:table-row table:style-name="ro1">
          <table:table-cell office:value-type="string" calcext:value-type="string">
            <text:p>[4400,1]</text:p>
          </table:table-cell>
          <table:table-cell office:value-type="float" office:value="801" calcext:value-type="float">
            <text:p>801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12779" calcext:value-type="float">
            <text:p>12779</text:p>
          </table:table-cell>
          <table:table-cell office:value-type="float" office:value="13121" calcext:value-type="float">
            <text:p>13121</text:p>
          </table:table-cell>
          <table:table-cell office:value-type="float" office:value="793" calcext:value-type="float">
            <text:p>793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office:value-type="float" office:value="16690" calcext:value-type="float">
            <text:p>16690</text:p>
          </table:table-cell>
          <table:table-cell office:value-type="float" office:value="24799" calcext:value-type="float">
            <text:p>24799</text:p>
          </table:table-cell>
          <table:table-cell office:value-type="float" office:value="13582" calcext:value-type="float">
            <text:p>13582</text:p>
          </table:table-cell>
          <table:table-cell office:value-type="string" calcext:value-type="string">
            <text:p>null</text:p>
          </table:table-cell>
          <table:table-cell office:value-type="float" office:value="2458" calcext:value-type="float">
            <text:p>2458</text:p>
          </table:table-cell>
          <table:table-cell office:value-type="float" office:value="1827" calcext:value-type="float">
            <text:p>1827</text:p>
          </table:table-cell>
          <table:table-cell office:value-type="float" office:value="7522" calcext:value-type="float">
            <text:p>7522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null</text:p>
          </table:table-cell>
          <table:table-cell office:value-type="float" office:value="1516" calcext:value-type="float">
            <text:p>1516</text:p>
          </table:table-cell>
          <table:table-cell office:value-type="float" office:value="1534" calcext:value-type="float">
            <text:p>1534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[4500,1]</text:p>
          </table:table-cell>
          <table:table-cell office:value-type="float" office:value="800" calcext:value-type="float">
            <text:p>800</text:p>
          </table:table-cell>
          <table:table-cell office:value-type="float" office:value="603" calcext:value-type="float">
            <text:p>603</text:p>
          </table:table-cell>
          <table:table-cell office:value-type="float" office:value="608" calcext:value-type="float">
            <text:p>608</text:p>
          </table:table-cell>
          <table:table-cell office:value-type="float" office:value="13652" calcext:value-type="float">
            <text:p>13652</text:p>
          </table:table-cell>
          <table:table-cell office:value-type="float" office:value="13567" calcext:value-type="float">
            <text:p>13567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18438" calcext:value-type="float">
            <text:p>18438</text:p>
          </table:table-cell>
          <table:table-cell office:value-type="float" office:value="20191" calcext:value-type="float">
            <text:p>2019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null</text:p>
          </table:table-cell>
          <table:table-cell office:value-type="float" office:value="1494" calcext:value-type="float">
            <text:p>1494</text:p>
          </table:table-cell>
          <table:table-cell office:value-type="float" office:value="1365" calcext:value-type="float">
            <text:p>1365</text:p>
          </table:table-cell>
          <table:table-cell office:value-type="float" office:value="6780" calcext:value-type="float">
            <text:p>6780</text:p>
          </table:table-cell>
          <table:table-cell office:value-type="float" office:value="9118" calcext:value-type="float">
            <text:p>9118</text:p>
          </table:table-cell>
          <table:table-cell office:value-type="string" calcext:value-type="string">
            <text:p>null</text:p>
          </table:table-cell>
          <table:table-cell office:value-type="float" office:value="1545" calcext:value-type="float">
            <text:p>1545</text:p>
          </table:table-cell>
          <table:table-cell office:value-type="float" office:value="2553" calcext:value-type="float">
            <text:p>255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[4600,1]</text:p>
          </table:table-cell>
          <table:table-cell office:value-type="float" office:value="814" calcext:value-type="float">
            <text:p>814</text:p>
          </table:table-cell>
          <table:table-cell office:value-type="float" office:value="613" calcext:value-type="float">
            <text:p>613</text:p>
          </table:table-cell>
          <table:table-cell office:value-type="float" office:value="619" calcext:value-type="float">
            <text:p>619</text:p>
          </table:table-cell>
          <table:table-cell office:value-type="float" office:value="14631" calcext:value-type="float">
            <text:p>14631</text:p>
          </table:table-cell>
          <table:table-cell office:value-type="float" office:value="14916" calcext:value-type="float">
            <text:p>14916</text:p>
          </table:table-cell>
          <table:table-cell office:value-type="float" office:value="931" calcext:value-type="float">
            <text:p>931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20951" calcext:value-type="float">
            <text:p>20951</text:p>
          </table:table-cell>
          <table:table-cell office:value-type="float" office:value="21508" calcext:value-type="float">
            <text:p>21508</text:p>
          </table:table-cell>
          <table:table-cell office:value-type="float" office:value="11262" calcext:value-type="float">
            <text:p>11262</text:p>
          </table:table-cell>
          <table:table-cell office:value-type="string" calcext:value-type="string">
            <text:p>null</text:p>
          </table:table-cell>
          <table:table-cell office:value-type="float" office:value="1531" calcext:value-type="float">
            <text:p>1531</text:p>
          </table:table-cell>
          <table:table-cell office:value-type="float" office:value="1393" calcext:value-type="float">
            <text:p>1393</text:p>
          </table:table-cell>
          <table:table-cell office:value-type="float" office:value="10955" calcext:value-type="float">
            <text:p>10955</text:p>
          </table:table-cell>
          <table:table-cell office:value-type="float" office:value="30254" calcext:value-type="float">
            <text:p>30254</text:p>
          </table:table-cell>
          <table:table-cell office:value-type="string" calcext:value-type="string">
            <text:p>null</text:p>
          </table:table-cell>
          <table:table-cell office:value-type="float" office:value="1563" calcext:value-type="float">
            <text:p>1563</text:p>
          </table:table-cell>
          <table:table-cell office:value-type="float" office:value="2662" calcext:value-type="float">
            <text:p>2662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string" calcext:value-type="string">
            <text:p>[4700,1]</text:p>
          </table:table-cell>
          <table:table-cell office:value-type="float" office:value="814" calcext:value-type="float">
            <text:p>814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15432" calcext:value-type="float">
            <text:p>15432</text:p>
          </table:table-cell>
          <table:table-cell office:value-type="float" office:value="14711" calcext:value-type="float">
            <text:p>14711</text:p>
          </table:table-cell>
          <table:table-cell office:value-type="float" office:value="911" calcext:value-type="float">
            <text:p>911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21908" calcext:value-type="float">
            <text:p>21908</text:p>
          </table:table-cell>
          <table:table-cell office:value-type="float" office:value="22212" calcext:value-type="float">
            <text:p>22212</text:p>
          </table:table-cell>
          <table:table-cell office:value-type="float" office:value="84918" calcext:value-type="float">
            <text:p>84918</text:p>
          </table:table-cell>
          <table:table-cell office:value-type="string" calcext:value-type="string">
            <text:p>null</text:p>
          </table:table-cell>
          <table:table-cell office:value-type="float" office:value="1563" calcext:value-type="float">
            <text:p>1563</text:p>
          </table:table-cell>
          <table:table-cell office:value-type="float" office:value="1439" calcext:value-type="float">
            <text:p>1439</text:p>
          </table:table-cell>
          <table:table-cell office:value-type="float" office:value="7316" calcext:value-type="float">
            <text:p>7316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null</text:p>
          </table:table-cell>
          <table:table-cell office:value-type="float" office:value="1647" calcext:value-type="float">
            <text:p>1647</text:p>
          </table:table-cell>
          <table:table-cell office:value-type="float" office:value="1764" calcext:value-type="float">
            <text:p>1764</text:p>
          </table:table-cell>
          <table:table-cell office:value-type="float" office:value="15427" calcext:value-type="float">
            <text:p>15427</text:p>
          </table:table-cell>
        </table:table-row>
        <table:table-row table:style-name="ro1">
          <table:table-cell office:value-type="string" calcext:value-type="string">
            <text:p>[4800,1]</text:p>
          </table:table-cell>
          <table:table-cell office:value-type="float" office:value="1407" calcext:value-type="float">
            <text:p>1407</text:p>
          </table:table-cell>
          <table:table-cell office:value-type="float" office:value="618" calcext:value-type="float">
            <text:p>618</text:p>
          </table:table-cell>
          <table:table-cell office:value-type="float" office:value="1017" calcext:value-type="float">
            <text:p>1017</text:p>
          </table:table-cell>
          <table:table-cell office:value-type="float" office:value="24538" calcext:value-type="float">
            <text:p>24538</text:p>
          </table:table-cell>
          <table:table-cell office:value-type="float" office:value="16012" calcext:value-type="float">
            <text:p>16012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24291" calcext:value-type="float">
            <text:p>24291</text:p>
          </table:table-cell>
          <table:table-cell office:value-type="float" office:value="24751" calcext:value-type="float">
            <text:p>24751</text:p>
          </table:table-cell>
          <table:table-cell office:value-type="float" office:value="9289" calcext:value-type="float">
            <text:p>9289</text:p>
          </table:table-cell>
          <table:table-cell office:value-type="string" calcext:value-type="string">
            <text:p>null</text:p>
          </table:table-cell>
          <table:table-cell office:value-type="float" office:value="1574" calcext:value-type="float">
            <text:p>1574</text:p>
          </table:table-cell>
          <table:table-cell office:value-type="float" office:value="1454" calcext:value-type="float">
            <text:p>1454</text:p>
          </table:table-cell>
          <table:table-cell office:value-type="float" office:value="7964" calcext:value-type="float">
            <text:p>7964</text:p>
          </table:table-cell>
          <table:table-cell office:value-type="float" office:value="12135" calcext:value-type="float">
            <text:p>12135</text:p>
          </table:table-cell>
          <table:table-cell office:value-type="string" calcext:value-type="string">
            <text:p>null</text:p>
          </table:table-cell>
          <table:table-cell office:value-type="float" office:value="1652" calcext:value-type="float">
            <text:p>1652</text:p>
          </table:table-cell>
          <table:table-cell office:value-type="float" office:value="1748" calcext:value-type="float">
            <text:p>1748</text:p>
          </table:table-cell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string" calcext:value-type="string">
            <text:p>[4900,1]</text:p>
          </table:table-cell>
          <table:table-cell office:value-type="float" office:value="884" calcext:value-type="float">
            <text:p>884</text:p>
          </table:table-cell>
          <table:table-cell office:value-type="float" office:value="1034" calcext:value-type="float">
            <text:p>1034</text:p>
          </table:table-cell>
          <table:table-cell office:value-type="float" office:value="634" calcext:value-type="float">
            <text:p>634</text:p>
          </table:table-cell>
          <table:table-cell office:value-type="float" office:value="24463" calcext:value-type="float">
            <text:p>24463</text:p>
          </table:table-cell>
          <table:table-cell office:value-type="float" office:value="20861" calcext:value-type="float">
            <text:p>20861</text:p>
          </table:table-cell>
          <table:table-cell office:value-type="float" office:value="946" calcext:value-type="float">
            <text:p>946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25564" calcext:value-type="float">
            <text:p>25564</text:p>
          </table:table-cell>
          <table:table-cell office:value-type="float" office:value="25570" calcext:value-type="float">
            <text:p>25570</text:p>
          </table:table-cell>
          <table:table-cell office:value-type="float" office:value="8885" calcext:value-type="float">
            <text:p>8885</text:p>
          </table:table-cell>
          <table:table-cell office:value-type="string" calcext:value-type="string">
            <text:p>null</text:p>
          </table:table-cell>
          <table:table-cell office:value-type="float" office:value="1605" calcext:value-type="float">
            <text:p>1605</text:p>
          </table:table-cell>
          <table:table-cell office:value-type="float" office:value="1474" calcext:value-type="float">
            <text:p>1474</text:p>
          </table:table-cell>
          <table:table-cell office:value-type="float" office:value="15055" calcext:value-type="float">
            <text:p>15055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null</text:p>
          </table:table-cell>
          <table:table-cell office:value-type="float" office:value="2825" calcext:value-type="float">
            <text:p>2825</text:p>
          </table:table-cell>
          <table:table-cell office:value-type="float" office:value="1799" calcext:value-type="float">
            <text:p>1799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string" calcext:value-type="string">
            <text:p>[4000,1]</text:p>
          </table:table-cell>
          <table:table-cell office:value-type="float" office:value="1240" calcext:value-type="float">
            <text:p>1240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office:value-type="float" office:value="15752" calcext:value-type="float">
            <text:p>15752</text:p>
          </table:table-cell>
          <table:table-cell office:value-type="float" office:value="10525" calcext:value-type="float">
            <text:p>10525</text:p>
          </table:table-cell>
          <table:table-cell office:value-type="float" office:value="792" calcext:value-type="float">
            <text:p>792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15664" calcext:value-type="float">
            <text:p>15664</text:p>
          </table:table-cell>
          <table:table-cell office:value-type="float" office:value="15491" calcext:value-type="float">
            <text:p>15491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null</text:p>
          </table:table-cell>
          <table:table-cell office:value-type="float" office:value="1314" calcext:value-type="float">
            <text:p>1314</text:p>
          </table:table-cell>
          <table:table-cell office:value-type="float" office:value="1208" calcext:value-type="float">
            <text:p>1208</text:p>
          </table:table-cell>
          <table:table-cell office:value-type="float" office:value="14082" calcext:value-type="float">
            <text:p>14082</text:p>
          </table:table-cell>
          <table:table-cell office:value-type="float" office:value="15482" calcext:value-type="float">
            <text:p>15482</text:p>
          </table:table-cell>
          <table:table-cell office:value-type="string" calcext:value-type="string">
            <text:p>null</text:p>
          </table:table-cell>
          <table:table-cell office:value-type="float" office:value="2191" calcext:value-type="float">
            <text:p>2191</text:p>
          </table:table-cell>
          <table:table-cell office:value-type="float" office:value="2365" calcext:value-type="float">
            <text:p>2365</text:p>
          </table:table-cell>
          <table:table-cell office:value-type="float" office:value="29934" calcext:value-type="float">
            <text:p>29934</text:p>
          </table:table-cell>
        </table:table-row>
        <table:table-row table:style-name="ro1">
          <table:table-cell office:value-type="string" calcext:value-type="string">
            <text:p>[5100,1]</text:p>
          </table:table-cell>
          <table:table-cell office:value-type="float" office:value="903" calcext:value-type="float">
            <text:p>903</text:p>
          </table:table-cell>
          <table:table-cell office:value-type="float" office:value="1062" calcext:value-type="float">
            <text:p>1062</text:p>
          </table:table-cell>
          <table:table-cell office:value-type="float" office:value="654" calcext:value-type="float">
            <text:p>654</text:p>
          </table:table-cell>
          <table:table-cell office:value-type="float" office:value="25217" calcext:value-type="float">
            <text:p>25217</text:p>
          </table:table-cell>
          <table:table-cell office:value-type="float" office:value="20993" calcext:value-type="float">
            <text:p>20993</text:p>
          </table:table-cell>
          <table:table-cell office:value-type="float" office:value="988" calcext:value-type="float">
            <text:p>988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27896" calcext:value-type="float">
            <text:p>27896</text:p>
          </table:table-cell>
          <table:table-cell office:value-type="float" office:value="27701" calcext:value-type="float">
            <text:p>2770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null</text:p>
          </table:table-cell>
          <table:table-cell office:value-type="float" office:value="1732" calcext:value-type="float">
            <text:p>1732</text:p>
          </table:table-cell>
          <table:table-cell office:value-type="float" office:value="1739" calcext:value-type="float">
            <text:p>1739</text:p>
          </table:table-cell>
          <table:table-cell office:value-type="float" office:value="13817" calcext:value-type="float">
            <text:p>13817</text:p>
          </table:table-cell>
          <table:table-cell office:value-type="float" office:value="20575" calcext:value-type="float">
            <text:p>20575</text:p>
          </table:table-cell>
          <table:table-cell office:value-type="string" calcext:value-type="string">
            <text:p>null</text:p>
          </table:table-cell>
          <table:table-cell office:value-type="float" office:value="2971" calcext:value-type="float">
            <text:p>2971</text:p>
          </table:table-cell>
          <table:table-cell office:value-type="float" office:value="1857" calcext:value-type="float">
            <text:p>1857</text:p>
          </table:table-cell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string" calcext:value-type="string">
            <text:p>[5200,1]</text:p>
          </table:table-cell>
          <table:table-cell office:value-type="float" office:value="934" calcext:value-type="float">
            <text:p>934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19276" calcext:value-type="float">
            <text:p>19276</text:p>
          </table:table-cell>
          <table:table-cell office:value-type="float" office:value="19126" calcext:value-type="float">
            <text:p>19126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8899" calcext:value-type="float">
            <text:p>28899</text:p>
          </table:table-cell>
          <table:table-cell office:value-type="float" office:value="27789" calcext:value-type="float">
            <text:p>27789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null</text:p>
          </table:table-cell>
          <table:table-cell office:value-type="float" office:value="1675" calcext:value-type="float">
            <text:p>1675</text:p>
          </table:table-cell>
          <table:table-cell office:value-type="float" office:value="1608" calcext:value-type="float">
            <text:p>1608</text:p>
          </table:table-cell>
          <table:table-cell office:value-type="float" office:value="10820" calcext:value-type="float">
            <text:p>10820</text:p>
          </table:table-cell>
          <table:table-cell office:value-type="float" office:value="12038" calcext:value-type="float">
            <text:p>12038</text:p>
          </table:table-cell>
          <table:table-cell office:value-type="string" calcext:value-type="string">
            <text:p>null</text:p>
          </table:table-cell>
          <table:table-cell office:value-type="float" office:value="1775" calcext:value-type="float">
            <text:p>1775</text:p>
          </table:table-cell>
          <table:table-cell office:value-type="float" office:value="1905" calcext:value-type="float">
            <text:p>1905</text:p>
          </table:table-cell>
          <table:table-cell office:value-type="float" office:value="92777" calcext:value-type="float">
            <text:p>92777</text:p>
          </table:table-cell>
        </table:table-row>
        <table:table-row table:style-name="ro1">
          <table:table-cell office:value-type="string" calcext:value-type="string">
            <text:p>[5300,1]</text:p>
          </table:table-cell>
          <table:table-cell office:value-type="float" office:value="1153" calcext:value-type="float">
            <text:p>1153</text:p>
          </table:table-cell>
          <table:table-cell office:value-type="float" office:value="1139" calcext:value-type="float">
            <text:p>1139</text:p>
          </table:table-cell>
          <table:table-cell office:value-type="float" office:value="797" calcext:value-type="float">
            <text:p>797</text:p>
          </table:table-cell>
          <table:table-cell office:value-type="float" office:value="30155" calcext:value-type="float">
            <text:p>30155</text:p>
          </table:table-cell>
          <table:table-cell office:value-type="float" office:value="19569" calcext:value-type="float">
            <text:p>19569</text:p>
          </table:table-cell>
          <table:table-cell office:value-type="float" office:value="969" calcext:value-type="float">
            <text:p>969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office:value-type="float" office:value="28764" calcext:value-type="float">
            <text:p>28764</text:p>
          </table:table-cell>
          <table:table-cell office:value-type="float" office:value="39741" calcext:value-type="float">
            <text:p>39741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null</text:p>
          </table:table-cell>
          <table:table-cell office:value-type="float" office:value="1720" calcext:value-type="float">
            <text:p>1720</text:p>
          </table:table-cell>
          <table:table-cell office:value-type="float" office:value="1637" calcext:value-type="float">
            <text:p>1637</text:p>
          </table:table-cell>
          <table:table-cell office:value-type="float" office:value="9359" calcext:value-type="float">
            <text:p>9359</text:p>
          </table:table-cell>
          <table:table-cell office:value-type="float" office:value="42773" calcext:value-type="float">
            <text:p>42773</text:p>
          </table:table-cell>
          <table:table-cell office:value-type="string" calcext:value-type="string">
            <text:p>null</text:p>
          </table:table-cell>
          <table:table-cell office:value-type="float" office:value="1910" calcext:value-type="float">
            <text:p>1910</text:p>
          </table:table-cell>
          <table:table-cell office:value-type="float" office:value="2192" calcext:value-type="float">
            <text:p>2192</text:p>
          </table:table-cell>
          <table:table-cell office:value-type="float" office:value="16586" calcext:value-type="float">
            <text:p>16586</text:p>
          </table:table-cell>
        </table:table-row>
        <table:table-row table:style-name="ro1">
          <table:table-cell office:value-type="string" calcext:value-type="string">
            <text:p>[5400,1]</text:p>
          </table:table-cell>
          <table:table-cell office:value-type="float" office:value="926" calcext:value-type="float">
            <text:p>926</text:p>
          </table:table-cell>
          <table:table-cell office:value-type="float" office:value="1146" calcext:value-type="float">
            <text:p>1146</text:p>
          </table:table-cell>
          <table:table-cell office:value-type="float" office:value="697" calcext:value-type="float">
            <text:p>697</text:p>
          </table:table-cell>
          <table:table-cell office:value-type="float" office:value="29835" calcext:value-type="float">
            <text:p>29835</text:p>
          </table:table-cell>
          <table:table-cell office:value-type="float" office:value="20365" calcext:value-type="float">
            <text:p>20365</text:p>
          </table:table-cell>
          <table:table-cell office:value-type="float" office:value="1003" calcext:value-type="float">
            <text:p>1003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33628" calcext:value-type="float">
            <text:p>33628</text:p>
          </table:table-cell>
          <table:table-cell office:value-type="float" office:value="32270" calcext:value-type="float">
            <text:p>32270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null</text:p>
          </table:table-cell>
          <table:table-cell office:value-type="float" office:value="1799" calcext:value-type="float">
            <text:p>1799</text:p>
          </table:table-cell>
          <table:table-cell office:value-type="float" office:value="1650" calcext:value-type="float">
            <text:p>1650</text:p>
          </table:table-cell>
          <table:table-cell office:value-type="float" office:value="9816" calcext:value-type="float">
            <text:p>9816</text:p>
          </table:table-cell>
          <table:table-cell office:value-type="float" office:value="13324" calcext:value-type="float">
            <text:p>13324</text:p>
          </table:table-cell>
          <table:table-cell office:value-type="string" calcext:value-type="string">
            <text:p>null</text:p>
          </table:table-cell>
          <table:table-cell office:value-type="float" office:value="1885" calcext:value-type="float">
            <text:p>1885</text:p>
          </table:table-cell>
          <table:table-cell office:value-type="float" office:value="1951" calcext:value-type="float">
            <text:p>1951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string" calcext:value-type="string">
            <text:p>[5500,1]</text:p>
          </table:table-cell>
          <table:table-cell office:value-type="float" office:value="1514" calcext:value-type="float">
            <text:p>1514</text:p>
          </table:table-cell>
          <table:table-cell office:value-type="float" office:value="709" calcext:value-type="float">
            <text:p>709</text:p>
          </table:table-cell>
          <table:table-cell office:value-type="float" office:value="1150" calcext:value-type="float">
            <text:p>1150</text:p>
          </table:table-cell>
          <table:table-cell office:value-type="float" office:value="23141" calcext:value-type="float">
            <text:p>23141</text:p>
          </table:table-cell>
          <table:table-cell office:value-type="float" office:value="22898" calcext:value-type="float">
            <text:p>22898</text:p>
          </table:table-cell>
          <table:table-cell office:value-type="float" office:value="1028" calcext:value-type="float">
            <text:p>1028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33757" calcext:value-type="float">
            <text:p>33757</text:p>
          </table:table-cell>
          <table:table-cell office:value-type="float" office:value="33034" calcext:value-type="float">
            <text:p>33034</text:p>
          </table:table-cell>
          <table:table-cell office:value-type="float" office:value="16637" calcext:value-type="float">
            <text:p>16637</text:p>
          </table:table-cell>
          <table:table-cell office:value-type="string" calcext:value-type="string">
            <text:p>null</text:p>
          </table:table-cell>
          <table:table-cell office:value-type="float" office:value="1802" calcext:value-type="float">
            <text:p>1802</text:p>
          </table:table-cell>
          <table:table-cell office:value-type="float" office:value="1608" calcext:value-type="float">
            <text:p>1608</text:p>
          </table:table-cell>
          <table:table-cell office:value-type="float" office:value="27101" calcext:value-type="float">
            <text:p>27101</text:p>
          </table:table-cell>
          <table:table-cell office:value-type="float" office:value="11054" calcext:value-type="float">
            <text:p>11054</text:p>
          </table:table-cell>
          <table:table-cell office:value-type="string" calcext:value-type="string">
            <text:p>null</text:p>
          </table:table-cell>
          <table:table-cell office:value-type="float" office:value="1986" calcext:value-type="float">
            <text:p>1986</text:p>
          </table:table-cell>
          <table:table-cell office:value-type="float" office:value="2206" calcext:value-type="float">
            <text:p>2206</text:p>
          </table:table-cell>
          <table:table-cell office:value-type="float" office:value="108004" calcext:value-type="float">
            <text:p>108004</text:p>
          </table:table-cell>
        </table:table-row>
        <table:table-row table:style-name="ro1">
          <table:table-cell office:value-type="string" calcext:value-type="string">
            <text:p>[5600,1]</text:p>
          </table:table-cell>
          <table:table-cell office:value-type="float" office:value="946" calcext:value-type="float">
            <text:p>946</text:p>
          </table:table-cell>
          <table:table-cell office:value-type="float" office:value="728" calcext:value-type="float">
            <text:p>728</text:p>
          </table:table-cell>
          <table:table-cell office:value-type="float" office:value="716" calcext:value-type="float">
            <text:p>716</text:p>
          </table:table-cell>
          <table:table-cell office:value-type="float" office:value="21915" calcext:value-type="float">
            <text:p>21915</text:p>
          </table:table-cell>
          <table:table-cell office:value-type="float" office:value="23241" calcext:value-type="float">
            <text:p>23241</text:p>
          </table:table-cell>
          <table:table-cell office:value-type="float" office:value="1028" calcext:value-type="float">
            <text:p>1028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4974" calcext:value-type="float">
            <text:p>44974</text:p>
          </table:table-cell>
          <table:table-cell office:value-type="float" office:value="32264" calcext:value-type="float">
            <text:p>32264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null</text:p>
          </table:table-cell>
          <table:table-cell office:value-type="float" office:value="1858" calcext:value-type="float">
            <text:p>1858</text:p>
          </table:table-cell>
          <table:table-cell office:value-type="float" office:value="1669" calcext:value-type="float">
            <text:p>1669</text:p>
          </table:table-cell>
          <table:table-cell office:value-type="float" office:value="10903" calcext:value-type="float">
            <text:p>10903</text:p>
          </table:table-cell>
          <table:table-cell office:value-type="float" office:value="15581" calcext:value-type="float">
            <text:p>15581</text:p>
          </table:table-cell>
          <table:table-cell office:value-type="string" calcext:value-type="string">
            <text:p>null</text:p>
          </table:table-cell>
          <table:table-cell office:value-type="float" office:value="1898" calcext:value-type="float">
            <text:p>1898</text:p>
          </table:table-cell>
          <table:table-cell office:value-type="float" office:value="2009" calcext:value-type="float">
            <text:p>2009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[5700,1]</text:p>
          </table:table-cell>
          <table:table-cell office:value-type="float" office:value="1015" calcext:value-type="float">
            <text:p>1015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23127" calcext:value-type="float">
            <text:p>23127</text:p>
          </table:table-cell>
          <table:table-cell office:value-type="float" office:value="34176" calcext:value-type="float">
            <text:p>34176</text:p>
          </table:table-cell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32717" calcext:value-type="float">
            <text:p>32717</text:p>
          </table:table-cell>
          <table:table-cell office:value-type="float" office:value="34619" calcext:value-type="float">
            <text:p>34619</text:p>
          </table:table-cell>
          <table:table-cell office:value-type="float" office:value="86616" calcext:value-type="float">
            <text:p>86616</text:p>
          </table:table-cell>
          <table:table-cell office:value-type="string" calcext:value-type="string">
            <text:p>null</text:p>
          </table:table-cell>
          <table:table-cell office:value-type="float" office:value="1909" calcext:value-type="float">
            <text:p>1909</text:p>
          </table:table-cell>
          <table:table-cell office:value-type="float" office:value="2691" calcext:value-type="float">
            <text:p>2691</text:p>
          </table:table-cell>
          <table:table-cell office:value-type="float" office:value="112053" calcext:value-type="float">
            <text:p>112053</text:p>
          </table:table-cell>
          <table:table-cell office:value-type="float" office:value="13944" calcext:value-type="float">
            <text:p>13944</text:p>
          </table:table-cell>
          <table:table-cell office:value-type="string" calcext:value-type="string">
            <text:p>null</text:p>
          </table:table-cell>
          <table:table-cell office:value-type="float" office:value="1920" calcext:value-type="float">
            <text:p>1920</text:p>
          </table:table-cell>
          <table:table-cell office:value-type="float" office:value="2071" calcext:value-type="float">
            <text:p>2071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string" calcext:value-type="string">
            <text:p>[5800,1]</text:p>
          </table:table-cell>
          <table:table-cell office:value-type="float" office:value="1587" calcext:value-type="float">
            <text:p>1587</text:p>
          </table:table-cell>
          <table:table-cell office:value-type="float" office:value="726" calcext:value-type="float">
            <text:p>726</text:p>
          </table:table-cell>
          <table:table-cell office:value-type="float" office:value="1186" calcext:value-type="float">
            <text:p>1186</text:p>
          </table:table-cell>
          <table:table-cell office:value-type="float" office:value="35692" calcext:value-type="float">
            <text:p>35692</text:p>
          </table:table-cell>
          <table:table-cell office:value-type="float" office:value="25310" calcext:value-type="float">
            <text:p>25310</text:p>
          </table:table-cell>
          <table:table-cell office:value-type="float" office:value="1036" calcext:value-type="float">
            <text:p>1036</text:p>
          </table:table-cell>
          <table:table-cell office:value-type="float" office:value="487" calcext:value-type="float">
            <text:p>487</text:p>
          </table:table-cell>
          <table:table-cell office:value-type="float" office:value="472" calcext:value-type="float">
            <text:p>472</text:p>
          </table:table-cell>
          <table:table-cell office:value-type="float" office:value="37695" calcext:value-type="float">
            <text:p>37695</text:p>
          </table:table-cell>
          <table:table-cell office:value-type="float" office:value="37887" calcext:value-type="float">
            <text:p>37887</text:p>
          </table:table-cell>
          <table:table-cell office:value-type="float" office:value="13973" calcext:value-type="float">
            <text:p>13973</text:p>
          </table:table-cell>
          <table:table-cell office:value-type="string" calcext:value-type="string">
            <text:p>null</text:p>
          </table:table-cell>
          <table:table-cell office:value-type="float" office:value="2032" calcext:value-type="float">
            <text:p>2032</text:p>
          </table:table-cell>
          <table:table-cell office:value-type="float" office:value="1772" calcext:value-type="float">
            <text:p>1772</text:p>
          </table:table-cell>
          <table:table-cell office:value-type="float" office:value="16834" calcext:value-type="float">
            <text:p>16834</text:p>
          </table:table-cell>
          <table:table-cell office:value-type="float" office:value="17438" calcext:value-type="float">
            <text:p>17438</text:p>
          </table:table-cell>
          <table:table-cell office:value-type="string" calcext:value-type="string">
            <text:p>null</text:p>
          </table:table-cell>
          <table:table-cell office:value-type="float" office:value="1985" calcext:value-type="float">
            <text:p>1985</text:p>
          </table:table-cell>
          <table:table-cell office:value-type="float" office:value="2080" calcext:value-type="float">
            <text:p>2080</text:p>
          </table:table-cell>
          <table:table-cell office:value-type="float" office:value="23027" calcext:value-type="float">
            <text:p>23027</text:p>
          </table:table-cell>
        </table:table-row>
        <table:table-row table:style-name="ro1">
          <table:table-cell office:value-type="string" calcext:value-type="string">
            <text:p>[5900,1]</text:p>
          </table:table-cell>
          <table:table-cell office:value-type="float" office:value="1598" calcext:value-type="float">
            <text:p>1598</text:p>
          </table:table-cell>
          <table:table-cell office:value-type="float" office:value="728" calcext:value-type="float">
            <text:p>728</text:p>
          </table:table-cell>
          <table:table-cell office:value-type="float" office:value="1193" calcext:value-type="float">
            <text:p>1193</text:p>
          </table:table-cell>
          <table:table-cell office:value-type="float" office:value="32603" calcext:value-type="float">
            <text:p>32603</text:p>
          </table:table-cell>
          <table:table-cell office:value-type="float" office:value="24688" calcext:value-type="float">
            <text:p>24688</text:p>
          </table:table-cell>
          <table:table-cell office:value-type="float" office:value="1046" calcext:value-type="float">
            <text:p>1046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36585" calcext:value-type="float">
            <text:p>36585</text:p>
          </table:table-cell>
          <table:table-cell office:value-type="float" office:value="48531" calcext:value-type="float">
            <text:p>48531</text:p>
          </table:table-cell>
          <table:table-cell office:value-type="float" office:value="18455" calcext:value-type="float">
            <text:p>18455</text:p>
          </table:table-cell>
          <table:table-cell office:value-type="string" calcext:value-type="string">
            <text:p>null</text:p>
          </table:table-cell>
          <table:table-cell office:value-type="float" office:value="1993" calcext:value-type="float">
            <text:p>1993</text:p>
          </table:table-cell>
          <table:table-cell office:value-type="float" office:value="1998" calcext:value-type="float">
            <text:p>1998</text:p>
          </table:table-cell>
          <table:table-cell office:value-type="float" office:value="13823" calcext:value-type="float">
            <text:p>13823</text:p>
          </table:table-cell>
          <table:table-cell office:value-type="float" office:value="102743" calcext:value-type="float">
            <text:p>102743</text:p>
          </table:table-cell>
          <table:table-cell office:value-type="string" calcext:value-type="string">
            <text:p>null</text:p>
          </table:table-cell>
          <table:table-cell office:value-type="float" office:value="2013" calcext:value-type="float">
            <text:p>2013</text:p>
          </table:table-cell>
          <table:table-cell office:value-type="float" office:value="2162" calcext:value-type="float">
            <text:p>2162</text:p>
          </table:table-cell>
          <table:table-cell office:value-type="float" office:value="16083" calcext:value-type="float">
            <text:p>16083</text:p>
          </table:table-cell>
        </table:table-row>
        <table:table-row table:style-name="ro1">
          <table:table-cell office:value-type="string" calcext:value-type="string">
            <text:p>[6000,1]</text:p>
          </table:table-cell>
          <table:table-cell office:value-type="float" office:value="1613" calcext:value-type="float">
            <text:p>1613</text:p>
          </table:table-cell>
          <table:table-cell office:value-type="float" office:value="745" calcext:value-type="float">
            <text:p>745</text:p>
          </table:table-cell>
          <table:table-cell office:value-type="float" office:value="1210" calcext:value-type="float">
            <text:p>1210</text:p>
          </table:table-cell>
          <table:table-cell office:value-type="float" office:value="36158" calcext:value-type="float">
            <text:p>36158</text:p>
          </table:table-cell>
          <table:table-cell office:value-type="float" office:value="27601" calcext:value-type="float">
            <text:p>27601</text:p>
          </table:table-cell>
          <table:table-cell office:value-type="float" office:value="1062" calcext:value-type="float">
            <text:p>1062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39625" calcext:value-type="float">
            <text:p>39625</text:p>
          </table:table-cell>
          <table:table-cell office:value-type="float" office:value="38780" calcext:value-type="float">
            <text:p>38780</text:p>
          </table:table-cell>
          <table:table-cell office:value-type="float" office:value="15173" calcext:value-type="float">
            <text:p>15173</text:p>
          </table:table-cell>
          <table:table-cell office:value-type="string" calcext:value-type="string">
            <text:p>null</text:p>
          </table:table-cell>
          <table:table-cell office:value-type="float" office:value="1979" calcext:value-type="float">
            <text:p>1979</text:p>
          </table:table-cell>
          <table:table-cell office:value-type="float" office:value="1835" calcext:value-type="float">
            <text:p>1835</text:p>
          </table:table-cell>
          <table:table-cell office:value-type="float" office:value="20096" calcext:value-type="float">
            <text:p>20096</text:p>
          </table:table-cell>
          <table:table-cell office:value-type="float" office:value="100906" calcext:value-type="float">
            <text:p>100906</text:p>
          </table:table-cell>
          <table:table-cell office:value-type="string" calcext:value-type="string">
            <text:p>null</text:p>
          </table:table-cell>
          <table:table-cell office:value-type="float" office:value="2000" calcext:value-type="float">
            <text:p>2000</text:p>
          </table:table-cell>
          <table:table-cell office:value-type="float" office:value="2263" calcext:value-type="float">
            <text:p>2263</text:p>
          </table:table-cell>
          <table:table-cell office:value-type="float" office:value="11738" calcext:value-type="float">
            <text:p>11738</text:p>
          </table:table-cell>
        </table:table-row>
      </table:table>
      <table:table table:name="mass" table:style-name="ta1">
        <table:shapes>
          <draw:frame draw:z-index="0" draw:style-name="gr1" draw:text-style-name="P1" svg:width="13.1681in" svg:height="5.3988in" svg:x="10.2339in" svg:y="0.0421in">
            <draw:object draw:notify-on-update-of-ranges="mass.A1:mass.A1 mass.A2:mass.A62 mass.B1:mass.B1 mass.B2:mass.B62 mass.G1:mass.G1 mass.G2:mass.G62 mass.L1:mass.L1 mass.L2:mass.L62 mass.Q1:mass.Q1 mass.Q2:mass.Q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0]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200]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[300]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[400]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[500]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ull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[600]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[700]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ull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[800]</text:p>
          </table:table-cell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ull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ll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[900]</text:p>
          </table:table-cell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22" calcext:value-type="float">
            <text:p>4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[1000]</text:p>
          </table:table-cell>
          <table:table-cell office:value-type="float" office:value="221" calcext:value-type="float">
            <text:p>221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ull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[1100]</text:p>
          </table:table-cell>
          <table:table-cell office:value-type="float" office:value="232" calcext:value-type="float">
            <text:p>23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71" calcext:value-type="float">
            <text:p>371</text:p>
          </table:table-cell>
          <table:table-cell office:value-type="float" office:value="323" calcext:value-type="float">
            <text:p>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48" calcext:value-type="float">
            <text:p>4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ull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[1200]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09" calcext:value-type="float">
            <text:p>70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[1300]</text:p>
          </table:table-cell>
          <table:table-cell office:value-type="float" office:value="282" calcext:value-type="float">
            <text:p>282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433" calcext:value-type="float">
            <text:p>433</text:p>
          </table:table-cell>
          <table:table-cell office:value-type="float" office:value="411" calcext:value-type="float">
            <text:p>411</text:p>
          </table:table-cell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[1400]</text:p>
          </table:table-cell>
          <table:table-cell office:value-type="float" office:value="290" calcext:value-type="float">
            <text:p>290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float" office:value="420" calcext:value-type="float">
            <text:p>420</text:p>
          </table:table-cell>
          <table:table-cell office:value-type="float" office:value="436" calcext:value-type="float">
            <text:p>436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[1500]</text:p>
          </table:table-cell>
          <table:table-cell office:value-type="float" office:value="290" calcext:value-type="float">
            <text:p>290</text:p>
          </table:table-cell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ull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038" calcext:value-type="float">
            <text:p>103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ull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[1600]</text:p>
          </table:table-cell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ull</text:p>
          </table:table-cell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[1700]</text:p>
          </table:table-cell>
          <table:table-cell office:value-type="float" office:value="319" calcext:value-type="float">
            <text:p>31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513" calcext:value-type="float">
            <text:p>513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23" calcext:value-type="float">
            <text:p>9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[1800]</text:p>
          </table:table-cell>
          <table:table-cell office:value-type="float" office:value="320" calcext:value-type="float">
            <text:p>320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563" calcext:value-type="float">
            <text:p>563</text:p>
          </table:table-cell>
          <table:table-cell office:value-type="float" office:value="548" calcext:value-type="float">
            <text:p>548</text:p>
          </table:table-cell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666" calcext:value-type="float">
            <text:p>666</text:p>
          </table:table-cell>
          <table:table-cell office:value-type="float" office:value="674" calcext:value-type="float">
            <text:p>67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089" calcext:value-type="float">
            <text:p>108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ull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[1900]</text:p>
          </table:table-cell>
          <table:table-cell office:value-type="float" office:value="345" calcext:value-type="float">
            <text:p>34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283" calcext:value-type="float">
            <text:p>283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ull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234" calcext:value-type="float">
            <text:p>123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ull</text:p>
          </table:table-cell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[2000]</text:p>
          </table:table-cell>
          <table:table-cell office:value-type="float" office:value="354" calcext:value-type="float">
            <text:p>354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643" calcext:value-type="float">
            <text:p>643</text:p>
          </table:table-cell>
          <table:table-cell office:value-type="float" office:value="628" calcext:value-type="float">
            <text:p>628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office:value-type="float" office:value="804" calcext:value-type="float">
            <text:p>8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854" calcext:value-type="float">
            <text:p>585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[2100]</text:p>
          </table:table-cell>
          <table:table-cell office:value-type="float" office:value="365" calcext:value-type="float">
            <text:p>365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71" calcext:value-type="float">
            <text:p>871</text:p>
          </table:table-cell>
          <table:table-cell office:value-type="float" office:value="869" calcext:value-type="float">
            <text:p>8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930" calcext:value-type="float">
            <text:p>293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[2200]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float" office:value="722" calcext:value-type="float">
            <text:p>722</text:p>
          </table:table-cell>
          <table:table-cell office:value-type="float" office:value="715" calcext:value-type="float">
            <text:p>715</text:p>
          </table:table-cell>
          <table:table-cell office:value-type="float" office:value="320" calcext:value-type="float">
            <text:p>32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ll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2246" calcext:value-type="float">
            <text:p>224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[2300]</text:p>
          </table:table-cell>
          <table:table-cell office:value-type="float" office:value="396" calcext:value-type="float">
            <text:p>396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746" calcext:value-type="float">
            <text:p>746</text:p>
          </table:table-cell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ull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737" calcext:value-type="float">
            <text:p>173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[2400]</text:p>
          </table:table-cell>
          <table:table-cell office:value-type="float" office:value="402" calcext:value-type="float">
            <text:p>402</text:p>
          </table:table-cell>
          <table:table-cell office:value-type="float" office:value="325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office:value-type="float" office:value="320" calcext:value-type="float">
            <text:p>32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06" calcext:value-type="float">
            <text:p>1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ull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636" calcext:value-type="float">
            <text:p>163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[2500]</text:p>
          </table:table-cell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float" office:value="815" calcext:value-type="float">
            <text:p>815</text:p>
          </table:table-cell>
          <table:table-cell office:value-type="float" office:value="843" calcext:value-type="float">
            <text:p>843</text:p>
          </table:table-cell>
          <table:table-cell office:value-type="float" office:value="327" calcext:value-type="float">
            <text:p>32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195" calcext:value-type="float">
            <text:p>1195</text:p>
          </table:table-cell>
          <table:table-cell office:value-type="float" office:value="1226" calcext:value-type="float">
            <text:p>12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ull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5715" calcext:value-type="float">
            <text:p>571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[2600]</text:p>
          </table:table-cell>
          <table:table-cell office:value-type="float" office:value="424" calcext:value-type="float">
            <text:p>42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float" office:value="879" calcext:value-type="float">
            <text:p>879</text:p>
          </table:table-cell>
          <table:table-cell office:value-type="float" office:value="858" calcext:value-type="float">
            <text:p>858</text:p>
          </table:table-cell>
          <table:table-cell office:value-type="float" office:value="333" calcext:value-type="float">
            <text:p>333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7018" calcext:value-type="float">
            <text:p>70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string" calcext:value-type="string">
            <text:p>[2700]</text:p>
          </table:table-cell>
          <table:table-cell office:value-type="float" office:value="433" calcext:value-type="float">
            <text:p>433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1342" calcext:value-type="float">
            <text:p>1342</text:p>
          </table:table-cell>
          <table:table-cell office:value-type="float" office:value="909" calcext:value-type="float">
            <text:p>909</text:p>
          </table:table-cell>
          <table:table-cell office:value-type="float" office:value="348" calcext:value-type="float">
            <text:p>348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396" calcext:value-type="float">
            <text:p>1396</text:p>
          </table:table-cell>
          <table:table-cell office:value-type="float" office:value="1407" calcext:value-type="float">
            <text:p>140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ull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3790" calcext:value-type="float">
            <text:p>379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[2800]</text:p>
          </table:table-cell>
          <table:table-cell office:value-type="float" office:value="433" calcext:value-type="float">
            <text:p>433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office:value-type="float" office:value="1003" calcext:value-type="float">
            <text:p>1003</text:p>
          </table:table-cell>
          <table:table-cell office:value-type="float" office:value="975" calcext:value-type="float">
            <text:p>975</text:p>
          </table:table-cell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2193" calcext:value-type="float">
            <text:p>2193</text:p>
          </table:table-cell>
          <table:table-cell office:value-type="float" office:value="1468" calcext:value-type="float">
            <text:p>146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17548" calcext:value-type="float">
            <text:p>175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[2900]</text:p>
          </table:table-cell>
          <table:table-cell office:value-type="float" office:value="450" calcext:value-type="float">
            <text:p>450</text:p>
          </table:table-cell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office:value-type="float" office:value="1013" calcext:value-type="float">
            <text:p>1013</text:p>
          </table:table-cell>
          <table:table-cell office:value-type="float" office:value="363" calcext:value-type="float">
            <text:p>363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1532" calcext:value-type="float">
            <text:p>1532</text:p>
          </table:table-cell>
          <table:table-cell office:value-type="float" office:value="1576" calcext:value-type="float">
            <text:p>157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ull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3784" calcext:value-type="float">
            <text:p>378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[3000]</text:p>
          </table:table-cell>
          <table:table-cell office:value-type="float" office:value="460" calcext:value-type="float">
            <text:p>460</text:p>
          </table:table-cell>
          <table:table-cell office:value-type="float" office:value="373" calcext:value-type="float">
            <text:p>373</text:p>
          </table:table-cell>
          <table:table-cell office:value-type="float" office:value="37" calcext:value-type="float">
            <text:p>37</text:p>
          </table:table-cell>
          <table:table-cell office:value-type="float" office:value="1057" calcext:value-type="float">
            <text:p>1057</text:p>
          </table:table-cell>
          <table:table-cell office:value-type="float" office:value="1087" calcext:value-type="float">
            <text:p>1087</text:p>
          </table:table-cell>
          <table:table-cell office:value-type="float" office:value="376" calcext:value-type="float">
            <text:p>376</text:p>
          </table:table-cell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  <table:table-cell office:value-type="float" office:value="1725" calcext:value-type="float">
            <text:p>1725</text:p>
          </table:table-cell>
          <table:table-cell office:value-type="float" office:value="2891" calcext:value-type="float">
            <text:p>289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5485" calcext:value-type="float">
            <text:p>548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ull</text:p>
          </table:table-cell>
          <table:table-cell office:value-type="float" office:value="389" calcext:value-type="float">
            <text:p>389</text:p>
          </table:table-cell>
          <table:table-cell office:value-type="float" office:value="204" calcext:value-type="float">
            <text:p>204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[3100]</text:p>
          </table:table-cell>
          <table:table-cell office:value-type="float" office:value="473" calcext:value-type="float">
            <text:p>473</text:p>
          </table:table-cell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float" office:value="1123" calcext:value-type="float">
            <text:p>1123</text:p>
          </table:table-cell>
          <table:table-cell office:value-type="float" office:value="1197" calcext:value-type="float">
            <text:p>1197</text:p>
          </table:table-cell>
          <table:table-cell office:value-type="float" office:value="373" calcext:value-type="float">
            <text:p>373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817" calcext:value-type="float">
            <text:p>1817</text:p>
          </table:table-cell>
          <table:table-cell office:value-type="float" office:value="1718" calcext:value-type="float">
            <text:p>17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2365" calcext:value-type="float">
            <text:p>236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float" office:value="231" calcext:value-type="float">
            <text:p>231</text:p>
          </table:table-cell>
          <table:table-cell office:value-type="float" office:value="121" calcext:value-type="float">
            <text:p>121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1">
          <table:table-cell office:value-type="string" calcext:value-type="string">
            <text:p>[3200]</text:p>
          </table:table-cell>
          <table:table-cell office:value-type="float" office:value="479" calcext:value-type="float">
            <text:p>479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1213" calcext:value-type="float">
            <text:p>1213</text:p>
          </table:table-cell>
          <table:table-cell office:value-type="float" office:value="1147" calcext:value-type="float">
            <text:p>1147</text:p>
          </table:table-cell>
          <table:table-cell office:value-type="float" office:value="386" calcext:value-type="float">
            <text:p>386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882" calcext:value-type="float">
            <text:p>1882</text:p>
          </table:table-cell>
          <table:table-cell office:value-type="float" office:value="1861" calcext:value-type="float">
            <text:p>186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2529" calcext:value-type="float">
            <text:p>252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[3300]</text:p>
          </table:table-cell>
          <table:table-cell office:value-type="float" office:value="499" calcext:value-type="float">
            <text:p>499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204" calcext:value-type="float">
            <text:p>1204</text:p>
          </table:table-cell>
          <table:table-cell office:value-type="float" office:value="1174" calcext:value-type="float">
            <text:p>1174</text:p>
          </table:table-cell>
          <table:table-cell office:value-type="float" office:value="407" calcext:value-type="float">
            <text:p>40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030" calcext:value-type="float">
            <text:p>2030</text:p>
          </table:table-cell>
          <table:table-cell office:value-type="float" office:value="2142" calcext:value-type="float">
            <text:p>214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4735" calcext:value-type="float">
            <text:p>473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ull</text:p>
          </table:table-cell>
          <table:table-cell office:value-type="float" office:value="416" calcext:value-type="float">
            <text:p>416</text:p>
          </table:table-cell>
          <table:table-cell office:value-type="float" office:value="221" calcext:value-type="float">
            <text:p>221</text:p>
          </table:table-cell>
          <table:table-cell office:value-type="float" office:value="19887" calcext:value-type="float">
            <text:p>19887</text:p>
          </table:table-cell>
        </table:table-row>
        <table:table-row table:style-name="ro1">
          <table:table-cell office:value-type="string" calcext:value-type="string">
            <text:p>[3400]</text:p>
          </table:table-cell>
          <table:table-cell office:value-type="float" office:value="538" calcext:value-type="float">
            <text:p>538</text:p>
          </table:table-cell>
          <table:table-cell office:value-type="float" office:value="407" calcext:value-type="float">
            <text:p>407</text:p>
          </table:table-cell>
          <table:table-cell office:value-type="float" office:value="39" calcext:value-type="float">
            <text:p>39</text:p>
          </table:table-cell>
          <table:table-cell office:value-type="float" office:value="1239" calcext:value-type="float">
            <text:p>1239</text:p>
          </table:table-cell>
          <table:table-cell office:value-type="float" office:value="1247" calcext:value-type="float">
            <text:p>1247</text:p>
          </table:table-cell>
          <table:table-cell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2139" calcext:value-type="float">
            <text:p>2139</text:p>
          </table:table-cell>
          <table:table-cell office:value-type="float" office:value="2056" calcext:value-type="float">
            <text:p>205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ull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float" office:value="244" calcext:value-type="float">
            <text:p>244</text:p>
          </table:table-cell>
          <table:table-cell office:value-type="float" office:value="136" calcext:value-type="float">
            <text:p>136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[3500]</text:p>
          </table:table-cell>
          <table:table-cell office:value-type="float" office:value="541" calcext:value-type="float">
            <text:p>541</text:p>
          </table:table-cell>
          <table:table-cell office:value-type="float" office:value="407" calcext:value-type="float">
            <text:p>407</text:p>
          </table:table-cell>
          <table:table-cell office:value-type="float" office:value="39" calcext:value-type="float">
            <text:p>39</text:p>
          </table:table-cell>
          <table:table-cell office:value-type="float" office:value="1286" calcext:value-type="float">
            <text:p>1286</text:p>
          </table:table-cell>
          <table:table-cell office:value-type="float" office:value="1342" calcext:value-type="float">
            <text:p>1342</text:p>
          </table:table-cell>
          <table:table-cell office:value-type="float" office:value="416" calcext:value-type="float">
            <text:p>41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2257" calcext:value-type="float">
            <text:p>2257</text:p>
          </table:table-cell>
          <table:table-cell office:value-type="float" office:value="2347" calcext:value-type="float">
            <text:p>234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ull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5603" calcext:value-type="float">
            <text:p>560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[3600]</text:p>
          </table:table-cell>
          <table:table-cell office:value-type="float" office:value="892" calcext:value-type="float">
            <text:p>892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2225" calcext:value-type="float">
            <text:p>2225</text:p>
          </table:table-cell>
          <table:table-cell office:value-type="float" office:value="2229" calcext:value-type="float">
            <text:p>2229</text:p>
          </table:table-cell>
          <table:table-cell office:value-type="float" office:value="715" calcext:value-type="float">
            <text:p>715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3909" calcext:value-type="float">
            <text:p>3909</text:p>
          </table:table-cell>
          <table:table-cell office:value-type="float" office:value="3943" calcext:value-type="float">
            <text:p>394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ull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10771" calcext:value-type="float">
            <text:p>1077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[3700]</text:p>
          </table:table-cell>
          <table:table-cell office:value-type="float" office:value="559" calcext:value-type="float">
            <text:p>559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office:value-type="float" office:value="1377" calcext:value-type="float">
            <text:p>1377</text:p>
          </table:table-cell>
          <table:table-cell office:value-type="float" office:value="1418" calcext:value-type="float">
            <text:p>1418</text:p>
          </table:table-cell>
          <table:table-cell office:value-type="float" office:value="435" calcext:value-type="float">
            <text:p>435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2594" calcext:value-type="float">
            <text:p>2594</text:p>
          </table:table-cell>
          <table:table-cell office:value-type="float" office:value="2512" calcext:value-type="float">
            <text:p>25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ull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7241" calcext:value-type="float">
            <text:p>1724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20493" calcext:value-type="float">
            <text:p>20493</text:p>
          </table:table-cell>
        </table:table-row>
        <table:table-row table:style-name="ro1">
          <table:table-cell office:value-type="string" calcext:value-type="string">
            <text:p>[3800]</text:p>
          </table:table-cell>
          <table:table-cell office:value-type="float" office:value="563" calcext:value-type="float">
            <text:p>563</text:p>
          </table:table-cell>
          <table:table-cell office:value-type="float" office:value="430" calcext:value-type="float">
            <text:p>430</text:p>
          </table:table-cell>
          <table:table-cell office:value-type="float" office:value="40" calcext:value-type="float">
            <text:p>40</text:p>
          </table:table-cell>
          <table:table-cell office:value-type="float" office:value="1422" calcext:value-type="float">
            <text:p>1422</text:p>
          </table:table-cell>
          <table:table-cell office:value-type="float" office:value="1449" calcext:value-type="float">
            <text:p>1449</text:p>
          </table:table-cell>
          <table:table-cell office:value-type="float" office:value="442" calcext:value-type="float">
            <text:p>442</text:p>
          </table:table-cell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2659" calcext:value-type="float">
            <text:p>2659</text:p>
          </table:table-cell>
          <table:table-cell office:value-type="float" office:value="4340" calcext:value-type="float">
            <text:p>434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float" office:value="51264" calcext:value-type="float">
            <text:p>5126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float" office:value="158" calcext:value-type="float">
            <text:p>158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[3900]</text:p>
          </table:table-cell>
          <table:table-cell office:value-type="float" office:value="571" calcext:value-type="float">
            <text:p>571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office:value-type="float" office:value="1484" calcext:value-type="float">
            <text:p>1484</text:p>
          </table:table-cell>
          <table:table-cell office:value-type="float" office:value="451" calcext:value-type="float">
            <text:p>451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804" calcext:value-type="float">
            <text:p>2804</text:p>
          </table:table-cell>
          <table:table-cell office:value-type="float" office:value="2926" calcext:value-type="float">
            <text:p>29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ull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6724" calcext:value-type="float">
            <text:p>672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46073" calcext:value-type="float">
            <text:p>46073</text:p>
          </table:table-cell>
        </table:table-row>
        <table:table-row table:style-name="ro1">
          <table:table-cell office:value-type="string" calcext:value-type="string">
            <text:p>[4000]</text:p>
          </table:table-cell>
          <table:table-cell office:value-type="float" office:value="977" calcext:value-type="float">
            <text:p>977</text:p>
          </table:table-cell>
          <table:table-cell office:value-type="float" office:value="733" calcext:value-type="float">
            <text:p>733</text:p>
          </table:table-cell>
          <table:table-cell office:value-type="float" office:value="70" calcext:value-type="float">
            <text:p>70</text:p>
          </table:table-cell>
          <table:table-cell office:value-type="float" office:value="2587" calcext:value-type="float">
            <text:p>2587</text:p>
          </table:table-cell>
          <table:table-cell office:value-type="float" office:value="2647" calcext:value-type="float">
            <text:p>2647</text:p>
          </table:table-cell>
          <table:table-cell office:value-type="float" office:value="765" calcext:value-type="float">
            <text:p>765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3069" calcext:value-type="float">
            <text:p>3069</text:p>
          </table:table-cell>
          <table:table-cell office:value-type="float" office:value="2912" calcext:value-type="float">
            <text:p>29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ull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996" calcext:value-type="float">
            <text:p>69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[4100]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1639" calcext:value-type="float">
            <text:p>1639</text:p>
          </table:table-cell>
          <table:table-cell office:value-type="float" office:value="1600" calcext:value-type="float">
            <text:p>1600</text:p>
          </table:table-cell>
          <table:table-cell office:value-type="float" office:value="456" calcext:value-type="float">
            <text:p>456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54" calcext:value-type="float">
            <text:p>3154</text:p>
          </table:table-cell>
          <table:table-cell office:value-type="float" office:value="3776" calcext:value-type="float">
            <text:p>3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ull</text:p>
          </table:table-cell>
          <table:table-cell office:value-type="float" office:value="244" calcext:value-type="float">
            <text:p>244</text:p>
          </table:table-cell>
          <table:table-cell office:value-type="float" office:value="184" calcext:value-type="float">
            <text:p>184</text:p>
          </table:table-cell>
          <table:table-cell office:value-type="float" office:value="7217" calcext:value-type="float">
            <text:p>721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ull</text:p>
          </table:table-cell>
          <table:table-cell office:value-type="float" office:value="454" calcext:value-type="float">
            <text:p>454</text:p>
          </table:table-cell>
          <table:table-cell office:value-type="float" office:value="267" calcext:value-type="float">
            <text:p>267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string" calcext:value-type="string">
            <text:p>[4200]</text:p>
          </table:table-cell>
          <table:table-cell office:value-type="float" office:value="981" calcext:value-type="float">
            <text:p>981</text:p>
          </table:table-cell>
          <table:table-cell office:value-type="float" office:value="519" calcext:value-type="float">
            <text:p>519</text:p>
          </table:table-cell>
          <table:table-cell office:value-type="float" office:value="69" calcext:value-type="float">
            <text:p>69</text:p>
          </table:table-cell>
          <table:table-cell office:value-type="float" office:value="2759" calcext:value-type="float">
            <text:p>2759</text:p>
          </table:table-cell>
          <table:table-cell office:value-type="float" office:value="1617" calcext:value-type="float">
            <text:p>1617</text:p>
          </table:table-cell>
          <table:table-cell office:value-type="float" office:value="464" calcext:value-type="float">
            <text:p>464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3572" calcext:value-type="float">
            <text:p>3572</text:p>
          </table:table-cell>
          <table:table-cell office:value-type="float" office:value="3372" calcext:value-type="float">
            <text:p>337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ull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30558" calcext:value-type="float">
            <text:p>305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66" calcext:value-type="float">
            <text:p>166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string" calcext:value-type="string">
            <text:p>[4300]</text:p>
          </table:table-cell>
          <table:table-cell office:value-type="float" office:value="601" calcext:value-type="float">
            <text:p>601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1685" calcext:value-type="float">
            <text:p>1685</text:p>
          </table:table-cell>
          <table:table-cell office:value-type="float" office:value="1667" calcext:value-type="float">
            <text:p>1667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3472" calcext:value-type="float">
            <text:p>3472</text:p>
          </table:table-cell>
          <table:table-cell office:value-type="float" office:value="3611" calcext:value-type="float">
            <text:p>36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8376" calcext:value-type="float">
            <text:p>83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[4400]</text:p>
          </table:table-cell>
          <table:table-cell office:value-type="float" office:value="877" calcext:value-type="float">
            <text:p>877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1729" calcext:value-type="float">
            <text:p>1729</text:p>
          </table:table-cell>
          <table:table-cell office:value-type="float" office:value="1793" calcext:value-type="float">
            <text:p>1793</text:p>
          </table:table-cell>
          <table:table-cell office:value-type="float" office:value="514" calcext:value-type="float">
            <text:p>514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3666" calcext:value-type="float">
            <text:p>3666</text:p>
          </table:table-cell>
          <table:table-cell office:value-type="float" office:value="3882" calcext:value-type="float">
            <text:p>388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ull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57469" calcext:value-type="float">
            <text:p>5746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166" calcext:value-type="float">
            <text:p>166</text:p>
          </table:table-cell>
          <table:table-cell office:value-type="float" office:value="56279" calcext:value-type="float">
            <text:p>56279</text:p>
          </table:table-cell>
        </table:table-row>
        <table:table-row table:style-name="ro1">
          <table:table-cell office:value-type="string" calcext:value-type="string">
            <text:p>[4500]</text:p>
          </table:table-cell>
          <table:table-cell office:value-type="float" office:value="617" calcext:value-type="float">
            <text:p>617</text:p>
          </table:table-cell>
          <table:table-cell office:value-type="float" office:value="781" calcext:value-type="float">
            <text:p>781</text:p>
          </table:table-cell>
          <table:table-cell office:value-type="float" office:value="39" calcext:value-type="float">
            <text:p>39</text:p>
          </table:table-cell>
          <table:table-cell office:value-type="float" office:value="2521" calcext:value-type="float">
            <text:p>2521</text:p>
          </table:table-cell>
          <table:table-cell office:value-type="float" office:value="2984" calcext:value-type="float">
            <text:p>2984</text:p>
          </table:table-cell>
          <table:table-cell office:value-type="float" office:value="853" calcext:value-type="float">
            <text:p>853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6519" calcext:value-type="float">
            <text:p>6519</text:p>
          </table:table-cell>
          <table:table-cell office:value-type="float" office:value="6680" calcext:value-type="float">
            <text:p>66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ull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57015" calcext:value-type="float">
            <text:p>570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168" calcext:value-type="float">
            <text:p>16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[4600]</text:p>
          </table:table-cell>
          <table:table-cell office:value-type="float" office:value="1053" calcext:value-type="float">
            <text:p>1053</text:p>
          </table:table-cell>
          <table:table-cell office:value-type="float" office:value="788" calcext:value-type="float">
            <text:p>788</text:p>
          </table:table-cell>
          <table:table-cell office:value-type="float" office:value="74" calcext:value-type="float">
            <text:p>74</text:p>
          </table:table-cell>
          <table:table-cell office:value-type="float" office:value="2977" calcext:value-type="float">
            <text:p>2977</text:p>
          </table:table-cell>
          <table:table-cell office:value-type="float" office:value="3088" calcext:value-type="float">
            <text:p>3088</text:p>
          </table:table-cell>
          <table:table-cell office:value-type="float" office:value="865" calcext:value-type="float">
            <text:p>865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6546" calcext:value-type="float">
            <text:p>6546</text:p>
          </table:table-cell>
          <table:table-cell office:value-type="float" office:value="4248" calcext:value-type="float">
            <text:p>424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8187" calcext:value-type="float">
            <text:p>818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office:value-type="float" office:value="59158" calcext:value-type="float">
            <text:p>59158</text:p>
          </table:table-cell>
        </table:table-row>
        <table:table-row table:style-name="ro1">
          <table:table-cell office:value-type="string" calcext:value-type="string">
            <text:p>[4700]</text:p>
          </table:table-cell>
          <table:table-cell office:value-type="float" office:value="631" calcext:value-type="float">
            <text:p>631</text:p>
          </table:table-cell>
          <table:table-cell office:value-type="float" office:value="806" calcext:value-type="float">
            <text:p>806</text:p>
          </table:table-cell>
          <table:table-cell office:value-type="float" office:value="40" calcext:value-type="float">
            <text:p>40</text:p>
          </table:table-cell>
          <table:table-cell office:value-type="float" office:value="1892" calcext:value-type="float">
            <text:p>1892</text:p>
          </table:table-cell>
          <table:table-cell office:value-type="float" office:value="3348" calcext:value-type="float">
            <text:p>3348</text:p>
          </table:table-cell>
          <table:table-cell office:value-type="float" office:value="863" calcext:value-type="float">
            <text:p>863</text:p>
          </table:table-cell>
          <table:table-cell office:value-type="float" office:value="264" calcext:value-type="float">
            <text:p>264</text:p>
          </table:table-cell>
          <table:table-cell office:value-type="float" office:value="35" calcext:value-type="float">
            <text:p>35</text:p>
          </table:table-cell>
          <table:table-cell office:value-type="float" office:value="7151" calcext:value-type="float">
            <text:p>7151</text:p>
          </table:table-cell>
          <table:table-cell office:value-type="float" office:value="7174" calcext:value-type="float">
            <text:p>71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ull</text:p>
          </table:table-cell>
          <table:table-cell office:value-type="float" office:value="264" calcext:value-type="float">
            <text:p>264</text:p>
          </table:table-cell>
          <table:table-cell office:value-type="float" office:value="198" calcext:value-type="float">
            <text:p>198</text:p>
          </table:table-cell>
          <table:table-cell office:value-type="float" office:value="5463" calcext:value-type="float">
            <text:p>5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[4800]</text:p>
          </table:table-cell>
          <table:table-cell office:value-type="float" office:value="626" calcext:value-type="float">
            <text:p>626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2026" calcext:value-type="float">
            <text:p>2026</text:p>
          </table:table-cell>
          <table:table-cell office:value-type="float" office:value="1904" calcext:value-type="float">
            <text:p>1904</text:p>
          </table:table-cell>
          <table:table-cell office:value-type="float" office:value="536" calcext:value-type="float">
            <text:p>536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4401" calcext:value-type="float">
            <text:p>4401</text:p>
          </table:table-cell>
          <table:table-cell office:value-type="float" office:value="4285" calcext:value-type="float">
            <text:p>428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7326" calcext:value-type="float">
            <text:p>732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178" calcext:value-type="float">
            <text:p>178</text:p>
          </table:table-cell>
          <table:table-cell office:value-type="float" office:value="50866" calcext:value-type="float">
            <text:p>50866</text:p>
          </table:table-cell>
        </table:table-row>
        <table:table-row table:style-name="ro1">
          <table:table-cell office:value-type="string" calcext:value-type="string">
            <text:p>[4900]</text:p>
          </table:table-cell>
          <table:table-cell office:value-type="float" office:value="642" calcext:value-type="float">
            <text:p>642</text:p>
          </table:table-cell>
          <table:table-cell office:value-type="float" office:value="497" calcext:value-type="float">
            <text:p>497</text:p>
          </table:table-cell>
          <table:table-cell office:value-type="float" office:value="40" calcext:value-type="float">
            <text:p>40</text:p>
          </table:table-cell>
          <table:table-cell office:value-type="float" office:value="2101" calcext:value-type="float">
            <text:p>2101</text:p>
          </table:table-cell>
          <table:table-cell office:value-type="float" office:value="2166" calcext:value-type="float">
            <text:p>2166</text:p>
          </table:table-cell>
          <table:table-cell office:value-type="float" office:value="549" calcext:value-type="float">
            <text:p>549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4336" calcext:value-type="float">
            <text:p>4336</text:p>
          </table:table-cell>
          <table:table-cell office:value-type="float" office:value="4467" calcext:value-type="float">
            <text:p>446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7159" calcext:value-type="float">
            <text:p>715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178" calcext:value-type="float">
            <text:p>178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[4000]</text:p>
          </table:table-cell>
          <table:table-cell office:value-type="float" office:value="946" calcext:value-type="float">
            <text:p>946</text:p>
          </table:table-cell>
          <table:table-cell office:value-type="float" office:value="748" calcext:value-type="float">
            <text:p>748</text:p>
          </table:table-cell>
          <table:table-cell office:value-type="float" office:value="67" calcext:value-type="float">
            <text:p>67</text:p>
          </table:table-cell>
          <table:table-cell office:value-type="float" office:value="2602" calcext:value-type="float">
            <text:p>2602</text:p>
          </table:table-cell>
          <table:table-cell office:value-type="float" office:value="2575" calcext:value-type="float">
            <text:p>2575</text:p>
          </table:table-cell>
          <table:table-cell office:value-type="float" office:value="762" calcext:value-type="float">
            <text:p>762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5043" calcext:value-type="float">
            <text:p>5043</text:p>
          </table:table-cell>
          <table:table-cell office:value-type="float" office:value="4982" calcext:value-type="float">
            <text:p>498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ull</text:p>
          </table:table-cell>
          <table:table-cell office:value-type="float" office:value="248" calcext:value-type="float">
            <text:p>248</text:p>
          </table:table-cell>
          <table:table-cell office:value-type="float" office:value="178" calcext:value-type="float">
            <text:p>178</text:p>
          </table:table-cell>
          <table:table-cell office:value-type="float" office:value="47309" calcext:value-type="float">
            <text:p>4730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ull</text:p>
          </table:table-cell>
          <table:table-cell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string" calcext:value-type="string">
            <text:p>[5100]</text:p>
          </table:table-cell>
          <table:table-cell office:value-type="float" office:value="670" calcext:value-type="float">
            <text:p>670</text:p>
          </table:table-cell>
          <table:table-cell office:value-type="float" office:value="844" calcext:value-type="float">
            <text:p>844</text:p>
          </table:table-cell>
          <table:table-cell office:value-type="float" office:value="40" calcext:value-type="float">
            <text:p>40</text:p>
          </table:table-cell>
          <table:table-cell office:value-type="float" office:value="2261" calcext:value-type="float">
            <text:p>2261</text:p>
          </table:table-cell>
          <table:table-cell office:value-type="float" office:value="3763" calcext:value-type="float">
            <text:p>3763</text:p>
          </table:table-cell>
          <table:table-cell office:value-type="float" office:value="932" calcext:value-type="float">
            <text:p>932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office:value-type="float" office:value="8253" calcext:value-type="float">
            <text:p>8253</text:p>
          </table:table-cell>
          <table:table-cell office:value-type="float" office:value="7594" calcext:value-type="float">
            <text:p>759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ull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2144" calcext:value-type="float">
            <text:p>1214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ull</text:p>
          </table:table-cell>
          <table:table-cell office:value-type="float" office:value="293" calcext:value-type="float">
            <text:p>293</text:p>
          </table:table-cell>
          <table:table-cell office:value-type="float" office:value="191" calcext:value-type="float">
            <text:p>191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[5200]</text:p>
          </table:table-cell>
          <table:table-cell office:value-type="float" office:value="675" calcext:value-type="float">
            <text:p>675</text:p>
          </table:table-cell>
          <table:table-cell office:value-type="float" office:value="515" calcext:value-type="float">
            <text:p>515</text:p>
          </table:table-cell>
          <table:table-cell office:value-type="float" office:value="41" calcext:value-type="float">
            <text:p>41</text:p>
          </table:table-cell>
          <table:table-cell office:value-type="float" office:value="2277" calcext:value-type="float">
            <text:p>2277</text:p>
          </table:table-cell>
          <table:table-cell office:value-type="float" office:value="2295" calcext:value-type="float">
            <text:p>2295</text:p>
          </table:table-cell>
          <table:table-cell office:value-type="float" office:value="608" calcext:value-type="float">
            <text:p>608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5457" calcext:value-type="float">
            <text:p>5457</text:p>
          </table:table-cell>
          <table:table-cell office:value-type="float" office:value="5194" calcext:value-type="float">
            <text:p>519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95478" calcext:value-type="float">
            <text:p>954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ull</text:p>
          </table:table-cell>
          <table:table-cell office:value-type="float" office:value="298" calcext:value-type="float">
            <text:p>298</text:p>
          </table:table-cell>
          <table:table-cell office:value-type="float" office:value="190" calcext:value-type="float">
            <text:p>190</text:p>
          </table:table-cell>
          <table:table-cell office:value-type="float" office:value="87885" calcext:value-type="float">
            <text:p>87885</text:p>
          </table:table-cell>
        </table:table-row>
        <table:table-row table:style-name="ro1">
          <table:table-cell office:value-type="string" calcext:value-type="string">
            <text:p>[5300]</text:p>
          </table:table-cell>
          <table:table-cell office:value-type="float" office:value="683" calcext:value-type="float">
            <text:p>683</text:p>
          </table:table-cell>
          <table:table-cell office:value-type="float" office:value="525" calcext:value-type="float">
            <text:p>525</text:p>
          </table:table-cell>
          <table:table-cell office:value-type="float" office:value="43" calcext:value-type="float">
            <text:p>43</text:p>
          </table:table-cell>
          <table:table-cell office:value-type="float" office:value="2421" calcext:value-type="float">
            <text:p>2421</text:p>
          </table:table-cell>
          <table:table-cell office:value-type="float" office:value="2319" calcext:value-type="float">
            <text:p>2319</text:p>
          </table:table-cell>
          <table:table-cell office:value-type="float" office:value="602" calcext:value-type="float">
            <text:p>602</text:p>
          </table:table-cell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office:value-type="float" office:value="5336" calcext:value-type="float">
            <text:p>5336</text:p>
          </table:table-cell>
          <table:table-cell office:value-type="float" office:value="5232" calcext:value-type="float">
            <text:p>52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60492" calcext:value-type="float">
            <text:p>6049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13625" calcext:value-type="float">
            <text:p>13625</text:p>
          </table:table-cell>
        </table:table-row>
        <table:table-row table:style-name="ro1">
          <table:table-cell office:value-type="string" calcext:value-type="string">
            <text:p>[5400]</text:p>
          </table:table-cell>
          <table:table-cell office:value-type="float" office:value="1122" calcext:value-type="float">
            <text:p>1122</text:p>
          </table:table-cell>
          <table:table-cell office:value-type="float" office:value="875" calcext:value-type="float">
            <text:p>875</text:p>
          </table:table-cell>
          <table:table-cell office:value-type="float" office:value="69" calcext:value-type="float">
            <text:p>69</text:p>
          </table:table-cell>
          <table:table-cell office:value-type="float" office:value="3997" calcext:value-type="float">
            <text:p>3997</text:p>
          </table:table-cell>
          <table:table-cell office:value-type="float" office:value="4041" calcext:value-type="float">
            <text:p>4041</text:p>
          </table:table-cell>
          <table:table-cell office:value-type="float" office:value="986" calcext:value-type="float">
            <text:p>986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9129" calcext:value-type="float">
            <text:p>9129</text:p>
          </table:table-cell>
          <table:table-cell office:value-type="float" office:value="5885" calcext:value-type="float">
            <text:p>588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73335" calcext:value-type="float">
            <text:p>733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ull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string" calcext:value-type="string">
            <text:p>[5500]</text:p>
          </table:table-cell>
          <table:table-cell office:value-type="float" office:value="1184" calcext:value-type="float">
            <text:p>1184</text:p>
          </table:table-cell>
          <table:table-cell office:value-type="float" office:value="878" calcext:value-type="float">
            <text:p>878</text:p>
          </table:table-cell>
          <table:table-cell office:value-type="float" office:value="70" calcext:value-type="float">
            <text:p>70</text:p>
          </table:table-cell>
          <table:table-cell office:value-type="float" office:value="4424" calcext:value-type="float">
            <text:p>4424</text:p>
          </table:table-cell>
          <table:table-cell office:value-type="float" office:value="4138" calcext:value-type="float">
            <text:p>4138</text:p>
          </table:table-cell>
          <table:table-cell office:value-type="float" office:value="1003" calcext:value-type="float">
            <text:p>1003</text:p>
          </table:table-cell>
          <table:table-cell office:value-type="float" office:value="339" calcext:value-type="float">
            <text:p>339</text:p>
          </table:table-cell>
          <table:table-cell office:value-type="float" office:value="36" calcext:value-type="float">
            <text:p>36</text:p>
          </table:table-cell>
          <table:table-cell office:value-type="float" office:value="9791" calcext:value-type="float">
            <text:p>9791</text:p>
          </table:table-cell>
          <table:table-cell office:value-type="float" office:value="6182" calcext:value-type="float">
            <text:p>618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ll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4330" calcext:value-type="float">
            <text:p>1433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222" calcext:value-type="float">
            <text:p>222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string" calcext:value-type="string">
            <text:p>[5600]</text:p>
          </table:table-cell>
          <table:table-cell office:value-type="float" office:value="749" calcext:value-type="float">
            <text:p>749</text:p>
          </table:table-cell>
          <table:table-cell office:value-type="float" office:value="561" calcext:value-type="float">
            <text:p>561</text:p>
          </table:table-cell>
          <table:table-cell office:value-type="float" office:value="40" calcext:value-type="float">
            <text:p>40</text:p>
          </table:table-cell>
          <table:table-cell office:value-type="float" office:value="2651" calcext:value-type="float">
            <text:p>2651</text:p>
          </table:table-cell>
          <table:table-cell office:value-type="float" office:value="2550" calcext:value-type="float">
            <text:p>2550</text:p>
          </table:table-cell>
          <table:table-cell office:value-type="float" office:value="617" calcext:value-type="float">
            <text:p>617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6073" calcext:value-type="float">
            <text:p>6073</text:p>
          </table:table-cell>
          <table:table-cell office:value-type="float" office:value="9639" calcext:value-type="float">
            <text:p>963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28" calcext:value-type="float">
            <text:p>228</text:p>
          </table:table-cell>
          <table:table-cell office:value-type="float" office:value="25780" calcext:value-type="float">
            <text:p>2578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string" calcext:value-type="string">
            <text:p>[5700]</text:p>
          </table:table-cell>
          <table:table-cell office:value-type="float" office:value="735" calcext:value-type="float">
            <text:p>735</text:p>
          </table:table-cell>
          <table:table-cell office:value-type="float" office:value="572" calcext:value-type="float">
            <text:p>572</text:p>
          </table:table-cell>
          <table:table-cell office:value-type="float" office:value="41" calcext:value-type="float">
            <text:p>41</text:p>
          </table:table-cell>
          <table:table-cell office:value-type="float" office:value="2782" calcext:value-type="float">
            <text:p>2782</text:p>
          </table:table-cell>
          <table:table-cell office:value-type="float" office:value="2565" calcext:value-type="float">
            <text:p>2565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6036" calcext:value-type="float">
            <text:p>6036</text:p>
          </table:table-cell>
          <table:table-cell office:value-type="float" office:value="6139" calcext:value-type="float">
            <text:p>613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6663" calcext:value-type="float">
            <text:p>1666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null</text:p>
          </table:table-cell>
          <table:table-cell office:value-type="float" office:value="541" calcext:value-type="float">
            <text:p>541</text:p>
          </table:table-cell>
          <table:table-cell office:value-type="float" office:value="384" calcext:value-type="float">
            <text:p>384</text:p>
          </table:table-cell>
          <table:table-cell office:value-type="float" office:value="21992" calcext:value-type="float">
            <text:p>21992</text:p>
          </table:table-cell>
        </table:table-row>
        <table:table-row table:style-name="ro1">
          <table:table-cell office:value-type="string" calcext:value-type="string">
            <text:p>[5800]</text:p>
          </table:table-cell>
          <table:table-cell office:value-type="float" office:value="748" calcext:value-type="float">
            <text:p>748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2709" calcext:value-type="float">
            <text:p>2709</text:p>
          </table:table-cell>
          <table:table-cell office:value-type="float" office:value="2614" calcext:value-type="float">
            <text:p>2614</text:p>
          </table:table-cell>
          <table:table-cell office:value-type="float" office:value="630" calcext:value-type="float">
            <text:p>63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6807" calcext:value-type="float">
            <text:p>6807</text:p>
          </table:table-cell>
          <table:table-cell office:value-type="float" office:value="6165" calcext:value-type="float">
            <text:p>616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6508" calcext:value-type="float">
            <text:p>165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237" calcext:value-type="float">
            <text:p>237</text:p>
          </table:table-cell>
          <table:table-cell office:value-type="float" office:value="17539" calcext:value-type="float">
            <text:p>17539</text:p>
          </table:table-cell>
        </table:table-row>
        <table:table-row table:style-name="ro1">
          <table:table-cell office:value-type="string" calcext:value-type="string">
            <text:p>[5900]</text:p>
          </table:table-cell>
          <table:table-cell office:value-type="float" office:value="1221" calcext:value-type="float">
            <text:p>1221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4787" calcext:value-type="float">
            <text:p>4787</text:p>
          </table:table-cell>
          <table:table-cell office:value-type="float" office:value="4688" calcext:value-type="float">
            <text:p>4688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6918" calcext:value-type="float">
            <text:p>6918</text:p>
          </table:table-cell>
          <table:table-cell office:value-type="float" office:value="6580" calcext:value-type="float">
            <text:p>65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ull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9252" calcext:value-type="float">
            <text:p>925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47" calcext:value-type="float">
            <text:p>247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string" calcext:value-type="string">
            <text:p>[6000]</text:p>
          </table:table-cell>
          <table:table-cell office:value-type="float" office:value="773" calcext:value-type="float">
            <text:p>773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388" calcext:value-type="float">
            <text:p>3388</text:p>
          </table:table-cell>
          <table:table-cell office:value-type="float" office:value="4853" calcext:value-type="float">
            <text:p>4853</text:p>
          </table:table-cell>
          <table:table-cell office:value-type="float" office:value="1109" calcext:value-type="float">
            <text:p>1109</text:p>
          </table:table-cell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float" office:value="11988" calcext:value-type="float">
            <text:p>11988</text:p>
          </table:table-cell>
          <table:table-cell office:value-type="float" office:value="11802" calcext:value-type="float">
            <text:p>1180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93856" calcext:value-type="float">
            <text:p>93856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null</text:p>
          </table:table-cell>
          <table:table-cell office:value-type="float" office:value="548" calcext:value-type="float">
            <text:p>548</text:p>
          </table:table-cell>
          <table:table-cell office:value-type="float" office:value="402" calcext:value-type="float">
            <text:p>402</text:p>
          </table:table-cell>
          <table:table-cell office:value-type="float" office:value="26064" calcext:value-type="float">
            <text:p>26064</text:p>
          </table:table-cell>
        </table:table-row>
      </table:table>
      <table:table table:name="structure" table:style-name="ta1">
        <table:shapes>
          <draw:frame draw:z-index="0" draw:style-name="gr1" draw:text-style-name="P1" svg:width="13.4681in" svg:height="5.8669in" svg:x="10.05in" svg:y="6.2535in">
            <draw:object draw:notify-on-update-of-ranges="structure.A2:structure.A14 structure.B1:structure.B1 structure.B2:structure.B14 structure.G1:structure.G1 structure.G2:structure.G14 structure.L1:structure.L1 structure.L2:structure.L14 structure.Q1:structure.Q1 structure.Q2:structure.Q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3.3067in" svg:height="5.6787in" svg:x="14.8657in" svg:y="0.0417in">
            <draw:object draw:notify-on-update-of-ranges="structure.A1:structure.A1 structure.A2:structure.A14 structure.G1:structure.G1 structure.G2:structure.G14 structure.I1:structure.I1 structure.I2:structure.I14 structure.Q1:structure.Q1 structure.Q2:structure.Q14 structure.S1:structure.S1 structure.S2:structure.S1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,2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2,2,2]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,2,2,2]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ll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2,2,2,2,2]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2,2,2,2,2,2]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ull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2,2,2,2,2,2,2]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2,2,2,2,2,2,2,2]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ll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ull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[2,2,2,2,2,2,2,2,2]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ull</text:p>
          </table:table-cell>
          <table:table-cell office:value-type="float" office:value="396" calcext:value-type="float">
            <text:p>396</text:p>
          </table:table-cell>
          <table:table-cell office:value-type="float" office:value="313" calcext:value-type="float">
            <text:p>313</text:p>
          </table:table-cell>
          <table:table-cell office:value-type="float" office:value="367" calcext:value-type="float">
            <text:p>36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float" office:value="380" calcext:value-type="float">
            <text:p>38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[2,2,2,2,2,2,2,2,2,2]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ull</text:p>
          </table:table-cell>
          <table:table-cell office:value-type="float" office:value="682" calcext:value-type="float">
            <text:p>682</text:p>
          </table:table-cell>
          <table:table-cell office:value-type="float" office:value="492" calcext:value-type="float">
            <text:p>492</text:p>
          </table:table-cell>
          <table:table-cell office:value-type="float" office:value="363" calcext:value-type="float">
            <text:p>36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ull</text:p>
          </table:table-cell>
          <table:table-cell office:value-type="float" office:value="555" calcext:value-type="float">
            <text:p>555</text:p>
          </table:table-cell>
          <table:table-cell office:value-type="float" office:value="407" calcext:value-type="float">
            <text:p>40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1" calcext:value-type="float">
            <text:p>341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391" calcext:value-type="float">
            <text:p>391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null</text:p>
          </table:table-cell>
          <table:table-cell office:value-type="float" office:value="732" calcext:value-type="float">
            <text:p>732</text:p>
          </table:table-cell>
          <table:table-cell office:value-type="float" office:value="690" calcext:value-type="float">
            <text:p>690</text:p>
          </table:table-cell>
          <table:table-cell office:value-type="float" office:value="774" calcext:value-type="float">
            <text:p>77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ull</text:p>
          </table:table-cell>
          <table:table-cell office:value-type="float" office:value="791" calcext:value-type="float">
            <text:p>791</text:p>
          </table:table-cell>
          <table:table-cell office:value-type="float" office:value="702" calcext:value-type="float">
            <text:p>70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[2,2,2,2,2,2,2,2,2,2,2,2]</text:p>
          </table:table-cell>
          <table:table-cell office:value-type="float" office:value="490" calcext:value-type="float">
            <text:p>490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540" calcext:value-type="float">
            <text:p>540</text:p>
          </table:table-cell>
          <table:table-cell office:value-type="float" office:value="553" calcext:value-type="float">
            <text:p>553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null</text:p>
          </table:table-cell>
          <table:table-cell office:value-type="float" office:value="1306" calcext:value-type="float">
            <text:p>1306</text:p>
          </table:table-cell>
          <table:table-cell office:value-type="float" office:value="1286" calcext:value-type="float">
            <text:p>1286</text:p>
          </table:table-cell>
          <table:table-cell office:value-type="float" office:value="1356" calcext:value-type="float">
            <text:p>135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null</text:p>
          </table:table-cell>
          <table:table-cell office:value-type="float" office:value="1363" calcext:value-type="float">
            <text:p>1363</text:p>
          </table:table-cell>
          <table:table-cell office:value-type="float" office:value="1368" calcext:value-type="float">
            <text:p>13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[2,2,2,2,2,2,2,2,2,2,2,2,2]</text:p>
          </table:table-cell>
          <table:table-cell office:value-type="float" office:value="883" calcext:value-type="float">
            <text:p>883</text:p>
          </table:table-cell>
          <table:table-cell office:value-type="float" office:value="449" calcext:value-type="float">
            <text:p>449</text:p>
          </table:table-cell>
          <table:table-cell office:value-type="float" office:value="439" calcext:value-type="float">
            <text:p>439</text:p>
          </table:table-cell>
          <table:table-cell office:value-type="float" office:value="831" calcext:value-type="float">
            <text:p>831</text:p>
          </table:table-cell>
          <table:table-cell office:value-type="float" office:value="848" calcext:value-type="float">
            <text:p>848</text:p>
          </table:table-cell>
          <table:table-cell office:value-type="float" office:value="1426" calcext:value-type="float">
            <text:p>1426</text:p>
          </table:table-cell>
          <table:table-cell office:value-type="float" office:value="610" calcext:value-type="float">
            <text:p>61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null</text:p>
          </table:table-cell>
          <table:table-cell office:value-type="float" office:value="2513" calcext:value-type="float">
            <text:p>2513</text:p>
          </table:table-cell>
          <table:table-cell office:value-type="float" office:value="2469" calcext:value-type="float">
            <text:p>2469</text:p>
          </table:table-cell>
          <table:table-cell office:value-type="float" office:value="2575" calcext:value-type="float">
            <text:p>2575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null</text:p>
          </table:table-cell>
          <table:table-cell office:value-type="float" office:value="2583" calcext:value-type="float">
            <text:p>2583</text:p>
          </table:table-cell>
          <table:table-cell office:value-type="float" office:value="2736" calcext:value-type="float">
            <text:p>2736</text:p>
          </table:table-cell>
          <table:table-cell office:value-type="float" office:value="3906" calcext:value-type="float">
            <text:p>3906</text:p>
          </table:table-cell>
        </table:table-row>
      </table:table>
      <table:table table:name="mass vs structure" table:style-name="ta1">
        <table:shapes>
          <draw:frame draw:z-index="0" draw:style-name="gr1" draw:text-style-name="P1" svg:width="12.2858in" svg:height="4.3299in" svg:x="0.0429in" svg:y="2.4992in">
            <draw:object draw:notify-on-update-of-ranges="'mass vs structure'.A2:'mass vs structure'.A14 'mass vs structure'.B1:'mass vs structure'.B1 'mass vs structure'.B2:'mass vs structure'.B14 'mass vs structure'.G1:'mass vs structure'.G1 'mass vs structure'.G2:'mass vs structure'.G14 'mass vs structure'.L1:'mass vs structure'.L1 'mass vs structure'.L2:'mass vs structure'.L14 'mass vs structure'.Q1:'mass vs structure'.Q1 'mass vs structure'.Q2:'mass vs structure'.Q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4606in" svg:height="5.6496in" svg:x="0in" svg:y="7.0571in">
            <draw:object draw:notify-on-update-of-ranges="'mass vs structure'.A2:'mass vs structure'.A14 'mass vs structure'.J1:'mass vs structure'.J1 'mass vs structure'.J2:'mass vs structure'.J14 'mass vs structure'.K1:'mass vs structure'.K1 'mass vs structure'.K2:'mass vs structure'.K14 'mass vs structure'.T1:'mass vs structure'.T1 'mass vs structure'.T2:'mass vs structure'.T14 'mass vs structure'.U1:'mass vs structure'.U1 'mass vs structure'.U2:'mass vs structure'.U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3.1886in" svg:height="5.7035in" svg:x="14.8335in" svg:y="2.8673in">
            <draw:object draw:notify-on-update-of-ranges="'mass vs structure'.A2:'mass vs structure'.A14 'mass vs structure'.G1:'mass vs structure'.G1 'mass vs structure'.G2:'mass vs structure'.G14 'mass vs structure'.H1:'mass vs structure'.H1 'mass vs structure'.H2:'mass vs structure'.H14 'mass vs structure'.I1:'mass vs structure'.I1 'mass vs structure'.I2:'mass vs structure'.I14 'mass vs structure'.Q1:'mass vs structure'.Q1 'mass vs structure'.Q2:'mass vs structure'.Q14 'mass vs structure'.S1:'mass vs structure'.S1 'mass vs structure'.S2:'mass vs structure'.S1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8192]</text:p>
          </table:table-cell>
          <table:table-cell office:value-type="float" office:value="937" calcext:value-type="float">
            <text:p>937</text:p>
          </table:table-cell>
          <table:table-cell office:value-type="float" office:value="685" calcext:value-type="float">
            <text:p>685</text:p>
          </table:table-cell>
          <table:table-cell office:value-type="float" office:value="48" calcext:value-type="float">
            <text:p>48</text:p>
          </table:table-cell>
          <table:table-cell office:value-type="float" office:value="5023" calcext:value-type="float">
            <text:p>5023</text:p>
          </table:table-cell>
          <table:table-cell office:value-type="float" office:value="6788" calcext:value-type="float">
            <text:p>6788</text:p>
          </table:table-cell>
          <table:table-cell office:value-type="float" office:value="1462" calcext:value-type="float">
            <text:p>146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25525" calcext:value-type="float">
            <text:p>25525</text:p>
          </table:table-cell>
          <table:table-cell office:value-type="float" office:value="17196" calcext:value-type="float">
            <text:p>1719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31400" calcext:value-type="float">
            <text:p>3140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ull</text:p>
          </table:table-cell>
          <table:table-cell office:value-type="float" office:value="388" calcext:value-type="float">
            <text:p>388</text:p>
          </table:table-cell>
          <table:table-cell office:value-type="float" office:value="318" calcext:value-type="float">
            <text:p>318</text:p>
          </table:table-cell>
          <table:table-cell office:value-type="float" office:value="33779" calcext:value-type="float">
            <text:p>33779</text:p>
          </table:table-cell>
        </table:table-row>
        <table:table-row table:style-name="ro1">
          <table:table-cell office:value-type="string" calcext:value-type="string">
            <text:p>[128,64]</text:p>
          </table:table-cell>
          <table:table-cell office:value-type="float" office:value="507" calcext:value-type="float">
            <text:p>507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851" calcext:value-type="float">
            <text:p>851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467" calcext:value-type="float">
            <text:p>467</text:p>
          </table:table-cell>
          <table:table-cell office:value-type="float" office:value="805" calcext:value-type="float">
            <text:p>8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ull</text:p>
          </table:table-cell>
          <table:table-cell office:value-type="float" office:value="627" calcext:value-type="float">
            <text:p>627</text:p>
          </table:table-cell>
          <table:table-cell office:value-type="float" office:value="398" calcext:value-type="float">
            <text:p>398</text:p>
          </table:table-cell>
          <table:table-cell office:value-type="float" office:value="1447" calcext:value-type="float">
            <text:p>144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null</text:p>
          </table:table-cell>
          <table:table-cell office:value-type="float" office:value="782" calcext:value-type="float">
            <text:p>782</text:p>
          </table:table-cell>
          <table:table-cell office:value-type="float" office:value="606" calcext:value-type="float">
            <text:p>60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[32,16,16]</text:p>
          </table:table-cell>
          <table:table-cell office:value-type="float" office:value="799" calcext:value-type="float">
            <text:p>799</text:p>
          </table:table-cell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office:value-type="float" office:value="868" calcext:value-type="float">
            <text:p>868</text:p>
          </table:table-cell>
          <table:table-cell office:value-type="float" office:value="556" calcext:value-type="float">
            <text:p>556</text:p>
          </table:table-cell>
          <table:table-cell office:value-type="float" office:value="871" calcext:value-type="float">
            <text:p>87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ull</text:p>
          </table:table-cell>
          <table:table-cell office:value-type="float" office:value="486" calcext:value-type="float">
            <text:p>486</text:p>
          </table:table-cell>
          <table:table-cell office:value-type="float" office:value="354" calcext:value-type="float">
            <text:p>354</text:p>
          </table:table-cell>
          <table:table-cell office:value-type="float" office:value="638" calcext:value-type="float">
            <text:p>6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ull</text:p>
          </table:table-cell>
          <table:table-cell office:value-type="float" office:value="623" calcext:value-type="float">
            <text:p>623</text:p>
          </table:table-cell>
          <table:table-cell office:value-type="float" office:value="475" calcext:value-type="float">
            <text:p>4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[16,8,8,8]</text:p>
          </table:table-cell>
          <table:table-cell office:value-type="float" office:value="519" calcext:value-type="float">
            <text:p>519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998" calcext:value-type="float">
            <text:p>998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null</text:p>
          </table:table-cell>
          <table:table-cell office:value-type="float" office:value="667" calcext:value-type="float">
            <text:p>667</text:p>
          </table:table-cell>
          <table:table-cell office:value-type="float" office:value="586" calcext:value-type="float">
            <text:p>586</text:p>
          </table:table-cell>
          <table:table-cell office:value-type="float" office:value="751" calcext:value-type="float">
            <text:p>75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null</text:p>
          </table:table-cell>
          <table:table-cell office:value-type="float" office:value="774" calcext:value-type="float">
            <text:p>774</text:p>
          </table:table-cell>
          <table:table-cell office:value-type="float" office:value="624" calcext:value-type="float">
            <text:p>6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[8,8,8,4,4]</text:p>
          </table:table-cell>
          <table:table-cell office:value-type="float" office:value="641" calcext:value-type="float">
            <text:p>641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1099" calcext:value-type="float">
            <text:p>1099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null</text:p>
          </table:table-cell>
          <table:table-cell office:value-type="float" office:value="1078" calcext:value-type="float">
            <text:p>1078</text:p>
          </table:table-cell>
          <table:table-cell office:value-type="float" office:value="936" calcext:value-type="float">
            <text:p>936</text:p>
          </table:table-cell>
          <table:table-cell office:value-type="float" office:value="1185" calcext:value-type="float">
            <text:p>1185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ull</text:p>
          </table:table-cell>
          <table:table-cell office:value-type="float" office:value="1164" calcext:value-type="float">
            <text:p>1164</text:p>
          </table:table-cell>
          <table:table-cell office:value-type="float" office:value="1073" calcext:value-type="float">
            <text:p>107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[8,4,4,4,4,4]</text:p>
          </table:table-cell>
          <table:table-cell office:value-type="float" office:value="615" calcext:value-type="float">
            <text:p>615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1083" calcext:value-type="float">
            <text:p>1083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509" calcext:value-type="float">
            <text:p>509</text:p>
          </table:table-cell>
          <table:table-cell office:value-type="float" office:value="520" calcext:value-type="float">
            <text:p>520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null</text:p>
          </table:table-cell>
          <table:table-cell office:value-type="float" office:value="1109" calcext:value-type="float">
            <text:p>1109</text:p>
          </table:table-cell>
          <table:table-cell office:value-type="float" office:value="961" calcext:value-type="float">
            <text:p>961</text:p>
          </table:table-cell>
          <table:table-cell office:value-type="float" office:value="1880" calcext:value-type="float">
            <text:p>1880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null</text:p>
          </table:table-cell>
          <table:table-cell office:value-type="float" office:value="1246" calcext:value-type="float">
            <text:p>1246</text:p>
          </table:table-cell>
          <table:table-cell office:value-type="float" office:value="1234" calcext:value-type="float">
            <text:p>123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[4,4,4,4,4,4,2]</text:p>
          </table:table-cell>
          <table:table-cell office:value-type="float" office:value="686" calcext:value-type="float">
            <text:p>686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725" calcext:value-type="float">
            <text:p>725</text:p>
          </table:table-cell>
          <table:table-cell office:value-type="float" office:value="737" calcext:value-type="float">
            <text:p>737</text:p>
          </table:table-cell>
          <table:table-cell office:value-type="float" office:value="1236" calcext:value-type="float">
            <text:p>1236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725" calcext:value-type="float">
            <text:p>725</text:p>
          </table:table-cell>
          <table:table-cell office:value-type="float" office:value="747" calcext:value-type="float">
            <text:p>747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null</text:p>
          </table:table-cell>
          <table:table-cell office:value-type="float" office:value="1814" calcext:value-type="float">
            <text:p>1814</text:p>
          </table:table-cell>
          <table:table-cell office:value-type="float" office:value="1661" calcext:value-type="float">
            <text:p>1661</text:p>
          </table:table-cell>
          <table:table-cell office:value-type="float" office:value="1925" calcext:value-type="float">
            <text:p>192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null</text:p>
          </table:table-cell>
          <table:table-cell office:value-type="float" office:value="1835" calcext:value-type="float">
            <text:p>1835</text:p>
          </table:table-cell>
          <table:table-cell office:value-type="float" office:value="1953" calcext:value-type="float">
            <text:p>1953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[4,4,4,4,4,2,2,2]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436" calcext:value-type="float">
            <text:p>436</text:p>
          </table:table-cell>
          <table:table-cell office:value-type="float" office:value="808" calcext:value-type="float">
            <text:p>808</text:p>
          </table:table-cell>
          <table:table-cell office:value-type="float" office:value="1244" calcext:value-type="float">
            <text:p>1244</text:p>
          </table:table-cell>
          <table:table-cell office:value-type="float" office:value="2305" calcext:value-type="float">
            <text:p>2305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1454" calcext:value-type="float">
            <text:p>1454</text:p>
          </table:table-cell>
          <table:table-cell office:value-type="float" office:value="1549" calcext:value-type="float">
            <text:p>1549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null</text:p>
          </table:table-cell>
          <table:table-cell office:value-type="float" office:value="4040" calcext:value-type="float">
            <text:p>4040</text:p>
          </table:table-cell>
          <table:table-cell office:value-type="float" office:value="2337" calcext:value-type="float">
            <text:p>2337</text:p>
          </table:table-cell>
          <table:table-cell office:value-type="float" office:value="2383" calcext:value-type="float">
            <text:p>2383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null</text:p>
          </table:table-cell>
          <table:table-cell office:value-type="float" office:value="2387" calcext:value-type="float">
            <text:p>2387</text:p>
          </table:table-cell>
          <table:table-cell office:value-type="float" office:value="2718" calcext:value-type="float">
            <text:p>2718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[4,4,4,4,2,2,2,2,2]</text:p>
          </table:table-cell>
          <table:table-cell office:value-type="float" office:value="834" calcext:value-type="float">
            <text:p>834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903" calcext:value-type="float">
            <text:p>903</text:p>
          </table:table-cell>
          <table:table-cell office:value-type="float" office:value="908" calcext:value-type="float">
            <text:p>908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null</text:p>
          </table:table-cell>
          <table:table-cell office:value-type="float" office:value="2467" calcext:value-type="float">
            <text:p>2467</text:p>
          </table:table-cell>
          <table:table-cell office:value-type="float" office:value="2375" calcext:value-type="float">
            <text:p>2375</text:p>
          </table:table-cell>
          <table:table-cell office:value-type="float" office:value="2709" calcext:value-type="float">
            <text:p>2709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null</text:p>
          </table:table-cell>
          <table:table-cell office:value-type="float" office:value="2432" calcext:value-type="float">
            <text:p>2432</text:p>
          </table:table-cell>
          <table:table-cell office:value-type="float" office:value="2494" calcext:value-type="float">
            <text:p>249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[4,4,4,2,2,2,2,2,2,2]</text:p>
          </table:table-cell>
          <table:table-cell office:value-type="float" office:value="830" calcext:value-type="float">
            <text:p>830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830" calcext:value-type="float">
            <text:p>830</text:p>
          </table:table-cell>
          <table:table-cell office:value-type="float" office:value="835" calcext:value-type="float">
            <text:p>835</text:p>
          </table:table-cell>
          <table:table-cell office:value-type="float" office:value="1381" calcext:value-type="float">
            <text:p>1381</text:p>
          </table:table-cell>
          <table:table-cell office:value-type="float" office:value="592" calcext:value-type="float">
            <text:p>592</text:p>
          </table:table-cell>
          <table:table-cell office:value-type="float" office:value="588" calcext:value-type="float">
            <text:p>588</text:p>
          </table:table-cell>
          <table:table-cell office:value-type="float" office:value="906" calcext:value-type="float">
            <text:p>906</text:p>
          </table:table-cell>
          <table:table-cell office:value-type="float" office:value="939" calcext:value-type="float">
            <text:p>93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ull</text:p>
          </table:table-cell>
          <table:table-cell office:value-type="float" office:value="2500" calcext:value-type="float">
            <text:p>2500</text:p>
          </table:table-cell>
          <table:table-cell office:value-type="float" office:value="2381" calcext:value-type="float">
            <text:p>2381</text:p>
          </table:table-cell>
          <table:table-cell office:value-type="float" office:value="4283" calcext:value-type="float">
            <text:p>428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null</text:p>
          </table:table-cell>
          <table:table-cell office:value-type="float" office:value="4376" calcext:value-type="float">
            <text:p>4376</text:p>
          </table:table-cell>
          <table:table-cell office:value-type="float" office:value="4536" calcext:value-type="float">
            <text:p>4536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[4,4,2,2,2,2,2,2,2,2,2]</text:p>
          </table:table-cell>
          <table:table-cell office:value-type="float" office:value="831" calcext:value-type="float">
            <text:p>831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1373" calcext:value-type="float">
            <text:p>1373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927" calcext:value-type="float">
            <text:p>927</text:p>
          </table:table-cell>
          <table:table-cell office:value-type="float" office:value="915" calcext:value-type="float">
            <text:p>915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null</text:p>
          </table:table-cell>
          <table:table-cell office:value-type="float" office:value="2473" calcext:value-type="float">
            <text:p>2473</text:p>
          </table:table-cell>
          <table:table-cell office:value-type="float" office:value="2328" calcext:value-type="float">
            <text:p>2328</text:p>
          </table:table-cell>
          <table:table-cell office:value-type="float" office:value="2943" calcext:value-type="float">
            <text:p>2943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ull</text:p>
          </table:table-cell>
          <table:table-cell office:value-type="float" office:value="2651" calcext:value-type="float">
            <text:p>2651</text:p>
          </table:table-cell>
          <table:table-cell office:value-type="float" office:value="2696" calcext:value-type="float">
            <text:p>269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[4,2,2,2,2,2,2,2,2,2,2,2]</text:p>
          </table:table-cell>
          <table:table-cell office:value-type="float" office:value="832" calcext:value-type="float">
            <text:p>832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1396" calcext:value-type="float">
            <text:p>1396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921" calcext:value-type="float">
            <text:p>921</text:p>
          </table:table-cell>
          <table:table-cell office:value-type="float" office:value="924" calcext:value-type="float">
            <text:p>92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ull</text:p>
          </table:table-cell>
          <table:table-cell office:value-type="float" office:value="2529" calcext:value-type="float">
            <text:p>2529</text:p>
          </table:table-cell>
          <table:table-cell office:value-type="float" office:value="2356" calcext:value-type="float">
            <text:p>2356</text:p>
          </table:table-cell>
          <table:table-cell office:value-type="float" office:value="2763" calcext:value-type="float">
            <text:p>2763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ull</text:p>
          </table:table-cell>
          <table:table-cell office:value-type="float" office:value="2574" calcext:value-type="float">
            <text:p>2574</text:p>
          </table:table-cell>
          <table:table-cell office:value-type="float" office:value="2900" calcext:value-type="float">
            <text:p>2900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[2,2,2,2,2,2,2,2,2,2,2,2,2]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839" calcext:value-type="float">
            <text:p>839</text:p>
          </table:table-cell>
          <table:table-cell office:value-type="float" office:value="843" calcext:value-type="float">
            <text:p>843</text:p>
          </table:table-cell>
          <table:table-cell office:value-type="float" office:value="1390" calcext:value-type="float">
            <text:p>1390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904" calcext:value-type="float">
            <text:p>904</text:p>
          </table:table-cell>
          <table:table-cell office:value-type="float" office:value="934" calcext:value-type="float">
            <text:p>934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null</text:p>
          </table:table-cell>
          <table:table-cell office:value-type="float" office:value="2522" calcext:value-type="float">
            <text:p>2522</text:p>
          </table:table-cell>
          <table:table-cell office:value-type="float" office:value="2502" calcext:value-type="float">
            <text:p>2502</text:p>
          </table:table-cell>
          <table:table-cell office:value-type="float" office:value="4299" calcext:value-type="float">
            <text:p>4299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null</text:p>
          </table:table-cell>
          <table:table-cell office:value-type="float" office:value="4410" calcext:value-type="float">
            <text:p>4410</text:p>
          </table:table-cell>
          <table:table-cell office:value-type="float" office:value="4807" calcext:value-type="float">
            <text:p>4807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 table:number-rows-repeated="104856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ss vs structure size" table:style-name="ta1">
        <table:shapes>
          <draw:frame draw:z-index="0" draw:style-name="gr1" draw:text-style-name="P1" svg:width="9.9358in" svg:height="3.9626in" svg:x="1.3193in" svg:y="0.0354in">
            <draw:object draw:notify-on-update-of-ranges="'mass vs structure size'.A1:'mass vs structure size'.A1 'mass vs structure size'.A2:'mass vs structure size'.A14 'mass vs structure size'.B1:'mass vs structure size'.B1 'mass vs structure size'.B2:'mass vs structure size'.B14 'mass vs structure size'.C1:'mass vs structure size'.C1 'mass vs structure size'.C2:'mass vs structure size'.C14 'mass vs structure size'.D1:'mass vs structure size'.D1 'mass vs structure size'.D2:'mass vs structure size'.D14 'mass vs structure size'.E1:'mass vs structure size'.E1 'mass vs structure size'.E2:'mass vs structure size'.E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JS render mass</text:p>
          </table:table-cell>
          <table:table-cell office:value-type="string" calcext:value-type="string">
            <text:p><text:s/>tiles JS render structure</text:p>
          </table:table-cell>
          <table:table-cell office:value-type="string" calcext:value-type="string">
            <text:p><text:s/>react JS render mass</text:p>
          </table:table-cell>
          <table:table-cell office:value-type="string" calcext:value-type="string">
            <text:p><text:s/>react JS render structure</text:p>
          </table:table-cell>
          <table:table-cell/>
        </table:table-row>
        <table:table-row table:style-name="ro1">
          <table:table-cell office:value-type="string" calcext:value-type="string">
            <text:p>[2] vs [2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[4] vs [2,2]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[8] vs [2,2,2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[16] vs [2,2,2,2]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[32] vs [2,2,2,2,2]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[64] vs [2,2,2,2,2,2]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[128] vs [2,2,2,2,2,2,2]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[256] vs [2,2,2,2,2,2,2,2]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[12] vs [2,2,2,2,2,2,2,2,2]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[1024] vs [2,2,2,2,2,2,2,2,2,2]</text:p>
          </table:table-cell>
          <table:table-cell office:value-type="float" office:value="172" calcext:value-type="float">
            <text:p>172</text:p>
          </table:table-cell>
          <table:table-cell office:value-type="float" office:value="473" calcext:value-type="float">
            <text:p>473</text:p>
          </table:table-cell>
          <table:table-cell office:value-type="float" office:value="170" calcext:value-type="float">
            <text:p>170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[2018] vs [2,2,2,2,2,2,2,2,2,2,2]</text:p>
          </table:table-cell>
          <table:table-cell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  <table:table-cell office:value-type="float" office:value="406" calcext:value-type="float">
            <text:p>406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[4096] vs [2,2,2,2,2,2,2,2,2,2,2,2]</text:p>
          </table:table-cell>
          <table:table-cell office:value-type="float" office:value="458" calcext:value-type="float">
            <text:p>458</text:p>
          </table:table-cell>
          <table:table-cell office:value-type="float" office:value="777" calcext:value-type="float">
            <text:p>777</text:p>
          </table:table-cell>
          <table:table-cell office:value-type="float" office:value="329" calcext:value-type="float">
            <text:p>329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string" calcext:value-type="string">
            <text:p>[8192] vs [2,2,2,2,2,2,2,2,2,2,2,2,2]</text:p>
          </table:table-cell>
          <table:table-cell office:value-type="float" office:value="873" calcext:value-type="float">
            <text:p>873</text:p>
          </table:table-cell>
          <table:table-cell office:value-type="float" office:value="1426" calcext:value-type="float">
            <text:p>1426</text:p>
          </table:table-cell>
          <table:table-cell office:value-type="float" office:value="517" calcext:value-type="float">
            <text:p>517</text:p>
          </table:table-cell>
          <table:table-cell office:value-type="float" office:value="3130" calcext:value-type="float">
            <text:p>3130</text:p>
          </table:table-cell>
          <table:table-cell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0:00:02.197509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3T11:15:48.948682546</dc:date>
    <dc:creator>Jakuub </dc:creator>
    <meta:generator>LibreOffice/4.1.3.2$Linux_X86_64 LibreOffice_project/410m0$Build-2</meta:generator>
    <meta:editing-duration>P0D</meta:editing-duration>
    <meta:editing-cycles>2</meta:editing-cycles>
    <meta:document-statistic meta:table-count="6" meta:cell-count="670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2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07cm" svg:height="10.999cm" xlink:href=".." xlink:type="simple" chart:class="chart:line" chart:style-name="ch1">
        <chart:legend svg:x="0.3cm" svg:y="0.353cm" style:legend-expansion="custom" chartooo:width="30.444cm" chartooo:height="0.418cm" style:legend-expansion-aspect-ratio="72.8325358851675" chart:style-name="ch2"/>
        <chart:plot-area chart:style-name="ch3" table:cell-range-address="'mass vs structure'.A2:'mass vs structure'.B14 'mass vs structure'.B1:'mass vs structure'.B1 'mass vs structure'.G1:'mass vs structure'.G14 'mass vs structure'.L1:'mass vs structure'.L14 'mass vs structure'.Q1:'mass vs structure'.Q14" chart:data-source-has-labels="both" svg:x="0.288cm" svg:y="0.796cm" svg:width="30.737cm" svg:height="9.934cm">
          <chartooo:coordinate-region svg:x="1.28cm" svg:y="0.996cm" svg:width="29.67cm" svg:height="7.659cm"/>
          <chart:axis chart:dimension="x" chart:name="primary-x" chart:style-name="ch4" chartooo:axis-type="auto">
            <chartooo:date-scale/>
            <chart:categories table:cell-range-address="'mass vs structure'.A2:'mass vs structure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B2:'mass vs structure'.B14" chart:label-cell-address="'mass vs structure'.B1:'mass vs structure'.B1" chart:class="chart:line">
            <chart:data-point chart:repeated="13"/>
          </chart:series>
          <chart:series chart:style-name="ch8" chart:values-cell-range-address="'mass vs structure'.G2:'mass vs structure'.G14" chart:label-cell-address="'mass vs structure'.G1:'mass vs structure'.G1" chart:class="chart:line">
            <chart:data-point chart:repeated="13"/>
          </chart:series>
          <chart:series chart:style-name="ch9" chart:values-cell-range-address="'mass vs structure'.L2:'mass vs structure'.L14" chart:label-cell-address="'mass vs structure'.L1:'mass vs structure'.L1" chart:class="chart:line">
            <chart:data-point chart:repeated="13"/>
          </chart:series>
          <chart:series chart:style-name="ch10" chart:values-cell-range-address="'mass vs structure'.Q2:'mass vs structure'.Q14" chart:label-cell-address="'mass vs structure'.Q1:'mass vs structure'.Q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'mass vs structure'.B1:'mass vs structure'.B1</svg:desc>
                </draw:g>
              </table:table-cell>
              <table:table-cell office:value-type="string">
                <text:p> tiles JS render</text:p>
                <draw:g>
                  <svg:desc>'mass vs structure'.G1:'mass vs structure'.G1</svg:desc>
                </draw:g>
              </table:table-cell>
              <table:table-cell office:value-type="string">
                <text:p>react render</text:p>
                <draw:g>
                  <svg:desc>'mass vs structure'.L1:'mass vs structure'.L1</svg:desc>
                </draw:g>
              </table:table-cell>
              <table:table-cell office:value-type="string">
                <text:p> react JS render</text:p>
                <draw:g>
                  <svg:desc>'mass vs structure'.Q1:'mass vs structu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8192]</text:p>
                <draw:g>
                  <svg:desc>'mass vs structure'.A2:'mass vs structure'.A14</svg:desc>
                </draw:g>
              </table:table-cell>
              <table:table-cell office:value-type="float" office:value="937">
                <text:p>937</text:p>
                <draw:g>
                  <svg:desc>'mass vs structure'.B2:'mass vs structure'.B14</svg:desc>
                </draw:g>
              </table:table-cell>
              <table:table-cell office:value-type="float" office:value="1462">
                <text:p>1462</text:p>
                <draw:g>
                  <svg:desc>'mass vs structure'.G2:'mass vs structure'.G14</svg:desc>
                </draw:g>
              </table:table-cell>
              <table:table-cell office:value-type="float" office:value="364">
                <text:p>364</text:p>
                <draw:g>
                  <svg:desc>'mass vs structure'.L2:'mass vs structure'.L14</svg:desc>
                </draw:g>
              </table:table-cell>
              <table:table-cell office:value-type="float" office:value="517">
                <text:p>517</text:p>
                <draw:g>
                  <svg:desc>'mass vs structure'.Q2:'mass vs structure'.Q14</svg:desc>
                </draw:g>
              </table:table-cell>
            </table:table-row>
            <table:table-row>
              <table:table-cell office:value-type="string">
                <text:p>[128,64]</text:p>
              </table:table-cell>
              <table:table-cell office:value-type="float" office:value="507">
                <text:p>507</text:p>
              </table:table-cell>
              <table:table-cell office:value-type="float" office:value="851">
                <text:p>851</text:p>
              </table:table-cell>
              <table:table-cell office:value-type="float" office:value="705">
                <text:p>7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[32,16,16]</text:p>
              </table:table-cell>
              <table:table-cell office:value-type="float" office:value="799">
                <text:p>799</text:p>
              </table:table-cell>
              <table:table-cell office:value-type="float" office:value="871">
                <text:p>871</text:p>
              </table:table-cell>
              <table:table-cell office:value-type="float" office:value="555">
                <text:p>5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[16,8,8,8]</text:p>
              </table:table-cell>
              <table:table-cell office:value-type="float" office:value="519">
                <text:p>519</text:p>
              </table:table-cell>
              <table:table-cell office:value-type="float" office:value="998">
                <text:p>998</text:p>
              </table:table-cell>
              <table:table-cell office:value-type="float" office:value="877">
                <text:p>87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[8,8,8,4,4]</text:p>
              </table:table-cell>
              <table:table-cell office:value-type="float" office:value="641">
                <text:p>641</text:p>
              </table:table-cell>
              <table:table-cell office:value-type="float" office:value="1099">
                <text:p>1099</text:p>
              </table:table-cell>
              <table:table-cell office:value-type="float" office:value="1248">
                <text:p>124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[8,4,4,4,4,4]</text:p>
              </table:table-cell>
              <table:table-cell office:value-type="float" office:value="615">
                <text:p>615</text:p>
              </table:table-cell>
              <table:table-cell office:value-type="float" office:value="1083">
                <text:p>1083</text:p>
              </table:table-cell>
              <table:table-cell office:value-type="float" office:value="1275">
                <text:p>127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[4,4,4,4,4,4,2]</text:p>
              </table:table-cell>
              <table:table-cell office:value-type="float" office:value="686">
                <text:p>686</text:p>
              </table:table-cell>
              <table:table-cell office:value-type="float" office:value="1236">
                <text:p>1236</text:p>
              </table:table-cell>
              <table:table-cell office:value-type="float" office:value="2151">
                <text:p>2151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[4,4,4,4,4,2,2,2]</text:p>
              </table:table-cell>
              <table:table-cell office:value-type="float" office:value="827">
                <text:p>827</text:p>
              </table:table-cell>
              <table:table-cell office:value-type="float" office:value="2305">
                <text:p>2305</text:p>
              </table:table-cell>
              <table:table-cell office:value-type="float" office:value="4852">
                <text:p>48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[4,4,4,4,2,2,2,2,2]</text:p>
              </table:table-cell>
              <table:table-cell office:value-type="float" office:value="834">
                <text:p>834</text:p>
              </table:table-cell>
              <table:table-cell office:value-type="float" office:value="1360">
                <text:p>1360</text:p>
              </table:table-cell>
              <table:table-cell office:value-type="float" office:value="2887">
                <text:p>2887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[4,4,4,2,2,2,2,2,2,2]</text:p>
              </table:table-cell>
              <table:table-cell office:value-type="float" office:value="830">
                <text:p>830</text:p>
              </table:table-cell>
              <table:table-cell office:value-type="float" office:value="1381">
                <text:p>1381</text:p>
              </table:table-cell>
              <table:table-cell office:value-type="float" office:value="3000">
                <text:p>300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[4,4,2,2,2,2,2,2,2,2,2]</text:p>
              </table:table-cell>
              <table:table-cell office:value-type="float" office:value="831">
                <text:p>831</text:p>
              </table:table-cell>
              <table:table-cell office:value-type="float" office:value="1373">
                <text:p>1373</text:p>
              </table:table-cell>
              <table:table-cell office:value-type="float" office:value="3112">
                <text:p>3112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[4,2,2,2,2,2,2,2,2,2,2,2]</text:p>
              </table:table-cell>
              <table:table-cell office:value-type="float" office:value="832">
                <text:p>832</text:p>
              </table:table-cell>
              <table:table-cell office:value-type="float" office:value="1396">
                <text:p>1396</text:p>
              </table:table-cell>
              <table:table-cell office:value-type="float" office:value="3003">
                <text:p>3003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[2,2,2,2,2,2,2,2,2,2,2,2,2]</text:p>
              </table:table-cell>
              <table:table-cell office:value-type="float" office:value="900">
                <text:p>900</text:p>
              </table:table-cell>
              <table:table-cell office:value-type="float" office:value="1390">
                <text:p>1390</text:p>
              </table:table-cell>
              <table:table-cell office:value-type="float" office:value="3054">
                <text:p>3054</text:p>
              </table:table-cell>
              <table:table-cell office:value-type="float" office:value="5591">
                <text:p>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32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8cm" svg:height="10.066cm" xlink:href=".." xlink:type="simple" chart:class="chart:line" chart:style-name="ch1">
        <chart:legend svg:x="0.592cm" svg:y="0.162cm" style:legend-expansion="custom" chartooo:width="23.871cm" chartooo:height="0.768cm" style:legend-expansion-aspect-ratio="31.08203125" chart:style-name="ch2"/>
        <chart:plot-area chart:style-name="ch3" table:cell-range-address="'mass vs structure size'.A1:'mass vs structure size'.E14" chart:data-source-has-labels="both" svg:x="-0.111cm" svg:y="0.788cm" svg:width="25.271cm" svg:height="9.217cm">
          <chartooo:coordinate-region svg:x="1.161cm" svg:y="0.987cm" svg:width="23.894cm" svg:height="5.557cm"/>
          <chart:axis chart:dimension="x" chart:name="primary-x" chart:style-name="ch4" chartooo:axis-type="auto">
            <chartooo:date-scale/>
            <chart:categories table:cell-range-address="'mass vs structure size'.A2:'mass vs structure size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 size'.B2:'mass vs structure size'.B14" chart:label-cell-address="'mass vs structure size'.B1:'mass vs structure size'.B1" chart:class="chart:line">
            <chart:data-point chart:repeated="13"/>
          </chart:series>
          <chart:series chart:style-name="ch8" chart:values-cell-range-address="'mass vs structure size'.C2:'mass vs structure size'.C14" chart:label-cell-address="'mass vs structure size'.C1:'mass vs structure size'.C1" chart:class="chart:line">
            <chart:data-point chart:repeated="13"/>
          </chart:series>
          <chart:series chart:style-name="ch9" chart:values-cell-range-address="'mass vs structure size'.D2:'mass vs structure size'.D14" chart:label-cell-address="'mass vs structure size'.D1:'mass vs structure size'.D1" chart:class="chart:line">
            <chart:data-point chart:repeated="13"/>
          </chart:series>
          <chart:series chart:style-name="ch10" chart:values-cell-range-address="'mass vs structure size'.E2:'mass vs structure size'.E14" chart:label-cell-address="'mass vs structure size'.E1:'mass vs structure size'.E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 mass</text:p>
                <draw:g>
                  <svg:desc>'mass vs structure size'.B1:'mass vs structure size'.B1</svg:desc>
                </draw:g>
              </table:table-cell>
              <table:table-cell office:value-type="string">
                <text:p> tiles JS render structure</text:p>
                <draw:g>
                  <svg:desc>'mass vs structure size'.C1:'mass vs structure size'.C1</svg:desc>
                </draw:g>
              </table:table-cell>
              <table:table-cell office:value-type="string">
                <text:p> react JS render mass</text:p>
                <draw:g>
                  <svg:desc>'mass vs structure size'.D1:'mass vs structure size'.D1</svg:desc>
                </draw:g>
              </table:table-cell>
              <table:table-cell office:value-type="string">
                <text:p> react JS render structure</text:p>
                <draw:g>
                  <svg:desc>'mass vs structure size'.E1:'mass vs structure siz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 vs [2]</text:p>
                <draw:g>
                  <svg:desc>'mass vs structure size'.A2:'mass vs structure size'.A14</svg:desc>
                </draw:g>
              </table:table-cell>
              <table:table-cell office:value-type="float" office:value="8">
                <text:p>8</text:p>
                <draw:g>
                  <svg:desc>'mass vs structure size'.B2:'mass vs structure size'.B14</svg:desc>
                </draw:g>
              </table:table-cell>
              <table:table-cell office:value-type="float" office:value="8">
                <text:p>8</text:p>
                <draw:g>
                  <svg:desc>'mass vs structure size'.C2:'mass vs structure size'.C14</svg:desc>
                </draw:g>
              </table:table-cell>
              <table:table-cell office:value-type="float" office:value="13">
                <text:p>13</text:p>
                <draw:g>
                  <svg:desc>'mass vs structure size'.D2:'mass vs structure size'.D14</svg:desc>
                </draw:g>
              </table:table-cell>
              <table:table-cell office:value-type="float" office:value="13">
                <text:p>13</text:p>
                <draw:g>
                  <svg:desc>'mass vs structure size'.E2:'mass vs structure size'.E14</svg:desc>
                </draw:g>
              </table:table-cell>
            </table:table-row>
            <table:table-row>
              <table:table-cell office:value-type="string">
                <text:p>[4] vs [2,2]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8] vs [2,2,2]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[16] vs [2,2,2,2]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[32] vs [2,2,2,2,2]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[64] vs [2,2,2,2,2,2]</text:p>
              </table:table-cell>
              <table:table-cell office:value-type="float" office:value="32">
                <text:p>32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[128] vs [2,2,2,2,2,2,2]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[256] vs [2,2,2,2,2,2,2,2]</text:p>
              </table:table-cell>
              <table:table-cell office:value-type="float" office:value="84">
                <text:p>84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[12] vs [2,2,2,2,2,2,2,2,2]</text:p>
              </table:table-cell>
              <table:table-cell office:value-type="float" office:value="115">
                <text:p>115</text:p>
              </table:table-cell>
              <table:table-cell office:value-type="float" office:value="182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[1024] vs [2,2,2,2,2,2,2,2,2,2]</text:p>
              </table:table-cell>
              <table:table-cell office:value-type="float" office:value="172">
                <text:p>172</text:p>
              </table:table-cell>
              <table:table-cell office:value-type="float" office:value="473">
                <text:p>473</text:p>
              </table:table-cell>
              <table:table-cell office:value-type="float" office:value="170">
                <text:p>17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[2018] vs [2,2,2,2,2,2,2,2,2,2,2]</text:p>
              </table:table-cell>
              <table:table-cell office:value-type="float" office:value="295">
                <text:p>295</text:p>
              </table:table-cell>
              <table:table-cell office:value-type="float" office:value="464">
                <text:p>464</text:p>
              </table:table-cell>
              <table:table-cell office:value-type="float" office:value="406">
                <text:p>40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[4096] vs [2,2,2,2,2,2,2,2,2,2,2,2]</text:p>
              </table:table-cell>
              <table:table-cell office:value-type="float" office:value="458">
                <text:p>458</text:p>
              </table:table-cell>
              <table:table-cell office:value-type="float" office:value="777">
                <text:p>777</text:p>
              </table:table-cell>
              <table:table-cell office:value-type="float" office:value="329">
                <text:p>32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[8192] vs [2,2,2,2,2,2,2,2,2,2,2,2,2]</text:p>
              </table:table-cell>
              <table:table-cell office:value-type="float" office:value="873">
                <text:p>873</text:p>
              </table:table-cell>
              <table:table-cell office:value-type="float" office:value="1426">
                <text:p>1426</text:p>
              </table:table-cell>
              <table:table-cell office:value-type="float" office:value="517">
                <text:p>517</text:p>
              </table:table-cell>
              <table:table-cell office:value-type="float" office:value="3130">
                <text:p>31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48cm" svg:height="13.714cm" xlink:href=".." xlink:type="simple" chart:class="chart:line" chart:style-name="ch1">
        <chart:legend svg:x="0cm" svg:y="0cm" style:legend-expansion="custom" chartooo:width="33.447cm" chartooo:height="0.959cm" style:legend-expansion-aspect-ratio="34.8769551616267" chart:style-name="ch2"/>
        <chart:plot-area chart:style-name="ch3" table:cell-range-address="mass.A1:mass.B62 mass.G1:mass.G62 mass.L1:mass.L62 mass.Q1:mass.Q62" chart:data-source-has-labels="both" svg:x="0.052cm" svg:y="0.907cm" svg:width="33.129cm" svg:height="12.219cm">
          <chartooo:coordinate-region svg:x="1.044cm" svg:y="1.107cm" svg:width="32.047cm" svg:height="10.982cm"/>
          <chart:axis chart:dimension="x" chart:name="primary-x" chart:style-name="ch4" chartooo:axis-type="auto">
            <chartooo:date-scale/>
            <chart:categories table:cell-range-address="mass.A2:mas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s.B2:mass.B62" chart:label-cell-address="mass.B1:mass.B1" chart:class="chart:line">
            <chart:data-point chart:repeated="61"/>
          </chart:series>
          <chart:series chart:style-name="ch8" chart:values-cell-range-address="mass.G2:mass.G62" chart:label-cell-address="mass.G1:mass.G1" chart:class="chart:line">
            <chart:data-point chart:repeated="61"/>
          </chart:series>
          <chart:series chart:style-name="ch9" chart:values-cell-range-address="mass.L2:mass.L62" chart:label-cell-address="mass.L1:mass.L1" chart:class="chart:line">
            <chart:data-point chart:repeated="61"/>
          </chart:series>
          <chart:series chart:style-name="ch10" chart:values-cell-range-address="mass.Q2:mass.Q62" chart:label-cell-address="mass.Q1:mass.Q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mass.B1:mass.B1</svg:desc>
                </draw:g>
              </table:table-cell>
              <table:table-cell office:value-type="string">
                <text:p> tiles JS render</text:p>
                <draw:g>
                  <svg:desc>mass.G1:mass.G1</svg:desc>
                </draw:g>
              </table:table-cell>
              <table:table-cell office:value-type="string">
                <text:p>react render</text:p>
                <draw:g>
                  <svg:desc>mass.L1:mass.L1</svg:desc>
                </draw:g>
              </table:table-cell>
              <table:table-cell office:value-type="string">
                <text:p> react JS render</text:p>
                <draw:g>
                  <svg:desc>mass.Q1:mas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mass.A2:mass.A62</svg:desc>
                </draw:g>
              </table:table-cell>
              <table:table-cell office:value-type="float" office:value="31">
                <text:p>31</text:p>
                <draw:g>
                  <svg:desc>mass.B2:mass.B62</svg:desc>
                </draw:g>
              </table:table-cell>
              <table:table-cell office:value-type="float" office:value="7">
                <text:p>7</text:p>
                <draw:g>
                  <svg:desc>mass.G2:mass.G62</svg:desc>
                </draw:g>
              </table:table-cell>
              <table:table-cell office:value-type="float" office:value="19">
                <text:p>19</text:p>
                <draw:g>
                  <svg:desc>mass.L2:mass.L62</svg:desc>
                </draw:g>
              </table:table-cell>
              <table:table-cell office:value-type="float" office:value="12">
                <text:p>12</text:p>
                <draw:g>
                  <svg:desc>mass.Q2:mass.Q62</svg:desc>
                </draw:g>
              </table:table-cell>
            </table:table-row>
            <table:table-row>
              <table:table-cell office:value-type="string">
                <text:p>[100]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[200]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[300]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[400]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[500]</text:p>
              </table:table-cell>
              <table:table-cell office:value-type="float" office:value="127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[600]</text:p>
              </table:table-cell>
              <table:table-cell office:value-type="float" office:value="156">
                <text:p>156</text:p>
              </table:table-cell>
              <table:table-cell office:value-type="float" office:value="131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[700]</text:p>
              </table:table-cell>
              <table:table-cell office:value-type="float" office:value="169">
                <text:p>169</text:p>
              </table:table-cell>
              <table:table-cell office:value-type="float" office:value="139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[800]</text:p>
              </table:table-cell>
              <table:table-cell office:value-type="float" office:value="187">
                <text:p>187</text:p>
              </table:table-cell>
              <table:table-cell office:value-type="float" office:value="142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[900]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[1000]</text:p>
              </table:table-cell>
              <table:table-cell office:value-type="float" office:value="221">
                <text:p>221</text:p>
              </table:table-cell>
              <table:table-cell office:value-type="float" office:value="166">
                <text:p>166</text:p>
              </table:table-cell>
              <table:table-cell office:value-type="float" office:value="92">
                <text:p>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[1100]</text:p>
              </table:table-cell>
              <table:table-cell office:value-type="float" office:value="232">
                <text:p>232</text:p>
              </table:table-cell>
              <table:table-cell office:value-type="float" office:value="182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[1200]</text:p>
              </table:table-cell>
              <table:table-cell office:value-type="float" office:value="249">
                <text:p>249</text:p>
              </table:table-cell>
              <table:table-cell office:value-type="float" office:value="194">
                <text:p>194</text:p>
              </table:table-cell>
              <table:table-cell office:value-type="float" office:value="103">
                <text:p>10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[1300]</text:p>
              </table:table-cell>
              <table:table-cell office:value-type="float" office:value="282">
                <text:p>282</text:p>
              </table:table-cell>
              <table:table-cell office:value-type="float" office:value="210">
                <text:p>210</text:p>
              </table:table-cell>
              <table:table-cell office:value-type="float" office:value="108">
                <text:p>1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[1400]</text:p>
              </table:table-cell>
              <table:table-cell office:value-type="float" office:value="290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[1500]</text:p>
              </table:table-cell>
              <table:table-cell office:value-type="float" office:value="290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[1600]</text:p>
              </table:table-cell>
              <table:table-cell office:value-type="float" office:value="298">
                <text:p>298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[1700]</text:p>
              </table:table-cell>
              <table:table-cell office:value-type="float" office:value="319">
                <text:p>319</text:p>
              </table:table-cell>
              <table:table-cell office:value-type="float" office:value="242">
                <text:p>242</text:p>
              </table:table-cell>
              <table:table-cell office:value-type="float" office:value="126">
                <text:p>12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[1800]</text:p>
              </table:table-cell>
              <table:table-cell office:value-type="float" office:value="320">
                <text:p>320</text:p>
              </table:table-cell>
              <table:table-cell office:value-type="float" office:value="283">
                <text:p>283</text:p>
              </table:table-cell>
              <table:table-cell office:value-type="float" office:value="132">
                <text:p>13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[1900]</text:p>
              </table:table-cell>
              <table:table-cell office:value-type="float" office:value="345">
                <text:p>345</text:p>
              </table:table-cell>
              <table:table-cell office:value-type="float" office:value="283">
                <text:p>283</text:p>
              </table:table-cell>
              <table:table-cell office:value-type="float" office:value="137">
                <text:p>1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[2000]</text:p>
              </table:table-cell>
              <table:table-cell office:value-type="float" office:value="354">
                <text:p>354</text:p>
              </table:table-cell>
              <table:table-cell office:value-type="float" office:value="299">
                <text:p>299</text:p>
              </table:table-cell>
              <table:table-cell office:value-type="float" office:value="140">
                <text:p>1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[2100]</text:p>
              </table:table-cell>
              <table:table-cell office:value-type="float" office:value="365">
                <text:p>36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[2200]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  <table:table-cell office:value-type="float" office:value="151">
                <text:p>1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[2300]</text:p>
              </table:table-cell>
              <table:table-cell office:value-type="float" office:value="396">
                <text:p>396</text:p>
              </table:table-cell>
              <table:table-cell office:value-type="float" office:value="324">
                <text:p>324</text:p>
              </table:table-cell>
              <table:table-cell office:value-type="float" office:value="155">
                <text:p>15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[2400]</text:p>
              </table:table-cell>
              <table:table-cell office:value-type="float" office:value="402">
                <text:p>402</text:p>
              </table:table-cell>
              <table:table-cell office:value-type="float" office:value="320">
                <text:p>320</text:p>
              </table:table-cell>
              <table:table-cell office:value-type="float" office:value="157">
                <text:p>1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[2500]</text:p>
              </table:table-cell>
              <table:table-cell office:value-type="float" office:value="404">
                <text:p>404</text:p>
              </table:table-cell>
              <table:table-cell office:value-type="float" office:value="327">
                <text:p>327</text:p>
              </table:table-cell>
              <table:table-cell office:value-type="float" office:value="159">
                <text:p>15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[2600]</text:p>
              </table:table-cell>
              <table:table-cell office:value-type="float" office:value="424">
                <text:p>424</text:p>
              </table:table-cell>
              <table:table-cell office:value-type="float" office:value="333">
                <text:p>333</text:p>
              </table:table-cell>
              <table:table-cell office:value-type="float" office:value="165">
                <text:p>1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[2700]</text:p>
              </table:table-cell>
              <table:table-cell office:value-type="float" office:value="433">
                <text:p>433</text:p>
              </table:table-cell>
              <table:table-cell office:value-type="float" office:value="348">
                <text:p>348</text:p>
              </table:table-cell>
              <table:table-cell office:value-type="float" office:value="188">
                <text:p>18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[2800]</text:p>
              </table:table-cell>
              <table:table-cell office:value-type="float" office:value="433">
                <text:p>433</text:p>
              </table:table-cell>
              <table:table-cell office:value-type="float" office:value="347">
                <text:p>347</text:p>
              </table:table-cell>
              <table:table-cell office:value-type="float" office:value="167">
                <text:p>16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[2900]</text:p>
              </table:table-cell>
              <table:table-cell office:value-type="float" office:value="450">
                <text:p>450</text:p>
              </table:table-cell>
              <table:table-cell office:value-type="float" office:value="363">
                <text:p>363</text:p>
              </table:table-cell>
              <table:table-cell office:value-type="float" office:value="171">
                <text:p>17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[3000]</text:p>
              </table:table-cell>
              <table:table-cell office:value-type="float" office:value="460">
                <text:p>460</text:p>
              </table:table-cell>
              <table:table-cell office:value-type="float" office:value="376">
                <text:p>376</text:p>
              </table:table-cell>
              <table:table-cell office:value-type="float" office:value="309">
                <text:p>30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[3100]</text:p>
              </table:table-cell>
              <table:table-cell office:value-type="float" office:value="473">
                <text:p>473</text:p>
              </table:table-cell>
              <table:table-cell office:value-type="float" office:value="373">
                <text:p>373</text:p>
              </table:table-cell>
              <table:table-cell office:value-type="float" office:value="180">
                <text:p>1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[3200]</text:p>
              </table:table-cell>
              <table:table-cell office:value-type="float" office:value="479">
                <text:p>479</text:p>
              </table:table-cell>
              <table:table-cell office:value-type="float" office:value="386">
                <text:p>386</text:p>
              </table:table-cell>
              <table:table-cell office:value-type="float" office:value="193">
                <text:p>19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[3300]</text:p>
              </table:table-cell>
              <table:table-cell office:value-type="float" office:value="499">
                <text:p>499</text:p>
              </table:table-cell>
              <table:table-cell office:value-type="float" office:value="407">
                <text:p>407</text:p>
              </table:table-cell>
              <table:table-cell office:value-type="float" office:value="325">
                <text:p>32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[3400]</text:p>
              </table:table-cell>
              <table:table-cell office:value-type="float" office:value="538">
                <text:p>538</text:p>
              </table:table-cell>
              <table:table-cell office:value-type="float" office:value="423">
                <text:p>423</text:p>
              </table:table-cell>
              <table:table-cell office:value-type="float" office:value="193">
                <text:p>19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[3500]</text:p>
              </table:table-cell>
              <table:table-cell office:value-type="float" office:value="541">
                <text:p>541</text:p>
              </table:table-cell>
              <table:table-cell office:value-type="float" office:value="416">
                <text:p>416</text:p>
              </table:table-cell>
              <table:table-cell office:value-type="float" office:value="198">
                <text:p>19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[3600]</text:p>
              </table:table-cell>
              <table:table-cell office:value-type="float" office:value="892">
                <text:p>892</text:p>
              </table:table-cell>
              <table:table-cell office:value-type="float" office:value="715">
                <text:p>715</text:p>
              </table:table-cell>
              <table:table-cell office:value-type="float" office:value="339">
                <text:p>3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[3700]</text:p>
              </table:table-cell>
              <table:table-cell office:value-type="float" office:value="559">
                <text:p>559</text:p>
              </table:table-cell>
              <table:table-cell office:value-type="float" office:value="435">
                <text:p>435</text:p>
              </table:table-cell>
              <table:table-cell office:value-type="float" office:value="210">
                <text:p>2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[3800]</text:p>
              </table:table-cell>
              <table:table-cell office:value-type="float" office:value="563">
                <text:p>563</text:p>
              </table:table-cell>
              <table:table-cell office:value-type="float" office:value="442">
                <text:p>442</text:p>
              </table:table-cell>
              <table:table-cell office:value-type="float" office:value="352">
                <text:p>35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[3900]</text:p>
              </table:table-cell>
              <table:table-cell office:value-type="float" office:value="571">
                <text:p>571</text:p>
              </table:table-cell>
              <table:table-cell office:value-type="float" office:value="451">
                <text:p>451</text:p>
              </table:table-cell>
              <table:table-cell office:value-type="float" office:value="215">
                <text:p>2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[4000]</text:p>
              </table:table-cell>
              <table:table-cell office:value-type="float" office:value="977">
                <text:p>977</text:p>
              </table:table-cell>
              <table:table-cell office:value-type="float" office:value="765">
                <text:p>765</text:p>
              </table:table-cell>
              <table:table-cell office:value-type="float" office:value="216">
                <text:p>21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[4100]</text:p>
              </table:table-cell>
              <table:table-cell office:value-type="float" office:value="594">
                <text:p>594</text:p>
              </table:table-cell>
              <table:table-cell office:value-type="float" office:value="456">
                <text:p>456</text:p>
              </table:table-cell>
              <table:table-cell office:value-type="float" office:value="369">
                <text:p>36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[4200]</text:p>
              </table:table-cell>
              <table:table-cell office:value-type="float" office:value="981">
                <text:p>981</text:p>
              </table:table-cell>
              <table:table-cell office:value-type="float" office:value="464">
                <text:p>464</text:p>
              </table:table-cell>
              <table:table-cell office:value-type="float" office:value="219">
                <text:p>21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[4300]</text:p>
              </table:table-cell>
              <table:table-cell office:value-type="float" office:value="601">
                <text:p>601</text:p>
              </table:table-cell>
              <table:table-cell office:value-type="float" office:value="496">
                <text:p>496</text:p>
              </table:table-cell>
              <table:table-cell office:value-type="float" office:value="230">
                <text:p>23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[4400]</text:p>
              </table:table-cell>
              <table:table-cell office:value-type="float" office:value="877">
                <text:p>877</text:p>
              </table:table-cell>
              <table:table-cell office:value-type="float" office:value="514">
                <text:p>514</text:p>
              </table:table-cell>
              <table:table-cell office:value-type="float" office:value="223">
                <text:p>2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[4500]</text:p>
              </table:table-cell>
              <table:table-cell office:value-type="float" office:value="617">
                <text:p>617</text:p>
              </table:table-cell>
              <table:table-cell office:value-type="float" office:value="853">
                <text:p>853</text:p>
              </table:table-cell>
              <table:table-cell office:value-type="float" office:value="390">
                <text:p>3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[4600]</text:p>
              </table:table-cell>
              <table:table-cell office:value-type="float" office:value="1053">
                <text:p>1053</text:p>
              </table:table-cell>
              <table:table-cell office:value-type="float" office:value="865">
                <text:p>865</text:p>
              </table:table-cell>
              <table:table-cell office:value-type="float" office:value="231">
                <text:p>23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[4700]</text:p>
              </table:table-cell>
              <table:table-cell office:value-type="float" office:value="631">
                <text:p>631</text:p>
              </table:table-cell>
              <table:table-cell office:value-type="float" office:value="863">
                <text:p>863</text:p>
              </table:table-cell>
              <table:table-cell office:value-type="float" office:value="399">
                <text:p>39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[4800]</text:p>
              </table:table-cell>
              <table:table-cell office:value-type="float" office:value="626">
                <text:p>626</text:p>
              </table:table-cell>
              <table:table-cell office:value-type="float" office:value="536">
                <text:p>536</text:p>
              </table:table-cell>
              <table:table-cell office:value-type="float" office:value="245">
                <text:p>24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[4900]</text:p>
              </table:table-cell>
              <table:table-cell office:value-type="float" office:value="642">
                <text:p>642</text:p>
              </table:table-cell>
              <table:table-cell office:value-type="float" office:value="549">
                <text:p>549</text:p>
              </table:table-cell>
              <table:table-cell office:value-type="float" office:value="240">
                <text:p>2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[4000]</text:p>
              </table:table-cell>
              <table:table-cell office:value-type="float" office:value="946">
                <text:p>946</text:p>
              </table:table-cell>
              <table:table-cell office:value-type="float" office:value="762">
                <text:p>762</text:p>
              </table:table-cell>
              <table:table-cell office:value-type="float" office:value="370">
                <text:p>37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[5100]</text:p>
              </table:table-cell>
              <table:table-cell office:value-type="float" office:value="670">
                <text:p>670</text:p>
              </table:table-cell>
              <table:table-cell office:value-type="float" office:value="932">
                <text:p>932</text:p>
              </table:table-cell>
              <table:table-cell office:value-type="float" office:value="249">
                <text:p>2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[5200]</text:p>
              </table:table-cell>
              <table:table-cell office:value-type="float" office:value="675">
                <text:p>675</text:p>
              </table:table-cell>
              <table:table-cell office:value-type="float" office:value="608">
                <text:p>608</text:p>
              </table:table-cell>
              <table:table-cell office:value-type="float" office:value="254">
                <text:p>25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[5300]</text:p>
              </table:table-cell>
              <table:table-cell office:value-type="float" office:value="683">
                <text:p>683</text:p>
              </table:table-cell>
              <table:table-cell office:value-type="float" office:value="602">
                <text:p>602</text:p>
              </table:table-cell>
              <table:table-cell office:value-type="float" office:value="256">
                <text:p>25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[5400]</text:p>
              </table:table-cell>
              <table:table-cell office:value-type="float" office:value="1122">
                <text:p>1122</text:p>
              </table:table-cell>
              <table:table-cell office:value-type="float" office:value="986">
                <text:p>986</text:p>
              </table:table-cell>
              <table:table-cell office:value-type="float" office:value="261">
                <text:p>26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[5500]</text:p>
              </table:table-cell>
              <table:table-cell office:value-type="float" office:value="1184">
                <text:p>1184</text:p>
              </table:table-cell>
              <table:table-cell office:value-type="float" office:value="1003">
                <text:p>1003</text:p>
              </table:table-cell>
              <table:table-cell office:value-type="float" office:value="274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[5600]</text:p>
              </table:table-cell>
              <table:table-cell office:value-type="float" office:value="749">
                <text:p>749</text:p>
              </table:table-cell>
              <table:table-cell office:value-type="float" office:value="617">
                <text:p>617</text:p>
              </table:table-cell>
              <table:table-cell office:value-type="float" office:value="477">
                <text:p>47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[5700]</text:p>
              </table:table-cell>
              <table:table-cell office:value-type="float" office:value="735">
                <text:p>735</text:p>
              </table:table-cell>
              <table:table-cell office:value-type="float" office:value="613">
                <text:p>613</text:p>
              </table:table-cell>
              <table:table-cell office:value-type="float" office:value="271">
                <text:p>27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[5800]</text:p>
              </table:table-cell>
              <table:table-cell office:value-type="float" office:value="748">
                <text:p>748</text:p>
              </table:table-cell>
              <table:table-cell office:value-type="float" office:value="630">
                <text:p>630</text:p>
              </table:table-cell>
              <table:table-cell office:value-type="float" office:value="275">
                <text:p>27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[5900]</text:p>
              </table:table-cell>
              <table:table-cell office:value-type="float" office:value="1221">
                <text:p>1221</text:p>
              </table:table-cell>
              <table:table-cell office:value-type="float" office:value="647">
                <text:p>647</text:p>
              </table:table-cell>
              <table:table-cell office:value-type="float" office:value="273">
                <text:p>27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[6000]</text:p>
              </table:table-cell>
              <table:table-cell office:value-type="float" office:value="773">
                <text:p>773</text:p>
              </table:table-cell>
              <table:table-cell office:value-type="float" office:value="1109">
                <text:p>1109</text:p>
              </table:table-cell>
              <table:table-cell office:value-type="float" office:value="282">
                <text:p>282</text:p>
              </table:table-cell>
              <table:table-cell office:value-type="float" office:value="715">
                <text:p>7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21cm" svg:height="14.221cm" xlink:href=".." xlink:type="simple" chart:class="chart:line" chart:style-name="ch1">
        <chart:legend svg:x="0cm" svg:y="0cm" style:legend-expansion="custom" chartooo:width="33.719cm" chartooo:height="0.719cm" style:legend-expansion-aspect-ratio="46.8970792767733" chart:style-name="ch2"/>
        <chart:plot-area chart:style-name="ch3" table:cell-range-address="'mass + 1'.A1:'mass + 1'.B62 'mass + 1'.G1:'mass + 1'.G62 'mass + 1'.L1:'mass + 1'.L62 'mass + 1'.Q1:'mass + 1'.Q62" chart:data-source-has-labels="both" svg:x="0.223cm" svg:y="0.949cm" svg:width="33.364cm" svg:height="12.683cm">
          <chartooo:coordinate-region svg:x="1.585cm" svg:y="1.148cm" svg:width="31.862cm" svg:height="11.074cm"/>
          <chart:axis chart:dimension="x" chart:name="primary-x" chart:style-name="ch4" chartooo:axis-type="auto">
            <chartooo:date-scale/>
            <chart:categories table:cell-range-address="'mass + 1'.A2:'mass + 1'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ass + 1'.B2:'mass + 1'.B62" chart:label-cell-address="'mass + 1'.B1:'mass + 1'.B1" chart:class="chart:line">
            <chart:data-point chart:repeated="61"/>
          </chart:series>
          <chart:series chart:style-name="ch7" chart:values-cell-range-address="'mass + 1'.G2:'mass + 1'.G62" chart:label-cell-address="'mass + 1'.G1:'mass + 1'.G1" chart:class="chart:line">
            <chart:data-point chart:repeated="61"/>
          </chart:series>
          <chart:series chart:style-name="ch8" chart:values-cell-range-address="'mass + 1'.L2:'mass + 1'.L62" chart:label-cell-address="'mass + 1'.L1:'mass + 1'.L1" chart:class="chart:line">
            <chart:data-point chart:repeated="61"/>
          </chart:series>
          <chart:series chart:style-name="ch9" chart:values-cell-range-address="'mass + 1'.Q2:'mass + 1'.Q62" chart:label-cell-address="'mass + 1'.Q1:'mass + 1'.Q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'mass + 1'.B1:'mass + 1'.B1</svg:desc>
                </draw:g>
              </table:table-cell>
              <table:table-cell office:value-type="string">
                <text:p> tiles JS render</text:p>
                <draw:g>
                  <svg:desc>'mass + 1'.G1:'mass + 1'.G1</svg:desc>
                </draw:g>
              </table:table-cell>
              <table:table-cell office:value-type="string">
                <text:p>react render</text:p>
                <draw:g>
                  <svg:desc>'mass + 1'.L1:'mass + 1'.L1</svg:desc>
                </draw:g>
              </table:table-cell>
              <table:table-cell office:value-type="string">
                <text:p> react JS render</text:p>
                <draw:g>
                  <svg:desc>'mass + 1'.Q1:'mass + 1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1]</text:p>
                <draw:g>
                  <svg:desc>'mass + 1'.A2:'mass + 1'.A62</svg:desc>
                </draw:g>
              </table:table-cell>
              <table:table-cell office:value-type="float" office:value="52">
                <text:p>52</text:p>
                <draw:g>
                  <svg:desc>'mass + 1'.B2:'mass + 1'.B62</svg:desc>
                </draw:g>
              </table:table-cell>
              <table:table-cell office:value-type="float" office:value="9">
                <text:p>9</text:p>
                <draw:g>
                  <svg:desc>'mass + 1'.G2:'mass + 1'.G62</svg:desc>
                </draw:g>
              </table:table-cell>
              <table:table-cell office:value-type="float" office:value="20">
                <text:p>20</text:p>
                <draw:g>
                  <svg:desc>'mass + 1'.L2:'mass + 1'.L62</svg:desc>
                </draw:g>
              </table:table-cell>
              <table:table-cell office:value-type="float" office:value="14">
                <text:p>14</text:p>
                <draw:g>
                  <svg:desc>'mass + 1'.Q2:'mass + 1'.Q62</svg:desc>
                </draw:g>
              </table:table-cell>
            </table:table-row>
            <table:table-row>
              <table:table-cell office:value-type="string">
                <text:p>[100,1]</text:p>
              </table:table-cell>
              <table:table-cell office:value-type="float" office:value="69">
                <text:p>69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[200,1]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[300,1]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411">
                <text:p>4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[400,1]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611">
                <text:p>61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[500,1]</text:p>
              </table:table-cell>
              <table:table-cell office:value-type="float" office:value="205">
                <text:p>205</text:p>
              </table:table-cell>
              <table:table-cell office:value-type="float" office:value="177">
                <text:p>177</text:p>
              </table:table-cell>
              <table:table-cell office:value-type="float" office:value="377">
                <text:p>37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[600,1]</text:p>
              </table:table-cell>
              <table:table-cell office:value-type="float" office:value="231">
                <text:p>231</text:p>
              </table:table-cell>
              <table:table-cell office:value-type="float" office:value="340">
                <text:p>340</text:p>
              </table:table-cell>
              <table:table-cell office:value-type="float" office:value="813">
                <text:p>81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[700,1]</text:p>
              </table:table-cell>
              <table:table-cell office:value-type="float" office:value="245">
                <text:p>245</text:p>
              </table:table-cell>
              <table:table-cell office:value-type="float" office:value="217">
                <text:p>217</text:p>
              </table:table-cell>
              <table:table-cell office:value-type="float" office:value="548">
                <text:p>54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[800,1]</text:p>
              </table:table-cell>
              <table:table-cell office:value-type="float" office:value="257">
                <text:p>257</text:p>
              </table:table-cell>
              <table:table-cell office:value-type="float" office:value="229">
                <text:p>229</text:p>
              </table:table-cell>
              <table:table-cell office:value-type="float" office:value="854">
                <text:p>85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[900,1]</text:p>
              </table:table-cell>
              <table:table-cell office:value-type="float" office:value="280">
                <text:p>280</text:p>
              </table:table-cell>
              <table:table-cell office:value-type="float" office:value="248">
                <text:p>248</text:p>
              </table:table-cell>
              <table:table-cell office:value-type="float" office:value="723">
                <text:p>72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[1000,1]</text:p>
              </table:table-cell>
              <table:table-cell office:value-type="float" office:value="527">
                <text:p>527</text:p>
              </table:table-cell>
              <table:table-cell office:value-type="float" office:value="492">
                <text:p>492</text:p>
              </table:table-cell>
              <table:table-cell office:value-type="float" office:value="1267">
                <text:p>126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[1100,1]</text:p>
              </table:table-cell>
              <table:table-cell office:value-type="float" office:value="323">
                <text:p>323</text:p>
              </table:table-cell>
              <table:table-cell office:value-type="float" office:value="313">
                <text:p>313</text:p>
              </table:table-cell>
              <table:table-cell office:value-type="float" office:value="806">
                <text:p>80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[1200,1]</text:p>
              </table:table-cell>
              <table:table-cell office:value-type="float" office:value="344">
                <text:p>344</text:p>
              </table:table-cell>
              <table:table-cell office:value-type="float" office:value="328">
                <text:p>328</text:p>
              </table:table-cell>
              <table:table-cell office:value-type="float" office:value="4926">
                <text:p>492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[1300,1]</text:p>
              </table:table-cell>
              <table:table-cell office:value-type="float" office:value="619">
                <text:p>619</text:p>
              </table:table-cell>
              <table:table-cell office:value-type="float" office:value="545">
                <text:p>545</text:p>
              </table:table-cell>
              <table:table-cell office:value-type="float" office:value="6267">
                <text:p>626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[1400,1]</text:p>
              </table:table-cell>
              <table:table-cell office:value-type="float" office:value="381">
                <text:p>381</text:p>
              </table:table-cell>
              <table:table-cell office:value-type="float" office:value="371">
                <text:p>371</text:p>
              </table:table-cell>
              <table:table-cell office:value-type="float" office:value="1256">
                <text:p>125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[1500,1]</text:p>
              </table:table-cell>
              <table:table-cell office:value-type="float" office:value="391">
                <text:p>391</text:p>
              </table:table-cell>
              <table:table-cell office:value-type="float" office:value="373">
                <text:p>373</text:p>
              </table:table-cell>
              <table:table-cell office:value-type="float" office:value="2303">
                <text:p>230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[1600,1]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3688">
                <text:p>368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[1700,1]</text:p>
              </table:table-cell>
              <table:table-cell office:value-type="float" office:value="414">
                <text:p>414</text:p>
              </table:table-cell>
              <table:table-cell office:value-type="float" office:value="396">
                <text:p>396</text:p>
              </table:table-cell>
              <table:table-cell office:value-type="float" office:value="1530">
                <text:p>1530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[1800,1]</text:p>
              </table:table-cell>
              <table:table-cell office:value-type="float" office:value="415">
                <text:p>415</text:p>
              </table:table-cell>
              <table:table-cell office:value-type="float" office:value="436">
                <text:p>436</text:p>
              </table:table-cell>
              <table:table-cell office:value-type="float" office:value="1637">
                <text:p>163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[1900,1]</text:p>
              </table:table-cell>
              <table:table-cell office:value-type="float" office:value="711">
                <text:p>711</text:p>
              </table:table-cell>
              <table:table-cell office:value-type="float" office:value="738">
                <text:p>738</text:p>
              </table:table-cell>
              <table:table-cell office:value-type="float" office:value="3944">
                <text:p>394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[2000,1]</text:p>
              </table:table-cell>
              <table:table-cell office:value-type="float" office:value="478">
                <text:p>478</text:p>
              </table:table-cell>
              <table:table-cell office:value-type="float" office:value="452">
                <text:p>452</text:p>
              </table:table-cell>
              <table:table-cell office:value-type="float" office:value="1860">
                <text:p>186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[2100,1]</text:p>
              </table:table-cell>
              <table:table-cell office:value-type="float" office:value="487">
                <text:p>487</text:p>
              </table:table-cell>
              <table:table-cell office:value-type="float" office:value="464">
                <text:p>464</text:p>
              </table:table-cell>
              <table:table-cell office:value-type="float" office:value="3519">
                <text:p>3519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[2200,1]</text:p>
              </table:table-cell>
              <table:table-cell office:value-type="float" office:value="499">
                <text:p>499</text:p>
              </table:table-cell>
              <table:table-cell office:value-type="float" office:value="571">
                <text:p>571</text:p>
              </table:table-cell>
              <table:table-cell office:value-type="float" office:value="2641">
                <text:p>264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[2300,1]</text:p>
              </table:table-cell>
              <table:table-cell office:value-type="float" office:value="839">
                <text:p>839</text:p>
              </table:table-cell>
              <table:table-cell office:value-type="float" office:value="566">
                <text:p>566</text:p>
              </table:table-cell>
              <table:table-cell office:value-type="float" office:value="2868">
                <text:p>2868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[2400,1]</text:p>
              </table:table-cell>
              <table:table-cell office:value-type="float" office:value="846">
                <text:p>846</text:p>
              </table:table-cell>
              <table:table-cell office:value-type="float" office:value="866">
                <text:p>866</text:p>
              </table:table-cell>
              <table:table-cell office:value-type="float" office:value="2605">
                <text:p>2605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[2500,1]</text:p>
              </table:table-cell>
              <table:table-cell office:value-type="float" office:value="526">
                <text:p>526</text:p>
              </table:table-cell>
              <table:table-cell office:value-type="float" office:value="559">
                <text:p>559</text:p>
              </table:table-cell>
              <table:table-cell office:value-type="float" office:value="5935">
                <text:p>593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[2600,1]</text:p>
              </table:table-cell>
              <table:table-cell office:value-type="float" office:value="541">
                <text:p>541</text:p>
              </table:table-cell>
              <table:table-cell office:value-type="float" office:value="564">
                <text:p>564</text:p>
              </table:table-cell>
              <table:table-cell office:value-type="float" office:value="2952">
                <text:p>2952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[2700,1]</text:p>
              </table:table-cell>
              <table:table-cell office:value-type="float" office:value="554">
                <text:p>554</text:p>
              </table:table-cell>
              <table:table-cell office:value-type="float" office:value="561">
                <text:p>561</text:p>
              </table:table-cell>
              <table:table-cell office:value-type="float" office:value="3092">
                <text:p>3092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[2800,1]</text:p>
              </table:table-cell>
              <table:table-cell office:value-type="float" office:value="560">
                <text:p>560</text:p>
              </table:table-cell>
              <table:table-cell office:value-type="float" office:value="1005">
                <text:p>1005</text:p>
              </table:table-cell>
              <table:table-cell office:value-type="float" office:value="23602">
                <text:p>23602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[2900,1]</text:p>
              </table:table-cell>
              <table:table-cell office:value-type="float" office:value="574">
                <text:p>574</text:p>
              </table:table-cell>
              <table:table-cell office:value-type="float" office:value="687">
                <text:p>687</text:p>
              </table:table-cell>
              <table:table-cell office:value-type="float" office:value="8675">
                <text:p>8675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[3000,1]</text:p>
              </table:table-cell>
              <table:table-cell office:value-type="float" office:value="627">
                <text:p>627</text:p>
              </table:table-cell>
              <table:table-cell office:value-type="float" office:value="689">
                <text:p>689</text:p>
              </table:table-cell>
              <table:table-cell office:value-type="float" office:value="5996">
                <text:p>5996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[3100,1]</text:p>
              </table:table-cell>
              <table:table-cell office:value-type="float" office:value="627">
                <text:p>627</text:p>
              </table:table-cell>
              <table:table-cell office:value-type="float" office:value="677">
                <text:p>677</text:p>
              </table:table-cell>
              <table:table-cell office:value-type="float" office:value="4639">
                <text:p>463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[3200,1]</text:p>
              </table:table-cell>
              <table:table-cell office:value-type="float" office:value="640">
                <text:p>640</text:p>
              </table:table-cell>
              <table:table-cell office:value-type="float" office:value="679">
                <text:p>679</text:p>
              </table:table-cell>
              <table:table-cell office:value-type="float" office:value="6476">
                <text:p>6476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[3300,1]</text:p>
              </table:table-cell>
              <table:table-cell office:value-type="float" office:value="1062">
                <text:p>1062</text:p>
              </table:table-cell>
              <table:table-cell office:value-type="float" office:value="695">
                <text:p>695</text:p>
              </table:table-cell>
              <table:table-cell office:value-type="float" office:value="4318">
                <text:p>4318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[3400,1]</text:p>
              </table:table-cell>
              <table:table-cell office:value-type="float" office:value="656">
                <text:p>656</text:p>
              </table:table-cell>
              <table:table-cell office:value-type="float" office:value="711">
                <text:p>711</text:p>
              </table:table-cell>
              <table:table-cell office:value-type="float" office:value="11439">
                <text:p>11439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[3500,1]</text:p>
              </table:table-cell>
              <table:table-cell office:value-type="float" office:value="670">
                <text:p>670</text:p>
              </table:table-cell>
              <table:table-cell office:value-type="float" office:value="1201">
                <text:p>1201</text:p>
              </table:table-cell>
              <table:table-cell office:value-type="float" office:value="4787">
                <text:p>4787</text:p>
              </table:table-cell>
              <table:table-cell office:value-type="float" office:value="23599">
                <text:p>23599</text:p>
              </table:table-cell>
            </table:table-row>
            <table:table-row>
              <table:table-cell office:value-type="string">
                <text:p>[3600,1]</text:p>
              </table:table-cell>
              <table:table-cell office:value-type="float" office:value="685">
                <text:p>685</text:p>
              </table:table-cell>
              <table:table-cell office:value-type="float" office:value="761">
                <text:p>761</text:p>
              </table:table-cell>
              <table:table-cell office:value-type="float" office:value="5006">
                <text:p>500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[3700,1]</text:p>
              </table:table-cell>
              <table:table-cell office:value-type="float" office:value="693">
                <text:p>693</text:p>
              </table:table-cell>
              <table:table-cell office:value-type="float" office:value="764">
                <text:p>764</text:p>
              </table:table-cell>
              <table:table-cell office:value-type="float" office:value="7369">
                <text:p>7369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string">
                <text:p>[3800,1]</text:p>
              </table:table-cell>
              <table:table-cell office:value-type="float" office:value="1152">
                <text:p>1152</text:p>
              </table:table-cell>
              <table:table-cell office:value-type="float" office:value="751">
                <text:p>751</text:p>
              </table:table-cell>
              <table:table-cell office:value-type="float" office:value="5326">
                <text:p>532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[3900,1]</text:p>
              </table:table-cell>
              <table:table-cell office:value-type="float" office:value="762">
                <text:p>762</text:p>
              </table:table-cell>
              <table:table-cell office:value-type="float" office:value="791">
                <text:p>791</text:p>
              </table:table-cell>
              <table:table-cell office:value-type="float" office:value="9128">
                <text:p>9128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[4000,1]</text:p>
              </table:table-cell>
              <table:table-cell office:value-type="float" office:value="1247">
                <text:p>1247</text:p>
              </table:table-cell>
              <table:table-cell office:value-type="float" office:value="817">
                <text:p>817</text:p>
              </table:table-cell>
              <table:table-cell office:value-type="float" office:value="6816">
                <text:p>6816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[4100,1]</text:p>
              </table:table-cell>
              <table:table-cell office:value-type="float" office:value="772">
                <text:p>772</text:p>
              </table:table-cell>
              <table:table-cell office:value-type="float" office:value="1349">
                <text:p>1349</text:p>
              </table:table-cell>
              <table:table-cell office:value-type="float" office:value="7411">
                <text:p>7411</text:p>
              </table:table-cell>
              <table:table-cell office:value-type="float" office:value="47779">
                <text:p>47779</text:p>
              </table:table-cell>
            </table:table-row>
            <table:table-row>
              <table:table-cell office:value-type="string">
                <text:p>[4200,1]</text:p>
              </table:table-cell>
              <table:table-cell office:value-type="float" office:value="1280">
                <text:p>1280</text:p>
              </table:table-cell>
              <table:table-cell office:value-type="float" office:value="821">
                <text:p>821</text:p>
              </table:table-cell>
              <table:table-cell office:value-type="float" office:value="7620">
                <text:p>7620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[4300,1]</text:p>
              </table:table-cell>
              <table:table-cell office:value-type="float" office:value="776">
                <text:p>776</text:p>
              </table:table-cell>
              <table:table-cell office:value-type="float" office:value="834">
                <text:p>834</text:p>
              </table:table-cell>
              <table:table-cell office:value-type="float" office:value="10603">
                <text:p>10603</text:p>
              </table:table-cell>
              <table:table-cell office:value-type="float" office:value="9718">
                <text:p>9718</text:p>
              </table:table-cell>
            </table:table-row>
            <table:table-row>
              <table:table-cell office:value-type="string">
                <text:p>[4400,1]</text:p>
              </table:table-cell>
              <table:table-cell office:value-type="float" office:value="801">
                <text:p>801</text:p>
              </table:table-cell>
              <table:table-cell office:value-type="float" office:value="793">
                <text:p>793</text:p>
              </table:table-cell>
              <table:table-cell office:value-type="float" office:value="13582">
                <text:p>13582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[4500,1]</text:p>
              </table:table-cell>
              <table:table-cell office:value-type="float" office:value="800">
                <text:p>800</text:p>
              </table:table-cell>
              <table:table-cell office:value-type="float" office:value="813">
                <text:p>813</text:p>
              </table:table-cell>
              <table:table-cell office:value-type="float" office:value="8212">
                <text:p>8212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[4600,1]</text:p>
              </table:table-cell>
              <table:table-cell office:value-type="float" office:value="814">
                <text:p>814</text:p>
              </table:table-cell>
              <table:table-cell office:value-type="float" office:value="931">
                <text:p>931</text:p>
              </table:table-cell>
              <table:table-cell office:value-type="float" office:value="11262">
                <text:p>11262</text:p>
              </table:table-cell>
              <table:table-cell office:value-type="float" office:value="30254">
                <text:p>30254</text:p>
              </table:table-cell>
            </table:table-row>
            <table:table-row>
              <table:table-cell office:value-type="string">
                <text:p>[4700,1]</text:p>
              </table:table-cell>
              <table:table-cell office:value-type="float" office:value="814">
                <text:p>814</text:p>
              </table:table-cell>
              <table:table-cell office:value-type="float" office:value="911">
                <text:p>911</text:p>
              </table:table-cell>
              <table:table-cell office:value-type="float" office:value="84918">
                <text:p>84918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[4800,1]</text:p>
              </table:table-cell>
              <table:table-cell office:value-type="float" office:value="1407">
                <text:p>1407</text:p>
              </table:table-cell>
              <table:table-cell office:value-type="float" office:value="940">
                <text:p>940</text:p>
              </table:table-cell>
              <table:table-cell office:value-type="float" office:value="9289">
                <text:p>9289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[4900,1]</text:p>
              </table:table-cell>
              <table:table-cell office:value-type="float" office:value="884">
                <text:p>884</text:p>
              </table:table-cell>
              <table:table-cell office:value-type="float" office:value="946">
                <text:p>946</text:p>
              </table:table-cell>
              <table:table-cell office:value-type="float" office:value="8885">
                <text:p>8885</text:p>
              </table:table-cell>
              <table:table-cell office:value-type="float" office:value="20959">
                <text:p>20959</text:p>
              </table:table-cell>
            </table:table-row>
            <table:table-row>
              <table:table-cell office:value-type="string">
                <text:p>[4000,1]</text:p>
              </table:table-cell>
              <table:table-cell office:value-type="float" office:value="1240">
                <text:p>1240</text:p>
              </table:table-cell>
              <table:table-cell office:value-type="float" office:value="792">
                <text:p>792</text:p>
              </table:table-cell>
              <table:table-cell office:value-type="float" office:value="6831">
                <text:p>6831</text:p>
              </table:table-cell>
              <table:table-cell office:value-type="float" office:value="15482">
                <text:p>15482</text:p>
              </table:table-cell>
            </table:table-row>
            <table:table-row>
              <table:table-cell office:value-type="string">
                <text:p>[5100,1]</text:p>
              </table:table-cell>
              <table:table-cell office:value-type="float" office:value="903">
                <text:p>903</text:p>
              </table:table-cell>
              <table:table-cell office:value-type="float" office:value="988">
                <text:p>988</text:p>
              </table:table-cell>
              <table:table-cell office:value-type="float" office:value="10632">
                <text:p>10632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[5200,1]</text:p>
              </table:table-cell>
              <table:table-cell office:value-type="float" office:value="934">
                <text:p>934</text:p>
              </table:table-cell>
              <table:table-cell office:value-type="float" office:value="980">
                <text:p>980</text:p>
              </table:table-cell>
              <table:table-cell office:value-type="float" office:value="11872">
                <text:p>11872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[5300,1]</text:p>
              </table:table-cell>
              <table:table-cell office:value-type="float" office:value="1153">
                <text:p>1153</text:p>
              </table:table-cell>
              <table:table-cell office:value-type="float" office:value="969">
                <text:p>969</text:p>
              </table:table-cell>
              <table:table-cell office:value-type="float" office:value="14691">
                <text:p>14691</text:p>
              </table:table-cell>
              <table:table-cell office:value-type="float" office:value="42773">
                <text:p>42773</text:p>
              </table:table-cell>
            </table:table-row>
            <table:table-row>
              <table:table-cell office:value-type="string">
                <text:p>[5400,1]</text:p>
              </table:table-cell>
              <table:table-cell office:value-type="float" office:value="926">
                <text:p>926</text:p>
              </table:table-cell>
              <table:table-cell office:value-type="float" office:value="1003">
                <text:p>1003</text:p>
              </table:table-cell>
              <table:table-cell office:value-type="float" office:value="11518">
                <text:p>11518</text:p>
              </table:table-cell>
              <table:table-cell office:value-type="float" office:value="13324">
                <text:p>13324</text:p>
              </table:table-cell>
            </table:table-row>
            <table:table-row>
              <table:table-cell office:value-type="string">
                <text:p>[5500,1]</text:p>
              </table:table-cell>
              <table:table-cell office:value-type="float" office:value="1514">
                <text:p>1514</text:p>
              </table:table-cell>
              <table:table-cell office:value-type="float" office:value="1028">
                <text:p>1028</text:p>
              </table:table-cell>
              <table:table-cell office:value-type="float" office:value="16637">
                <text:p>16637</text:p>
              </table:table-cell>
              <table:table-cell office:value-type="float" office:value="11054">
                <text:p>11054</text:p>
              </table:table-cell>
            </table:table-row>
            <table:table-row>
              <table:table-cell office:value-type="string">
                <text:p>[5600,1]</text:p>
              </table:table-cell>
              <table:table-cell office:value-type="float" office:value="946">
                <text:p>946</text:p>
              </table:table-cell>
              <table:table-cell office:value-type="float" office:value="1028">
                <text:p>1028</text:p>
              </table:table-cell>
              <table:table-cell office:value-type="float" office:value="11677">
                <text:p>11677</text:p>
              </table:table-cell>
              <table:table-cell office:value-type="float" office:value="15581">
                <text:p>15581</text:p>
              </table:table-cell>
            </table:table-row>
            <table:table-row>
              <table:table-cell office:value-type="string">
                <text:p>[5700,1]</text:p>
              </table:table-cell>
              <table:table-cell office:value-type="float" office:value="1015">
                <text:p>1015</text:p>
              </table:table-cell>
              <table:table-cell office:value-type="float" office:value="1040">
                <text:p>1040</text:p>
              </table:table-cell>
              <table:table-cell office:value-type="float" office:value="86616">
                <text:p>86616</text:p>
              </table:table-cell>
              <table:table-cell office:value-type="float" office:value="13944">
                <text:p>13944</text:p>
              </table:table-cell>
            </table:table-row>
            <table:table-row>
              <table:table-cell office:value-type="string">
                <text:p>[5800,1]</text:p>
              </table:table-cell>
              <table:table-cell office:value-type="float" office:value="1587">
                <text:p>1587</text:p>
              </table:table-cell>
              <table:table-cell office:value-type="float" office:value="1036">
                <text:p>1036</text:p>
              </table:table-cell>
              <table:table-cell office:value-type="float" office:value="13973">
                <text:p>13973</text:p>
              </table:table-cell>
              <table:table-cell office:value-type="float" office:value="17438">
                <text:p>17438</text:p>
              </table:table-cell>
            </table:table-row>
            <table:table-row>
              <table:table-cell office:value-type="string">
                <text:p>[5900,1]</text:p>
              </table:table-cell>
              <table:table-cell office:value-type="float" office:value="1598">
                <text:p>1598</text:p>
              </table:table-cell>
              <table:table-cell office:value-type="float" office:value="1046">
                <text:p>1046</text:p>
              </table:table-cell>
              <table:table-cell office:value-type="float" office:value="18455">
                <text:p>18455</text:p>
              </table:table-cell>
              <table:table-cell office:value-type="float" office:value="102743">
                <text:p>102743</text:p>
              </table:table-cell>
            </table:table-row>
            <table:table-row>
              <table:table-cell office:value-type="string">
                <text:p>[6000,1]</text:p>
              </table:table-cell>
              <table:table-cell office:value-type="float" office:value="1613">
                <text:p>1613</text:p>
              </table:table-cell>
              <table:table-cell office:value-type="float" office:value="1062">
                <text:p>1062</text:p>
              </table:table-cell>
              <table:table-cell office:value-type="float" office:value="15173">
                <text:p>15173</text:p>
              </table:table-cell>
              <table:table-cell office:value-type="float" office:value="100906">
                <text:p>100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91cm" svg:height="14.351cm" xlink:href=".." xlink:type="simple" chart:class="chart:line" chart:style-name="ch1">
        <chart:legend svg:x="0cm" svg:y="0cm" style:legend-expansion="custom" chartooo:width="34.19cm" chartooo:height="0.584cm" style:legend-expansion-aspect-ratio="58.5445205479452" chart:style-name="ch2"/>
        <chart:plot-area chart:style-name="ch3" table:cell-range-address="'mass vs structure'.A2:'mass vs structure'.A14 'mass vs structure'.J1:'mass vs structure'.K14 'mass vs structure'.T1:'mass vs structure'.U14" chart:data-source-has-labels="both" svg:x="0.367cm" svg:y="0.46cm" svg:width="33.77cm" svg:height="13.854cm">
          <chartooo:coordinate-region svg:x="1.544cm" svg:y="0.66cm" svg:width="32.452cm" svg:height="10.374cm"/>
          <chart:axis chart:dimension="x" chart:name="primary-x" chart:style-name="ch4" chartooo:axis-type="auto">
            <chartooo:date-scale/>
            <chart:categories table:cell-range-address="'mass vs structure'.A2:'mass vs structure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J2:'mass vs structure'.J14" chart:label-cell-address="'mass vs structure'.J1:'mass vs structure'.J1" chart:class="chart:line">
            <chart:data-point chart:repeated="13"/>
          </chart:series>
          <chart:series chart:style-name="ch8" chart:values-cell-range-address="'mass vs structure'.K2:'mass vs structure'.K14" chart:label-cell-address="'mass vs structure'.K1:'mass vs structure'.K1" chart:class="chart:line">
            <chart:data-point chart:repeated="13"/>
          </chart:series>
          <chart:series chart:style-name="ch9" chart:values-cell-range-address="'mass vs structure'.T2:'mass vs structure'.T14" chart:label-cell-address="'mass vs structure'.T1:'mass vs structure'.T1" chart:class="chart:line">
            <chart:data-point chart:repeated="13"/>
          </chart:series>
          <chart:series chart:style-name="ch10" chart:values-cell-range-address="'mass vs structure'.U2:'mass vs structure'.U14" chart:label-cell-address="'mass vs structure'.U1:'mass vs structure'.U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clean update</text:p>
                <draw:g>
                  <svg:desc>'mass vs structure'.J1:'mass vs structure'.J1</svg:desc>
                </draw:g>
              </table:table-cell>
              <table:table-cell office:value-type="string">
                <text:p> tiles JS dirty update</text:p>
                <draw:g>
                  <svg:desc>'mass vs structure'.K1:'mass vs structure'.K1</svg:desc>
                </draw:g>
              </table:table-cell>
              <table:table-cell office:value-type="string">
                <text:p> react JS clean update</text:p>
                <draw:g>
                  <svg:desc>'mass vs structure'.T1:'mass vs structure'.T1</svg:desc>
                </draw:g>
              </table:table-cell>
              <table:table-cell office:value-type="string">
                <text:p> react JS dirty update</text:p>
                <draw:g>
                  <svg:desc>'mass vs structure'.U1:'mass vs structure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8192]</text:p>
                <draw:g>
                  <svg:desc>'mass vs structure'.A2:'mass vs structure'.A14</svg:desc>
                </draw:g>
              </table:table-cell>
              <table:table-cell office:value-type="float" office:value="25525">
                <text:p>25525</text:p>
                <draw:g>
                  <svg:desc>'mass vs structure'.J2:'mass vs structure'.J14</svg:desc>
                </draw:g>
              </table:table-cell>
              <table:table-cell office:value-type="float" office:value="17196">
                <text:p>17196</text:p>
                <draw:g>
                  <svg:desc>'mass vs structure'.K2:'mass vs structure'.K14</svg:desc>
                </draw:g>
              </table:table-cell>
              <table:table-cell office:value-type="float" office:value="318">
                <text:p>318</text:p>
                <draw:g>
                  <svg:desc>'mass vs structure'.T2:'mass vs structure'.T14</svg:desc>
                </draw:g>
              </table:table-cell>
              <table:table-cell office:value-type="float" office:value="33779">
                <text:p>33779</text:p>
                <draw:g>
                  <svg:desc>'mass vs structure'.U2:'mass vs structure'.U14</svg:desc>
                </draw:g>
              </table:table-cell>
            </table:table-row>
            <table:table-row>
              <table:table-cell office:value-type="string">
                <text:p>[128,64]</text:p>
              </table:table-cell>
              <table:table-cell office:value-type="float" office:value="467">
                <text:p>467</text:p>
              </table:table-cell>
              <table:table-cell office:value-type="float" office:value="805">
                <text:p>805</text:p>
              </table:table-cell>
              <table:table-cell office:value-type="float" office:value="606">
                <text:p>60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[32,16,16]</text:p>
              </table:table-cell>
              <table:table-cell office:value-type="float" office:value="461">
                <text:p>461</text:p>
              </table:table-cell>
              <table:table-cell office:value-type="float" office:value="470">
                <text:p>470</text:p>
              </table:table-cell>
              <table:table-cell office:value-type="float" office:value="475">
                <text:p>47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[16,8,8,8]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  <table:table-cell office:value-type="float" office:value="624">
                <text:p>62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[8,8,8,4,4]</text:p>
              </table:table-cell>
              <table:table-cell office:value-type="float" office:value="509">
                <text:p>509</text:p>
              </table:table-cell>
              <table:table-cell office:value-type="float" office:value="514">
                <text:p>514</text:p>
              </table:table-cell>
              <table:table-cell office:value-type="float" office:value="1073">
                <text:p>107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[8,4,4,4,4,4]</text:p>
              </table:table-cell>
              <table:table-cell office:value-type="float" office:value="509">
                <text:p>509</text:p>
              </table:table-cell>
              <table:table-cell office:value-type="float" office:value="520">
                <text:p>520</text:p>
              </table:table-cell>
              <table:table-cell office:value-type="float" office:value="1234">
                <text:p>123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[4,4,4,4,4,4,2]</text:p>
              </table:table-cell>
              <table:table-cell office:value-type="float" office:value="725">
                <text:p>725</text:p>
              </table:table-cell>
              <table:table-cell office:value-type="float" office:value="747">
                <text:p>747</text:p>
              </table:table-cell>
              <table:table-cell office:value-type="float" office:value="1953">
                <text:p>195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[4,4,4,4,4,2,2,2]</text:p>
              </table:table-cell>
              <table:table-cell office:value-type="float" office:value="1454">
                <text:p>1454</text:p>
              </table:table-cell>
              <table:table-cell office:value-type="float" office:value="1549">
                <text:p>1549</text:p>
              </table:table-cell>
              <table:table-cell office:value-type="float" office:value="2718">
                <text:p>2718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[4,4,4,4,2,2,2,2,2]</text:p>
              </table:table-cell>
              <table:table-cell office:value-type="float" office:value="903">
                <text:p>903</text:p>
              </table:table-cell>
              <table:table-cell office:value-type="float" office:value="908">
                <text:p>908</text:p>
              </table:table-cell>
              <table:table-cell office:value-type="float" office:value="2494">
                <text:p>2494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[4,4,4,2,2,2,2,2,2,2]</text:p>
              </table:table-cell>
              <table:table-cell office:value-type="float" office:value="906">
                <text:p>906</text:p>
              </table:table-cell>
              <table:table-cell office:value-type="float" office:value="939">
                <text:p>939</text:p>
              </table:table-cell>
              <table:table-cell office:value-type="float" office:value="4536">
                <text:p>453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[4,4,2,2,2,2,2,2,2,2,2]</text:p>
              </table:table-cell>
              <table:table-cell office:value-type="float" office:value="927">
                <text:p>927</text:p>
              </table:table-cell>
              <table:table-cell office:value-type="float" office:value="915">
                <text:p>915</text:p>
              </table:table-cell>
              <table:table-cell office:value-type="float" office:value="2696">
                <text:p>2696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[4,2,2,2,2,2,2,2,2,2,2,2]</text:p>
              </table:table-cell>
              <table:table-cell office:value-type="float" office:value="921">
                <text:p>921</text:p>
              </table:table-cell>
              <table:table-cell office:value-type="float" office:value="924">
                <text:p>924</text:p>
              </table:table-cell>
              <table:table-cell office:value-type="float" office:value="2900">
                <text:p>290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[2,2,2,2,2,2,2,2,2,2,2,2,2]</text:p>
              </table:table-cell>
              <table:table-cell office:value-type="float" office:value="904">
                <text:p>904</text:p>
              </table:table-cell>
              <table:table-cell office:value-type="float" office:value="934">
                <text:p>934</text:p>
              </table:table-cell>
              <table:table-cell office:value-type="float" office:value="4807">
                <text:p>4807</text:p>
              </table:table-cell>
              <table:table-cell office:value-type="float" office:value="5990">
                <text:p>59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6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1cm" svg:height="14.903cm" xlink:href=".." xlink:type="simple" chart:class="chart:line" chart:style-name="ch1">
        <chart:legend svg:x="0cm" svg:y="0cm" style:legend-expansion="custom" chartooo:width="34.209cm" chartooo:height="0.716cm" style:legend-expansion-aspect-ratio="47.7779329608939" chart:style-name="ch2"/>
        <chart:plot-area chart:style-name="ch3" table:cell-range-address="structure.A2:structure.B14 structure.B1:structure.B1 structure.G1:structure.G14 structure.L1:structure.L14 structure.Q1:structure.Q14" chart:data-source-has-labels="both" svg:x="0.368cm" svg:y="0.325cm" svg:width="33.572cm" svg:height="14.553cm">
          <chartooo:coordinate-region svg:x="1.36cm" svg:y="0.524cm" svg:width="32.492cm" svg:height="12.042cm"/>
          <chart:axis chart:dimension="x" chart:name="primary-x" chart:style-name="ch4" chartooo:axis-type="auto">
            <chartooo:date-scale/>
            <chart:categories table:cell-range-address="structure.A2:structure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e.B2:structure.B14" chart:label-cell-address="structure.B1:structure.B1" chart:class="chart:line">
            <chart:data-point chart:repeated="13"/>
          </chart:series>
          <chart:series chart:style-name="ch8" chart:values-cell-range-address="structure.G2:structure.G14" chart:label-cell-address="structure.G1:structure.G1" chart:class="chart:line">
            <chart:data-point chart:repeated="13"/>
          </chart:series>
          <chart:series chart:style-name="ch9" chart:values-cell-range-address="structure.L2:structure.L14" chart:label-cell-address="structure.L1:structure.L1" chart:class="chart:line">
            <chart:data-point chart:repeated="13"/>
          </chart:series>
          <chart:series chart:style-name="ch10" chart:values-cell-range-address="structure.Q2:structure.Q14" chart:label-cell-address="structure.Q1:structure.Q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structure.B1:structure.B1</svg:desc>
                </draw:g>
              </table:table-cell>
              <table:table-cell office:value-type="string">
                <text:p> tiles JS render</text:p>
                <draw:g>
                  <svg:desc>structure.G1:structure.G1</svg:desc>
                </draw:g>
              </table:table-cell>
              <table:table-cell office:value-type="string">
                <text:p>react render</text:p>
                <draw:g>
                  <svg:desc>structure.L1:structure.L1</svg:desc>
                </draw:g>
              </table:table-cell>
              <table:table-cell office:value-type="string">
                <text:p> react JS render</text:p>
                <draw:g>
                  <svg:desc>structure.Q1:structur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</text:p>
                <draw:g>
                  <svg:desc>structure.A2:structure.A14</svg:desc>
                </draw:g>
              </table:table-cell>
              <table:table-cell office:value-type="float" office:value="30">
                <text:p>30</text:p>
                <draw:g>
                  <svg:desc>structure.B2:structure.B14</svg:desc>
                </draw:g>
              </table:table-cell>
              <table:table-cell office:value-type="float" office:value="8">
                <text:p>8</text:p>
                <draw:g>
                  <svg:desc>structure.G2:structure.G14</svg:desc>
                </draw:g>
              </table:table-cell>
              <table:table-cell office:value-type="float" office:value="20">
                <text:p>20</text:p>
                <draw:g>
                  <svg:desc>structure.L2:structure.L14</svg:desc>
                </draw:g>
              </table:table-cell>
              <table:table-cell office:value-type="float" office:value="13">
                <text:p>13</text:p>
                <draw:g>
                  <svg:desc>structure.Q2:structure.Q14</svg:desc>
                </draw:g>
              </table:table-cell>
            </table:table-row>
            <table:table-row>
              <table:table-cell office:value-type="string">
                <text:p>[2,2]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2,2,2]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[2,2,2,2]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[2,2,2,2,2]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[2,2,2,2,2,2]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[2,2,2,2,2,2,2]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[2,2,2,2,2,2,2,2]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  <table:table-cell office:value-type="float" office:value="149">
                <text:p>14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[2,2,2,2,2,2,2,2,2]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444">
                <text:p>44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[2,2,2,2,2,2,2,2,2,2]</text:p>
              </table:table-cell>
              <table:table-cell office:value-type="float" office:value="409">
                <text:p>409</text:p>
              </table:table-cell>
              <table:table-cell office:value-type="float" office:value="473">
                <text:p>473</text:p>
              </table:table-cell>
              <table:table-cell office:value-type="float" office:value="813">
                <text:p>81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341">
                <text:p>341</text:p>
              </table:table-cell>
              <table:table-cell office:value-type="float" office:value="464">
                <text:p>464</text:p>
              </table:table-cell>
              <table:table-cell office:value-type="float" office:value="845">
                <text:p>84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[2,2,2,2,2,2,2,2,2,2,2,2]</text:p>
              </table:table-cell>
              <table:table-cell office:value-type="float" office:value="490">
                <text:p>490</text:p>
              </table:table-cell>
              <table:table-cell office:value-type="float" office:value="777">
                <text:p>777</text:p>
              </table:table-cell>
              <table:table-cell office:value-type="float" office:value="1594">
                <text:p>159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[2,2,2,2,2,2,2,2,2,2,2,2,2]</text:p>
              </table:table-cell>
              <table:table-cell office:value-type="float" office:value="883">
                <text:p>883</text:p>
              </table:table-cell>
              <table:table-cell office:value-type="float" office:value="1426">
                <text:p>1426</text:p>
              </table:table-cell>
              <table:table-cell office:value-type="float" office:value="3034">
                <text:p>3034</text:p>
              </table:table-cell>
              <table:table-cell office:value-type="float" office:value="3130">
                <text:p>31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5cm" svg:height="14.488cm" xlink:href=".." xlink:type="simple" chart:class="chart:bar" chart:style-name="ch1">
        <chart:legend svg:x="0cm" svg:y="0cm" style:legend-expansion="custom" chartooo:width="33.5cm" chartooo:height="0.655cm" style:legend-expansion-aspect-ratio="51.1450381679389" chart:style-name="ch2"/>
        <chart:plot-area chart:style-name="ch3" table:cell-range-address="'mass vs structure'.A2:'mass vs structure'.A14 'mass vs structure'.G1:'mass vs structure'.I14 'mass vs structure'.Q1:'mass vs structure'.Q14 'mass vs structure'.S1:'mass vs structure'.S14" chart:data-source-has-labels="both" svg:x="0.488cm" svg:y="0.454cm" svg:width="32.323cm" svg:height="13.771cm">
          <chartooo:coordinate-region svg:x="1.48cm" svg:y="0.653cm" svg:width="31.331cm" svg:height="10.292cm"/>
          <chart:axis chart:dimension="x" chart:name="primary-x" chart:style-name="ch4" chartooo:axis-type="auto">
            <chartooo:date-scale/>
            <chart:categories table:cell-range-address="'mass vs structure'.A2:'mass vs structure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G2:'mass vs structure'.G14" chart:label-cell-address="'mass vs structure'.G1:'mass vs structure'.G1" chart:class="chart:bar">
            <chart:data-point chart:repeated="13"/>
          </chart:series>
          <chart:series chart:style-name="ch8" chart:values-cell-range-address="'mass vs structure'.H2:'mass vs structure'.H14" chart:label-cell-address="'mass vs structure'.H1:'mass vs structure'.H1" chart:class="chart:bar">
            <chart:data-point chart:repeated="13"/>
          </chart:series>
          <chart:series chart:style-name="ch9" chart:values-cell-range-address="'mass vs structure'.I2:'mass vs structure'.I14" chart:label-cell-address="'mass vs structure'.I1:'mass vs structure'.I1" chart:class="chart:bar">
            <chart:data-point chart:repeated="13"/>
          </chart:series>
          <chart:series chart:style-name="ch10" chart:values-cell-range-address="'mass vs structure'.Q2:'mass vs structure'.Q14" chart:label-cell-address="'mass vs structure'.Q1:'mass vs structure'.Q1" chart:class="chart:bar">
            <chart:data-point chart:repeated="13"/>
          </chart:series>
          <chart:series chart:style-name="ch11" chart:values-cell-range-address="'mass vs structure'.S2:'mass vs structure'.S14" chart:label-cell-address="'mass vs structure'.S1:'mass vs structure'.S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</text:p>
                <draw:g>
                  <svg:desc>'mass vs structure'.G1:'mass vs structure'.G1</svg:desc>
                </draw:g>
              </table:table-cell>
              <table:table-cell office:value-type="string">
                <text:p> tiles JS virtual DOM</text:p>
                <draw:g>
                  <svg:desc>'mass vs structure'.H1:'mass vs structure'.H1</svg:desc>
                </draw:g>
              </table:table-cell>
              <table:table-cell office:value-type="string">
                <text:p> tiles JS render all</text:p>
                <draw:g>
                  <svg:desc>'mass vs structure'.I1:'mass vs structure'.I1</svg:desc>
                </draw:g>
              </table:table-cell>
              <table:table-cell office:value-type="string">
                <text:p> react JS render</text:p>
                <draw:g>
                  <svg:desc>'mass vs structure'.Q1:'mass vs structure'.Q1</svg:desc>
                </draw:g>
              </table:table-cell>
              <table:table-cell office:value-type="string">
                <text:p> react JS render all</text:p>
                <draw:g>
                  <svg:desc>'mass vs structure'.S1:'mass vs structure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8192]</text:p>
                <draw:g>
                  <svg:desc>'mass vs structure'.A2:'mass vs structure'.A14</svg:desc>
                </draw:g>
              </table:table-cell>
              <table:table-cell office:value-type="float" office:value="1462">
                <text:p>1462</text:p>
                <draw:g>
                  <svg:desc>'mass vs structure'.G2:'mass vs structure'.G14</svg:desc>
                </draw:g>
              </table:table-cell>
              <table:table-cell office:value-type="float" office:value="245">
                <text:p>245</text:p>
                <draw:g>
                  <svg:desc>'mass vs structure'.H2:'mass vs structure'.H14</svg:desc>
                </draw:g>
              </table:table-cell>
              <table:table-cell office:value-type="float" office:value="41">
                <text:p>41</text:p>
                <draw:g>
                  <svg:desc>'mass vs structure'.I2:'mass vs structure'.I14</svg:desc>
                </draw:g>
              </table:table-cell>
              <table:table-cell office:value-type="float" office:value="517">
                <text:p>517</text:p>
                <draw:g>
                  <svg:desc>'mass vs structure'.Q2:'mass vs structure'.Q14</svg:desc>
                </draw:g>
              </table:table-cell>
              <table:table-cell office:value-type="float" office:value="388">
                <text:p>388</text:p>
                <draw:g>
                  <svg:desc>'mass vs structure'.S2:'mass vs structure'.S14</svg:desc>
                </draw:g>
              </table:table-cell>
            </table:table-row>
            <table:table-row>
              <table:table-cell office:value-type="string">
                <text:p>[128,64]</text:p>
              </table:table-cell>
              <table:table-cell office:value-type="float" office:value="851">
                <text:p>851</text:p>
              </table:table-cell>
              <table:table-cell office:value-type="float" office:value="261">
                <text:p>261</text:p>
              </table:table-cell>
              <table:table-cell office:value-type="float" office:value="265">
                <text:p>265</text:p>
              </table:table-cell>
              <table:table-cell office:value-type="float" office:value="916">
                <text:p>91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[32,16,16]</text:p>
              </table:table-cell>
              <table:table-cell office:value-type="float" office:value="871">
                <text:p>871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700">
                <text:p>7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[16,8,8,8]</text:p>
              </table:table-cell>
              <table:table-cell office:value-type="float" office:value="998">
                <text:p>998</text:p>
              </table:table-cell>
              <table:table-cell office:value-type="float" office:value="325">
                <text:p>325</text:p>
              </table:table-cell>
              <table:table-cell office:value-type="float" office:value="321">
                <text:p>321</text:p>
              </table:table-cell>
              <table:table-cell office:value-type="float" office:value="898">
                <text:p>89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[8,8,8,4,4]</text:p>
              </table:table-cell>
              <table:table-cell office:value-type="float" office:value="1099">
                <text:p>109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  <table:table-cell office:value-type="float" office:value="1481">
                <text:p>148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[8,4,4,4,4,4]</text:p>
              </table:table-cell>
              <table:table-cell office:value-type="float" office:value="1083">
                <text:p>1083</text:p>
              </table:table-cell>
              <table:table-cell office:value-type="float" office:value="389">
                <text:p>389</text:p>
              </table:table-cell>
              <table:table-cell office:value-type="float" office:value="385">
                <text:p>385</text:p>
              </table:table-cell>
              <table:table-cell office:value-type="float" office:value="1411">
                <text:p>141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[4,4,4,4,4,4,2]</text:p>
              </table:table-cell>
              <table:table-cell office:value-type="float" office:value="1236">
                <text:p>1236</text:p>
              </table:table-cell>
              <table:table-cell office:value-type="float" office:value="486">
                <text:p>486</text:p>
              </table:table-cell>
              <table:table-cell office:value-type="float" office:value="491">
                <text:p>491</text:p>
              </table:table-cell>
              <table:table-cell office:value-type="float" office:value="2206">
                <text:p>220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[4,4,4,4,4,2,2,2]</text:p>
              </table:table-cell>
              <table:table-cell office:value-type="float" office:value="2305">
                <text:p>2305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  <table:table-cell office:value-type="float" office:value="3144">
                <text:p>314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[4,4,4,4,2,2,2,2,2]</text:p>
              </table:table-cell>
              <table:table-cell office:value-type="float" office:value="1360">
                <text:p>1360</text:p>
              </table:table-cell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886">
                <text:p>2886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[4,4,4,2,2,2,2,2,2,2]</text:p>
              </table:table-cell>
              <table:table-cell office:value-type="float" office:value="1381">
                <text:p>1381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  <table:table-cell office:value-type="float" office:value="5020">
                <text:p>502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[4,4,2,2,2,2,2,2,2,2,2]</text:p>
              </table:table-cell>
              <table:table-cell office:value-type="float" office:value="1373">
                <text:p>1373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3060">
                <text:p>306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[4,2,2,2,2,2,2,2,2,2,2,2]</text:p>
              </table:table-cell>
              <table:table-cell office:value-type="float" office:value="1396">
                <text:p>1396</text:p>
              </table:table-cell>
              <table:table-cell office:value-type="float" office:value="599">
                <text:p>599</text:p>
              </table:table-cell>
              <table:table-cell office:value-type="float" office:value="607">
                <text:p>607</text:p>
              </table:table-cell>
              <table:table-cell office:value-type="float" office:value="3158">
                <text:p>3158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[2,2,2,2,2,2,2,2,2,2,2,2,2]</text:p>
              </table:table-cell>
              <table:table-cell office:value-type="float" office:value="1390">
                <text:p>1390</text:p>
              </table:table-cell>
              <table:table-cell office:value-type="float" office:value="607">
                <text:p>607</text:p>
              </table:table-cell>
              <table:table-cell office:value-type="float" office:value="601">
                <text:p>601</text:p>
              </table:table-cell>
              <table:table-cell office:value-type="float" office:value="5591">
                <text:p>5591</text:p>
              </table:table-cell>
              <table:table-cell office:value-type="float" office:value="4410">
                <text:p>44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cm" svg:height="14.425cm" xlink:href=".." xlink:type="simple" chart:class="chart:line" chart:style-name="ch1">
        <chart:legend svg:x="0.001cm" svg:y="0cm" style:legend-expansion="custom" chartooo:width="33.798cm" chartooo:height="0.504cm" style:legend-expansion-aspect-ratio="67.0595238095238" chart:style-name="ch2"/>
        <chart:plot-area chart:style-name="ch3" table:cell-range-address="structure.A1:structure.A14 structure.G1:structure.G14 structure.I1:structure.I14 structure.Q1:structure.Q14 structure.S1:structure.S14" chart:data-source-has-labels="both" svg:x="0.47cm" svg:y="0.672cm" svg:width="33.094cm" svg:height="13.583cm">
          <chartooo:coordinate-region svg:x="1.462cm" svg:y="0.871cm" svg:width="32.035cm" svg:height="11.431cm"/>
          <chart:axis chart:dimension="x" chart:name="primary-x" chart:style-name="ch4" chartooo:axis-type="auto">
            <chartooo:date-scale/>
            <chart:categories table:cell-range-address="structure.A2:structure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e.G2:structure.G14" chart:label-cell-address="structure.G1:structure.G1" chart:class="chart:line">
            <chart:data-point chart:repeated="13"/>
          </chart:series>
          <chart:series chart:style-name="ch8" chart:values-cell-range-address="structure.I2:structure.I14" chart:label-cell-address="structure.I1:structure.I1" chart:class="chart:line">
            <chart:data-point chart:repeated="13"/>
          </chart:series>
          <chart:series chart:style-name="ch9" chart:values-cell-range-address="structure.Q2:structure.Q14" chart:label-cell-address="structure.Q1:structure.Q1" chart:class="chart:line">
            <chart:data-point chart:repeated="13"/>
          </chart:series>
          <chart:series chart:style-name="ch10" chart:values-cell-range-address="structure.S2:structure.S14" chart:label-cell-address="structure.S1:structure.S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</text:p>
                <draw:g>
                  <svg:desc>structure.G1:structure.G1</svg:desc>
                </draw:g>
              </table:table-cell>
              <table:table-cell office:value-type="string">
                <text:p> tiles JS render all</text:p>
                <draw:g>
                  <svg:desc>structure.I1:structure.I1</svg:desc>
                </draw:g>
              </table:table-cell>
              <table:table-cell office:value-type="string">
                <text:p> react JS render</text:p>
                <draw:g>
                  <svg:desc>structure.Q1:structure.Q1</svg:desc>
                </draw:g>
              </table:table-cell>
              <table:table-cell office:value-type="string">
                <text:p> react JS render all</text:p>
                <draw:g>
                  <svg:desc>structure.S1:structure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</text:p>
                <draw:g>
                  <svg:desc>structure.A2:structure.A14</svg:desc>
                </draw:g>
              </table:table-cell>
              <table:table-cell office:value-type="float" office:value="8">
                <text:p>8</text:p>
                <draw:g>
                  <svg:desc>structure.G2:structure.G14</svg:desc>
                </draw:g>
              </table:table-cell>
              <table:table-cell office:value-type="float" office:value="3">
                <text:p>3</text:p>
                <draw:g>
                  <svg:desc>structure.I2:structure.I14</svg:desc>
                </draw:g>
              </table:table-cell>
              <table:table-cell office:value-type="float" office:value="13">
                <text:p>13</text:p>
                <draw:g>
                  <svg:desc>structure.Q2:structure.Q14</svg:desc>
                </draw:g>
              </table:table-cell>
              <table:table-cell office:value-type="float" office:value="8">
                <text:p>8</text:p>
                <draw:g>
                  <svg:desc>structure.S2:structure.S14</svg:desc>
                </draw:g>
              </table:table-cell>
            </table:table-row>
            <table:table-row>
              <table:table-cell office:value-type="string">
                <text:p>[2,2]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[2,2,2]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[2,2,2,2]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[2,2,2,2,2]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[2,2,2,2,2,2]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[2,2,2,2,2,2,2]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[2,2,2,2,2,2,2,2]</text:p>
              </table:table-cell>
              <table:table-cell office:value-type="float" office:value="137">
                <text:p>137</text:p>
              </table:table-cell>
              <table:table-cell office:value-type="float" office:value="82">
                <text:p>82</text:p>
              </table:table-cell>
              <table:table-cell office:value-type="float" office:value="211">
                <text:p>21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[2,2,2,2,2,2,2,2,2]</text:p>
              </table:table-cell>
              <table:table-cell office:value-type="float" office:value="182">
                <text:p>182</text:p>
              </table:table-cell>
              <table:table-cell office:value-type="float" office:value="117">
                <text:p>117</text:p>
              </table:table-cell>
              <table:table-cell office:value-type="float" office:value="509">
                <text:p>50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[2,2,2,2,2,2,2,2,2,2]</text:p>
              </table:table-cell>
              <table:table-cell office:value-type="float" office:value="473">
                <text:p>473</text:p>
              </table:table-cell>
              <table:table-cell office:value-type="float" office:value="254">
                <text:p>254</text:p>
              </table:table-cell>
              <table:table-cell office:value-type="float" office:value="623">
                <text:p>62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464">
                <text:p>464</text:p>
              </table:table-cell>
              <table:table-cell office:value-type="float" office:value="252">
                <text:p>252</text:p>
              </table:table-cell>
              <table:table-cell office:value-type="float" office:value="901">
                <text:p>90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[2,2,2,2,2,2,2,2,2,2,2,2]</text:p>
              </table:table-cell>
              <table:table-cell office:value-type="float" office:value="777">
                <text:p>777</text:p>
              </table:table-cell>
              <table:table-cell office:value-type="float" office:value="376">
                <text:p>376</text:p>
              </table:table-cell>
              <table:table-cell office:value-type="float" office:value="1567">
                <text:p>1567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[2,2,2,2,2,2,2,2,2,2,2,2,2]</text:p>
              </table:table-cell>
              <table:table-cell office:value-type="float" office:value="1426">
                <text:p>1426</text:p>
              </table:table-cell>
              <table:table-cell office:value-type="float" office:value="613">
                <text:p>613</text:p>
              </table:table-cell>
              <table:table-cell office:value-type="float" office:value="3130">
                <text:p>3130</text:p>
              </table:table-cell>
              <table:table-cell office:value-type="float" office:value="2583">
                <text:p>25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